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3.21pt"/>
    </style:style>
    <style:style style:name="co3" style:family="table-column">
      <style:table-column-properties fo:break-before="auto" style:column-width="176.14pt"/>
    </style:style>
    <style:style style:name="co4" style:family="table-column">
      <style:table-column-properties fo:break-before="auto" style:column-width="207.21pt"/>
    </style:style>
    <style:style style:name="co5" style:family="table-column">
      <style:table-column-properties fo:break-before="auto" style:column-width="193.69pt"/>
    </style:style>
    <style:style style:name="co6" style:family="table-column">
      <style:table-column-properties fo:break-before="auto" style:column-width="184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PageStyle_5f_bruxel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a252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c40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bruxelles.F1"/>
      </table:content-validations>
      <table:table table:name="bruxell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946742" calcext:value-type="float">
            <text:p>1946742</text:p>
          </table:table-cell>
          <table:table-cell table:style-name="ce2" office:value-type="string" calcext:value-type="string">
            <text:p>Impasse de la Fidélité</text:p>
          </table:table-cell>
          <table:table-cell table:style-name="ce2" office:value-type="string" calcext:value-type="string">
            <text:p>Getrouwheidsgang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];&quot;/&quot;;[.B2])" office:value-type="string" office:string-value="https://osm.org/relation/1946742" calcext:value-type="string">
            <text:p>https://osm.org/relation/19467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883614" calcext:value-type="float">
            <text:p>2883614</text:p>
          </table:table-cell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steenweg</text:p>
          </table:table-cell>
          <table:table-cell table:style-name="ce2" office:value-type="string" calcext:value-type="string">
            <text:p>Q1189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];&quot;/&quot;;[.B3])" office:value-type="string" office:string-value="https://osm.org/relation/2883614" calcext:value-type="string">
            <text:p>https://osm.org/relation/28836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9722" calcext:value-type="float">
            <text:p>2969722</text:p>
          </table:table-cell>
          <table:table-cell table:style-name="ce2" office:value-type="string" calcext:value-type="string">
            <text:p>Rue Léopold I</text:p>
          </table:table-cell>
          <table:table-cell table:style-name="ce2" office:value-type="string" calcext:value-type="string">
            <text:p>Leopold I straat</text:p>
          </table:table-cell>
          <table:table-cell table:style-name="ce2" office:value-type="string" calcext:value-type="string">
            <text:p>Q129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];&quot;/&quot;;[.B4])" office:value-type="string" office:string-value="https://osm.org/relation/2969722" calcext:value-type="string">
            <text:p>https://osm.org/relation/29697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2301" calcext:value-type="float">
            <text:p>2972301</text:p>
          </table:table-cell>
          <table:table-cell table:style-name="ce2" office:value-type="string" calcext:value-type="string">
            <text:p>Place De Moor</text:p>
          </table:table-cell>
          <table:table-cell table:style-name="ce2" office:value-type="string" calcext:value-type="string">
            <text:p>De Moor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Maurice De Moor</text:p>
          </table:table-cell>
          <table:table-cell table:style-name="ce17" table:formula="of:=CONCATENATE(&quot;https://osm.org/&quot;;[.A5];&quot;/&quot;;[.B5])" office:value-type="string" office:string-value="https://osm.org/relation/2972301" calcext:value-type="string">
            <text:p>https://osm.org/relation/29723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2312" calcext:value-type="float">
            <text:p>2972312</text:p>
          </table:table-cell>
          <table:table-cell table:style-name="ce2" office:value-type="string" calcext:value-type="string">
            <text:p>Rue Pannenhuis</text:p>
          </table:table-cell>
          <table:table-cell table:style-name="ce2" office:value-type="string" calcext:value-type="string">
            <text:p>Pannen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];&quot;/&quot;;[.B6])" office:value-type="string" office:string-value="https://osm.org/relation/2972312" calcext:value-type="string">
            <text:p>https://osm.org/relation/29723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2346" calcext:value-type="float">
            <text:p>2972346</text:p>
          </table:table-cell>
          <table:table-cell table:style-name="ce2" office:value-type="string" calcext:value-type="string">
            <text:p>Avenue Notre-Dame de Lourdes</text:p>
          </table:table-cell>
          <table:table-cell table:style-name="ce2" office:value-type="string" calcext:value-type="string">
            <text:p>Onze-Lieve-Vrouw Van Lourdeslaan</text:p>
          </table:table-cell>
          <table:table-cell table:style-name="ce2" office:value-type="string" calcext:value-type="string">
            <text:p>Q2153238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7];&quot;/&quot;;[.B7])" office:value-type="string" office:string-value="https://osm.org/relation/2972346" calcext:value-type="string">
            <text:p>https://osm.org/relation/29723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2485" calcext:value-type="float">
            <text:p>2972485</text:p>
          </table:table-cell>
          <table:table-cell table:style-name="ce2" office:value-type="string" calcext:value-type="string">
            <text:p>Rue Josse De Boeck</text:p>
          </table:table-cell>
          <table:table-cell table:style-name="ce2" office:value-type="string" calcext:value-type="string">
            <text:p>Josse De Boe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</text:p>
          </table:table-cell>
          <table:table-cell table:style-name="ce17" table:formula="of:=CONCATENATE(&quot;https://osm.org/&quot;;[.A8];&quot;/&quot;;[.B8])" office:value-type="string" office:string-value="https://osm.org/relation/2972485" calcext:value-type="string">
            <text:p>https://osm.org/relation/29724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2491" calcext:value-type="float">
            <text:p>2972491</text:p>
          </table:table-cell>
          <table:table-cell table:style-name="ce2" office:value-type="string" calcext:value-type="string">
            <text:p>Rue Steppé</text:p>
          </table:table-cell>
          <table:table-cell table:style-name="ce2" office:value-type="string" calcext:value-type="string">
            <text:p>Steppé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t clear whether it is about this person: Q42299360</text:p>
          </table:table-cell>
          <table:table-cell table:style-name="ce17" table:formula="of:=CONCATENATE(&quot;https://osm.org/&quot;;[.A9];&quot;/&quot;;[.B9])" office:value-type="string" office:string-value="https://osm.org/relation/2972491" calcext:value-type="string">
            <text:p>https://osm.org/relation/29724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4095" calcext:value-type="float">
            <text:p>2974095</text:p>
          </table:table-cell>
          <table:table-cell table:style-name="ce2" office:value-type="string" calcext:value-type="string">
            <text:p>Impasse du Cheval</text:p>
          </table:table-cell>
          <table:table-cell table:style-name="ce2" office:value-type="string" calcext:value-type="string">
            <text:p>Paard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0];&quot;/&quot;;[.B10])" office:value-type="string" office:string-value="https://osm.org/relation/2974095" calcext:value-type="string">
            <text:p>https://osm.org/relation/29740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4096" calcext:value-type="float">
            <text:p>2974096</text:p>
          </table:table-cell>
          <table:table-cell table:style-name="ce2" office:value-type="string" calcext:value-type="string">
            <text:p>Place de la Monnaie</text:p>
          </table:table-cell>
          <table:table-cell table:style-name="ce2" office:value-type="string" calcext:value-type="string">
            <text:p>Munt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1];&quot;/&quot;;[.B11])" office:value-type="string" office:string-value="https://osm.org/relation/2974096" calcext:value-type="string">
            <text:p>https://osm.org/relation/297409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elation</text:p>
          </table:table-cell>
          <table:table-cell table:style-name="ce2" office:value-type="float" office:value="2974097" calcext:value-type="float">
            <text:p>2974097</text:p>
          </table:table-cell>
          <table:table-cell table:style-name="ce2" office:value-type="string" calcext:value-type="string">
            <text:p>Rue Léopold</text:p>
          </table:table-cell>
          <table:table-cell table:style-name="ce2" office:value-type="string" calcext:value-type="string">
            <text:p>Leopold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/>
            <text:p/>
          </table:table-cell>
          <table:table-cell table:style-name="ce17" table:formula="of:=CONCATENATE(&quot;https://osm.org/&quot;;[.A12];&quot;/&quot;;[.B12])" office:value-type="string" office:string-value="https://osm.org/relation/2974097" calcext:value-type="string">
            <text:p>https://osm.org/relation/29740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4098" calcext:value-type="float">
            <text:p>2974098</text:p>
          </table:table-cell>
          <table:table-cell table:style-name="ce2" office:value-type="string" calcext:value-type="string">
            <text:p>Rue d'Argent</text:p>
          </table:table-cell>
          <table:table-cell table:style-name="ce2" office:value-type="string" calcext:value-type="string">
            <text:p>Zilv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3];&quot;/&quot;;[.B13])" office:value-type="string" office:string-value="https://osm.org/relation/2974098" calcext:value-type="string">
            <text:p>https://osm.org/relation/29740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4099" calcext:value-type="float">
            <text:p>2974099</text:p>
          </table:table-cell>
          <table:table-cell table:style-name="ce2" office:value-type="string" calcext:value-type="string">
            <text:p>Rue des Princes</text:p>
          </table:table-cell>
          <table:table-cell table:style-name="ce2" office:value-type="string" calcext:value-type="string">
            <text:p>Prins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4];&quot;/&quot;;[.B14])" office:value-type="string" office:string-value="https://osm.org/relation/2974099" calcext:value-type="string">
            <text:p>https://osm.org/relation/29740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4100" calcext:value-type="float">
            <text:p>2974100</text:p>
          </table:table-cell>
          <table:table-cell table:style-name="ce2" office:value-type="string" calcext:value-type="string">
            <text:p>Rue du Fossé aux Loups</text:p>
          </table:table-cell>
          <table:table-cell table:style-name="ce2" office:value-type="string" calcext:value-type="string">
            <text:p>Wolvengrach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5];&quot;/&quot;;[.B15])" office:value-type="string" office:string-value="https://osm.org/relation/2974100" calcext:value-type="string">
            <text:p>https://osm.org/relation/2974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5239" calcext:value-type="float">
            <text:p>2975239</text:p>
          </table:table-cell>
          <table:table-cell table:style-name="ce2" office:value-type="string" calcext:value-type="string">
            <text:p>Rue Jules Lahaye</text:p>
          </table:table-cell>
          <table:table-cell table:style-name="ce2" office:value-type="string" calcext:value-type="string">
            <text:p>Jules Lahay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</text:p>
          </table:table-cell>
          <table:table-cell table:style-name="ce17" table:formula="of:=CONCATENATE(&quot;https://osm.org/&quot;;[.A16];&quot;/&quot;;[.B16])" office:value-type="string" office:string-value="https://osm.org/relation/2975239" calcext:value-type="string">
            <text:p>https://osm.org/relation/29752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6062" calcext:value-type="float">
            <text:p>2976062</text:p>
          </table:table-cell>
          <table:table-cell table:style-name="ce2" office:value-type="string" calcext:value-type="string">
            <text:p>Rue Jacobs Fontaine</text:p>
          </table:table-cell>
          <table:table-cell table:style-name="ce2" office:value-type="string" calcext:value-type="string">
            <text:p>Jacobs Fontain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</text:p>
          </table:table-cell>
          <table:table-cell table:style-name="ce17" table:formula="of:=CONCATENATE(&quot;https://osm.org/&quot;;[.A17];&quot;/&quot;;[.B17])" office:value-type="string" office:string-value="https://osm.org/relation/2976062" calcext:value-type="string">
            <text:p>https://osm.org/relation/29760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8221" calcext:value-type="float">
            <text:p>2978221</text:p>
          </table:table-cell>
          <table:table-cell table:style-name="ce2" office:value-type="string" calcext:value-type="string">
            <text:p>Rue Saint-Norbert</text:p>
          </table:table-cell>
          <table:table-cell table:style-name="ce2" office:value-type="string" calcext:value-type="string">
            <text:p>Sint-Norbertusstraat</text:p>
          </table:table-cell>
          <table:table-cell table:style-name="ce2" office:value-type="string" calcext:value-type="string">
            <text:p>Q1603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8];&quot;/&quot;;[.B18])" office:value-type="string" office:string-value="https://osm.org/relation/2978221" calcext:value-type="string">
            <text:p>https://osm.org/relation/29782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8224" calcext:value-type="float">
            <text:p>2978224</text:p>
          </table:table-cell>
          <table:table-cell table:style-name="ce2" office:value-type="string" calcext:value-type="string">
            <text:p>Rue Duysburgh</text:p>
          </table:table-cell>
          <table:table-cell table:style-name="ce2" office:value-type="string" calcext:value-type="string">
            <text:p>Duysburg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, il existe une Claire Duysburgh, militante qui pourrait remplacer Joseph Duysburgh</text:p>
          </table:table-cell>
          <table:table-cell table:style-name="ce17" table:formula="of:=CONCATENATE(&quot;https://osm.org/&quot;;[.A19];&quot;/&quot;;[.B19])" office:value-type="string" office:string-value="https://osm.org/relation/2978224" calcext:value-type="string">
            <text:p>https://osm.org/relation/29782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9993" calcext:value-type="float">
            <text:p>2979993</text:p>
          </table:table-cell>
          <table:table-cell table:style-name="ce2" office:value-type="string" calcext:value-type="string">
            <text:p>Rue Ernest Salu</text:p>
          </table:table-cell>
          <table:table-cell table:style-name="ce2" office:value-type="string" calcext:value-type="string">
            <text:p>Ernest Salustraat</text:p>
          </table:table-cell>
          <table:table-cell table:style-name="ce2" office:value-type="string" calcext:value-type="string">
            <text:p>Q202643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0];&quot;/&quot;;[.B20])" office:value-type="string" office:string-value="https://osm.org/relation/2979993" calcext:value-type="string">
            <text:p>https://osm.org/relation/29799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9994" calcext:value-type="float">
            <text:p>2979994</text:p>
          </table:table-cell>
          <table:table-cell table:style-name="ce2" office:value-type="string" calcext:value-type="string">
            <text:p>Rue Gustave Gilson</text:p>
          </table:table-cell>
          <table:table-cell table:style-name="ce2" office:value-type="string" calcext:value-type="string">
            <text:p>Gustave Gilsonstraat</text:p>
          </table:table-cell>
          <table:table-cell table:style-name="ce2" office:value-type="string" calcext:value-type="string">
            <text:p>Q34795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1];&quot;/&quot;;[.B21])" office:value-type="string" office:string-value="https://osm.org/relation/2979994" calcext:value-type="string">
            <text:p>https://osm.org/relation/29799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0079" calcext:value-type="float">
            <text:p>2980079</text:p>
          </table:table-cell>
          <table:table-cell table:style-name="ce2" office:value-type="string" calcext:value-type="string">
            <text:p>Rue Théophile De Baisieux</text:p>
          </table:table-cell>
          <table:table-cell table:style-name="ce2" office:value-type="string" calcext:value-type="string">
            <text:p>Théophile De Baisieu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</text:p>
          </table:table-cell>
          <table:table-cell table:style-name="ce17" table:formula="of:=CONCATENATE(&quot;https://osm.org/&quot;;[.A22];&quot;/&quot;;[.B22])" office:value-type="string" office:string-value="https://osm.org/relation/2980079" calcext:value-type="string">
            <text:p>https://osm.org/relation/29800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0117" calcext:value-type="float">
            <text:p>2980117</text:p>
          </table:table-cell>
          <table:table-cell table:style-name="ce2" office:value-type="string" calcext:value-type="string">
            <text:p>Avenue Ernest Masoin</text:p>
          </table:table-cell>
          <table:table-cell table:style-name="ce2" office:value-type="string" calcext:value-type="string">
            <text:p>Ernest Masoinlaan</text:p>
          </table:table-cell>
          <table:table-cell table:style-name="ce2" office:value-type="string" calcext:value-type="string">
            <text:p>Q30570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3];&quot;/&quot;;[.B23])" office:value-type="string" office:string-value="https://osm.org/relation/2980117" calcext:value-type="string">
            <text:p>https://osm.org/relation/29801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0118" calcext:value-type="float">
            <text:p>2980118</text:p>
          </table:table-cell>
          <table:table-cell table:style-name="ce2" office:value-type="string" calcext:value-type="string">
            <text:p>Place Arthur Van Gehuchten</text:p>
          </table:table-cell>
          <table:table-cell table:style-name="ce2" office:value-type="string" calcext:value-type="string">
            <text:p>Arthur Van Gehuchtenplein</text:p>
          </table:table-cell>
          <table:table-cell table:style-name="ce2" office:value-type="string" calcext:value-type="string">
            <text:p>Q28653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4];&quot;/&quot;;[.B24])" office:value-type="string" office:string-value="https://osm.org/relation/2980118" calcext:value-type="string">
            <text:p>https://osm.org/relation/29801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117" calcext:value-type="float">
            <text:p>2982117</text:p>
          </table:table-cell>
          <table:table-cell table:style-name="ce2" office:value-type="string" calcext:value-type="string">
            <text:p>Rond-Point de la Cité Jardin</text:p>
          </table:table-cell>
          <table:table-cell table:style-name="ce2" office:value-type="string" calcext:value-type="string">
            <text:p>Tuinwijk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];&quot;/&quot;;[.B25])" office:value-type="string" office:string-value="https://osm.org/relation/2982117" calcext:value-type="string">
            <text:p>https://osm.org/relation/29821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287" calcext:value-type="float">
            <text:p>2982287</text:p>
          </table:table-cell>
          <table:table-cell table:style-name="ce2" office:value-type="string" calcext:value-type="string">
            <text:p>Avenue Stiénon</text:p>
          </table:table-cell>
          <table:table-cell table:style-name="ce2" office:value-type="string" calcext:value-type="string">
            <text:p>Stiénonlaan</text:p>
          </table:table-cell>
          <table:table-cell table:style-name="ce2" office:value-type="string" calcext:value-type="string">
            <text:p>Q214516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6];&quot;/&quot;;[.B26])" office:value-type="string" office:string-value="https://osm.org/relation/2982287" calcext:value-type="string">
            <text:p>https://osm.org/relation/2982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615" calcext:value-type="float">
            <text:p>2982615</text:p>
          </table:table-cell>
          <table:table-cell table:style-name="ce2" office:value-type="string" calcext:value-type="string">
            <text:p>Avenue Rommelaere</text:p>
          </table:table-cell>
          <table:table-cell table:style-name="ce2" office:value-type="string" calcext:value-type="string">
            <text:p>Rommelaer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7];&quot;/&quot;;[.B27])" office:value-type="string" office:string-value="https://osm.org/relation/2982615" calcext:value-type="string">
            <text:p>https://osm.org/relation/29826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617" calcext:value-type="float">
            <text:p>2982617</text:p>
          </table:table-cell>
          <table:table-cell table:style-name="ce2" office:value-type="string" calcext:value-type="string">
            <text:p>Avenue Albert Brachet</text:p>
          </table:table-cell>
          <table:table-cell table:style-name="ce2" office:value-type="string" calcext:value-type="string">
            <text:p>Albert Brachetlaan</text:p>
          </table:table-cell>
          <table:table-cell table:style-name="ce2" office:value-type="string" calcext:value-type="string">
            <text:p>Q19213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8];&quot;/&quot;;[.B28])" office:value-type="string" office:string-value="https://osm.org/relation/2982617" calcext:value-type="string">
            <text:p>https://osm.org/relation/29826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0" calcext:value-type="float">
            <text:p>2982800</text:p>
          </table:table-cell>
          <table:table-cell table:style-name="ce2" office:value-type="string" calcext:value-type="string">
            <text:p>Grand-Place</text:p>
          </table:table-cell>
          <table:table-cell table:style-name="ce2" office:value-type="string" calcext:value-type="string">
            <text:p>Grote 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9];&quot;/&quot;;[.B29])" office:value-type="string" office:string-value="https://osm.org/relation/2982800" calcext:value-type="string">
            <text:p>https://osm.org/relation/29828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1" calcext:value-type="float">
            <text:p>2982801</text:p>
          </table:table-cell>
          <table:table-cell table:style-name="ce2" office:value-type="string" calcext:value-type="string">
            <text:p>Place Saint-Jean</text:p>
          </table:table-cell>
          <table:table-cell table:style-name="ce2" office:value-type="string" calcext:value-type="string">
            <text:p>Sint-Jans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monument gabrielle petit</text:p>
          </table:table-cell>
          <table:table-cell table:style-name="ce17" table:formula="of:=CONCATENATE(&quot;https://osm.org/&quot;;[.A30];&quot;/&quot;;[.B30])" office:value-type="string" office:string-value="https://osm.org/relation/2982801" calcext:value-type="string">
            <text:p>https://osm.org/relation/29828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2" calcext:value-type="float">
            <text:p>2982802</text:p>
          </table:table-cell>
          <table:table-cell table:style-name="ce2" office:value-type="string" calcext:value-type="string">
            <text:p>Rue Charles Buls</text:p>
          </table:table-cell>
          <table:table-cell table:style-name="ce2" office:value-type="string" calcext:value-type="string">
            <text:p>Karel Bulsstraat</text:p>
          </table:table-cell>
          <table:table-cell table:style-name="ce2" office:value-type="string" calcext:value-type="string">
            <text:p>Q7163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1];&quot;/&quot;;[.B31])" office:value-type="string" office:string-value="https://osm.org/relation/2982802" calcext:value-type="string">
            <text:p>https://osm.org/relation/29828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3" calcext:value-type="float">
            <text:p>2982803</text:p>
          </table:table-cell>
          <table:table-cell table:style-name="ce2" office:value-type="string" calcext:value-type="string">
            <text:p>Rue Duquesnoy</text:p>
          </table:table-cell>
          <table:table-cell table:style-name="ce2" office:value-type="string" calcext:value-type="string">
            <text:p>Duquesnoystraat</text:p>
          </table:table-cell>
          <table:table-cell table:style-name="ce2" office:value-type="string" calcext:value-type="string">
            <text:p>Q9603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2];&quot;/&quot;;[.B32])" office:value-type="string" office:string-value="https://osm.org/relation/2982803" calcext:value-type="string">
            <text:p>https://osm.org/relation/29828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4" calcext:value-type="float">
            <text:p>2982804</text:p>
          </table:table-cell>
          <table:table-cell table:style-name="ce2" office:value-type="string" calcext:value-type="string">
            <text:p>Rue de l'Amigo</text:p>
          </table:table-cell>
          <table:table-cell table:style-name="ce2" office:value-type="string" calcext:value-type="string">
            <text:p>Vrun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3];&quot;/&quot;;[.B33])" office:value-type="string" office:string-value="https://osm.org/relation/2982804" calcext:value-type="string">
            <text:p>https://osm.org/relation/29828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5" calcext:value-type="float">
            <text:p>2982805</text:p>
          </table:table-cell>
          <table:table-cell table:style-name="ce2" office:value-type="string" calcext:value-type="string">
            <text:p>Rue de l'Homme Chrétien</text:p>
          </table:table-cell>
          <table:table-cell table:style-name="ce2" office:value-type="string" calcext:value-type="string">
            <text:p>Kerstenmannek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4];&quot;/&quot;;[.B34])" office:value-type="string" office:string-value="https://osm.org/relation/2982805" calcext:value-type="string">
            <text:p>https://osm.org/relation/29828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6" calcext:value-type="float">
            <text:p>2982806</text:p>
          </table:table-cell>
          <table:table-cell table:style-name="ce2" office:value-type="string" calcext:value-type="string">
            <text:p>Rue de la Colline</text:p>
          </table:table-cell>
          <table:table-cell table:style-name="ce2" office:value-type="string" calcext:value-type="string">
            <text:p>Heuv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5];&quot;/&quot;;[.B35])" office:value-type="string" office:string-value="https://osm.org/relation/2982806" calcext:value-type="string">
            <text:p>https://osm.org/relation/29828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7" calcext:value-type="float">
            <text:p>2982807</text:p>
          </table:table-cell>
          <table:table-cell table:style-name="ce2" office:value-type="string" calcext:value-type="string">
            <text:p>Rue de la Madeleine</text:p>
          </table:table-cell>
          <table:table-cell table:style-name="ce2" office:value-type="string" calcext:value-type="string">
            <text:p>Magdalenasteenweg</text:p>
          </table:table-cell>
          <table:table-cell table:style-name="ce2" office:value-type="string" calcext:value-type="string">
            <text:p>Q63070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36];&quot;/&quot;;[.B36])" office:value-type="string" office:string-value="https://osm.org/relation/2982807" calcext:value-type="string">
            <text:p>https://osm.org/relation/29828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8" calcext:value-type="float">
            <text:p>2982808</text:p>
          </table:table-cell>
          <table:table-cell table:style-name="ce2" office:value-type="string" calcext:value-type="string">
            <text:p>Rue des Chapeliers</text:p>
          </table:table-cell>
          <table:table-cell table:style-name="ce2" office:value-type="string" calcext:value-type="string">
            <text:p>Hoedenmak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7];&quot;/&quot;;[.B37])" office:value-type="string" office:string-value="https://osm.org/relation/2982808" calcext:value-type="string">
            <text:p>https://osm.org/relation/29828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09" calcext:value-type="float">
            <text:p>2982809</text:p>
          </table:table-cell>
          <table:table-cell table:style-name="ce2" office:value-type="string" calcext:value-type="string">
            <text:p>Rue des Harengs</text:p>
          </table:table-cell>
          <table:table-cell table:style-name="ce2" office:value-type="string" calcext:value-type="string">
            <text:p>Har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];&quot;/&quot;;[.B38])" office:value-type="string" office:string-value="https://osm.org/relation/2982809" calcext:value-type="string">
            <text:p>https://osm.org/relation/29828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10" calcext:value-type="float">
            <text:p>2982810</text:p>
          </table:table-cell>
          <table:table-cell table:style-name="ce2" office:value-type="string" calcext:value-type="string">
            <text:p>Rue du Marché aux Fromages</text:p>
          </table:table-cell>
          <table:table-cell table:style-name="ce2" office:value-type="string" calcext:value-type="string">
            <text:p>Kaas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9];&quot;/&quot;;[.B39])" office:value-type="string" office:string-value="https://osm.org/relation/2982810" calcext:value-type="string">
            <text:p>https://osm.org/relation/29828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14" calcext:value-type="float">
            <text:p>2982814</text:p>
          </table:table-cell>
          <table:table-cell table:style-name="ce2" office:value-type="string" calcext:value-type="string">
            <text:p>Rue de la Violette</text:p>
          </table:table-cell>
          <table:table-cell table:style-name="ce2" office:value-type="string" calcext:value-type="string">
            <text:p>Viol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];&quot;/&quot;;[.B40])" office:value-type="string" office:string-value="https://osm.org/relation/2982814" calcext:value-type="string">
            <text:p>https://osm.org/relation/29828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15" calcext:value-type="float">
            <text:p>2982815</text:p>
          </table:table-cell>
          <table:table-cell table:style-name="ce2" office:value-type="string" calcext:value-type="string">
            <text:p>Rue des Brasseurs</text:p>
          </table:table-cell>
          <table:table-cell table:style-name="ce2" office:value-type="string" calcext:value-type="string">
            <text:p>Brouw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1];&quot;/&quot;;[.B41])" office:value-type="string" office:string-value="https://osm.org/relation/2982815" calcext:value-type="string">
            <text:p>https://osm.org/relation/29828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001" calcext:value-type="float">
            <text:p>2983001</text:p>
          </table:table-cell>
          <table:table-cell table:style-name="ce2" office:value-type="string" calcext:value-type="string">
            <text:p>Avenue Vincent Vandermaelen</text:p>
          </table:table-cell>
          <table:table-cell table:style-name="ce2" office:value-type="string" calcext:value-type="string">
            <text:p>Vincent Vandermael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</text:p>
          </table:table-cell>
          <table:table-cell table:style-name="ce17" table:formula="of:=CONCATENATE(&quot;https://osm.org/&quot;;[.A42];&quot;/&quot;;[.B42])" office:value-type="string" office:string-value="https://osm.org/relation/2983001" calcext:value-type="string">
            <text:p>https://osm.org/relation/29830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005" calcext:value-type="float">
            <text:p>2983005</text:p>
          </table:table-cell>
          <table:table-cell table:style-name="ce2" office:value-type="string" calcext:value-type="string">
            <text:p>Avenue Emile Van Ermengem</text:p>
          </table:table-cell>
          <table:table-cell table:style-name="ce2" office:value-type="string" calcext:value-type="string">
            <text:p>Emile Van Ermengemlaan</text:p>
          </table:table-cell>
          <table:table-cell table:style-name="ce2" office:value-type="string" calcext:value-type="string">
            <text:p>Q13372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3];&quot;/&quot;;[.B43])" office:value-type="string" office:string-value="https://osm.org/relation/2983005" calcext:value-type="string">
            <text:p>https://osm.org/relation/29830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010" calcext:value-type="float">
            <text:p>2983010</text:p>
          </table:table-cell>
          <table:table-cell table:style-name="ce2" office:value-type="string" calcext:value-type="string">
            <text:p>Avenue Jean Palfijn</text:p>
          </table:table-cell>
          <table:table-cell table:style-name="ce2" office:value-type="string" calcext:value-type="string">
            <text:p>Jean Palfijnlaan</text:p>
          </table:table-cell>
          <table:table-cell table:style-name="ce2" office:value-type="string" calcext:value-type="string">
            <text:p>Q16821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4];&quot;/&quot;;[.B44])" office:value-type="string" office:string-value="https://osm.org/relation/2983010" calcext:value-type="string">
            <text:p>https://osm.org/relation/298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045" calcext:value-type="float">
            <text:p>2983045</text:p>
          </table:table-cell>
          <table:table-cell table:style-name="ce2" office:value-type="string" calcext:value-type="string">
            <text:p>Avenue de l'Arbre Ballon</text:p>
          </table:table-cell>
          <table:table-cell table:style-name="ce2" office:value-type="string" calcext:value-type="string">
            <text:p>Dikke-Beu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5];&quot;/&quot;;[.B45])" office:value-type="string" office:string-value="https://osm.org/relation/2983045" calcext:value-type="string">
            <text:p>https://osm.org/relation/2983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976" calcext:value-type="float">
            <text:p>2983976</text:p>
          </table:table-cell>
          <table:table-cell table:style-name="ce2" office:value-type="string" calcext:value-type="string">
            <text:p>Avenue Jean Joseph Crocq</text:p>
          </table:table-cell>
          <table:table-cell table:style-name="ce2" office:value-type="string" calcext:value-type="string">
            <text:p>Jean Joseph Crocq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</text:p>
          </table:table-cell>
          <table:table-cell table:style-name="ce17" table:formula="of:=CONCATENATE(&quot;https://osm.org/&quot;;[.A46];&quot;/&quot;;[.B46])" office:value-type="string" office:string-value="https://osm.org/relation/2983976" calcext:value-type="string">
            <text:p>https://osm.org/relation/29839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662" calcext:value-type="float">
            <text:p>2984662</text:p>
          </table:table-cell>
          <table:table-cell table:style-name="ce2" office:value-type="string" calcext:value-type="string">
            <text:p>Place de la Vieille Halle aux Blés</text:p>
          </table:table-cell>
          <table:table-cell table:style-name="ce2" office:value-type="string" calcext:value-type="string">
            <text:p>Oud Korenhuis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7];&quot;/&quot;;[.B47])" office:value-type="string" office:string-value="https://osm.org/relation/2984662" calcext:value-type="string">
            <text:p>https://osm.org/relation/29846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664" calcext:value-type="float">
            <text:p>2984664</text:p>
          </table:table-cell>
          <table:table-cell table:style-name="ce2" office:value-type="string" calcext:value-type="string">
            <text:p>Rue de l'Escalier</text:p>
          </table:table-cell>
          <table:table-cell table:style-name="ce2" office:value-type="string" calcext:value-type="string">
            <text:p>Tra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8];&quot;/&quot;;[.B48])" office:value-type="string" office:string-value="https://osm.org/relation/2984664" calcext:value-type="string">
            <text:p>https://osm.org/relation/2984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665" calcext:value-type="float">
            <text:p>2984665</text:p>
          </table:table-cell>
          <table:table-cell table:style-name="ce2" office:value-type="string" calcext:value-type="string">
            <text:p>Rue de l'Hôpital</text:p>
          </table:table-cell>
          <table:table-cell table:style-name="ce2" office:value-type="string" calcext:value-type="string">
            <text:p>Gast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9];&quot;/&quot;;[.B49])" office:value-type="string" office:string-value="https://osm.org/relation/2984665" calcext:value-type="string">
            <text:p>https://osm.org/relation/29846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3448" calcext:value-type="float">
            <text:p>2993448</text:p>
          </table:table-cell>
          <table:table-cell table:style-name="ce2" office:value-type="string" calcext:value-type="string">
            <text:p>Rue de l'Enseignement</text:p>
          </table:table-cell>
          <table:table-cell table:style-name="ce2" office:value-type="string" calcext:value-type="string">
            <text:p>Onderricht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0];&quot;/&quot;;[.B50])" office:value-type="string" office:string-value="https://osm.org/relation/2993448" calcext:value-type="string">
            <text:p>https://osm.org/relation/29934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940" calcext:value-type="float">
            <text:p>2994940</text:p>
          </table:table-cell>
          <table:table-cell table:style-name="ce2" office:value-type="string" calcext:value-type="string">
            <text:p>Rue du Moniteur</text:p>
          </table:table-cell>
          <table:table-cell table:style-name="ce2" office:value-type="string" calcext:value-type="string">
            <text:p>Staatsbla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1];&quot;/&quot;;[.B51])" office:value-type="string" office:string-value="https://osm.org/relation/2994940" calcext:value-type="string">
            <text:p>https://osm.org/relation/29949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968" calcext:value-type="float">
            <text:p>2994968</text:p>
          </table:table-cell>
          <table:table-cell table:style-name="ce2" office:value-type="string" calcext:value-type="string">
            <text:p>Galerie du Parlement</text:p>
          </table:table-cell>
          <table:table-cell table:style-name="ce2" office:value-type="string" calcext:value-type="string">
            <text:p>Parlementsgaler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2];&quot;/&quot;;[.B52])" office:value-type="string" office:string-value="https://osm.org/relation/2994968" calcext:value-type="string">
            <text:p>https://osm.org/relation/2994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969" calcext:value-type="float">
            <text:p>2994969</text:p>
          </table:table-cell>
          <table:table-cell table:style-name="ce2" office:value-type="string" calcext:value-type="string">
            <text:p>Rue de Louvain</text:p>
          </table:table-cell>
          <table:table-cell table:style-name="ce2" office:value-type="string" calcext:value-type="string">
            <text:p>Leuvenseweg</text:p>
          </table:table-cell>
          <table:table-cell table:style-name="ce2" office:value-type="string" calcext:value-type="string">
            <text:p>Q1189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3];&quot;/&quot;;[.B53])" office:value-type="string" office:string-value="https://osm.org/relation/2994969" calcext:value-type="string">
            <text:p>https://osm.org/relation/29949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970" calcext:value-type="float">
            <text:p>2994970</text:p>
          </table:table-cell>
          <table:table-cell table:style-name="ce2" office:value-type="string" calcext:value-type="string">
            <text:p>Rue de la Croix de Fer</text:p>
          </table:table-cell>
          <table:table-cell table:style-name="ce2" office:value-type="string" calcext:value-type="string">
            <text:p>IJzerenkr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4];&quot;/&quot;;[.B54])" office:value-type="string" office:string-value="https://osm.org/relation/2994970" calcext:value-type="string">
            <text:p>https://osm.org/relation/29949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971" calcext:value-type="float">
            <text:p>2994971</text:p>
          </table:table-cell>
          <table:table-cell table:style-name="ce2" office:value-type="string" calcext:value-type="string">
            <text:p>Rue de la Presse</text:p>
          </table:table-cell>
          <table:table-cell table:style-name="ce2" office:value-type="string" calcext:value-type="string">
            <text:p>Drukp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5];&quot;/&quot;;[.B55])" office:value-type="string" office:string-value="https://osm.org/relation/2994971" calcext:value-type="string">
            <text:p>https://osm.org/relation/29949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972" calcext:value-type="float">
            <text:p>2994972</text:p>
          </table:table-cell>
          <table:table-cell table:style-name="ce2" office:value-type="string" calcext:value-type="string">
            <text:p>Rue de la Tribune</text:p>
          </table:table-cell>
          <table:table-cell table:style-name="ce2" office:value-type="string" calcext:value-type="string">
            <text:p>Tribu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6];&quot;/&quot;;[.B56])" office:value-type="string" office:string-value="https://osm.org/relation/2994972" calcext:value-type="string">
            <text:p>https://osm.org/relation/29949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973" calcext:value-type="float">
            <text:p>2994973</text:p>
          </table:table-cell>
          <table:table-cell table:style-name="ce2" office:value-type="string" calcext:value-type="string">
            <text:p>Rue du Parlement</text:p>
          </table:table-cell>
          <table:table-cell table:style-name="ce2" office:value-type="string" calcext:value-type="string">
            <text:p>Parlement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7];&quot;/&quot;;[.B57])" office:value-type="string" office:string-value="https://osm.org/relation/2994973" calcext:value-type="string">
            <text:p>https://osm.org/relation/29949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0" calcext:value-type="float">
            <text:p>2999750</text:p>
          </table:table-cell>
          <table:table-cell table:style-name="ce2" office:value-type="string" calcext:value-type="string">
            <text:p>Petite rue du Nord</text:p>
          </table:table-cell>
          <table:table-cell table:style-name="ce2" office:value-type="string" calcext:value-type="string">
            <text:p>Korte Noo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8];&quot;/&quot;;[.B58])" office:value-type="string" office:string-value="https://osm.org/relation/2999750" calcext:value-type="string">
            <text:p>https://osm.org/relation/29997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1" calcext:value-type="float">
            <text:p>2999751</text:p>
          </table:table-cell>
          <table:table-cell table:style-name="ce2" office:value-type="string" calcext:value-type="string">
            <text:p>Place Surlet de Chokier</text:p>
          </table:table-cell>
          <table:table-cell table:style-name="ce2" office:value-type="string" calcext:value-type="string">
            <text:p>Surlet de Chokierplein</text:p>
          </table:table-cell>
          <table:table-cell table:style-name="ce2" office:value-type="string" calcext:value-type="string">
            <text:p>Q10795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9];&quot;/&quot;;[.B59])" office:value-type="string" office:string-value="https://osm.org/relation/2999751" calcext:value-type="string">
            <text:p>https://osm.org/relation/29997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2" calcext:value-type="float">
            <text:p>2999752</text:p>
          </table:table-cell>
          <table:table-cell table:style-name="ce2" office:value-type="string" calcext:value-type="string">
            <text:p>Place de la Liberté</text:p>
          </table:table-cell>
          <table:table-cell table:style-name="ce2" office:value-type="string" calcext:value-type="string">
            <text:p>Vrijheid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0];&quot;/&quot;;[.B60])" office:value-type="string" office:string-value="https://osm.org/relation/2999752" calcext:value-type="string">
            <text:p>https://osm.org/relation/29997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3" calcext:value-type="float">
            <text:p>2999753</text:p>
          </table:table-cell>
          <table:table-cell table:style-name="ce2" office:value-type="string" calcext:value-type="string">
            <text:p>Place des Barricades</text:p>
          </table:table-cell>
          <table:table-cell table:style-name="ce2" office:value-type="string" calcext:value-type="string">
            <text:p>Barricad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1];&quot;/&quot;;[.B61])" office:value-type="string" office:string-value="https://osm.org/relation/2999753" calcext:value-type="string">
            <text:p>https://osm.org/relation/29997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4" calcext:value-type="float">
            <text:p>2999754</text:p>
          </table:table-cell>
          <table:table-cell table:style-name="ce2" office:value-type="string" calcext:value-type="string">
            <text:p>Rue Van Orley</text:p>
          </table:table-cell>
          <table:table-cell table:style-name="ce2" office:value-type="string" calcext:value-type="string">
            <text:p>Van Orleystraat</text:p>
          </table:table-cell>
          <table:table-cell table:style-name="ce2" office:value-type="string" calcext:value-type="string">
            <text:p>Q4546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2];&quot;/&quot;;[.B62])" office:value-type="string" office:string-value="https://osm.org/relation/2999754" calcext:value-type="string">
            <text:p>https://osm.org/relation/2999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5" calcext:value-type="float">
            <text:p>2999755</text:p>
          </table:table-cell>
          <table:table-cell table:style-name="ce2" office:value-type="string" calcext:value-type="string">
            <text:p>Rue de l'Association</text:p>
          </table:table-cell>
          <table:table-cell table:style-name="ce2" office:value-type="string" calcext:value-type="string">
            <text:p>Verenig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3];&quot;/&quot;;[.B63])" office:value-type="string" office:string-value="https://osm.org/relation/2999755" calcext:value-type="string">
            <text:p>https://osm.org/relation/29997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6" calcext:value-type="float">
            <text:p>2999756</text:p>
          </table:table-cell>
          <table:table-cell table:style-name="ce2" office:value-type="string" calcext:value-type="string">
            <text:p>Rue de la Révolution</text:p>
          </table:table-cell>
          <table:table-cell table:style-name="ce2" office:value-type="string" calcext:value-type="string">
            <text:p>Omwentel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];&quot;/&quot;;[.B64])" office:value-type="string" office:string-value="https://osm.org/relation/2999756" calcext:value-type="string">
            <text:p>https://osm.org/relation/29997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7" calcext:value-type="float">
            <text:p>2999757</text:p>
          </table:table-cell>
          <table:table-cell table:style-name="ce2" office:value-type="string" calcext:value-type="string">
            <text:p>Rue de la Sablonnière</text:p>
          </table:table-cell>
          <table:table-cell table:style-name="ce2" office:value-type="string" calcext:value-type="string">
            <text:p>Zavelpu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5];&quot;/&quot;;[.B65])" office:value-type="string" office:string-value="https://osm.org/relation/2999757" calcext:value-type="string">
            <text:p>https://osm.org/relation/29997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8" calcext:value-type="float">
            <text:p>2999758</text:p>
          </table:table-cell>
          <table:table-cell table:style-name="ce2" office:value-type="string" calcext:value-type="string">
            <text:p>Rue des Cultes</text:p>
          </table:table-cell>
          <table:table-cell table:style-name="ce2" office:value-type="string" calcext:value-type="string">
            <text:p>Eredien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6];&quot;/&quot;;[.B66])" office:value-type="string" office:string-value="https://osm.org/relation/2999758" calcext:value-type="string">
            <text:p>https://osm.org/relation/29997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59" calcext:value-type="float">
            <text:p>2999759</text:p>
          </table:table-cell>
          <table:table-cell table:style-name="ce2" office:value-type="string" calcext:value-type="string">
            <text:p>Rue du Congrès</text:p>
          </table:table-cell>
          <table:table-cell table:style-name="ce2" office:value-type="string" calcext:value-type="string">
            <text:p>Congr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7];&quot;/&quot;;[.B67])" office:value-type="string" office:string-value="https://osm.org/relation/2999759" calcext:value-type="string">
            <text:p>https://osm.org/relation/29997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60" calcext:value-type="float">
            <text:p>2999760</text:p>
          </table:table-cell>
          <table:table-cell table:style-name="ce2" office:value-type="string" calcext:value-type="string">
            <text:p>Rue du Gouvernement Provisoire</text:p>
          </table:table-cell>
          <table:table-cell table:style-name="ce2" office:value-type="string" calcext:value-type="string">
            <text:p>Voorlopig Bewi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8];&quot;/&quot;;[.B68])" office:value-type="string" office:string-value="https://osm.org/relation/2999760" calcext:value-type="string">
            <text:p>https://osm.org/relation/29997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61" calcext:value-type="float">
            <text:p>2999761</text:p>
          </table:table-cell>
          <table:table-cell table:style-name="ce2" office:value-type="string" calcext:value-type="string">
            <text:p>Rue du Nord</text:p>
          </table:table-cell>
          <table:table-cell table:style-name="ce2" office:value-type="string" calcext:value-type="string">
            <text:p>Noo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9];&quot;/&quot;;[.B69])" office:value-type="string" office:string-value="https://osm.org/relation/2999761" calcext:value-type="string">
            <text:p>https://osm.org/relation/29997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67" calcext:value-type="float">
            <text:p>2999767</text:p>
          </table:table-cell>
          <table:table-cell table:style-name="ce2" office:value-type="string" calcext:value-type="string">
            <text:p>Rue Royale</text:p>
          </table:table-cell>
          <table:table-cell table:style-name="ce2" office:value-type="string" calcext:value-type="string">
            <text:p>Kon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0];&quot;/&quot;;[.B70])" office:value-type="string" office:string-value="https://osm.org/relation/2999767" calcext:value-type="string">
            <text:p>https://osm.org/relation/29997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382" calcext:value-type="float">
            <text:p>3000382</text:p>
          </table:table-cell>
          <table:table-cell table:style-name="ce2" office:value-type="string" calcext:value-type="string">
            <text:p>Boulevard Bischoffsheim</text:p>
          </table:table-cell>
          <table:table-cell table:style-name="ce2" office:value-type="string" calcext:value-type="string">
            <text:p>Bischoffshei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1];&quot;/&quot;;[.B71])" office:value-type="string" office:string-value="https://osm.org/relation/3000382" calcext:value-type="string">
            <text:p>https://osm.org/relation/30003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383" calcext:value-type="float">
            <text:p>3000383</text:p>
          </table:table-cell>
          <table:table-cell table:style-name="ce2" office:value-type="string" calcext:value-type="string">
            <text:p>Boulevard du Jardin Botanique</text:p>
          </table:table-cell>
          <table:table-cell table:style-name="ce2" office:value-type="string" calcext:value-type="string">
            <text:p>Kruidtui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2];&quot;/&quot;;[.B72])" office:value-type="string" office:string-value="https://osm.org/relation/3000383" calcext:value-type="string">
            <text:p>https://osm.org/relation/30003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384" calcext:value-type="float">
            <text:p>3000384</text:p>
          </table:table-cell>
          <table:table-cell table:style-name="ce2" office:value-type="string" calcext:value-type="string">
            <text:p>Boulevard du Régent</text:p>
          </table:table-cell>
          <table:table-cell table:style-name="ce2" office:value-type="string" calcext:value-type="string">
            <text:p>Regen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73];&quot;/&quot;;[.B73])" office:value-type="string" office:string-value="https://osm.org/relation/3000384" calcext:value-type="string">
            <text:p>https://osm.org/relation/30003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385" calcext:value-type="float">
            <text:p>3000385</text:p>
          </table:table-cell>
          <table:table-cell table:style-name="ce2" office:value-type="string" calcext:value-type="string">
            <text:p>Place de la Nation</text:p>
          </table:table-cell>
          <table:table-cell table:style-name="ce2" office:value-type="string" calcext:value-type="string">
            <text:p>Natie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4];&quot;/&quot;;[.B74])" office:value-type="string" office:string-value="https://osm.org/relation/3000385" calcext:value-type="string">
            <text:p>https://osm.org/relation/30003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386" calcext:value-type="float">
            <text:p>3000386</text:p>
          </table:table-cell>
          <table:table-cell table:style-name="ce2" office:value-type="string" calcext:value-type="string">
            <text:p>Rue Ducale</text:p>
          </table:table-cell>
          <table:table-cell table:style-name="ce2" office:value-type="string" calcext:value-type="string">
            <text:p>Herto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5];&quot;/&quot;;[.B75])" office:value-type="string" office:string-value="https://osm.org/relation/3000386" calcext:value-type="string">
            <text:p>https://osm.org/relation/30003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387" calcext:value-type="float">
            <text:p>3000387</text:p>
          </table:table-cell>
          <table:table-cell table:style-name="ce2" office:value-type="string" calcext:value-type="string">
            <text:p>Rue de Rivoli</text:p>
          </table:table-cell>
          <table:table-cell table:style-name="ce2" office:value-type="string" calcext:value-type="string">
            <text:p>Rivoli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6];&quot;/&quot;;[.B76])" office:value-type="string" office:string-value="https://osm.org/relation/3000387" calcext:value-type="string">
            <text:p>https://osm.org/relation/30003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388" calcext:value-type="float">
            <text:p>3000388</text:p>
          </table:table-cell>
          <table:table-cell table:style-name="ce2" office:value-type="string" calcext:value-type="string">
            <text:p>Rue de la Loi</text:p>
          </table:table-cell>
          <table:table-cell table:style-name="ce2" office:value-type="string" calcext:value-type="string">
            <text:p>W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7];&quot;/&quot;;[.B77])" office:value-type="string" office:string-value="https://osm.org/relation/3000388" calcext:value-type="string">
            <text:p>https://osm.org/relation/30003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4" calcext:value-type="float">
            <text:p>3017114</text:p>
          </table:table-cell>
          <table:table-cell table:style-name="ce2" office:value-type="string" calcext:value-type="string">
            <text:p>Rue Thomas Vinçotte</text:p>
          </table:table-cell>
          <table:table-cell table:style-name="ce2" office:value-type="string" calcext:value-type="string">
            <text:p>Thomas Vinçottestraat</text:p>
          </table:table-cell>
          <table:table-cell table:style-name="ce2" office:value-type="string" calcext:value-type="string">
            <text:p>Q24837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78];&quot;/&quot;;[.B78])" office:value-type="string" office:string-value="https://osm.org/relation/3017114" calcext:value-type="string">
            <text:p>https://osm.org/relation/30171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153" calcext:value-type="float">
            <text:p>3019153</text:p>
          </table:table-cell>
          <table:table-cell table:style-name="ce2" office:value-type="string" calcext:value-type="string">
            <text:p>Avenue de la Brabançonne</text:p>
          </table:table-cell>
          <table:table-cell table:style-name="ce2" office:value-type="string" calcext:value-type="string">
            <text:p>Brabançonn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9];&quot;/&quot;;[.B79])" office:value-type="string" office:string-value="https://osm.org/relation/3019153" calcext:value-type="string">
            <text:p>https://osm.org/relation/3019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782" calcext:value-type="float">
            <text:p>3020782</text:p>
          </table:table-cell>
          <table:table-cell table:style-name="ce2" office:value-type="string" calcext:value-type="string">
            <text:p>Avenue du Maelbeek</text:p>
          </table:table-cell>
          <table:table-cell table:style-name="ce2" office:value-type="string" calcext:value-type="string">
            <text:p>Maalbe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80];&quot;/&quot;;[.B80])" office:value-type="string" office:string-value="https://osm.org/relation/3020782" calcext:value-type="string">
            <text:p>https://osm.org/relation/30207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903" calcext:value-type="float">
            <text:p>3044903</text:p>
          </table:table-cell>
          <table:table-cell table:style-name="ce2" office:value-type="string" calcext:value-type="string">
            <text:p>Rue Théodore Roosevelt</text:p>
          </table:table-cell>
          <table:table-cell table:style-name="ce2" office:value-type="string" calcext:value-type="string">
            <text:p>Théodore Rooseveltstraat</text:p>
          </table:table-cell>
          <table:table-cell table:style-name="ce2" office:value-type="string" calcext:value-type="string">
            <text:p>Q338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81];&quot;/&quot;;[.B81])" office:value-type="string" office:string-value="https://osm.org/relation/3044903" calcext:value-type="string">
            <text:p>https://osm.org/relation/30449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904" calcext:value-type="float">
            <text:p>3044904</text:p>
          </table:table-cell>
          <table:table-cell table:style-name="ce2" office:value-type="string" calcext:value-type="string">
            <text:p>Rue Victor Lefèvre</text:p>
          </table:table-cell>
          <table:table-cell table:style-name="ce2" office:value-type="string" calcext:value-type="string">
            <text:p>Victor Lefèvrestraat</text:p>
          </table:table-cell>
          <table:table-cell table:style-name="ce2" office:value-type="string" calcext:value-type="string">
            <text:p>Q35574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82];&quot;/&quot;;[.B82])" office:value-type="string" office:string-value="https://osm.org/relation/3044904" calcext:value-type="string">
            <text:p>https://osm.org/relation/30449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5188" calcext:value-type="float">
            <text:p>3045188</text:p>
          </table:table-cell>
          <table:table-cell table:style-name="ce2" office:value-type="string" calcext:value-type="string">
            <text:p>Avenue d'Auderghem</text:p>
          </table:table-cell>
          <table:table-cell table:style-name="ce2" office:value-type="string" calcext:value-type="string">
            <text:p>Ouderg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83];&quot;/&quot;;[.B83])" office:value-type="string" office:string-value="https://osm.org/relation/3045188" calcext:value-type="string">
            <text:p>https://osm.org/relation/30451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091" calcext:value-type="float">
            <text:p>3061091</text:p>
          </table:table-cell>
          <table:table-cell table:style-name="ce2" office:value-type="string" calcext:value-type="string">
            <text:p>Place Solvay</text:p>
          </table:table-cell>
          <table:table-cell table:style-name="ce2" office:value-type="string" calcext:value-type="string">
            <text:p>Solvayplein</text:p>
          </table:table-cell>
          <table:table-cell table:style-name="ce2" office:value-type="string" calcext:value-type="string">
            <text:p>Q3116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84];&quot;/&quot;;[.B84])" office:value-type="string" office:string-value="https://osm.org/relation/3061091" calcext:value-type="string">
            <text:p>https://osm.org/relation/30610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138" calcext:value-type="float">
            <text:p>3061138</text:p>
          </table:table-cell>
          <table:table-cell table:style-name="ce2" office:value-type="string" calcext:value-type="string">
            <text:p>Rue Destouvelles</text:p>
          </table:table-cell>
          <table:table-cell table:style-name="ce2" office:value-type="string" calcext:value-type="string">
            <text:p>Destouvellesstraat</text:p>
          </table:table-cell>
          <table:table-cell table:style-name="ce2" office:value-type="string" calcext:value-type="string">
            <text:p>Q31821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85];&quot;/&quot;;[.B85])" office:value-type="string" office:string-value="https://osm.org/relation/3061138" calcext:value-type="string">
            <text:p>https://osm.org/relation/30611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07" calcext:value-type="float">
            <text:p>3061707</text:p>
          </table:table-cell>
          <table:table-cell table:style-name="ce2" office:value-type="string" calcext:value-type="string">
            <text:p>Boulevard du Roi Albert II</text:p>
          </table:table-cell>
          <table:table-cell table:style-name="ce2" office:value-type="string" calcext:value-type="string">
            <text:p>Koning Albert II-laan</text:p>
          </table:table-cell>
          <table:table-cell table:style-name="ce2" office:value-type="string" calcext:value-type="string">
            <text:p>Q39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86];&quot;/&quot;;[.B86])" office:value-type="string" office:string-value="https://osm.org/relation/3061707" calcext:value-type="string">
            <text:p>https://osm.org/relation/3061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17" calcext:value-type="float">
            <text:p>3061717</text:p>
          </table:table-cell>
          <table:table-cell table:style-name="ce2" office:value-type="string" calcext:value-type="string">
            <text:p>Rue Masui</text:p>
          </table:table-cell>
          <table:table-cell table:style-name="ce2" office:value-type="string" calcext:value-type="string">
            <text:p>Masui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Baptiste Masui</text:p>
          </table:table-cell>
          <table:table-cell table:style-name="ce17" table:formula="of:=CONCATENATE(&quot;https://osm.org/&quot;;[.A87];&quot;/&quot;;[.B87])" office:value-type="string" office:string-value="https://osm.org/relation/3061717" calcext:value-type="string">
            <text:p>https://osm.org/relation/3061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75" calcext:value-type="float">
            <text:p>3061875</text:p>
          </table:table-cell>
          <table:table-cell table:style-name="ce2" office:value-type="string" calcext:value-type="string">
            <text:p>Chaussée d'Etterbeek</text:p>
          </table:table-cell>
          <table:table-cell table:style-name="ce2" office:value-type="string" calcext:value-type="string">
            <text:p>Steenweg op Etterbe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88];&quot;/&quot;;[.B88])" office:value-type="string" office:string-value="https://osm.org/relation/3061875" calcext:value-type="string">
            <text:p>https://osm.org/relation/306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03" calcext:value-type="float">
            <text:p>3061903</text:p>
          </table:table-cell>
          <table:table-cell table:style-name="ce2" office:value-type="string" calcext:value-type="string">
            <text:p>Rue Froissart</text:p>
          </table:table-cell>
          <table:table-cell table:style-name="ce2" office:value-type="string" calcext:value-type="string">
            <text:p>Froissartstraat</text:p>
          </table:table-cell>
          <table:table-cell table:style-name="ce2" office:value-type="string" calcext:value-type="string">
            <text:p>Q3150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89];&quot;/&quot;;[.B89])" office:value-type="string" office:string-value="https://osm.org/relation/3061903" calcext:value-type="string">
            <text:p>https://osm.org/relation/30619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350" calcext:value-type="float">
            <text:p>3063350</text:p>
          </table:table-cell>
          <table:table-cell table:style-name="ce2" office:value-type="string" calcext:value-type="string">
            <text:p>Rue du Noyer</text:p>
          </table:table-cell>
          <table:table-cell table:style-name="ce2" office:value-type="string" calcext:value-type="string">
            <text:p>Notel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90];&quot;/&quot;;[.B90])" office:value-type="string" office:string-value="https://osm.org/relation/3063350" calcext:value-type="string">
            <text:p>https://osm.org/relation/30633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041" calcext:value-type="float">
            <text:p>3065041</text:p>
          </table:table-cell>
          <table:table-cell table:style-name="ce2" office:value-type="string" calcext:value-type="string">
            <text:p>Place Princesse Elisabeth</text:p>
          </table:table-cell>
          <table:table-cell table:style-name="ce2" office:value-type="string" calcext:value-type="string">
            <text:p>Prinses Elisabethplein</text:p>
          </table:table-cell>
          <table:table-cell table:style-name="ce2" office:value-type="string" calcext:value-type="string">
            <text:p>Q83069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91];&quot;/&quot;;[.B91])" office:value-type="string" office:string-value="https://osm.org/relation/3065041" calcext:value-type="string">
            <text:p>https://osm.org/relation/30650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541" calcext:value-type="float">
            <text:p>3078541</text:p>
          </table:table-cell>
          <table:table-cell table:style-name="ce2" office:value-type="string" calcext:value-type="string">
            <text:p>Avenue de l'Uruguay</text:p>
          </table:table-cell>
          <table:table-cell table:style-name="ce2" office:value-type="string" calcext:value-type="string">
            <text:p>Uruguay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92];&quot;/&quot;;[.B92])" office:value-type="string" office:string-value="https://osm.org/relation/3078541" calcext:value-type="string">
            <text:p>https://osm.org/relation/30785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542" calcext:value-type="float">
            <text:p>3078542</text:p>
          </table:table-cell>
          <table:table-cell table:style-name="ce2" office:value-type="string" calcext:value-type="string">
            <text:p>Avenue de la Forêt</text:p>
          </table:table-cell>
          <table:table-cell table:style-name="ce2" office:value-type="string" calcext:value-type="string">
            <text:p>Wou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93];&quot;/&quot;;[.B93])" office:value-type="string" office:string-value="https://osm.org/relation/3078542" calcext:value-type="string">
            <text:p>https://osm.org/relation/30785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543" calcext:value-type="float">
            <text:p>3078543</text:p>
          </table:table-cell>
          <table:table-cell table:style-name="ce2" office:value-type="string" calcext:value-type="string">
            <text:p>Avenue du Pérou</text:p>
          </table:table-cell>
          <table:table-cell table:style-name="ce2" office:value-type="string" calcext:value-type="string">
            <text:p>Peru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94];&quot;/&quot;;[.B94])" office:value-type="string" office:string-value="https://osm.org/relation/3078543" calcext:value-type="string">
            <text:p>https://osm.org/relation/30785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544" calcext:value-type="float">
            <text:p>3078544</text:p>
          </table:table-cell>
          <table:table-cell table:style-name="ce2" office:value-type="string" calcext:value-type="string">
            <text:p>Square des Nations</text:p>
          </table:table-cell>
          <table:table-cell table:style-name="ce2" office:value-type="string" calcext:value-type="string">
            <text:p>Natiën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95];&quot;/&quot;;[.B95])" office:value-type="string" office:string-value="https://osm.org/relation/3078544" calcext:value-type="string">
            <text:p>https://osm.org/relation/30785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545" calcext:value-type="float">
            <text:p>3078545</text:p>
          </table:table-cell>
          <table:table-cell table:style-name="ce2" office:value-type="string" calcext:value-type="string">
            <text:p>Val de la Futaie</text:p>
          </table:table-cell>
          <table:table-cell table:style-name="ce2" office:value-type="string" calcext:value-type="string">
            <text:p>Hogebomenda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96];&quot;/&quot;;[.B96])" office:value-type="string" office:string-value="https://osm.org/relation/3078545" calcext:value-type="string">
            <text:p>https://osm.org/relation/30785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148" calcext:value-type="float">
            <text:p>3084148</text:p>
          </table:table-cell>
          <table:table-cell table:style-name="ce2" office:value-type="string" calcext:value-type="string">
            <text:p>Square Marguerite</text:p>
          </table:table-cell>
          <table:table-cell table:style-name="ce2" office:value-type="string" calcext:value-type="string">
            <text:p>Margaretasquare</text:p>
          </table:table-cell>
          <table:table-cell table:style-name="ce2" office:value-type="string" calcext:value-type="string">
            <text:p>Q7915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97];&quot;/&quot;;[.B97])" office:value-type="string" office:string-value="https://osm.org/relation/3084148" calcext:value-type="string">
            <text:p>https://osm.org/relation/30841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153" calcext:value-type="float">
            <text:p>3084153</text:p>
          </table:table-cell>
          <table:table-cell table:style-name="ce2" office:value-type="string" calcext:value-type="string">
            <text:p>Avenue Palmerston</text:p>
          </table:table-cell>
          <table:table-cell table:style-name="ce2" office:value-type="string" calcext:value-type="string">
            <text:p>Palmerstonlaan</text:p>
          </table:table-cell>
          <table:table-cell table:style-name="ce2" office:value-type="string" calcext:value-type="string">
            <text:p>Q19365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98];&quot;/&quot;;[.B98])" office:value-type="string" office:string-value="https://osm.org/relation/3084153" calcext:value-type="string">
            <text:p>https://osm.org/relation/3084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154" calcext:value-type="float">
            <text:p>3084154</text:p>
          </table:table-cell>
          <table:table-cell table:style-name="ce2" office:value-type="string" calcext:value-type="string">
            <text:p>Rue Boduognat</text:p>
          </table:table-cell>
          <table:table-cell table:style-name="ce2" office:value-type="string" calcext:value-type="string">
            <text:p>Boduognatstraat</text:p>
          </table:table-cell>
          <table:table-cell table:style-name="ce2" office:value-type="string" calcext:value-type="string">
            <text:p>Q8900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99];&quot;/&quot;;[.B99])" office:value-type="string" office:string-value="https://osm.org/relation/3084154" calcext:value-type="string">
            <text:p>https://osm.org/relation/30841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155" calcext:value-type="float">
            <text:p>3084155</text:p>
          </table:table-cell>
          <table:table-cell table:style-name="ce2" office:value-type="string" calcext:value-type="string">
            <text:p>Rue Charles Martel</text:p>
          </table:table-cell>
          <table:table-cell table:style-name="ce2" office:value-type="string" calcext:value-type="string">
            <text:p>Karel Martelstraat</text:p>
          </table:table-cell>
          <table:table-cell table:style-name="ce2" office:value-type="string" calcext:value-type="string">
            <text:p>Q33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00];&quot;/&quot;;[.B100])" office:value-type="string" office:string-value="https://osm.org/relation/3084155" calcext:value-type="string">
            <text:p>https://osm.org/relation/3084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156" calcext:value-type="float">
            <text:p>3084156</text:p>
          </table:table-cell>
          <table:table-cell table:style-name="ce2" office:value-type="string" calcext:value-type="string">
            <text:p>Square Ambiorix</text:p>
          </table:table-cell>
          <table:table-cell table:style-name="ce2" office:value-type="string" calcext:value-type="string">
            <text:p>Ambiorixsquare</text:p>
          </table:table-cell>
          <table:table-cell table:style-name="ce2" office:value-type="string" calcext:value-type="string">
            <text:p>Q128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01];&quot;/&quot;;[.B101])" office:value-type="string" office:string-value="https://osm.org/relation/3084156" calcext:value-type="string">
            <text:p>https://osm.org/relation/30841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157" calcext:value-type="float">
            <text:p>3084157</text:p>
          </table:table-cell>
          <table:table-cell table:style-name="ce2" office:value-type="string" calcext:value-type="string">
            <text:p>Square Marie-Louise</text:p>
          </table:table-cell>
          <table:table-cell table:style-name="ce2" office:value-type="string" calcext:value-type="string">
            <text:p>Maria-Louizasquare</text:p>
          </table:table-cell>
          <table:table-cell table:style-name="ce2" office:value-type="string" calcext:value-type="string">
            <text:p>Q157491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102];&quot;/&quot;;[.B102])" office:value-type="string" office:string-value="https://osm.org/relation/3084157" calcext:value-type="string">
            <text:p>https://osm.org/relation/30841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199" calcext:value-type="float">
            <text:p>3084199</text:p>
          </table:table-cell>
          <table:table-cell table:style-name="ce2" office:value-type="string" calcext:value-type="string">
            <text:p>Rue de la Pacification</text:p>
          </table:table-cell>
          <table:table-cell table:style-name="ce2" office:value-type="string" calcext:value-type="string">
            <text:p>Pacificat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03];&quot;/&quot;;[.B103])" office:value-type="string" office:string-value="https://osm.org/relation/3084199" calcext:value-type="string">
            <text:p>https://osm.org/relation/30841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200" calcext:value-type="float">
            <text:p>3084200</text:p>
          </table:table-cell>
          <table:table-cell table:style-name="ce2" office:value-type="string" calcext:value-type="string">
            <text:p>Rue des Éburons</text:p>
          </table:table-cell>
          <table:table-cell table:style-name="ce2" office:value-type="string" calcext:value-type="string">
            <text:p>Eburonenstraat</text:p>
          </table:table-cell>
          <table:table-cell table:style-name="ce2" office:value-type="string" calcext:value-type="string">
            <text:p>Q32350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04];&quot;/&quot;;[.B104])" office:value-type="string" office:string-value="https://osm.org/relation/3084200" calcext:value-type="string">
            <text:p>https://osm.org/relation/30842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201" calcext:value-type="float">
            <text:p>3084201</text:p>
          </table:table-cell>
          <table:table-cell table:style-name="ce2" office:value-type="string" calcext:value-type="string">
            <text:p>Rue du Berceau</text:p>
          </table:table-cell>
          <table:table-cell table:style-name="ce2" office:value-type="string" calcext:value-type="string">
            <text:p>Pri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05];&quot;/&quot;;[.B105])" office:value-type="string" office:string-value="https://osm.org/relation/3084201" calcext:value-type="string">
            <text:p>https://osm.org/relation/30842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202" calcext:value-type="float">
            <text:p>3084202</text:p>
          </table:table-cell>
          <table:table-cell table:style-name="ce2" office:value-type="string" calcext:value-type="string">
            <text:p>Rue du Cardinal</text:p>
          </table:table-cell>
          <table:table-cell table:style-name="ce2" office:value-type="string" calcext:value-type="string">
            <text:p>Kardinaalstraat</text:p>
          </table:table-cell>
          <table:table-cell table:style-name="ce2" office:value-type="string" calcext:value-type="string">
            <text:p>Q4511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ntoine Perrenot de Granvelle</text:p>
          </table:table-cell>
          <table:table-cell table:style-name="ce17" table:formula="of:=CONCATENATE(&quot;https://osm.org/&quot;;[.A106];&quot;/&quot;;[.B106])" office:value-type="string" office:string-value="https://osm.org/relation/3084202" calcext:value-type="string">
            <text:p>https://osm.org/relation/30842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217" calcext:value-type="float">
            <text:p>3084217</text:p>
          </table:table-cell>
          <table:table-cell table:style-name="ce2" office:value-type="string" calcext:value-type="string">
            <text:p>Rue Saint-Quentin</text:p>
          </table:table-cell>
          <table:table-cell table:style-name="ce2" office:value-type="string" calcext:value-type="string">
            <text:p>Saint-Quentinstraat</text:p>
          </table:table-cell>
          <table:table-cell table:style-name="ce2" office:value-type="string" calcext:value-type="string">
            <text:p>Q12935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07];&quot;/&quot;;[.B107])" office:value-type="string" office:string-value="https://osm.org/relation/3084217" calcext:value-type="string">
            <text:p>https://osm.org/relation/30842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236" calcext:value-type="float">
            <text:p>3084236</text:p>
          </table:table-cell>
          <table:table-cell table:style-name="ce2" office:value-type="string" calcext:value-type="string">
            <text:p>Rue du Taciturne</text:p>
          </table:table-cell>
          <table:table-cell table:style-name="ce2" office:value-type="string" calcext:value-type="string">
            <text:p>Willem de Zwijgerstraat</text:p>
          </table:table-cell>
          <table:table-cell table:style-name="ce2" office:value-type="string" calcext:value-type="string">
            <text:p>Q784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08];&quot;/&quot;;[.B108])" office:value-type="string" office:string-value="https://osm.org/relation/3084236" calcext:value-type="string">
            <text:p>https://osm.org/relation/3084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7632" calcext:value-type="float">
            <text:p>3087632</text:p>
          </table:table-cell>
          <table:table-cell table:style-name="ce2" office:value-type="string" calcext:value-type="string">
            <text:p>Rue du Tocsin</text:p>
          </table:table-cell>
          <table:table-cell table:style-name="ce2" office:value-type="string" calcext:value-type="string">
            <text:p>Stormklo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09];&quot;/&quot;;[.B109])" office:value-type="string" office:string-value="https://osm.org/relation/3087632" calcext:value-type="string">
            <text:p>https://osm.org/relation/30876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7677" calcext:value-type="float">
            <text:p>3087677</text:p>
          </table:table-cell>
          <table:table-cell table:style-name="ce2" office:value-type="string" calcext:value-type="string">
            <text:p>Rue de la Besace</text:p>
          </table:table-cell>
          <table:table-cell table:style-name="ce2" office:value-type="string" calcext:value-type="string">
            <text:p>Knapza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10];&quot;/&quot;;[.B110])" office:value-type="string" office:string-value="https://osm.org/relation/3087677" calcext:value-type="string">
            <text:p>https://osm.org/relation/30876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7678" calcext:value-type="float">
            <text:p>3087678</text:p>
          </table:table-cell>
          <table:table-cell table:style-name="ce2" office:value-type="string" calcext:value-type="string">
            <text:p>Rue des Patriotes</text:p>
          </table:table-cell>
          <table:table-cell table:style-name="ce2" office:value-type="string" calcext:value-type="string">
            <text:p>Patrio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11];&quot;/&quot;;[.B111])" office:value-type="string" office:string-value="https://osm.org/relation/3087678" calcext:value-type="string">
            <text:p>https://osm.org/relation/30876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7684" calcext:value-type="float">
            <text:p>3087684</text:p>
          </table:table-cell>
          <table:table-cell table:style-name="ce2" office:value-type="string" calcext:value-type="string">
            <text:p>Rue Newton</text:p>
          </table:table-cell>
          <table:table-cell table:style-name="ce2" office:value-type="string" calcext:value-type="string">
            <text:p>Newtonstraat</text:p>
          </table:table-cell>
          <table:table-cell table:style-name="ce2" office:value-type="string" calcext:value-type="string">
            <text:p>Q93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12];&quot;/&quot;;[.B112])" office:value-type="string" office:string-value="https://osm.org/relation/3087684" calcext:value-type="string">
            <text:p>https://osm.org/relation/30876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7686" calcext:value-type="float">
            <text:p>3087686</text:p>
          </table:table-cell>
          <table:table-cell table:style-name="ce2" office:value-type="string" calcext:value-type="string">
            <text:p>Rue de l'Écuelle</text:p>
          </table:table-cell>
          <table:table-cell table:style-name="ce2" office:value-type="string" calcext:value-type="string">
            <text:p>Na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13];&quot;/&quot;;[.B113])" office:value-type="string" office:string-value="https://osm.org/relation/3087686" calcext:value-type="string">
            <text:p>https://osm.org/relation/3087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7687" calcext:value-type="float">
            <text:p>3087687</text:p>
          </table:table-cell>
          <table:table-cell table:style-name="ce2" office:value-type="string" calcext:value-type="string">
            <text:p>Rue du Beffroi</text:p>
          </table:table-cell>
          <table:table-cell table:style-name="ce2" office:value-type="string" calcext:value-type="string">
            <text:p>Belfo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14];&quot;/&quot;;[.B114])" office:value-type="string" office:string-value="https://osm.org/relation/3087687" calcext:value-type="string">
            <text:p>https://osm.org/relation/3087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7694" calcext:value-type="float">
            <text:p>3087694</text:p>
          </table:table-cell>
          <table:table-cell table:style-name="ce2" office:value-type="string" calcext:value-type="string">
            <text:p>Rue de l'Étendard</text:p>
          </table:table-cell>
          <table:table-cell table:style-name="ce2" office:value-type="string" calcext:value-type="string">
            <text:p>Standaa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15];&quot;/&quot;;[.B115])" office:value-type="string" office:string-value="https://osm.org/relation/3087694" calcext:value-type="string">
            <text:p>https://osm.org/relation/30876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8994" calcext:value-type="float">
            <text:p>3088994</text:p>
          </table:table-cell>
          <table:table-cell table:style-name="ce2" office:value-type="string" calcext:value-type="string">
            <text:p>Rue Fulton</text:p>
          </table:table-cell>
          <table:table-cell table:style-name="ce2" office:value-type="string" calcext:value-type="string">
            <text:p>Fultonstraat</text:p>
          </table:table-cell>
          <table:table-cell table:style-name="ce2" office:value-type="string" calcext:value-type="string">
            <text:p>Q1924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16];&quot;/&quot;;[.B116])" office:value-type="string" office:string-value="https://osm.org/relation/3088994" calcext:value-type="string">
            <text:p>https://osm.org/relation/30889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8998" calcext:value-type="float">
            <text:p>3088998</text:p>
          </table:table-cell>
          <table:table-cell table:style-name="ce2" office:value-type="string" calcext:value-type="string">
            <text:p>Rue Le Tintoret</text:p>
          </table:table-cell>
          <table:table-cell table:style-name="ce2" office:value-type="string" calcext:value-type="string">
            <text:p>Tintorettostraat</text:p>
          </table:table-cell>
          <table:table-cell table:style-name="ce2" office:value-type="string" calcext:value-type="string">
            <text:p>Q93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17];&quot;/&quot;;[.B117])" office:value-type="string" office:string-value="https://osm.org/relation/3088998" calcext:value-type="string">
            <text:p>https://osm.org/relation/30889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9001" calcext:value-type="float">
            <text:p>3089001</text:p>
          </table:table-cell>
          <table:table-cell table:style-name="ce2" office:value-type="string" calcext:value-type="string">
            <text:p>Rue Le Titien</text:p>
          </table:table-cell>
          <table:table-cell table:style-name="ce2" office:value-type="string" calcext:value-type="string">
            <text:p>Titiaanstraat</text:p>
          </table:table-cell>
          <table:table-cell table:style-name="ce2" office:value-type="string" calcext:value-type="string">
            <text:p>Q475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18];&quot;/&quot;;[.B118])" office:value-type="string" office:string-value="https://osm.org/relation/3089001" calcext:value-type="string">
            <text:p>https://osm.org/relation/30890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9005" calcext:value-type="float">
            <text:p>3089005</text:p>
          </table:table-cell>
          <table:table-cell table:style-name="ce2" office:value-type="string" calcext:value-type="string">
            <text:p>Rue Véronèse</text:p>
          </table:table-cell>
          <table:table-cell table:style-name="ce2" office:value-type="string" calcext:value-type="string">
            <text:p>Veronesestraat</text:p>
          </table:table-cell>
          <table:table-cell table:style-name="ce2" office:value-type="string" calcext:value-type="string">
            <text:p>Q29391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19];&quot;/&quot;;[.B119])" office:value-type="string" office:string-value="https://osm.org/relation/3089005" calcext:value-type="string">
            <text:p>https://osm.org/relation/30890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9010" calcext:value-type="float">
            <text:p>3089010</text:p>
          </table:table-cell>
          <table:table-cell table:style-name="ce2" office:value-type="string" calcext:value-type="string">
            <text:p>Rue Le Corrège</text:p>
          </table:table-cell>
          <table:table-cell table:style-name="ce2" office:value-type="string" calcext:value-type="string">
            <text:p>Corregiostraat</text:p>
          </table:table-cell>
          <table:table-cell table:style-name="ce2" office:value-type="string" calcext:value-type="string">
            <text:p>Q84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20];&quot;/&quot;;[.B120])" office:value-type="string" office:string-value="https://osm.org/relation/3089010" calcext:value-type="string">
            <text:p>https://osm.org/relation/3089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94954" calcext:value-type="float">
            <text:p>3094954</text:p>
          </table:table-cell>
          <table:table-cell table:style-name="ce2" office:value-type="string" calcext:value-type="string">
            <text:p>Avenue Michel-Ange</text:p>
          </table:table-cell>
          <table:table-cell table:style-name="ce2" office:value-type="string" calcext:value-type="string">
            <text:p>Michel Angelolaan</text:p>
          </table:table-cell>
          <table:table-cell table:style-name="ce2" office:value-type="string" calcext:value-type="string">
            <text:p>Q559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21];&quot;/&quot;;[.B121])" office:value-type="string" office:string-value="https://osm.org/relation/3094954" calcext:value-type="string">
            <text:p>https://osm.org/relation/30949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94955" calcext:value-type="float">
            <text:p>3094955</text:p>
          </table:table-cell>
          <table:table-cell table:style-name="ce2" office:value-type="string" calcext:value-type="string">
            <text:p>Avenue de Cortenbergh</text:p>
          </table:table-cell>
          <table:table-cell table:style-name="ce2" office:value-type="string" calcext:value-type="string">
            <text:p>Kortenberglaan</text:p>
          </table:table-cell>
          <table:table-cell table:style-name="ce2" office:value-type="string" calcext:value-type="string">
            <text:p>Q21813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22];&quot;/&quot;;[.B122])" office:value-type="string" office:string-value="https://osm.org/relation/3094955" calcext:value-type="string">
            <text:p>https://osm.org/relation/30949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94956" calcext:value-type="float">
            <text:p>3094956</text:p>
          </table:table-cell>
          <table:table-cell table:style-name="ce2" office:value-type="string" calcext:value-type="string">
            <text:p>Rue Franklin</text:p>
          </table:table-cell>
          <table:table-cell table:style-name="ce2" office:value-type="string" calcext:value-type="string">
            <text:p>Franklinstraat</text:p>
          </table:table-cell>
          <table:table-cell table:style-name="ce2" office:value-type="string" calcext:value-type="string">
            <text:p>Q349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23];&quot;/&quot;;[.B123])" office:value-type="string" office:string-value="https://osm.org/relation/3094956" calcext:value-type="string">
            <text:p>https://osm.org/relation/30949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99161" calcext:value-type="float">
            <text:p>3099161</text:p>
          </table:table-cell>
          <table:table-cell table:style-name="ce2" office:value-type="string" calcext:value-type="string">
            <text:p>Rue Stevin</text:p>
          </table:table-cell>
          <table:table-cell table:style-name="ce2" office:value-type="string" calcext:value-type="string">
            <text:p>Stevinstraat</text:p>
          </table:table-cell>
          <table:table-cell table:style-name="ce2" office:value-type="string" calcext:value-type="string">
            <text:p>Q236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24];&quot;/&quot;;[.B124])" office:value-type="string" office:string-value="https://osm.org/relation/3099161" calcext:value-type="string">
            <text:p>https://osm.org/relation/30991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4596" calcext:value-type="float">
            <text:p>3114596</text:p>
          </table:table-cell>
          <table:table-cell table:style-name="ce2" office:value-type="string" calcext:value-type="string">
            <text:p>Rue Van Campenhout</text:p>
          </table:table-cell>
          <table:table-cell table:style-name="ce2" office:value-type="string" calcext:value-type="string">
            <text:p>Van Campenhoutstraat</text:p>
          </table:table-cell>
          <table:table-cell table:style-name="ce2" office:value-type="string" calcext:value-type="string">
            <text:p>Q13634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25];&quot;/&quot;;[.B125])" office:value-type="string" office:string-value="https://osm.org/relation/3114596" calcext:value-type="string">
            <text:p>https://osm.org/relation/3114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4604" calcext:value-type="float">
            <text:p>3114604</text:p>
          </table:table-cell>
          <table:table-cell table:style-name="ce2" office:value-type="string" calcext:value-type="string">
            <text:p>Rue des Confédérés</text:p>
          </table:table-cell>
          <table:table-cell table:style-name="ce2" office:value-type="string" calcext:value-type="string">
            <text:p>Eedgeno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26];&quot;/&quot;;[.B126])" office:value-type="string" office:string-value="https://osm.org/relation/3114604" calcext:value-type="string">
            <text:p>https://osm.org/relation/31146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79" calcext:value-type="float">
            <text:p>3138879</text:p>
          </table:table-cell>
          <table:table-cell table:style-name="ce2" office:value-type="string" calcext:value-type="string">
            <text:p>Avenue de l'Yser</text:p>
          </table:table-cell>
          <table:table-cell table:style-name="ce2" office:value-type="string" calcext:value-type="string">
            <text:p>Ijz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27];&quot;/&quot;;[.B127])" office:value-type="string" office:string-value="https://osm.org/relation/3138879" calcext:value-type="string">
            <text:p>https://osm.org/relation/31388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9942" calcext:value-type="float">
            <text:p>3149942</text:p>
          </table:table-cell>
          <table:table-cell table:style-name="ce2" office:value-type="string" calcext:value-type="string">
            <text:p>Rue Belliard</text:p>
          </table:table-cell>
          <table:table-cell table:style-name="ce2" office:value-type="string" calcext:value-type="string">
            <text:p>Belliardstraat</text:p>
          </table:table-cell>
          <table:table-cell table:style-name="ce2" office:value-type="string" calcext:value-type="string">
            <text:p>Q7675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28];&quot;/&quot;;[.B128])" office:value-type="string" office:string-value="https://osm.org/relation/3149942" calcext:value-type="string">
            <text:p>https://osm.org/relation/31499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9945" calcext:value-type="float">
            <text:p>3149945</text:p>
          </table:table-cell>
          <table:table-cell table:style-name="ce2" office:value-type="string" calcext:value-type="string">
            <text:p>Rue Belliard</text:p>
          </table:table-cell>
          <table:table-cell table:style-name="ce2" office:value-type="string" calcext:value-type="string">
            <text:p>Belliardstraat</text:p>
          </table:table-cell>
          <table:table-cell table:style-name="ce2" office:value-type="string" calcext:value-type="string">
            <text:p>Q7675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double?</text:p>
          </table:table-cell>
          <table:table-cell table:style-name="ce17" table:formula="of:=CONCATENATE(&quot;https://osm.org/&quot;;[.A129];&quot;/&quot;;[.B129])" office:value-type="string" office:string-value="https://osm.org/relation/3149945" calcext:value-type="string">
            <text:p>https://osm.org/relation/31499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9985" calcext:value-type="float">
            <text:p>3149985</text:p>
          </table:table-cell>
          <table:table-cell table:style-name="ce2" office:value-type="string" calcext:value-type="string">
            <text:p>Rue Breydel</text:p>
          </table:table-cell>
          <table:table-cell table:style-name="ce2" office:value-type="string" calcext:value-type="string">
            <text:p>Breydelstraat</text:p>
          </table:table-cell>
          <table:table-cell table:style-name="ce2" office:value-type="string" calcext:value-type="string">
            <text:p>Q13944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30];&quot;/&quot;;[.B130])" office:value-type="string" office:string-value="https://osm.org/relation/3149985" calcext:value-type="string">
            <text:p>https://osm.org/relation/31499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0991" calcext:value-type="float">
            <text:p>3150991</text:p>
          </table:table-cell>
          <table:table-cell table:style-name="ce2" office:value-type="string" calcext:value-type="string">
            <text:p>Avenue de la Joyeuse Entrée</text:p>
          </table:table-cell>
          <table:table-cell table:style-name="ce2" office:value-type="string" calcext:value-type="string">
            <text:p>Blijde Inkoms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31];&quot;/&quot;;[.B131])" office:value-type="string" office:string-value="https://osm.org/relation/3150991" calcext:value-type="string">
            <text:p>https://osm.org/relation/31509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1003" calcext:value-type="float">
            <text:p>3151003</text:p>
          </table:table-cell>
          <table:table-cell table:style-name="ce2" office:value-type="string" calcext:value-type="string">
            <text:p>Avenue de Cortenbergh</text:p>
          </table:table-cell>
          <table:table-cell table:style-name="ce2" office:value-type="string" calcext:value-type="string">
            <text:p>Kortenberglaan</text:p>
          </table:table-cell>
          <table:table-cell table:style-name="ce2" office:value-type="string" calcext:value-type="string">
            <text:p>Q21813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double?</text:p>
          </table:table-cell>
          <table:table-cell table:style-name="ce17" table:formula="of:=CONCATENATE(&quot;https://osm.org/&quot;;[.A132];&quot;/&quot;;[.B132])" office:value-type="string" office:string-value="https://osm.org/relation/3151003" calcext:value-type="string">
            <text:p>https://osm.org/relation/31510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1022" calcext:value-type="float">
            <text:p>3151022</text:p>
          </table:table-cell>
          <table:table-cell table:style-name="ce2" office:value-type="string" calcext:value-type="string">
            <text:p>Rond-Point Robert Schuman</text:p>
          </table:table-cell>
          <table:table-cell table:style-name="ce2" office:value-type="string" calcext:value-type="string">
            <text:p>Robert Schumanplein</text:p>
          </table:table-cell>
          <table:table-cell table:style-name="ce2" office:value-type="string" calcext:value-type="string">
            <text:p>Q159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33];&quot;/&quot;;[.B133])" office:value-type="string" office:string-value="https://osm.org/relation/3151022" calcext:value-type="string">
            <text:p>https://osm.org/relation/31510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7600" calcext:value-type="float">
            <text:p>3157600</text:p>
          </table:table-cell>
          <table:table-cell table:style-name="ce2" office:value-type="string" calcext:value-type="string">
            <text:p>Rue de Toulouse</text:p>
          </table:table-cell>
          <table:table-cell table:style-name="ce2" office:value-type="string" calcext:value-type="string">
            <text:p>Toulou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34];&quot;/&quot;;[.B134])" office:value-type="string" office:string-value="https://osm.org/relation/3157600" calcext:value-type="string">
            <text:p>https://osm.org/relation/31576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61238" calcext:value-type="float">
            <text:p>3161238</text:p>
          </table:table-cell>
          <table:table-cell table:style-name="ce2" office:value-type="string" calcext:value-type="string">
            <text:p>Rue de Trèves</text:p>
          </table:table-cell>
          <table:table-cell table:style-name="ce2" office:value-type="string" calcext:value-type="string">
            <text:p>Tr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35];&quot;/&quot;;[.B135])" office:value-type="string" office:string-value="https://osm.org/relation/3161238" calcext:value-type="string">
            <text:p>https://osm.org/relation/31612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61243" calcext:value-type="float">
            <text:p>3161243</text:p>
          </table:table-cell>
          <table:table-cell table:style-name="ce2" office:value-type="string" calcext:value-type="string">
            <text:p>Rue d'Arlon</text:p>
          </table:table-cell>
          <table:table-cell table:style-name="ce2" office:value-type="string" calcext:value-type="string">
            <text:p>Aarlenstraat</text:p>
          </table:table-cell>
          <table:table-cell table:style-name="ce2" office:value-type="string" calcext:value-type="string">
            <text:p>Q67596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36];&quot;/&quot;;[.B136])" office:value-type="string" office:string-value="https://osm.org/relation/3161243" calcext:value-type="string">
            <text:p>https://osm.org/relation/31612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0406" calcext:value-type="float">
            <text:p>3170406</text:p>
          </table:table-cell>
          <table:table-cell table:style-name="ce2" office:value-type="string" calcext:value-type="string">
            <text:p>Rue Jacques de Lalaing</text:p>
          </table:table-cell>
          <table:table-cell table:style-name="ce2" office:value-type="string" calcext:value-type="string">
            <text:p>Jacques de Lalaingstraat</text:p>
          </table:table-cell>
          <table:table-cell table:style-name="ce2" office:value-type="string" calcext:value-type="string">
            <text:p>Q213017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37];&quot;/&quot;;[.B137])" office:value-type="string" office:string-value="https://osm.org/relation/3170406" calcext:value-type="string">
            <text:p>https://osm.org/relation/31704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0440" calcext:value-type="float">
            <text:p>3170440</text:p>
          </table:table-cell>
          <table:table-cell table:style-name="ce2" office:value-type="string" calcext:value-type="string">
            <text:p>Rue de la Science</text:p>
          </table:table-cell>
          <table:table-cell table:style-name="ce2" office:value-type="string" calcext:value-type="string">
            <text:p>Wetenschap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38];&quot;/&quot;;[.B138])" office:value-type="string" office:string-value="https://osm.org/relation/3170440" calcext:value-type="string">
            <text:p>https://osm.org/relation/31704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0453" calcext:value-type="float">
            <text:p>3170453</text:p>
          </table:table-cell>
          <table:table-cell table:style-name="ce2" office:value-type="string" calcext:value-type="string">
            <text:p>Rue de l'Industrie</text:p>
          </table:table-cell>
          <table:table-cell table:style-name="ce2" office:value-type="string" calcext:value-type="string">
            <text:p>Nijver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39];&quot;/&quot;;[.B139])" office:value-type="string" office:string-value="https://osm.org/relation/3170453" calcext:value-type="string">
            <text:p>https://osm.org/relation/31704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0474" calcext:value-type="float">
            <text:p>3170474</text:p>
          </table:table-cell>
          <table:table-cell table:style-name="ce2" office:value-type="string" calcext:value-type="string">
            <text:p>Square Frère-Orban</text:p>
          </table:table-cell>
          <table:table-cell table:style-name="ce2" office:value-type="string" calcext:value-type="string">
            <text:p>Frère-Orbansquare</text:p>
          </table:table-cell>
          <table:table-cell table:style-name="ce2" office:value-type="string" calcext:value-type="string">
            <text:p>Q7057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40];&quot;/&quot;;[.B140])" office:value-type="string" office:string-value="https://osm.org/relation/3170474" calcext:value-type="string">
            <text:p>https://osm.org/relation/31704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0487" calcext:value-type="float">
            <text:p>3170487</text:p>
          </table:table-cell>
          <table:table-cell table:style-name="ce2" office:value-type="string" calcext:value-type="string">
            <text:p>Rue du Commerce</text:p>
          </table:table-cell>
          <table:table-cell table:style-name="ce2" office:value-type="string" calcext:value-type="string">
            <text:p>Handel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41];&quot;/&quot;;[.B141])" office:value-type="string" office:string-value="https://osm.org/relation/3170487" calcext:value-type="string">
            <text:p>https://osm.org/relation/31704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0492" calcext:value-type="float">
            <text:p>3170492</text:p>
          </table:table-cell>
          <table:table-cell table:style-name="ce2" office:value-type="string" calcext:value-type="string">
            <text:p>Rue Guimard</text:p>
          </table:table-cell>
          <table:table-cell table:style-name="ce2" office:value-type="string" calcext:value-type="string">
            <text:p>Guimardstraat</text:p>
          </table:table-cell>
          <table:table-cell table:style-name="ce2" office:value-type="string" calcext:value-type="string">
            <text:p>Q28846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42];&quot;/&quot;;[.B142])" office:value-type="string" office:string-value="https://osm.org/relation/3170492" calcext:value-type="string">
            <text:p>https://osm.org/relation/31704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1555" calcext:value-type="float">
            <text:p>3171555</text:p>
          </table:table-cell>
          <table:table-cell table:style-name="ce2" office:value-type="string" calcext:value-type="string">
            <text:p>Avenue des Arts</text:p>
          </table:table-cell>
          <table:table-cell table:style-name="ce2" office:value-type="string" calcext:value-type="string">
            <text:p>Kuns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43];&quot;/&quot;;[.B143])" office:value-type="string" office:string-value="https://osm.org/relation/3171555" calcext:value-type="string">
            <text:p>https://osm.org/relation/31715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1568" calcext:value-type="float">
            <text:p>3171568</text:p>
          </table:table-cell>
          <table:table-cell table:style-name="ce2" office:value-type="string" calcext:value-type="string">
            <text:p>Rue de la Loi</text:p>
          </table:table-cell>
          <table:table-cell table:style-name="ce2" office:value-type="string" calcext:value-type="string">
            <text:p>W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44];&quot;/&quot;;[.B144])" office:value-type="string" office:string-value="https://osm.org/relation/3171568" calcext:value-type="string">
            <text:p>https://osm.org/relation/31715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1570" calcext:value-type="float">
            <text:p>3171570</text:p>
          </table:table-cell>
          <table:table-cell table:style-name="ce2" office:value-type="string" calcext:value-type="string">
            <text:p>Chaussée d'Etterbeek</text:p>
          </table:table-cell>
          <table:table-cell table:style-name="ce2" office:value-type="string" calcext:value-type="string">
            <text:p>Etterbeek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45];&quot;/&quot;;[.B145])" office:value-type="string" office:string-value="https://osm.org/relation/3171570" calcext:value-type="string">
            <text:p>https://osm.org/relation/3171570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lation</text:p>
          </table:table-cell>
          <table:table-cell table:style-name="ce2" office:value-type="float" office:value="3178082" calcext:value-type="float">
            <text:p>3178082</text:p>
          </table:table-cell>
          <table:table-cell table:style-name="ce2" office:value-type="string" calcext:value-type="string">
            <text:p>Rue Jenner</text:p>
          </table:table-cell>
          <table:table-cell table:style-name="ce2" office:value-type="string" calcext:value-type="string">
            <text:p>Jennerstraat</text:p>
          </table:table-cell>
          <table:table-cell table:style-name="ce2" office:value-type="string" calcext:value-type="string">
            <text:p>Q4085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/>
            <text:p/>
          </table:table-cell>
          <table:table-cell table:style-name="ce17" table:formula="of:=CONCATENATE(&quot;https://osm.org/&quot;;[.A146];&quot;/&quot;;[.B146])" office:value-type="string" office:string-value="https://osm.org/relation/3178082" calcext:value-type="string">
            <text:p>https://osm.org/relation/31780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8229" calcext:value-type="float">
            <text:p>3178229</text:p>
          </table:table-cell>
          <table:table-cell table:style-name="ce2" office:value-type="string" calcext:value-type="string">
            <text:p>Rue Vautier</text:p>
          </table:table-cell>
          <table:table-cell table:style-name="ce2" office:value-type="string" calcext:value-type="string">
            <text:p>Vaut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Baptiste Vautier (Dieuze, France, 1792–Ixelles, 1846) qui s'engagea dans la revolution belge</text:p>
          </table:table-cell>
          <table:table-cell table:style-name="ce17" table:formula="of:=CONCATENATE(&quot;https://osm.org/&quot;;[.A147];&quot;/&quot;;[.B147])" office:value-type="string" office:string-value="https://osm.org/relation/3178229" calcext:value-type="string">
            <text:p>https://osm.org/relation/31782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8262" calcext:value-type="float">
            <text:p>3178262</text:p>
          </table:table-cell>
          <table:table-cell table:style-name="ce2" office:value-type="string" calcext:value-type="string">
            <text:p>Rue Wiertz</text:p>
          </table:table-cell>
          <table:table-cell table:style-name="ce2" office:value-type="string" calcext:value-type="string">
            <text:p>Wiertzstraat</text:p>
          </table:table-cell>
          <table:table-cell table:style-name="ce2" office:value-type="string" calcext:value-type="string">
            <text:p>Q3529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ntoine Wiertz</text:p>
          </table:table-cell>
          <table:table-cell table:style-name="ce17" table:formula="of:=CONCATENATE(&quot;https://osm.org/&quot;;[.A148];&quot;/&quot;;[.B148])" office:value-type="string" office:string-value="https://osm.org/relation/3178262" calcext:value-type="string">
            <text:p>https://osm.org/relation/31782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668" calcext:value-type="float">
            <text:p>3179668</text:p>
          </table:table-cell>
          <table:table-cell table:style-name="ce2" office:value-type="string" calcext:value-type="string">
            <text:p>Rue de Trèves</text:p>
          </table:table-cell>
          <table:table-cell table:style-name="ce2" office:value-type="string" calcext:value-type="string">
            <text:p>Tr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49];&quot;/&quot;;[.B149])" office:value-type="string" office:string-value="https://osm.org/relation/3179668" calcext:value-type="string">
            <text:p>https://osm.org/relation/31796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707" calcext:value-type="float">
            <text:p>3179707</text:p>
          </table:table-cell>
          <table:table-cell table:style-name="ce2" office:value-type="string" calcext:value-type="string">
            <text:p>Rue Montoyer</text:p>
          </table:table-cell>
          <table:table-cell table:style-name="ce2" office:value-type="string" calcext:value-type="string">
            <text:p>Montoyerstraat</text:p>
          </table:table-cell>
          <table:table-cell table:style-name="ce2" office:value-type="string" calcext:value-type="string">
            <text:p>Q3271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50];&quot;/&quot;;[.B150])" office:value-type="string" office:string-value="https://osm.org/relation/3179707" calcext:value-type="string">
            <text:p>https://osm.org/relation/3179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708" calcext:value-type="float">
            <text:p>3179708</text:p>
          </table:table-cell>
          <table:table-cell table:style-name="ce2" office:value-type="string" calcext:value-type="string">
            <text:p>Rue d'Arlon</text:p>
          </table:table-cell>
          <table:table-cell table:style-name="ce2" office:value-type="string" calcext:value-type="string">
            <text:p>Aarlenstraat</text:p>
          </table:table-cell>
          <table:table-cell table:style-name="ce2" office:value-type="string" calcext:value-type="string">
            <text:p>Q67596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51];&quot;/&quot;;[.B151])" office:value-type="string" office:string-value="https://osm.org/relation/3179708" calcext:value-type="string">
            <text:p>https://osm.org/relation/31797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679" calcext:value-type="float">
            <text:p>3188679</text:p>
          </table:table-cell>
          <table:table-cell table:style-name="ce2" office:value-type="string" calcext:value-type="string">
            <text:p>Rue Marie de Bourgogne</text:p>
          </table:table-cell>
          <table:table-cell table:style-name="ce2" office:value-type="string" calcext:value-type="string">
            <text:p>Maria van Bourgondiëstraat</text:p>
          </table:table-cell>
          <table:table-cell table:style-name="ce2" office:value-type="string" calcext:value-type="string">
            <text:p>Q15707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152];&quot;/&quot;;[.B152])" office:value-type="string" office:string-value="https://osm.org/relation/3188679" calcext:value-type="string">
            <text:p>https://osm.org/relation/31886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682" calcext:value-type="float">
            <text:p>3188682</text:p>
          </table:table-cell>
          <table:table-cell table:style-name="ce2" office:value-type="string" calcext:value-type="string">
            <text:p>Rue du Luxembourg</text:p>
          </table:table-cell>
          <table:table-cell table:style-name="ce2" office:value-type="string" calcext:value-type="string">
            <text:p>Luxembu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53];&quot;/&quot;;[.B153])" office:value-type="string" office:string-value="https://osm.org/relation/3188682" calcext:value-type="string">
            <text:p>https://osm.org/relation/31886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797" calcext:value-type="float">
            <text:p>3188797</text:p>
          </table:table-cell>
          <table:table-cell table:style-name="ce2" office:value-type="string" calcext:value-type="string">
            <text:p>Rue du Champ de Mars</text:p>
          </table:table-cell>
          <table:table-cell table:style-name="ce2" office:value-type="string" calcext:value-type="string">
            <text:p>Mars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54];&quot;/&quot;;[.B154])" office:value-type="string" office:string-value="https://osm.org/relation/3188797" calcext:value-type="string">
            <text:p>https://osm.org/relation/31887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9868" calcext:value-type="float">
            <text:p>3189868</text:p>
          </table:table-cell>
          <table:table-cell table:style-name="ce2" office:value-type="string" calcext:value-type="string">
            <text:p>Chaussée d'Ixelles</text:p>
          </table:table-cell>
          <table:table-cell table:style-name="ce2" office:value-type="string" calcext:value-type="string">
            <text:p>Elsen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55];&quot;/&quot;;[.B155])" office:value-type="string" office:string-value="https://osm.org/relation/3189868" calcext:value-type="string">
            <text:p>https://osm.org/relation/31898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522" calcext:value-type="float">
            <text:p>3210522</text:p>
          </table:table-cell>
          <table:table-cell table:style-name="ce2" office:value-type="string" calcext:value-type="string">
            <text:p>Avenue de la Toison d'Or</text:p>
          </table:table-cell>
          <table:table-cell table:style-name="ce2" office:value-type="string" calcext:value-type="string">
            <text:p>Gulden-Vli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56];&quot;/&quot;;[.B156])" office:value-type="string" office:string-value="https://osm.org/relation/3210522" calcext:value-type="string">
            <text:p>https://osm.org/relation/3210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8644" calcext:value-type="float">
            <text:p>3218644</text:p>
          </table:table-cell>
          <table:table-cell table:style-name="ce2" office:value-type="string" calcext:value-type="string">
            <text:p>Avenue du Brésil</text:p>
          </table:table-cell>
          <table:table-cell table:style-name="ce2" office:value-type="string" calcext:value-type="string">
            <text:p>Brazilië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57];&quot;/&quot;;[.B157])" office:value-type="string" office:string-value="https://osm.org/relation/3218644" calcext:value-type="string">
            <text:p>https://osm.org/relation/32186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8645" calcext:value-type="float">
            <text:p>3218645</text:p>
          </table:table-cell>
          <table:table-cell table:style-name="ce2" office:value-type="string" calcext:value-type="string">
            <text:p>Avenue Franklin Roosevelt</text:p>
          </table:table-cell>
          <table:table-cell table:style-name="ce2" office:value-type="string" calcext:value-type="string">
            <text:p>Franklin Rooseveltlaan</text:p>
          </table:table-cell>
          <table:table-cell table:style-name="ce2" office:value-type="string" calcext:value-type="string">
            <text:p>Q80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58];&quot;/&quot;;[.B158])" office:value-type="string" office:string-value="https://osm.org/relation/3218645" calcext:value-type="string">
            <text:p>https://osm.org/relation/32186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704" calcext:value-type="float">
            <text:p>3227704</text:p>
          </table:table-cell>
          <table:table-cell table:style-name="ce2" office:value-type="string" calcext:value-type="string">
            <text:p>Avenue Adolphe Buyl</text:p>
          </table:table-cell>
          <table:table-cell table:style-name="ce2" office:value-type="string" calcext:value-type="string">
            <text:p>Adolphe Buyllaan</text:p>
          </table:table-cell>
          <table:table-cell table:style-name="ce2" office:value-type="string" calcext:value-type="string">
            <text:p>Q28247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59];&quot;/&quot;;[.B159])" office:value-type="string" office:string-value="https://osm.org/relation/3227704" calcext:value-type="string">
            <text:p>https://osm.org/relation/32277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251" calcext:value-type="float">
            <text:p>3228251</text:p>
          </table:table-cell>
          <table:table-cell table:style-name="ce2" office:value-type="string" calcext:value-type="string">
            <text:p>Avenue Jeanne</text:p>
          </table:table-cell>
          <table:table-cell table:style-name="ce2" office:value-type="string" calcext:value-type="string">
            <text:p>Johanna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Aangelegd i.o.v. privé-eigenaars om hun gronden te gelde te maken.. Genoemd naar voornaam van één van eigenaars</text:p>
          </table:table-cell>
          <table:table-cell table:style-name="ce17" table:formula="of:=CONCATENATE(&quot;https://osm.org/&quot;;[.A160];&quot;/&quot;;[.B160])" office:value-type="string" office:string-value="https://osm.org/relation/3228251" calcext:value-type="string">
            <text:p>https://osm.org/relation/32282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16" calcext:value-type="float">
            <text:p>3228916</text:p>
          </table:table-cell>
          <table:table-cell table:style-name="ce2" office:value-type="string" calcext:value-type="string">
            <text:p>Avenue Émile Duray</text:p>
          </table:table-cell>
          <table:table-cell table:style-name="ce2" office:value-type="string" calcext:value-type="string">
            <text:p>Émile Banningstraat</text:p>
          </table:table-cell>
          <table:table-cell table:style-name="ce2" office:value-type="string" calcext:value-type="string">
            <text:p>Q8635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/>
          <table:table-cell table:style-name="ce17" table:formula="of:=CONCATENATE(&quot;https://osm.org/&quot;;[.A161];&quot;/&quot;;[.B161])" office:value-type="string" office:string-value="https://osm.org/relation/3228916" calcext:value-type="string">
            <text:p>https://osm.org/relation/32289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34" calcext:value-type="float">
            <text:p>3228934</text:p>
          </table:table-cell>
          <table:table-cell table:style-name="ce2" office:value-type="string" calcext:value-type="string">
            <text:p>Avenue du Congo</text:p>
          </table:table-cell>
          <table:table-cell table:style-name="ce2" office:value-type="string" calcext:value-type="string">
            <text:p>Kongo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62];&quot;/&quot;;[.B162])" office:value-type="string" office:string-value="https://osm.org/relation/3228934" calcext:value-type="string">
            <text:p>https://osm.org/relation/32289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35" calcext:value-type="float">
            <text:p>3228935</text:p>
          </table:table-cell>
          <table:table-cell table:style-name="ce2" office:value-type="string" calcext:value-type="string">
            <text:p>Boulevard de la Cambre</text:p>
          </table:table-cell>
          <table:table-cell table:style-name="ce2" office:value-type="string" calcext:value-type="string">
            <text:p>Terkame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63];&quot;/&quot;;[.B163])" office:value-type="string" office:string-value="https://osm.org/relation/3228935" calcext:value-type="string">
            <text:p>https://osm.org/relation/32289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492" calcext:value-type="float">
            <text:p>3229492</text:p>
          </table:table-cell>
          <table:table-cell table:style-name="ce2" office:value-type="string" calcext:value-type="string">
            <text:p>Rue Calvin</text:p>
          </table:table-cell>
          <table:table-cell table:style-name="ce2" office:value-type="string" calcext:value-type="string">
            <text:p>Calvijnstraat</text:p>
          </table:table-cell>
          <table:table-cell table:style-name="ce2" office:value-type="string" calcext:value-type="string">
            <text:p>Q375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64];&quot;/&quot;;[.B164])" office:value-type="string" office:string-value="https://osm.org/relation/3229492" calcext:value-type="string">
            <text:p>https://osm.org/relation/32294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493" calcext:value-type="float">
            <text:p>3229493</text:p>
          </table:table-cell>
          <table:table-cell table:style-name="ce2" office:value-type="string" calcext:value-type="string">
            <text:p>Rue Luther</text:p>
          </table:table-cell>
          <table:table-cell table:style-name="ce2" office:value-type="string" calcext:value-type="string">
            <text:p>Lutherstraat</text:p>
          </table:table-cell>
          <table:table-cell table:style-name="ce2" office:value-type="string" calcext:value-type="string">
            <text:p>Q95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65];&quot;/&quot;;[.B165])" office:value-type="string" office:string-value="https://osm.org/relation/3229493" calcext:value-type="string">
            <text:p>https://osm.org/relation/32294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494" calcext:value-type="float">
            <text:p>3229494</text:p>
          </table:table-cell>
          <table:table-cell table:style-name="ce2" office:value-type="string" calcext:value-type="string">
            <text:p>Rue de l'Abdication</text:p>
          </table:table-cell>
          <table:table-cell table:style-name="ce2" office:value-type="string" calcext:value-type="string">
            <text:p>Troonsafstan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66];&quot;/&quot;;[.B166])" office:value-type="string" office:string-value="https://osm.org/relation/3229494" calcext:value-type="string">
            <text:p>https://osm.org/relation/32294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495" calcext:value-type="float">
            <text:p>3229495</text:p>
          </table:table-cell>
          <table:table-cell table:style-name="ce2" office:value-type="string" calcext:value-type="string">
            <text:p>Rue de l'Inquisition</text:p>
          </table:table-cell>
          <table:table-cell table:style-name="ce2" office:value-type="string" calcext:value-type="string">
            <text:p>Inquisit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67];&quot;/&quot;;[.B167])" office:value-type="string" office:string-value="https://osm.org/relation/3229495" calcext:value-type="string">
            <text:p>https://osm.org/relation/32294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500" calcext:value-type="float">
            <text:p>3229500</text:p>
          </table:table-cell>
          <table:table-cell table:style-name="ce2" office:value-type="string" calcext:value-type="string">
            <text:p>Avenue de la Brabançonne</text:p>
          </table:table-cell>
          <table:table-cell table:style-name="ce2" office:value-type="string" calcext:value-type="string">
            <text:p>Brabançonn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68];&quot;/&quot;;[.B168])" office:value-type="string" office:string-value="https://osm.org/relation/3229500" calcext:value-type="string">
            <text:p>https://osm.org/relation/32295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519" calcext:value-type="float">
            <text:p>3229519</text:p>
          </table:table-cell>
          <table:table-cell table:style-name="ce2" office:value-type="string" calcext:value-type="string">
            <text:p>Rue du Carrousel</text:p>
          </table:table-cell>
          <table:table-cell table:style-name="ce2" office:value-type="string" calcext:value-type="string">
            <text:p>Ringst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69];&quot;/&quot;;[.B169])" office:value-type="string" office:string-value="https://osm.org/relation/3229519" calcext:value-type="string">
            <text:p>https://osm.org/relation/32295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537" calcext:value-type="float">
            <text:p>3229537</text:p>
          </table:table-cell>
          <table:table-cell table:style-name="ce2" office:value-type="string" calcext:value-type="string">
            <text:p>Rue Charles Quint</text:p>
          </table:table-cell>
          <table:table-cell table:style-name="ce2" office:value-type="string" calcext:value-type="string">
            <text:p>Keizer Karelstraat</text:p>
          </table:table-cell>
          <table:table-cell table:style-name="ce2" office:value-type="string" calcext:value-type="string">
            <text:p>Q325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70];&quot;/&quot;;[.B170])" office:value-type="string" office:string-value="https://osm.org/relation/3229537" calcext:value-type="string">
            <text:p>https://osm.org/relation/32295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563" calcext:value-type="float">
            <text:p>3229563</text:p>
          </table:table-cell>
          <table:table-cell table:style-name="ce2" office:value-type="string" calcext:value-type="string">
            <text:p>Boulevard Clovis</text:p>
          </table:table-cell>
          <table:table-cell table:style-name="ce2" office:value-type="string" calcext:value-type="string">
            <text:p>Clovislaan</text:p>
          </table:table-cell>
          <table:table-cell table:style-name="ce2" office:value-type="string" calcext:value-type="string">
            <text:p>Q823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71];&quot;/&quot;;[.B171])" office:value-type="string" office:string-value="https://osm.org/relation/3229563" calcext:value-type="string">
            <text:p>https://osm.org/relation/32295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564" calcext:value-type="float">
            <text:p>3229564</text:p>
          </table:table-cell>
          <table:table-cell table:style-name="ce2" office:value-type="string" calcext:value-type="string">
            <text:p>Rue John Waterloo Wilson</text:p>
          </table:table-cell>
          <table:table-cell table:style-name="ce2" office:value-type="string" calcext:value-type="string">
            <text:p>John Waterloo Wilsonstraat</text:p>
          </table:table-cell>
          <table:table-cell table:style-name="ce2" office:value-type="string" calcext:value-type="string">
            <text:p>Q188104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72];&quot;/&quot;;[.B172])" office:value-type="string" office:string-value="https://osm.org/relation/3229564" calcext:value-type="string">
            <text:p>https://osm.org/relation/32295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565" calcext:value-type="float">
            <text:p>3229565</text:p>
          </table:table-cell>
          <table:table-cell table:style-name="ce2" office:value-type="string" calcext:value-type="string">
            <text:p>Rue de Gravelines</text:p>
          </table:table-cell>
          <table:table-cell table:style-name="ce2" office:value-type="string" calcext:value-type="string">
            <text:p>Grevelin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73];&quot;/&quot;;[.B173])" office:value-type="string" office:string-value="https://osm.org/relation/3229565" calcext:value-type="string">
            <text:p>https://osm.org/relation/32295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328" calcext:value-type="float">
            <text:p>3231328</text:p>
          </table:table-cell>
          <table:table-cell table:style-name="ce2" office:value-type="string" calcext:value-type="string">
            <text:p>Avenue du Pesage</text:p>
          </table:table-cell>
          <table:table-cell table:style-name="ce2" office:value-type="string" calcext:value-type="string">
            <text:p>Waa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74];&quot;/&quot;;[.B174])" office:value-type="string" office:string-value="https://osm.org/relation/3231328" calcext:value-type="string">
            <text:p>https://osm.org/relation/3231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933" calcext:value-type="float">
            <text:p>3232933</text:p>
          </table:table-cell>
          <table:table-cell table:style-name="ce2" office:value-type="string" calcext:value-type="string">
            <text:p>Avenue du Derby</text:p>
          </table:table-cell>
          <table:table-cell table:style-name="ce2" office:value-type="string" calcext:value-type="string">
            <text:p>Derby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75];&quot;/&quot;;[.B175])" office:value-type="string" office:string-value="https://osm.org/relation/3232933" calcext:value-type="string">
            <text:p>https://osm.org/relation/32329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73" calcext:value-type="float">
            <text:p>3233173</text:p>
          </table:table-cell>
          <table:table-cell table:style-name="ce2" office:value-type="string" calcext:value-type="string">
            <text:p>Rue du Buisson</text:p>
          </table:table-cell>
          <table:table-cell table:style-name="ce2" office:value-type="string" calcext:value-type="string">
            <text:p>Braam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76];&quot;/&quot;;[.B176])" office:value-type="string" office:string-value="https://osm.org/relation/3233173" calcext:value-type="string">
            <text:p>https://osm.org/relation/32331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79" calcext:value-type="float">
            <text:p>3233179</text:p>
          </table:table-cell>
          <table:table-cell table:style-name="ce2" office:value-type="string" calcext:value-type="string">
            <text:p>Avenue du Général de Gaulle</text:p>
          </table:table-cell>
          <table:table-cell table:style-name="ce2" office:value-type="string" calcext:value-type="string">
            <text:p>Generaal de Gaullelaan</text:p>
          </table:table-cell>
          <table:table-cell table:style-name="ce2" office:value-type="string" calcext:value-type="string">
            <text:p>Q204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77];&quot;/&quot;;[.B177])" office:value-type="string" office:string-value="https://osm.org/relation/3233179" calcext:value-type="string">
            <text:p>https://osm.org/relation/32331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87" calcext:value-type="float">
            <text:p>3233187</text:p>
          </table:table-cell>
          <table:table-cell table:style-name="ce2" office:value-type="string" calcext:value-type="string">
            <text:p>Rue Vilain XIIII</text:p>
          </table:table-cell>
          <table:table-cell table:style-name="ce2" office:value-type="string" calcext:value-type="string">
            <text:p>Vilain XIIII-straat</text:p>
          </table:table-cell>
          <table:table-cell table:style-name="ce2" office:value-type="string" calcext:value-type="string">
            <text:p>Q32947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78];&quot;/&quot;;[.B178])" office:value-type="string" office:string-value="https://osm.org/relation/3233187" calcext:value-type="string">
            <text:p>https://osm.org/relation/32331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89" calcext:value-type="float">
            <text:p>3233189</text:p>
          </table:table-cell>
          <table:table-cell table:style-name="ce2" office:value-type="string" calcext:value-type="string">
            <text:p>Rue de la Vallée</text:p>
          </table:table-cell>
          <table:table-cell table:style-name="ce2" office:value-type="string" calcext:value-type="string">
            <text:p>D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79];&quot;/&quot;;[.B179])" office:value-type="string" office:string-value="https://osm.org/relation/3233189" calcext:value-type="string">
            <text:p>https://osm.org/relation/32331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91" calcext:value-type="float">
            <text:p>3233191</text:p>
          </table:table-cell>
          <table:table-cell table:style-name="ce2" office:value-type="string" calcext:value-type="string">
            <text:p>Rue du Lac</text:p>
          </table:table-cell>
          <table:table-cell table:style-name="ce2" office:value-type="string" calcext:value-type="string">
            <text:p>Me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80];&quot;/&quot;;[.B180])" office:value-type="string" office:string-value="https://osm.org/relation/3233191" calcext:value-type="string">
            <text:p>https://osm.org/relation/32331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578" calcext:value-type="float">
            <text:p>3234578</text:p>
          </table:table-cell>
          <table:table-cell table:style-name="ce2" office:value-type="string" calcext:value-type="string">
            <text:p>Rue de Stassart</text:p>
          </table:table-cell>
          <table:table-cell table:style-name="ce2" office:value-type="string" calcext:value-type="string">
            <text:p>de Stassartstraat</text:p>
          </table:table-cell>
          <table:table-cell table:style-name="ce2" office:value-type="string" calcext:value-type="string">
            <text:p>Q153869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81];&quot;/&quot;;[.B181])" office:value-type="string" office:string-value="https://osm.org/relation/3234578" calcext:value-type="string">
            <text:p>https://osm.org/relation/32345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579" calcext:value-type="float">
            <text:p>3234579</text:p>
          </table:table-cell>
          <table:table-cell table:style-name="ce2" office:value-type="string" calcext:value-type="string">
            <text:p>Rue des Chevaliers</text:p>
          </table:table-cell>
          <table:table-cell table:style-name="ce2" office:value-type="string" calcext:value-type="string">
            <text:p>Rid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82];&quot;/&quot;;[.B182])" office:value-type="string" office:string-value="https://osm.org/relation/3234579" calcext:value-type="string">
            <text:p>https://osm.org/relation/32345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751" calcext:value-type="float">
            <text:p>3234751</text:p>
          </table:table-cell>
          <table:table-cell table:style-name="ce2" office:value-type="string" calcext:value-type="string">
            <text:p>Rue du Prince Royal</text:p>
          </table:table-cell>
          <table:table-cell table:style-name="ce2" office:value-type="string" calcext:value-type="string">
            <text:p>Koninklijke-Pri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83];&quot;/&quot;;[.B183])" office:value-type="string" office:string-value="https://osm.org/relation/3234751" calcext:value-type="string">
            <text:p>https://osm.org/relation/32347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45" calcext:value-type="float">
            <text:p>3234845</text:p>
          </table:table-cell>
          <table:table-cell table:style-name="ce2" office:value-type="string" calcext:value-type="string">
            <text:p>Rue de la Grosse Tour</text:p>
          </table:table-cell>
          <table:table-cell table:style-name="ce2" office:value-type="string" calcext:value-type="string">
            <text:p>Wollendriesto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84];&quot;/&quot;;[.B184])" office:value-type="string" office:string-value="https://osm.org/relation/3234845" calcext:value-type="string">
            <text:p>https://osm.org/relation/32348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53" calcext:value-type="float">
            <text:p>3234853</text:p>
          </table:table-cell>
          <table:table-cell table:style-name="ce2" office:value-type="string" calcext:value-type="string">
            <text:p>Rue de la Concorde</text:p>
          </table:table-cell>
          <table:table-cell table:style-name="ce2" office:value-type="string" calcext:value-type="string">
            <text:p>Eendracht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85];&quot;/&quot;;[.B185])" office:value-type="string" office:string-value="https://osm.org/relation/3234853" calcext:value-type="string">
            <text:p>https://osm.org/relation/32348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67" calcext:value-type="float">
            <text:p>3234867</text:p>
          </table:table-cell>
          <table:table-cell table:style-name="ce2" office:value-type="string" calcext:value-type="string">
            <text:p>Rue du Président</text:p>
          </table:table-cell>
          <table:table-cell table:style-name="ce2" office:value-type="string" calcext:value-type="string">
            <text:p>Voorzitt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86];&quot;/&quot;;[.B186])" office:value-type="string" office:string-value="https://osm.org/relation/3234867" calcext:value-type="string">
            <text:p>https://osm.org/relation/32348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83" calcext:value-type="float">
            <text:p>3234883</text:p>
          </table:table-cell>
          <table:table-cell table:style-name="ce2" office:value-type="string" calcext:value-type="string">
            <text:p>Rue de la Longue Haie</text:p>
          </table:table-cell>
          <table:table-cell table:style-name="ce2" office:value-type="string" calcext:value-type="string">
            <text:p>Lange-Haa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87];&quot;/&quot;;[.B187])" office:value-type="string" office:string-value="https://osm.org/relation/3234883" calcext:value-type="string">
            <text:p>https://osm.org/relation/32348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902" calcext:value-type="float">
            <text:p>3234902</text:p>
          </table:table-cell>
          <table:table-cell table:style-name="ce2" office:value-type="string" calcext:value-type="string">
            <text:p>Rue Jean d'Ardenne</text:p>
          </table:table-cell>
          <table:table-cell table:style-name="ce2" office:value-type="string" calcext:value-type="string">
            <text:p>Jean d'Ardennestraat</text:p>
          </table:table-cell>
          <table:table-cell table:style-name="ce2" office:value-type="string" calcext:value-type="string">
            <text:p>Q8542962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88];&quot;/&quot;;[.B188])" office:value-type="string" office:string-value="https://osm.org/relation/3234902" calcext:value-type="string">
            <text:p>https://osm.org/relation/32349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982" calcext:value-type="float">
            <text:p>3234982</text:p>
          </table:table-cell>
          <table:table-cell table:style-name="ce2" office:value-type="string" calcext:value-type="string">
            <text:p>Rue Souveraine</text:p>
          </table:table-cell>
          <table:table-cell table:style-name="ce2" office:value-type="string" calcext:value-type="string">
            <text:p>Opp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89];&quot;/&quot;;[.B189])" office:value-type="string" office:string-value="https://osm.org/relation/3234982" calcext:value-type="string">
            <text:p>https://osm.org/relation/32349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990" calcext:value-type="float">
            <text:p>3234990</text:p>
          </table:table-cell>
          <table:table-cell table:style-name="ce2" office:value-type="string" calcext:value-type="string">
            <text:p>Rue de l'Arbre Bénit</text:p>
          </table:table-cell>
          <table:table-cell table:style-name="ce2" office:value-type="string" calcext:value-type="string">
            <text:p>Gewijde-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90];&quot;/&quot;;[.B190])" office:value-type="string" office:string-value="https://osm.org/relation/3234990" calcext:value-type="string">
            <text:p>https://osm.org/relation/32349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123" calcext:value-type="float">
            <text:p>3235123</text:p>
          </table:table-cell>
          <table:table-cell table:style-name="ce2" office:value-type="string" calcext:value-type="string">
            <text:p>Rue de la Croix</text:p>
          </table:table-cell>
          <table:table-cell table:style-name="ce2" office:value-type="string" calcext:value-type="string">
            <text:p>Kr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91];&quot;/&quot;;[.B191])" office:value-type="string" office:string-value="https://osm.org/relation/3235123" calcext:value-type="string">
            <text:p>https://osm.org/relation/32351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129" calcext:value-type="float">
            <text:p>3235129</text:p>
          </table:table-cell>
          <table:table-cell table:style-name="ce2" office:value-type="string" calcext:value-type="string">
            <text:p>Rue du Couvent</text:p>
          </table:table-cell>
          <table:table-cell table:style-name="ce2" office:value-type="string" calcext:value-type="string">
            <text:p>Kloo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92];&quot;/&quot;;[.B192])" office:value-type="string" office:string-value="https://osm.org/relation/3235129" calcext:value-type="string">
            <text:p>https://osm.org/relation/3235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458" calcext:value-type="float">
            <text:p>3235458</text:p>
          </table:table-cell>
          <table:table-cell table:style-name="ce2" office:value-type="string" calcext:value-type="string">
            <text:p>Rue Paul Spaak</text:p>
          </table:table-cell>
          <table:table-cell table:style-name="ce2" office:value-type="string" calcext:value-type="string">
            <text:p>Paul Spaakstraat</text:p>
          </table:table-cell>
          <table:table-cell table:style-name="ce3" office:value-type="string" calcext:value-type="string">
            <text:p>Q99912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93];&quot;/&quot;;[.B193])" office:value-type="string" office:string-value="https://osm.org/relation/3235458" calcext:value-type="string">
            <text:p>https://osm.org/relation/32354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634" calcext:value-type="float">
            <text:p>3235634</text:p>
          </table:table-cell>
          <table:table-cell table:style-name="ce2" office:value-type="string" calcext:value-type="string">
            <text:p>Rue Lesbroussart</text:p>
          </table:table-cell>
          <table:table-cell table:style-name="ce2" office:value-type="string" calcext:value-type="string">
            <text:p>Lesbroussartstraat</text:p>
          </table:table-cell>
          <table:table-cell table:style-name="ce3" office:value-type="string" calcext:value-type="string">
            <text:p>Q316422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94];&quot;/&quot;;[.B194])" office:value-type="string" office:string-value="https://osm.org/relation/3235634" calcext:value-type="string">
            <text:p>https://osm.org/relation/3235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667" calcext:value-type="float">
            <text:p>3235667</text:p>
          </table:table-cell>
          <table:table-cell table:style-name="ce2" office:value-type="string" calcext:value-type="string">
            <text:p>Rue Lens</text:p>
          </table:table-cell>
          <table:table-cell table:style-name="ce2" office:value-type="string" calcext:value-type="string">
            <text:p>Lensstraat</text:p>
          </table:table-cell>
          <table:table-cell table:style-name="ce2" office:value-type="string" calcext:value-type="string">
            <text:p>Q284815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95];&quot;/&quot;;[.B195])" office:value-type="string" office:string-value="https://osm.org/relation/3235667" calcext:value-type="string">
            <text:p>https://osm.org/relation/3235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676" calcext:value-type="float">
            <text:p>3235676</text:p>
          </table:table-cell>
          <table:table-cell table:style-name="ce2" office:value-type="string" calcext:value-type="string">
            <text:p>Rue Dautzenberg</text:p>
          </table:table-cell>
          <table:table-cell table:style-name="ce2" office:value-type="string" calcext:value-type="string">
            <text:p>Dautzenbergstraat</text:p>
          </table:table-cell>
          <table:table-cell table:style-name="ce3" office:value-type="string" calcext:value-type="string">
            <text:p>Q8521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96];&quot;/&quot;;[.B196])" office:value-type="string" office:string-value="https://osm.org/relation/3235676" calcext:value-type="string">
            <text:p>https://osm.org/relation/32356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881" calcext:value-type="float">
            <text:p>3235881</text:p>
          </table:table-cell>
          <table:table-cell table:style-name="ce2" office:value-type="string" calcext:value-type="string">
            <text:p>Rue Gachard</text:p>
          </table:table-cell>
          <table:table-cell table:style-name="ce2" office:value-type="string" calcext:value-type="string">
            <text:p>Gachardstraat</text:p>
          </table:table-cell>
          <table:table-cell table:style-name="ce3" office:value-type="string" calcext:value-type="string">
            <text:p>Q5517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97];&quot;/&quot;;[.B197])" office:value-type="string" office:string-value="https://osm.org/relation/3235881" calcext:value-type="string">
            <text:p>https://osm.org/relation/32358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951" calcext:value-type="float">
            <text:p>3235951</text:p>
          </table:table-cell>
          <table:table-cell table:style-name="ce2" office:value-type="string" calcext:value-type="string">
            <text:p>Chaussée de Vleurgat</text:p>
          </table:table-cell>
          <table:table-cell table:style-name="ce2" office:value-type="string" calcext:value-type="string">
            <text:p>Vleurgat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198];&quot;/&quot;;[.B198])" office:value-type="string" office:string-value="https://osm.org/relation/3235951" calcext:value-type="string">
            <text:p>https://osm.org/relation/32359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59" calcext:value-type="float">
            <text:p>3252659</text:p>
          </table:table-cell>
          <table:table-cell table:style-name="ce2" office:value-type="string" calcext:value-type="string">
            <text:p>Avenue Georges Petre</text:p>
          </table:table-cell>
          <table:table-cell table:style-name="ce2" office:value-type="string" calcext:value-type="string">
            <text:p>Georges Petrelaan</text:p>
          </table:table-cell>
          <table:table-cell table:style-name="ce3" office:value-type="string" calcext:value-type="string">
            <text:p>Q31033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199];&quot;/&quot;;[.B199])" office:value-type="string" office:string-value="https://osm.org/relation/3252659" calcext:value-type="string">
            <text:p>https://osm.org/relation/3252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60" calcext:value-type="float">
            <text:p>3252660</text:p>
          </table:table-cell>
          <table:table-cell table:style-name="ce2" office:value-type="string" calcext:value-type="string">
            <text:p>Rue Eeckelaers</text:p>
          </table:table-cell>
          <table:table-cell table:style-name="ce2" office:value-type="string" calcext:value-type="string">
            <text:p>Eeckela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Louis Eeckelaers</text:p>
          </table:table-cell>
          <table:table-cell table:style-name="ce17" table:formula="of:=CONCATENATE(&quot;https://osm.org/&quot;;[.A200];&quot;/&quot;;[.B200])" office:value-type="string" office:string-value="https://osm.org/relation/3252660" calcext:value-type="string">
            <text:p>https://osm.org/relation/32526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021" calcext:value-type="float">
            <text:p>3253021</text:p>
          </table:table-cell>
          <table:table-cell table:style-name="ce2" office:value-type="string" calcext:value-type="string">
            <text:p>Rue du Cardinal</text:p>
          </table:table-cell>
          <table:table-cell table:style-name="ce2" office:value-type="string" calcext:value-type="string">
            <text:p>Kardinaa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01];&quot;/&quot;;[.B201])" office:value-type="string" office:string-value="https://osm.org/relation/3253021" calcext:value-type="string">
            <text:p>https://osm.org/relation/3253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022" calcext:value-type="float">
            <text:p>3253022</text:p>
          </table:table-cell>
          <table:table-cell table:style-name="ce2" office:value-type="string" calcext:value-type="string">
            <text:p>Rue Bonneels</text:p>
          </table:table-cell>
          <table:table-cell table:style-name="ce2" office:value-type="string" calcext:value-type="string">
            <text:p>Bonneel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1" office:value-type="string" calcext:value-type="string">
            <text:p>Thimothée Félix Bonneels</text:p>
          </table:table-cell>
          <table:table-cell table:style-name="ce17" table:formula="of:=CONCATENATE(&quot;https://osm.org/&quot;;[.A202];&quot;/&quot;;[.B202])" office:value-type="string" office:string-value="https://osm.org/relation/3253022" calcext:value-type="string">
            <text:p>https://osm.org/relation/32530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231" calcext:value-type="float">
            <text:p>3253231</text:p>
          </table:table-cell>
          <table:table-cell table:style-name="ce2" office:value-type="string" calcext:value-type="string">
            <text:p>Rue Willems</text:p>
          </table:table-cell>
          <table:table-cell table:style-name="ce2" office:value-type="string" calcext:value-type="string">
            <text:p>Willemsstraat</text:p>
          </table:table-cell>
          <table:table-cell table:style-name="ce2" office:value-type="string" calcext:value-type="string">
            <text:p>Q32714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03];&quot;/&quot;;[.B203])" office:value-type="string" office:string-value="https://osm.org/relation/3253231" calcext:value-type="string">
            <text:p>https://osm.org/relation/32532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233" calcext:value-type="float">
            <text:p>3253233</text:p>
          </table:table-cell>
          <table:table-cell table:style-name="ce2" office:value-type="string" calcext:value-type="string">
            <text:p>Rue de la Pacification</text:p>
          </table:table-cell>
          <table:table-cell table:style-name="ce2" office:value-type="string" calcext:value-type="string">
            <text:p>Pacificat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04];&quot;/&quot;;[.B204])" office:value-type="string" office:string-value="https://osm.org/relation/3253233" calcext:value-type="string">
            <text:p>https://osm.org/relation/32532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285" calcext:value-type="float">
            <text:p>3253285</text:p>
          </table:table-cell>
          <table:table-cell table:style-name="ce2" office:value-type="string" calcext:value-type="string">
            <text:p>Rue de Verviers</text:p>
          </table:table-cell>
          <table:table-cell table:style-name="ce2" office:value-type="string" calcext:value-type="string">
            <text:p>Vervi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05];&quot;/&quot;;[.B205])" office:value-type="string" office:string-value="https://osm.org/relation/3253285" calcext:value-type="string">
            <text:p>https://osm.org/relation/32532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286" calcext:value-type="float">
            <text:p>3253286</text:p>
          </table:table-cell>
          <table:table-cell table:style-name="ce2" office:value-type="string" calcext:value-type="string">
            <text:p>Rue de Verviers</text:p>
          </table:table-cell>
          <table:table-cell table:style-name="ce2" office:value-type="string" calcext:value-type="string">
            <text:p>Vervi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06];&quot;/&quot;;[.B206])" office:value-type="string" office:string-value="https://osm.org/relation/3253286" calcext:value-type="string">
            <text:p>https://osm.org/relation/32532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04" calcext:value-type="float">
            <text:p>3253304</text:p>
          </table:table-cell>
          <table:table-cell table:style-name="ce2" office:value-type="string" calcext:value-type="string">
            <text:p>Rue des Deux Églises</text:p>
          </table:table-cell>
          <table:table-cell table:style-name="ce2" office:value-type="string" calcext:value-type="string">
            <text:p>Tweeker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07];&quot;/&quot;;[.B207])" office:value-type="string" office:string-value="https://osm.org/relation/3253304" calcext:value-type="string">
            <text:p>https://osm.org/relation/32533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08" calcext:value-type="float">
            <text:p>3253308</text:p>
          </table:table-cell>
          <table:table-cell table:style-name="ce2" office:value-type="string" calcext:value-type="string">
            <text:p>Rue Marie-Thérèse</text:p>
          </table:table-cell>
          <table:table-cell table:style-name="ce2" office:value-type="string" calcext:value-type="string">
            <text:p>Maria-Louizasquare</text:p>
          </table:table-cell>
          <table:table-cell table:style-name="ce2" office:value-type="string" calcext:value-type="string">
            <text:p>Q13170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208];&quot;/&quot;;[.B208])" office:value-type="string" office:string-value="https://osm.org/relation/3253308" calcext:value-type="string">
            <text:p>https://osm.org/relation/32533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10" calcext:value-type="float">
            <text:p>3253310</text:p>
          </table:table-cell>
          <table:table-cell table:style-name="ce2" office:value-type="string" calcext:value-type="string">
            <text:p>Rue de la Charité</text:p>
          </table:table-cell>
          <table:table-cell table:style-name="ce2" office:value-type="string" calcext:value-type="string">
            <text:p>Liefdadig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09];&quot;/&quot;;[.B209])" office:value-type="string" office:string-value="https://osm.org/relation/3253310" calcext:value-type="string">
            <text:p>https://osm.org/relation/3253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11" calcext:value-type="float">
            <text:p>3253311</text:p>
          </table:table-cell>
          <table:table-cell table:style-name="ce2" office:value-type="string" calcext:value-type="string">
            <text:p>Rue du Marteau</text:p>
          </table:table-cell>
          <table:table-cell table:style-name="ce2" office:value-type="string" calcext:value-type="string">
            <text:p>Ham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10];&quot;/&quot;;[.B210])" office:value-type="string" office:string-value="https://osm.org/relation/3253311" calcext:value-type="string">
            <text:p>https://osm.org/relation/32533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19" calcext:value-type="float">
            <text:p>3253319</text:p>
          </table:table-cell>
          <table:table-cell table:style-name="ce2" office:value-type="string" calcext:value-type="string">
            <text:p>Rue de Spa</text:p>
          </table:table-cell>
          <table:table-cell table:style-name="ce2" office:value-type="string" calcext:value-type="string">
            <text:p>Sp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11];&quot;/&quot;;[.B211])" office:value-type="string" office:string-value="https://osm.org/relation/3253319" calcext:value-type="string">
            <text:p>https://osm.org/relation/325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20" calcext:value-type="float">
            <text:p>3253320</text:p>
          </table:table-cell>
          <table:table-cell table:style-name="ce2" office:value-type="string" calcext:value-type="string">
            <text:p>Rue des Guildes</text:p>
          </table:table-cell>
          <table:table-cell table:style-name="ce2" office:value-type="string" calcext:value-type="string">
            <text:p>Gil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12];&quot;/&quot;;[.B212])" office:value-type="string" office:string-value="https://osm.org/relation/3253320" calcext:value-type="string">
            <text:p>https://osm.org/relation/32533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42" calcext:value-type="float">
            <text:p>3253342</text:p>
          </table:table-cell>
          <table:table-cell table:style-name="ce2" office:value-type="string" calcext:value-type="string">
            <text:p>Avenue des Arts</text:p>
          </table:table-cell>
          <table:table-cell table:style-name="ce2" office:value-type="string" calcext:value-type="string">
            <text:p>Kuns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13];&quot;/&quot;;[.B213])" office:value-type="string" office:string-value="https://osm.org/relation/3253342" calcext:value-type="string">
            <text:p>https://osm.org/relation/32533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43" calcext:value-type="float">
            <text:p>3253343</text:p>
          </table:table-cell>
          <table:table-cell table:style-name="ce2" office:value-type="string" calcext:value-type="string">
            <text:p>Rue Scailquin</text:p>
          </table:table-cell>
          <table:table-cell table:style-name="ce2" office:value-type="string" calcext:value-type="string">
            <text:p>Scailquinstraat</text:p>
          </table:table-cell>
          <table:table-cell table:style-name="ce2" office:value-type="string" calcext:value-type="string">
            <text:p>Q33544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14];&quot;/&quot;;[.B214])" office:value-type="string" office:string-value="https://osm.org/relation/3253343" calcext:value-type="string">
            <text:p>https://osm.org/relation/32533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46" calcext:value-type="float">
            <text:p>3253346</text:p>
          </table:table-cell>
          <table:table-cell table:style-name="ce2" office:value-type="string" calcext:value-type="string">
            <text:p>Avenue de l'Astronomie</text:p>
          </table:table-cell>
          <table:table-cell table:style-name="ce2" office:value-type="string" calcext:value-type="string">
            <text:p>Sterrenkund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15];&quot;/&quot;;[.B215])" office:value-type="string" office:string-value="https://osm.org/relation/3253346" calcext:value-type="string">
            <text:p>https://osm.org/relation/32533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56" calcext:value-type="float">
            <text:p>3253356</text:p>
          </table:table-cell>
          <table:table-cell table:style-name="ce2" office:value-type="string" calcext:value-type="string">
            <text:p>Place Quetelet</text:p>
          </table:table-cell>
          <table:table-cell table:style-name="ce2" office:value-type="string" calcext:value-type="string">
            <text:p>Queteletplein</text:p>
          </table:table-cell>
          <table:table-cell table:style-name="ce2" office:value-type="string" calcext:value-type="string">
            <text:p>Q20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16];&quot;/&quot;;[.B216])" office:value-type="string" office:string-value="https://osm.org/relation/3253356" calcext:value-type="string">
            <text:p>https://osm.org/relation/3253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57" calcext:value-type="float">
            <text:p>3253357</text:p>
          </table:table-cell>
          <table:table-cell table:style-name="ce2" office:value-type="string" calcext:value-type="string">
            <text:p>Avenue Galilée</text:p>
          </table:table-cell>
          <table:table-cell table:style-name="ce2" office:value-type="string" calcext:value-type="string">
            <text:p>Galileelaan</text:p>
          </table:table-cell>
          <table:table-cell table:style-name="ce2" office:value-type="string" calcext:value-type="string">
            <text:p>Q3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17];&quot;/&quot;;[.B217])" office:value-type="string" office:string-value="https://osm.org/relation/3253357" calcext:value-type="string">
            <text:p>https://osm.org/relation/32533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5021" calcext:value-type="float">
            <text:p>3255021</text:p>
          </table:table-cell>
          <table:table-cell table:style-name="ce2" office:value-type="string" calcext:value-type="string">
            <text:p>Rue Marie-Thérèse</text:p>
          </table:table-cell>
          <table:table-cell table:style-name="ce2" office:value-type="string" calcext:value-type="string">
            <text:p>Maria-Theresiastraat</text:p>
          </table:table-cell>
          <table:table-cell table:style-name="ce2" office:value-type="string" calcext:value-type="string">
            <text:p>Q25462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218];&quot;/&quot;;[.B218])" office:value-type="string" office:string-value="https://osm.org/relation/3255021" calcext:value-type="string">
            <text:p>https://osm.org/relation/3255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39" calcext:value-type="float">
            <text:p>3256839</text:p>
          </table:table-cell>
          <table:table-cell table:style-name="ce2" office:value-type="string" calcext:value-type="string">
            <text:p>Rue Joseph II</text:p>
          </table:table-cell>
          <table:table-cell table:style-name="ce2" office:value-type="string" calcext:value-type="string">
            <text:p>Jozef II-straat</text:p>
          </table:table-cell>
          <table:table-cell table:style-name="ce2" office:value-type="string" calcext:value-type="string">
            <text:p>Q765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19];&quot;/&quot;;[.B219])" office:value-type="string" office:string-value="https://osm.org/relation/3256839" calcext:value-type="string">
            <text:p>https://osm.org/relation/32568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58" calcext:value-type="float">
            <text:p>3256858</text:p>
          </table:table-cell>
          <table:table-cell table:style-name="ce2" office:value-type="string" calcext:value-type="string">
            <text:p>Rue Rembrandt</text:p>
          </table:table-cell>
          <table:table-cell table:style-name="ce2" office:value-type="string" calcext:value-type="string">
            <text:p>Rembrandtstraat</text:p>
          </table:table-cell>
          <table:table-cell table:style-name="ce2" office:value-type="string" calcext:value-type="string">
            <text:p>Q55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20];&quot;/&quot;;[.B220])" office:value-type="string" office:string-value="https://osm.org/relation/3256858" calcext:value-type="string">
            <text:p>https://osm.org/relation/32568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68" calcext:value-type="float">
            <text:p>3256868</text:p>
          </table:table-cell>
          <table:table-cell table:style-name="ce2" office:value-type="string" calcext:value-type="string">
            <text:p>Rue Wappers</text:p>
          </table:table-cell>
          <table:table-cell table:style-name="ce2" office:value-type="string" calcext:value-type="string">
            <text:p>Wappersstraat</text:p>
          </table:table-cell>
          <table:table-cell table:style-name="ce2" office:value-type="string" calcext:value-type="string">
            <text:p>Q7278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21];&quot;/&quot;;[.B221])" office:value-type="string" office:string-value="https://osm.org/relation/3256868" calcext:value-type="string">
            <text:p>https://osm.org/relation/32568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77" calcext:value-type="float">
            <text:p>3256877</text:p>
          </table:table-cell>
          <table:table-cell table:style-name="ce2" office:value-type="string" calcext:value-type="string">
            <text:p>Rue Hobbema</text:p>
          </table:table-cell>
          <table:table-cell table:style-name="ce2" office:value-type="string" calcext:value-type="string">
            <text:p>Hobbemastraat</text:p>
          </table:table-cell>
          <table:table-cell table:style-name="ce2" office:value-type="string" calcext:value-type="string">
            <text:p>Q3369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22];&quot;/&quot;;[.B222])" office:value-type="string" office:string-value="https://osm.org/relation/3256877" calcext:value-type="string">
            <text:p>https://osm.org/relation/3256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86" calcext:value-type="float">
            <text:p>3256886</text:p>
          </table:table-cell>
          <table:table-cell table:style-name="ce2" office:value-type="string" calcext:value-type="string">
            <text:p>Rue Van Ostade</text:p>
          </table:table-cell>
          <table:table-cell table:style-name="ce2" office:value-type="string" calcext:value-type="string">
            <text:p>Van Ostadestraat</text:p>
          </table:table-cell>
          <table:table-cell table:style-name="ce2" office:value-type="string" calcext:value-type="string">
            <text:p>Q3524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23];&quot;/&quot;;[.B223])" office:value-type="string" office:string-value="https://osm.org/relation/3256886" calcext:value-type="string">
            <text:p>https://osm.org/relation/32568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98" calcext:value-type="float">
            <text:p>3256898</text:p>
          </table:table-cell>
          <table:table-cell table:style-name="ce2" office:value-type="string" calcext:value-type="string">
            <text:p>Avenue de la Chevalerie</text:p>
          </table:table-cell>
          <table:table-cell table:style-name="ce2" office:value-type="string" calcext:value-type="string">
            <text:p>Ridderschap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24];&quot;/&quot;;[.B224])" office:value-type="string" office:string-value="https://osm.org/relation/3256898" calcext:value-type="string">
            <text:p>https://osm.org/relation/32568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99" calcext:value-type="float">
            <text:p>3256899</text:p>
          </table:table-cell>
          <table:table-cell table:style-name="ce2" office:value-type="string" calcext:value-type="string">
            <text:p>Rue Leys</text:p>
          </table:table-cell>
          <table:table-cell table:style-name="ce2" office:value-type="string" calcext:value-type="string">
            <text:p>Leystraat</text:p>
          </table:table-cell>
          <table:table-cell table:style-name="ce2" office:value-type="string" calcext:value-type="string">
            <text:p>Q9595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25];&quot;/&quot;;[.B225])" office:value-type="string" office:string-value="https://osm.org/relation/3256899" calcext:value-type="string">
            <text:p>https://osm.org/relation/32568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00" calcext:value-type="float">
            <text:p>3256900</text:p>
          </table:table-cell>
          <table:table-cell table:style-name="ce2" office:value-type="string" calcext:value-type="string">
            <text:p>Rue Murillo</text:p>
          </table:table-cell>
          <table:table-cell table:style-name="ce2" office:value-type="string" calcext:value-type="string">
            <text:p>Murillostraat</text:p>
          </table:table-cell>
          <table:table-cell table:style-name="ce2" office:value-type="string" calcext:value-type="string">
            <text:p>Q1920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26];&quot;/&quot;;[.B226])" office:value-type="string" office:string-value="https://osm.org/relation/3256900" calcext:value-type="string">
            <text:p>https://osm.org/relation/32569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01" calcext:value-type="float">
            <text:p>3256901</text:p>
          </table:table-cell>
          <table:table-cell table:style-name="ce2" office:value-type="string" calcext:value-type="string">
            <text:p>Rue du Noyer</text:p>
          </table:table-cell>
          <table:table-cell table:style-name="ce2" office:value-type="string" calcext:value-type="string">
            <text:p>Notel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27];&quot;/&quot;;[.B227])" office:value-type="string" office:string-value="https://osm.org/relation/3256901" calcext:value-type="string">
            <text:p>https://osm.org/relation/32569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17" calcext:value-type="float">
            <text:p>3256917</text:p>
          </table:table-cell>
          <table:table-cell table:style-name="ce2" office:value-type="string" calcext:value-type="string">
            <text:p>Boulevard du Roi Albert II</text:p>
          </table:table-cell>
          <table:table-cell table:style-name="ce2" office:value-type="string" calcext:value-type="string">
            <text:p>Koning Albert II-laan</text:p>
          </table:table-cell>
          <table:table-cell table:style-name="ce2" office:value-type="string" calcext:value-type="string">
            <text:p>Q39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28];&quot;/&quot;;[.B228])" office:value-type="string" office:string-value="https://osm.org/relation/3256917" calcext:value-type="string">
            <text:p>https://osm.org/relation/32569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23" calcext:value-type="float">
            <text:p>3256923</text:p>
          </table:table-cell>
          <table:table-cell table:style-name="ce2" office:value-type="string" calcext:value-type="string">
            <text:p>Rue des Croisades</text:p>
          </table:table-cell>
          <table:table-cell table:style-name="ce2" office:value-type="string" calcext:value-type="string">
            <text:p>Kruisvaar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29];&quot;/&quot;;[.B229])" office:value-type="string" office:string-value="https://osm.org/relation/3256923" calcext:value-type="string">
            <text:p>https://osm.org/relation/32569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26" calcext:value-type="float">
            <text:p>3256926</text:p>
          </table:table-cell>
          <table:table-cell table:style-name="ce2" office:value-type="string" calcext:value-type="string">
            <text:p>Avenue du Boulevard</text:p>
          </table:table-cell>
          <table:table-cell table:style-name="ce2" office:value-type="string" calcext:value-type="string">
            <text:p>Bolwer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30];&quot;/&quot;;[.B230])" office:value-type="string" office:string-value="https://osm.org/relation/3256926" calcext:value-type="string">
            <text:p>https://osm.org/relation/32569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7010" calcext:value-type="float">
            <text:p>3257010</text:p>
          </table:table-cell>
          <table:table-cell table:style-name="ce2" office:value-type="string" calcext:value-type="string">
            <text:p>Rue Royale</text:p>
          </table:table-cell>
          <table:table-cell table:style-name="ce2" office:value-type="string" calcext:value-type="string">
            <text:p>Kon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31];&quot;/&quot;;[.B231])" office:value-type="string" office:string-value="https://osm.org/relation/3257010" calcext:value-type="string">
            <text:p>https://osm.org/relation/3257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476" calcext:value-type="float">
            <text:p>3292476</text:p>
          </table:table-cell>
          <table:table-cell table:style-name="ce2" office:value-type="string" calcext:value-type="string">
            <text:p>Rue Picard</text:p>
          </table:table-cell>
          <table:table-cell table:style-name="ce2" office:value-type="string" calcext:value-type="string">
            <text:p>Picard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data, pas d'infos</text:p>
          </table:table-cell>
          <table:table-cell table:style-name="ce17" table:formula="of:=CONCATENATE(&quot;https://osm.org/&quot;;[.A232];&quot;/&quot;;[.B232])" office:value-type="string" office:string-value="https://osm.org/relation/3292476" calcext:value-type="string">
            <text:p>https://osm.org/relation/32924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4464" calcext:value-type="float">
            <text:p>3294464</text:p>
          </table:table-cell>
          <table:table-cell table:style-name="ce2" office:value-type="string" calcext:value-type="string">
            <text:p>Rue Vandenboogaerde</text:p>
          </table:table-cell>
          <table:table-cell table:style-name="ce2" office:value-type="string" calcext:value-type="string">
            <text:p>Vandenboogaerde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2" office:value-type="string" calcext:value-type="string">
            <text:p>Desiderius Vandenboogaerde, notaire à Poperinge, propriétaire de terrains à Molenbeek</text:p>
          </table:table-cell>
          <table:table-cell table:style-name="ce17" table:formula="of:=CONCATENATE(&quot;https://osm.org/&quot;;[.A233];&quot;/&quot;;[.B233])" office:value-type="string" office:string-value="https://osm.org/relation/3294464" calcext:value-type="string">
            <text:p>https://osm.org/relation/32944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4557" calcext:value-type="float">
            <text:p>3294557</text:p>
          </table:table-cell>
          <table:table-cell table:style-name="ce2" office:value-type="string" calcext:value-type="string">
            <text:p>Rue Bouvier</text:p>
          </table:table-cell>
          <table:table-cell table:style-name="ce2" office:value-type="string" calcext:value-type="string">
            <text:p>Bouv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34];&quot;/&quot;;[.B234])" office:value-type="string" office:string-value="https://osm.org/relation/3294557" calcext:value-type="string">
            <text:p>https://osm.org/relation/3294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7585" calcext:value-type="float">
            <text:p>3297585</text:p>
          </table:table-cell>
          <table:table-cell table:style-name="ce2" office:value-type="string" calcext:value-type="string">
            <text:p>Rue de Ribaucourt</text:p>
          </table:table-cell>
          <table:table-cell table:style-name="ce2" office:value-type="string" calcext:value-type="string">
            <text:p>de Ribaucourtstraat</text:p>
          </table:table-cell>
          <table:table-cell table:style-name="ce2" office:value-type="string" calcext:value-type="string">
            <text:p>Q14159032 ; Q141589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35];&quot;/&quot;;[.B235])" office:value-type="string" office:string-value="https://osm.org/relation/3297585" calcext:value-type="string">
            <text:p>https://osm.org/relation/32975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2989" calcext:value-type="float">
            <text:p>3302989</text:p>
          </table:table-cell>
          <table:table-cell table:style-name="ce2" office:value-type="string" calcext:value-type="string">
            <text:p>Rue Ulens</text:p>
          </table:table-cell>
          <table:table-cell table:style-name="ce2" office:value-type="string" calcext:value-type="string">
            <text:p>Ul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2" office:value-type="string" calcext:value-type="string">
            <text:p>du nom d'un ancien intendant militaire molenbeekois</text:p>
          </table:table-cell>
          <table:table-cell table:style-name="ce17" table:formula="of:=CONCATENATE(&quot;https://osm.org/&quot;;[.A236];&quot;/&quot;;[.B236])" office:value-type="string" office:string-value="https://osm.org/relation/3302989" calcext:value-type="string">
            <text:p>https://osm.org/relation/3302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563" calcext:value-type="float">
            <text:p>3303563</text:p>
          </table:table-cell>
          <table:table-cell table:style-name="ce2" office:value-type="string" calcext:value-type="string">
            <text:p>Avenue du Port</text:p>
          </table:table-cell>
          <table:table-cell table:style-name="ce2" office:value-type="string" calcext:value-type="string">
            <text:p>Hav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37];&quot;/&quot;;[.B237])" office:value-type="string" office:string-value="https://osm.org/relation/3303563" calcext:value-type="string">
            <text:p>https://osm.org/relation/33035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784" calcext:value-type="float">
            <text:p>3315784</text:p>
          </table:table-cell>
          <table:table-cell table:style-name="ce2" office:value-type="string" calcext:value-type="string">
            <text:p>Chaussée de Gand</text:p>
          </table:table-cell>
          <table:table-cell table:style-name="ce2" office:value-type="string" calcext:value-type="string">
            <text:p>Steenweg op Gen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38];&quot;/&quot;;[.B238])" office:value-type="string" office:string-value="https://osm.org/relation/3315784" calcext:value-type="string">
            <text:p>https://osm.org/relation/33157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41363" calcext:value-type="float">
            <text:p>3341363</text:p>
          </table:table-cell>
          <table:table-cell table:style-name="ce2" office:value-type="string" calcext:value-type="string">
            <text:p>Chaussée de Waterloo</text:p>
          </table:table-cell>
          <table:table-cell table:style-name="ce2" office:value-type="string" calcext:value-type="string">
            <text:p>Waterloo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39];&quot;/&quot;;[.B239])" office:value-type="string" office:string-value="https://osm.org/relation/3341363" calcext:value-type="string">
            <text:p>https://osm.org/relation/33413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3740" calcext:value-type="float">
            <text:p>3363740</text:p>
          </table:table-cell>
          <table:table-cell table:style-name="ce2" office:value-type="string" calcext:value-type="string">
            <text:p>Chaussée de Vilvorde</text:p>
          </table:table-cell>
          <table:table-cell table:style-name="ce2" office:value-type="string" calcext:value-type="string">
            <text:p>Vilvoord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40];&quot;/&quot;;[.B240])" office:value-type="string" office:string-value="https://osm.org/relation/3363740" calcext:value-type="string">
            <text:p>https://osm.org/relation/33637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3745" calcext:value-type="float">
            <text:p>3363745</text:p>
          </table:table-cell>
          <table:table-cell table:style-name="ce2" office:value-type="string" calcext:value-type="string">
            <text:p>Quai de Heembeek</text:p>
          </table:table-cell>
          <table:table-cell table:style-name="ce2" office:value-type="string" calcext:value-type="string">
            <text:p>Heembeek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41];&quot;/&quot;;[.B241])" office:value-type="string" office:string-value="https://osm.org/relation/3363745" calcext:value-type="string">
            <text:p>https://osm.org/relation/33637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36" calcext:value-type="float">
            <text:p>3367636</text:p>
          </table:table-cell>
          <table:table-cell table:style-name="ce2" office:value-type="string" calcext:value-type="string">
            <text:p>Avenue Antoon van Oss</text:p>
          </table:table-cell>
          <table:table-cell table:style-name="ce2" office:value-type="string" calcext:value-type="string">
            <text:p>Antoon van Os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data</text:p>
          </table:table-cell>
          <table:table-cell table:style-name="ce17" table:formula="of:=CONCATENATE(&quot;https://osm.org/&quot;;[.A242];&quot;/&quot;;[.B242])" office:value-type="string" office:string-value="https://osm.org/relation/3367636" calcext:value-type="string">
            <text:p>https://osm.org/relation/33676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37" calcext:value-type="float">
            <text:p>3367637</text:p>
          </table:table-cell>
          <table:table-cell table:style-name="ce2" office:value-type="string" calcext:value-type="string">
            <text:p>Avenue De Béjar</text:p>
          </table:table-cell>
          <table:table-cell table:style-name="ce2" office:value-type="string" calcext:value-type="string">
            <text:p>De Béja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, peut-être Q42398401</text:p>
          </table:table-cell>
          <table:table-cell table:style-name="ce17" table:formula="of:=CONCATENATE(&quot;https://osm.org/&quot;;[.A243];&quot;/&quot;;[.B243])" office:value-type="string" office:string-value="https://osm.org/relation/3367637" calcext:value-type="string">
            <text:p>https://osm.org/relation/33676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38" calcext:value-type="float">
            <text:p>3367638</text:p>
          </table:table-cell>
          <table:table-cell table:style-name="ce2" office:value-type="string" calcext:value-type="string">
            <text:p>Avenue de Tyras</text:p>
          </table:table-cell>
          <table:table-cell table:style-name="ce2" office:value-type="string" calcext:value-type="string">
            <text:p>de Tyraslaan</text:p>
          </table:table-cell>
          <table:table-cell table:style-name="ce2" office:value-type="string" calcext:value-type="string">
            <text:p>Q2019115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44];&quot;/&quot;;[.B244])" office:value-type="string" office:string-value="https://osm.org/relation/3367638" calcext:value-type="string">
            <text:p>https://osm.org/relation/33676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39" calcext:value-type="float">
            <text:p>3367639</text:p>
          </table:table-cell>
          <table:table-cell table:style-name="ce2" office:value-type="string" calcext:value-type="string">
            <text:p>Avenue de Versailles</text:p>
          </table:table-cell>
          <table:table-cell table:style-name="ce2" office:value-type="string" calcext:value-type="string">
            <text:p>Versaill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45];&quot;/&quot;;[.B245])" office:value-type="string" office:string-value="https://osm.org/relation/3367639" calcext:value-type="string">
            <text:p>https://osm.org/relation/33676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40" calcext:value-type="float">
            <text:p>3367640</text:p>
          </table:table-cell>
          <table:table-cell table:style-name="ce2" office:value-type="string" calcext:value-type="string">
            <text:p>Avenue de la Reine des Prés</text:p>
          </table:table-cell>
          <table:table-cell table:style-name="ce2" office:value-type="string" calcext:value-type="string">
            <text:p>Olmkrui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46];&quot;/&quot;;[.B246])" office:value-type="string" office:string-value="https://osm.org/relation/3367640" calcext:value-type="string">
            <text:p>https://osm.org/relation/33676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41" calcext:value-type="float">
            <text:p>3367641</text:p>
          </table:table-cell>
          <table:table-cell table:style-name="ce2" office:value-type="string" calcext:value-type="string">
            <text:p>Avenue des Croix de Guerre</text:p>
          </table:table-cell>
          <table:table-cell table:style-name="ce2" office:value-type="string" calcext:value-type="string">
            <text:p>Oorlogskrui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47];&quot;/&quot;;[.B247])" office:value-type="string" office:string-value="https://osm.org/relation/3367641" calcext:value-type="string">
            <text:p>https://osm.org/relation/33676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42" calcext:value-type="float">
            <text:p>3367642</text:p>
          </table:table-cell>
          <table:table-cell table:style-name="ce2" office:value-type="string" calcext:value-type="string">
            <text:p>Avenue des Croix de l'Yser</text:p>
          </table:table-cell>
          <table:table-cell table:style-name="ce2" office:value-type="string" calcext:value-type="string">
            <text:p>IJzerkrui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48];&quot;/&quot;;[.B248])" office:value-type="string" office:string-value="https://osm.org/relation/3367642" calcext:value-type="string">
            <text:p>https://osm.org/relation/33676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43" calcext:value-type="float">
            <text:p>3367643</text:p>
          </table:table-cell>
          <table:table-cell table:style-name="ce2" office:value-type="string" calcext:value-type="string">
            <text:p>Avenue du Marly</text:p>
          </table:table-cell>
          <table:table-cell table:style-name="ce2" office:value-type="string" calcext:value-type="string">
            <text:p>Marly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; localité?</text:p>
          </table:table-cell>
          <table:table-cell table:style-name="ce17" table:formula="of:=CONCATENATE(&quot;https://osm.org/&quot;;[.A249];&quot;/&quot;;[.B249])" office:value-type="string" office:string-value="https://osm.org/relation/3367643" calcext:value-type="string">
            <text:p>https://osm.org/relation/33676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44" calcext:value-type="float">
            <text:p>3367644</text:p>
          </table:table-cell>
          <table:table-cell table:style-name="ce2" office:value-type="string" calcext:value-type="string">
            <text:p>Avenue du Pois de Senteur</text:p>
          </table:table-cell>
          <table:table-cell table:style-name="ce2" office:value-type="string" calcext:value-type="string">
            <text:p>Pronkerw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0];&quot;/&quot;;[.B250])" office:value-type="string" office:string-value="https://osm.org/relation/3367644" calcext:value-type="string">
            <text:p>https://osm.org/relation/33676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45" calcext:value-type="float">
            <text:p>3367645</text:p>
          </table:table-cell>
          <table:table-cell table:style-name="ce2" office:value-type="string" calcext:value-type="string">
            <text:p>Avenue du Roi Albert</text:p>
          </table:table-cell>
          <table:table-cell table:style-name="ce2" office:value-type="string" calcext:value-type="string">
            <text:p>Koning Albertlaan</text:p>
          </table:table-cell>
          <table:table-cell table:style-name="ce2" office:value-type="string" calcext:value-type="string">
            <text:p>Q550080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51];&quot;/&quot;;[.B251])" office:value-type="string" office:string-value="https://osm.org/relation/3367645" calcext:value-type="string">
            <text:p>https://osm.org/relation/33676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46" calcext:value-type="float">
            <text:p>3367646</text:p>
          </table:table-cell>
          <table:table-cell table:style-name="ce2" office:value-type="string" calcext:value-type="string">
            <text:p>Chemin Vert</text:p>
          </table:table-cell>
          <table:table-cell table:style-name="ce2" office:value-type="string" calcext:value-type="string">
            <text:p>Gro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2];&quot;/&quot;;[.B252])" office:value-type="string" office:string-value="https://osm.org/relation/3367646" calcext:value-type="string">
            <text:p>https://osm.org/relation/3367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47" calcext:value-type="float">
            <text:p>3367647</text:p>
          </table:table-cell>
          <table:table-cell table:style-name="ce2" office:value-type="string" calcext:value-type="string">
            <text:p>Chemin des Genêts</text:p>
          </table:table-cell>
          <table:table-cell table:style-name="ce2" office:value-type="string" calcext:value-type="string">
            <text:p>Brem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3];&quot;/&quot;;[.B253])" office:value-type="string" office:string-value="https://osm.org/relation/3367647" calcext:value-type="string">
            <text:p>https://osm.org/relation/33676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49" calcext:value-type="float">
            <text:p>3367649</text:p>
          </table:table-cell>
          <table:table-cell table:style-name="ce2" office:value-type="string" calcext:value-type="string">
            <text:p>Chemin du Rossignol</text:p>
          </table:table-cell>
          <table:table-cell table:style-name="ce2" office:value-type="string" calcext:value-type="string">
            <text:p>Nachtegaal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4];&quot;/&quot;;[.B254])" office:value-type="string" office:string-value="https://osm.org/relation/3367649" calcext:value-type="string">
            <text:p>https://osm.org/relation/33676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50" calcext:value-type="float">
            <text:p>3367650</text:p>
          </table:table-cell>
          <table:table-cell table:style-name="ce2" office:value-type="string" calcext:value-type="string">
            <text:p>Clos des Deux Aubépines</text:p>
          </table:table-cell>
          <table:table-cell table:style-name="ce2" office:value-type="string" calcext:value-type="string">
            <text:p>Tweedorenken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5];&quot;/&quot;;[.B255])" office:value-type="string" office:string-value="https://osm.org/relation/3367650" calcext:value-type="string">
            <text:p>https://osm.org/relation/33676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53" calcext:value-type="float">
            <text:p>3367653</text:p>
          </table:table-cell>
          <table:table-cell table:style-name="ce2" office:value-type="string" calcext:value-type="string">
            <text:p>Clos des Deux Saules</text:p>
          </table:table-cell>
          <table:table-cell table:style-name="ce2" office:value-type="string" calcext:value-type="string">
            <text:p>Tweewilg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6];&quot;/&quot;;[.B256])" office:value-type="string" office:string-value="https://osm.org/relation/3367653" calcext:value-type="string">
            <text:p>https://osm.org/relation/33676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54" calcext:value-type="float">
            <text:p>3367654</text:p>
          </table:table-cell>
          <table:table-cell table:style-name="ce2" office:value-type="string" calcext:value-type="string">
            <text:p>Clos des Deux Tilleuls</text:p>
          </table:table-cell>
          <table:table-cell table:style-name="ce2" office:value-type="string" calcext:value-type="string">
            <text:p>Tweelind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7];&quot;/&quot;;[.B257])" office:value-type="string" office:string-value="https://osm.org/relation/3367654" calcext:value-type="string">
            <text:p>https://osm.org/relation/33676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55" calcext:value-type="float">
            <text:p>3367655</text:p>
          </table:table-cell>
          <table:table-cell table:style-name="ce2" office:value-type="string" calcext:value-type="string">
            <text:p>Clos des Trigonelles</text:p>
          </table:table-cell>
          <table:table-cell table:style-name="ce2" office:value-type="string" calcext:value-type="string">
            <text:p>Hoornklaver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8];&quot;/&quot;;[.B258])" office:value-type="string" office:string-value="https://osm.org/relation/3367655" calcext:value-type="string">
            <text:p>https://osm.org/relation/33676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56" calcext:value-type="float">
            <text:p>3367656</text:p>
          </table:table-cell>
          <table:table-cell table:style-name="ce2" office:value-type="string" calcext:value-type="string">
            <text:p>Clos du Craetbos</text:p>
          </table:table-cell>
          <table:table-cell table:style-name="ce2" office:value-type="string" calcext:value-type="string">
            <text:p>Craetbo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59];&quot;/&quot;;[.B259])" office:value-type="string" office:string-value="https://osm.org/relation/3367656" calcext:value-type="string">
            <text:p>https://osm.org/relation/33676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57" calcext:value-type="float">
            <text:p>3367657</text:p>
          </table:table-cell>
          <table:table-cell table:number-columns-repeated="2" table:style-name="ce2" office:value-type="string" calcext:value-type="string">
            <text:p>Donder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60];&quot;/&quot;;[.B260])" office:value-type="string" office:string-value="https://osm.org/relation/3367657" calcext:value-type="string">
            <text:p>https://osm.org/relation/33676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58" calcext:value-type="float">
            <text:p>3367658</text:p>
          </table:table-cell>
          <table:table-cell table:style-name="ce2" office:value-type="string" calcext:value-type="string">
            <text:p>Font Saint Landry</text:p>
          </table:table-cell>
          <table:table-cell table:style-name="ce2" office:value-type="string" calcext:value-type="string">
            <text:p>Sint Lendriksbor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61];&quot;/&quot;;[.B261])" office:value-type="string" office:string-value="https://osm.org/relation/3367658" calcext:value-type="string">
            <text:p>https://osm.org/relation/33676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59" calcext:value-type="float">
            <text:p>3367659</text:p>
          </table:table-cell>
          <table:table-cell table:number-columns-repeated="2" table:style-name="ce2" office:value-type="string" calcext:value-type="string">
            <text:p>Kruip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62];&quot;/&quot;;[.B262])" office:value-type="string" office:string-value="https://osm.org/relation/3367659" calcext:value-type="string">
            <text:p>https://osm.org/relation/3367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0" calcext:value-type="float">
            <text:p>3367660</text:p>
          </table:table-cell>
          <table:table-cell table:number-columns-repeated="2" table:style-name="ce2" office:value-type="string" calcext:value-type="string">
            <text:p>Kruis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63];&quot;/&quot;;[.B263])" office:value-type="string" office:string-value="https://osm.org/relation/3367660" calcext:value-type="string">
            <text:p>https://osm.org/relation/33676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1" calcext:value-type="float">
            <text:p>3367661</text:p>
          </table:table-cell>
          <table:table-cell table:number-columns-repeated="2" table:style-name="ce2" office:value-type="string" calcext:value-type="string">
            <text:p>Laskouter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64];&quot;/&quot;;[.B264])" office:value-type="string" office:string-value="https://osm.org/relation/3367661" calcext:value-type="string">
            <text:p>https://osm.org/relation/3367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2" calcext:value-type="float">
            <text:p>3367662</text:p>
          </table:table-cell>
          <table:table-cell table:number-columns-repeated="2" table:style-name="ce2" office:value-type="string" calcext:value-type="string">
            <text:p>Mariënborre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data, pas d'infos</text:p>
          </table:table-cell>
          <table:table-cell table:style-name="ce17" table:formula="of:=CONCATENATE(&quot;https://osm.org/&quot;;[.A265];&quot;/&quot;;[.B265])" office:value-type="string" office:string-value="https://osm.org/relation/3367662" calcext:value-type="string">
            <text:p>https://osm.org/relation/33676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3" calcext:value-type="float">
            <text:p>3367663</text:p>
          </table:table-cell>
          <table:table-cell table:number-columns-repeated="2" table:style-name="ce2" office:value-type="string" calcext:value-type="string">
            <text:p>Mariënsteen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data, pas d'infos</text:p>
          </table:table-cell>
          <table:table-cell table:style-name="ce17" table:formula="of:=CONCATENATE(&quot;https://osm.org/&quot;;[.A266];&quot;/&quot;;[.B266])" office:value-type="string" office:string-value="https://osm.org/relation/3367663" calcext:value-type="string">
            <text:p>https://osm.org/relation/33676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4" calcext:value-type="float">
            <text:p>3367664</text:p>
          </table:table-cell>
          <table:table-cell table:style-name="ce2" office:value-type="string" calcext:value-type="string">
            <text:p>Petit chemin Vert</text:p>
          </table:table-cell>
          <table:table-cell table:style-name="ce2" office:value-type="string" calcext:value-type="string">
            <text:p>Korte Gro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67];&quot;/&quot;;[.B267])" office:value-type="string" office:string-value="https://osm.org/relation/3367664" calcext:value-type="string">
            <text:p>https://osm.org/relation/3367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5" calcext:value-type="float">
            <text:p>3367665</text:p>
          </table:table-cell>
          <table:table-cell table:style-name="ce2" office:value-type="string" calcext:value-type="string">
            <text:p>Place Peter Benoit</text:p>
          </table:table-cell>
          <table:table-cell table:style-name="ce2" office:value-type="string" calcext:value-type="string">
            <text:p>Peter Benoitplein</text:p>
          </table:table-cell>
          <table:table-cell table:style-name="ce2" office:value-type="string" calcext:value-type="string">
            <text:p>Q7330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68];&quot;/&quot;;[.B268])" office:value-type="string" office:string-value="https://osm.org/relation/3367665" calcext:value-type="string">
            <text:p>https://osm.org/relation/33676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6" calcext:value-type="float">
            <text:p>3367666</text:p>
          </table:table-cell>
          <table:table-cell table:style-name="ce2" office:value-type="string" calcext:value-type="string">
            <text:p>Place Saint-Nicolas</text:p>
          </table:table-cell>
          <table:table-cell table:style-name="ce2" office:value-type="string" calcext:value-type="string">
            <text:p>Sint-Nikolaasplein</text:p>
          </table:table-cell>
          <table:table-cell table:style-name="ce2" office:value-type="string" calcext:value-type="string">
            <text:p>Q442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69];&quot;/&quot;;[.B269])" office:value-type="string" office:string-value="https://osm.org/relation/3367666" calcext:value-type="string">
            <text:p>https://osm.org/relation/33676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7" calcext:value-type="float">
            <text:p>3367667</text:p>
          </table:table-cell>
          <table:table-cell table:style-name="ce2" office:value-type="string" calcext:value-type="string">
            <text:p>Rue Charles Cammaert</text:p>
          </table:table-cell>
          <table:table-cell table:style-name="ce2" office:value-type="string" calcext:value-type="string">
            <text:p>Karel Cammae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70];&quot;/&quot;;[.B270])" office:value-type="string" office:string-value="https://osm.org/relation/3367667" calcext:value-type="string">
            <text:p>https://osm.org/relation/3367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8" calcext:value-type="float">
            <text:p>3367668</text:p>
          </table:table-cell>
          <table:table-cell table:style-name="ce2" office:value-type="string" calcext:value-type="string">
            <text:p>Rue François Vekemans</text:p>
          </table:table-cell>
          <table:table-cell table:style-name="ce2" office:value-type="string" calcext:value-type="string">
            <text:p>Frans Vekema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71];&quot;/&quot;;[.B271])" office:value-type="string" office:string-value="https://osm.org/relation/3367668" calcext:value-type="string">
            <text:p>https://osm.org/relation/33676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69" calcext:value-type="float">
            <text:p>3367669</text:p>
          </table:table-cell>
          <table:table-cell table:style-name="ce2" office:value-type="string" calcext:value-type="string">
            <text:p>Rue Général Biebuyck</text:p>
          </table:table-cell>
          <table:table-cell table:style-name="ce2" office:value-type="string" calcext:value-type="string">
            <text:p>Generaal Biebuy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nl.wikipedia.org/wiki/Biebuyck" xlink:type="simple">https://nl.wikipedia.org/wiki/Biebuyck</text:a></text:p>
          </table:table-cell>
          <table:table-cell/>
          <table:table-cell table:style-name="ce17" table:formula="of:=CONCATENATE(&quot;https://osm.org/&quot;;[.A272];&quot;/&quot;;[.B272])" office:value-type="string" office:string-value="https://osm.org/relation/3367669" calcext:value-type="string">
            <text:p>https://osm.org/relation/33676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0" calcext:value-type="float">
            <text:p>3367670</text:p>
          </table:table-cell>
          <table:table-cell table:style-name="ce2" office:value-type="string" calcext:value-type="string">
            <text:p>Rue Général Michel</text:p>
          </table:table-cell>
          <table:table-cell table:style-name="ce2" office:value-type="string" calcext:value-type="string">
            <text:p>Generaal Mich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73];&quot;/&quot;;[.B273])" office:value-type="string" office:string-value="https://osm.org/relation/3367670" calcext:value-type="string">
            <text:p>https://osm.org/relation/3367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1" calcext:value-type="float">
            <text:p>3367671</text:p>
          </table:table-cell>
          <table:table-cell table:style-name="ce2" office:value-type="string" calcext:value-type="string">
            <text:p>Rue Hoogeleest</text:p>
          </table:table-cell>
          <table:table-cell table:style-name="ce2" office:value-type="string" calcext:value-type="string">
            <text:p>Hogelee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74];&quot;/&quot;;[.B274])" office:value-type="string" office:string-value="https://osm.org/relation/3367671" calcext:value-type="string">
            <text:p>https://osm.org/relation/33676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2" calcext:value-type="float">
            <text:p>3367672</text:p>
          </table:table-cell>
          <table:table-cell table:style-name="ce2" office:value-type="string" calcext:value-type="string">
            <text:p>Rue Léon Daumerie</text:p>
          </table:table-cell>
          <table:table-cell table:style-name="ce2" office:value-type="string" calcext:value-type="string">
            <text:p>Léon Daumeri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75];&quot;/&quot;;[.B275])" office:value-type="string" office:string-value="https://osm.org/relation/3367672" calcext:value-type="string">
            <text:p>https://osm.org/relation/33676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3" calcext:value-type="float">
            <text:p>3367673</text:p>
          </table:table-cell>
          <table:table-cell table:style-name="ce2" office:value-type="string" calcext:value-type="string">
            <text:p>Rue Léon XIII</text:p>
          </table:table-cell>
          <table:table-cell table:style-name="ce2" office:value-type="string" calcext:value-type="string">
            <text:p>Leo XIII-straat</text:p>
          </table:table-cell>
          <table:table-cell table:style-name="ce2" office:value-type="string" calcext:value-type="string">
            <text:p>Q439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76];&quot;/&quot;;[.B276])" office:value-type="string" office:string-value="https://osm.org/relation/3367673" calcext:value-type="string">
            <text:p>https://osm.org/relation/33676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4" calcext:value-type="float">
            <text:p>3367674</text:p>
          </table:table-cell>
          <table:table-cell table:style-name="ce2" office:value-type="string" calcext:value-type="string">
            <text:p>Rue Philippe Vander Elst</text:p>
          </table:table-cell>
          <table:table-cell table:style-name="ce2" office:value-type="string" calcext:value-type="string">
            <text:p>Filip Vander El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77];&quot;/&quot;;[.B277])" office:value-type="string" office:string-value="https://osm.org/relation/3367674" calcext:value-type="string">
            <text:p>https://osm.org/relation/3367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5" calcext:value-type="float">
            <text:p>3367675</text:p>
          </table:table-cell>
          <table:table-cell table:style-name="ce2" office:value-type="string" calcext:value-type="string">
            <text:p>Rue Saint-Nicolas</text:p>
          </table:table-cell>
          <table:table-cell table:style-name="ce2" office:value-type="string" calcext:value-type="string">
            <text:p>Sint-Nikolaasstraat</text:p>
          </table:table-cell>
          <table:table-cell table:style-name="ce2" office:value-type="string" calcext:value-type="string">
            <text:p>Q442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78];&quot;/&quot;;[.B278])" office:value-type="string" office:string-value="https://osm.org/relation/3367675" calcext:value-type="string">
            <text:p>https://osm.org/relation/33676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6" calcext:value-type="float">
            <text:p>3367676</text:p>
          </table:table-cell>
          <table:table-cell table:style-name="ce2" office:value-type="string" calcext:value-type="string">
            <text:p>Rue Saints-Pierre et Paul</text:p>
          </table:table-cell>
          <table:table-cell table:style-name="ce2" office:value-type="string" calcext:value-type="string">
            <text:p>Sint-Pieter en Pauwelsstraat</text:p>
          </table:table-cell>
          <table:table-cell table:style-name="ce2" office:value-type="string" calcext:value-type="string">
            <text:p>Q9200 ; Q339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279];&quot;/&quot;;[.B279])" office:value-type="string" office:string-value="https://osm.org/relation/3367676" calcext:value-type="string">
            <text:p>https://osm.org/relation/33676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7" calcext:value-type="float">
            <text:p>3367677</text:p>
          </table:table-cell>
          <table:table-cell table:style-name="ce2" office:value-type="string" calcext:value-type="string">
            <text:p>Rue Warandeveld</text:p>
          </table:table-cell>
          <table:table-cell table:style-name="ce2" office:value-type="string" calcext:value-type="string">
            <text:p>Warande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80];&quot;/&quot;;[.B280])" office:value-type="string" office:string-value="https://osm.org/relation/3367677" calcext:value-type="string">
            <text:p>https://osm.org/relation/33676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8" calcext:value-type="float">
            <text:p>3367678</text:p>
          </table:table-cell>
          <table:table-cell table:style-name="ce2" office:value-type="string" calcext:value-type="string">
            <text:p>Rue de Beyseghem</text:p>
          </table:table-cell>
          <table:table-cell table:style-name="ce2" office:value-type="string" calcext:value-type="string">
            <text:p>Beizeg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81];&quot;/&quot;;[.B281])" office:value-type="string" office:string-value="https://osm.org/relation/3367678" calcext:value-type="string">
            <text:p>https://osm.org/relation/33676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79" calcext:value-type="float">
            <text:p>3367679</text:p>
          </table:table-cell>
          <table:table-cell table:style-name="ce2" office:value-type="string" calcext:value-type="string">
            <text:p>Rue de Lombartzyde</text:p>
          </table:table-cell>
          <table:table-cell table:style-name="ce2" office:value-type="string" calcext:value-type="string">
            <text:p>Lombardsij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82];&quot;/&quot;;[.B282])" office:value-type="string" office:string-value="https://osm.org/relation/3367679" calcext:value-type="string">
            <text:p>https://osm.org/relation/33676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0" calcext:value-type="float">
            <text:p>3367680</text:p>
          </table:table-cell>
          <table:table-cell table:style-name="ce2" office:value-type="string" calcext:value-type="string">
            <text:p>Rue de Meudon</text:p>
          </table:table-cell>
          <table:table-cell table:style-name="ce2" office:value-type="string" calcext:value-type="string">
            <text:p>Meud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83];&quot;/&quot;;[.B283])" office:value-type="string" office:string-value="https://osm.org/relation/3367680" calcext:value-type="string">
            <text:p>https://osm.org/relation/33676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1" calcext:value-type="float">
            <text:p>3367681</text:p>
          </table:table-cell>
          <table:table-cell table:style-name="ce2" office:value-type="string" calcext:value-type="string">
            <text:p>Rue de Ransbeek</text:p>
          </table:table-cell>
          <table:table-cell table:style-name="ce2" office:value-type="string" calcext:value-type="string">
            <text:p>Rans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84];&quot;/&quot;;[.B284])" office:value-type="string" office:string-value="https://osm.org/relation/3367681" calcext:value-type="string">
            <text:p>https://osm.org/relation/33676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2" calcext:value-type="float">
            <text:p>3367682</text:p>
          </table:table-cell>
          <table:table-cell table:style-name="ce2" office:value-type="string" calcext:value-type="string">
            <text:p>Rue de l'Ancre</text:p>
          </table:table-cell>
          <table:table-cell table:style-name="ce2" office:value-type="string" calcext:value-type="string">
            <text:p>Ank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85];&quot;/&quot;;[.B285])" office:value-type="string" office:string-value="https://osm.org/relation/3367682" calcext:value-type="string">
            <text:p>https://osm.org/relation/33676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3" calcext:value-type="float">
            <text:p>3367683</text:p>
          </table:table-cell>
          <table:table-cell table:style-name="ce2" office:value-type="string" calcext:value-type="string">
            <text:p>Rue de la Balsamine</text:p>
          </table:table-cell>
          <table:table-cell table:style-name="ce2" office:value-type="string" calcext:value-type="string">
            <text:p>Balsami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86];&quot;/&quot;;[.B286])" office:value-type="string" office:string-value="https://osm.org/relation/3367683" calcext:value-type="string">
            <text:p>https://osm.org/relation/33676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4" calcext:value-type="float">
            <text:p>3367684</text:p>
          </table:table-cell>
          <table:table-cell table:style-name="ce2" office:value-type="string" calcext:value-type="string">
            <text:p>Rue de la Marjolaine</text:p>
          </table:table-cell>
          <table:table-cell table:style-name="ce2" office:value-type="string" calcext:value-type="string">
            <text:p>Marjolei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87];&quot;/&quot;;[.B287])" office:value-type="string" office:string-value="https://osm.org/relation/3367684" calcext:value-type="string">
            <text:p>https://osm.org/relation/33676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5" calcext:value-type="float">
            <text:p>3367685</text:p>
          </table:table-cell>
          <table:table-cell table:style-name="ce2" office:value-type="string" calcext:value-type="string">
            <text:p>Rue de la Tour Japonaise</text:p>
          </table:table-cell>
          <table:table-cell table:style-name="ce2" office:value-type="string" calcext:value-type="string">
            <text:p>Japanse To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88];&quot;/&quot;;[.B288])" office:value-type="string" office:string-value="https://osm.org/relation/3367685" calcext:value-type="string">
            <text:p>https://osm.org/relation/33676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6" calcext:value-type="float">
            <text:p>3367686</text:p>
          </table:table-cell>
          <table:table-cell table:style-name="ce2" office:value-type="string" calcext:value-type="string">
            <text:p>Rue des Bons Enfants</text:p>
          </table:table-cell>
          <table:table-cell table:style-name="ce2" office:value-type="string" calcext:value-type="string">
            <text:p>Bravekind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89];&quot;/&quot;;[.B289])" office:value-type="string" office:string-value="https://osm.org/relation/3367686" calcext:value-type="string">
            <text:p>https://osm.org/relation/3367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7" calcext:value-type="float">
            <text:p>3367687</text:p>
          </table:table-cell>
          <table:table-cell table:style-name="ce2" office:value-type="string" calcext:value-type="string">
            <text:p>Rue des Faînes</text:p>
          </table:table-cell>
          <table:table-cell table:style-name="ce2" office:value-type="string" calcext:value-type="string">
            <text:p>Beukenootj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90];&quot;/&quot;;[.B290])" office:value-type="string" office:string-value="https://osm.org/relation/3367687" calcext:value-type="string">
            <text:p>https://osm.org/relation/3367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8" calcext:value-type="float">
            <text:p>3367688</text:p>
          </table:table-cell>
          <table:table-cell table:style-name="ce2" office:value-type="string" calcext:value-type="string">
            <text:p>Rue des Prés Communs</text:p>
          </table:table-cell>
          <table:table-cell table:style-name="ce2" office:value-type="string" calcext:value-type="string">
            <text:p>Gemenebeem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91];&quot;/&quot;;[.B291])" office:value-type="string" office:string-value="https://osm.org/relation/3367688" calcext:value-type="string">
            <text:p>https://osm.org/relation/33676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89" calcext:value-type="float">
            <text:p>3367689</text:p>
          </table:table-cell>
          <table:table-cell table:style-name="ce2" office:value-type="string" calcext:value-type="string">
            <text:p>Rue des Pêchers</text:p>
          </table:table-cell>
          <table:table-cell table:style-name="ce2" office:value-type="string" calcext:value-type="string">
            <text:p>Perzikbo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92];&quot;/&quot;;[.B292])" office:value-type="string" office:string-value="https://osm.org/relation/3367689" calcext:value-type="string">
            <text:p>https://osm.org/relation/33676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90" calcext:value-type="float">
            <text:p>3367690</text:p>
          </table:table-cell>
          <table:table-cell table:style-name="ce2" office:value-type="string" calcext:value-type="string">
            <text:p>Rue des Trois Pertuis</text:p>
          </table:table-cell>
          <table:table-cell table:style-name="ce2" office:value-type="string" calcext:value-type="string">
            <text:p>Driega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93];&quot;/&quot;;[.B293])" office:value-type="string" office:string-value="https://osm.org/relation/3367690" calcext:value-type="string">
            <text:p>https://osm.org/relation/33676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92" calcext:value-type="float">
            <text:p>3367692</text:p>
          </table:table-cell>
          <table:table-cell table:style-name="ce2" office:value-type="string" calcext:value-type="string">
            <text:p>Rue du Château Beyaerd</text:p>
          </table:table-cell>
          <table:table-cell table:style-name="ce2" office:value-type="string" calcext:value-type="string">
            <text:p>Kasteel Beyae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94];&quot;/&quot;;[.B294])" office:value-type="string" office:string-value="https://osm.org/relation/3367692" calcext:value-type="string">
            <text:p>https://osm.org/relation/33676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93" calcext:value-type="float">
            <text:p>3367693</text:p>
          </table:table-cell>
          <table:table-cell table:style-name="ce2" office:value-type="string" calcext:value-type="string">
            <text:p>Rue du Craetveld</text:p>
          </table:table-cell>
          <table:table-cell table:style-name="ce2" office:value-type="string" calcext:value-type="string">
            <text:p>Kraat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95];&quot;/&quot;;[.B295])" office:value-type="string" office:string-value="https://osm.org/relation/3367693" calcext:value-type="string">
            <text:p>https://osm.org/relation/33676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94" calcext:value-type="float">
            <text:p>3367694</text:p>
          </table:table-cell>
          <table:table-cell table:style-name="ce2" office:value-type="string" calcext:value-type="string">
            <text:p>Rue du Molenblok</text:p>
          </table:table-cell>
          <table:table-cell table:style-name="ce2" office:value-type="string" calcext:value-type="string">
            <text:p>Molenblo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296];&quot;/&quot;;[.B296])" office:value-type="string" office:string-value="https://osm.org/relation/3367694" calcext:value-type="string">
            <text:p>https://osm.org/relation/33676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95" calcext:value-type="float">
            <text:p>3367695</text:p>
          </table:table-cell>
          <table:table-cell table:style-name="ce2" office:value-type="string" calcext:value-type="string">
            <text:p>Rue du Muguet</text:p>
          </table:table-cell>
          <table:table-cell table:style-name="ce2" office:value-type="string" calcext:value-type="string">
            <text:p>Meiblo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97];&quot;/&quot;;[.B297])" office:value-type="string" office:string-value="https://osm.org/relation/3367695" calcext:value-type="string">
            <text:p>https://osm.org/relation/33676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96" calcext:value-type="float">
            <text:p>3367696</text:p>
          </table:table-cell>
          <table:table-cell table:style-name="ce2" office:value-type="string" calcext:value-type="string">
            <text:p>Rue du Pâturage</text:p>
          </table:table-cell>
          <table:table-cell table:style-name="ce2" office:value-type="string" calcext:value-type="string">
            <text:p>Wei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98];&quot;/&quot;;[.B298])" office:value-type="string" office:string-value="https://osm.org/relation/3367696" calcext:value-type="string">
            <text:p>https://osm.org/relation/33676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97" calcext:value-type="float">
            <text:p>3367697</text:p>
          </table:table-cell>
          <table:table-cell table:style-name="ce2" office:value-type="string" calcext:value-type="string">
            <text:p>Rue du Ramier</text:p>
          </table:table-cell>
          <table:table-cell table:style-name="ce2" office:value-type="string" calcext:value-type="string">
            <text:p>Bosdui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299];&quot;/&quot;;[.B299])" office:value-type="string" office:string-value="https://osm.org/relation/3367697" calcext:value-type="string">
            <text:p>https://osm.org/relation/33676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98" calcext:value-type="float">
            <text:p>3367698</text:p>
          </table:table-cell>
          <table:table-cell table:style-name="ce2" office:value-type="string" calcext:value-type="string">
            <text:p>Rue du Solarium</text:p>
          </table:table-cell>
          <table:table-cell table:style-name="ce2" office:value-type="string" calcext:value-type="string">
            <text:p>Solariu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00];&quot;/&quot;;[.B300])" office:value-type="string" office:string-value="https://osm.org/relation/3367698" calcext:value-type="string">
            <text:p>https://osm.org/relation/33676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699" calcext:value-type="float">
            <text:p>3367699</text:p>
          </table:table-cell>
          <table:table-cell table:style-name="ce2" office:value-type="string" calcext:value-type="string">
            <text:p>Rue du Wimpelberg</text:p>
          </table:table-cell>
          <table:table-cell table:style-name="ce2" office:value-type="string" calcext:value-type="string">
            <text:p>Wimpel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301];&quot;/&quot;;[.B301])" office:value-type="string" office:string-value="https://osm.org/relation/3367699" calcext:value-type="string">
            <text:p>https://osm.org/relation/33676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700" calcext:value-type="float">
            <text:p>3367700</text:p>
          </table:table-cell>
          <table:table-cell table:style-name="ce2" office:value-type="string" calcext:value-type="string">
            <text:p>Sentier du Verger</text:p>
          </table:table-cell>
          <table:table-cell table:style-name="ce2" office:value-type="string" calcext:value-type="string">
            <text:p>Boomgaard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02];&quot;/&quot;;[.B302])" office:value-type="string" office:string-value="https://osm.org/relation/3367700" calcext:value-type="string">
            <text:p>https://osm.org/relation/33677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701" calcext:value-type="float">
            <text:p>3367701</text:p>
          </table:table-cell>
          <table:table-cell table:number-columns-repeated="2" table:style-name="ce2" office:value-type="string" calcext:value-type="string">
            <text:p>Trassersweg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data, pas d'infos</text:p>
          </table:table-cell>
          <table:table-cell table:style-name="ce17" table:formula="of:=CONCATENATE(&quot;https://osm.org/&quot;;[.A303];&quot;/&quot;;[.B303])" office:value-type="string" office:string-value="https://osm.org/relation/3367701" calcext:value-type="string">
            <text:p>https://osm.org/relation/33677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702" calcext:value-type="float">
            <text:p>3367702</text:p>
          </table:table-cell>
          <table:table-cell table:style-name="ce2" office:value-type="string" calcext:value-type="string">
            <text:p>Val Maria</text:p>
          </table:table-cell>
          <table:table-cell table:style-name="ce2" office:value-type="string" calcext:value-type="string">
            <text:p>Mariëndaal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304];&quot;/&quot;;[.B304])" office:value-type="string" office:string-value="https://osm.org/relation/3367702" calcext:value-type="string">
            <text:p>https://osm.org/relation/33677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703" calcext:value-type="float">
            <text:p>3367703</text:p>
          </table:table-cell>
          <table:table-cell table:style-name="ce2" office:value-type="string" calcext:value-type="string">
            <text:p>Venelle de l'Alchimiste</text:p>
          </table:table-cell>
          <table:table-cell table:style-name="ce2" office:value-type="string" calcext:value-type="string">
            <text:p>Alchemiststeeg</text:p>
          </table:table-cell>
          <table:table-cell table:style-name="ce2" office:value-type="string" calcext:value-type="string">
            <text:p>Q2941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05];&quot;/&quot;;[.B305])" office:value-type="string" office:string-value="https://osm.org/relation/3367703" calcext:value-type="string">
            <text:p>https://osm.org/relation/33677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708" calcext:value-type="float">
            <text:p>3367708</text:p>
          </table:table-cell>
          <table:table-cell table:style-name="ce2" office:value-type="string" calcext:value-type="string">
            <text:p>Rue Bruyn</text:p>
          </table:table-cell>
          <table:table-cell table:style-name="ce2" office:value-type="string" calcext:value-type="string">
            <text:p>Bruynstraat</text:p>
          </table:table-cell>
          <table:table-cell table:style-name="ce2" office:value-type="string" calcext:value-type="string">
            <text:p>Q15807938</text:p>
          </table:table-cell>
          <table:table-cell table:style-name="ce2" table:content-validation-name="val1" office:value-type="string" calcext:value-type="string">
            <text:p>X</text:p>
          </table:table-cell>
          <table:table-cell table:style-name="ce10" office:value-type="string" calcext:value-type="string">
            <text:p><text:a xlink:href="https://nl.wikipedia.org/wiki/Willy_De_Bruyn" xlink:type="simple">https://nl.wikipedia.org/wiki/Willy_De_Bruyn</text:a></text:p>
          </table:table-cell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306];&quot;/&quot;;[.B306])" office:value-type="string" office:string-value="https://osm.org/relation/3367708" calcext:value-type="string">
            <text:p>https://osm.org/relation/33677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7709" calcext:value-type="float">
            <text:p>3367709</text:p>
          </table:table-cell>
          <table:table-cell table:style-name="ce2" office:value-type="string" calcext:value-type="string">
            <text:p>Rue de Heembeek</text:p>
          </table:table-cell>
          <table:table-cell table:style-name="ce2" office:value-type="string" calcext:value-type="string">
            <text:p>Heembeek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307];&quot;/&quot;;[.B307])" office:value-type="string" office:string-value="https://osm.org/relation/3367709" calcext:value-type="string">
            <text:p>https://osm.org/relation/33677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9630" calcext:value-type="float">
            <text:p>3379630</text:p>
          </table:table-cell>
          <table:table-cell table:style-name="ce2" office:value-type="string" calcext:value-type="string">
            <text:p>Rue Laurent Vandenhoven</text:p>
          </table:table-cell>
          <table:table-cell table:style-name="ce2" office:value-type="string" calcext:value-type="string">
            <text:p>Laurent Vandenhov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308];&quot;/&quot;;[.B308])" office:value-type="string" office:string-value="https://osm.org/relation/3379630" calcext:value-type="string">
            <text:p>https://osm.org/relation/33796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9654" calcext:value-type="float">
            <text:p>3379654</text:p>
          </table:table-cell>
          <table:table-cell table:style-name="ce2" office:value-type="string" calcext:value-type="string">
            <text:p>Rue du Biplan</text:p>
          </table:table-cell>
          <table:table-cell table:style-name="ce2" office:value-type="string" calcext:value-type="string">
            <text:p>Tweedekk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09];&quot;/&quot;;[.B309])" office:value-type="string" office:string-value="https://osm.org/relation/3379654" calcext:value-type="string">
            <text:p>https://osm.org/relation/33796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9697" calcext:value-type="float">
            <text:p>3379697</text:p>
          </table:table-cell>
          <table:table-cell table:number-columns-repeated="2" table:style-name="ce2" office:value-type="string" calcext:value-type="string">
            <text:p>Hout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10];&quot;/&quot;;[.B310])" office:value-type="string" office:string-value="https://osm.org/relation/3379697" calcext:value-type="string">
            <text:p>https://osm.org/relation/33796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009" calcext:value-type="float">
            <text:p>3380009</text:p>
          </table:table-cell>
          <table:table-cell table:style-name="ce2" office:value-type="string" calcext:value-type="string">
            <text:p>Avenue de Vilvorde</text:p>
          </table:table-cell>
          <table:table-cell table:style-name="ce2" office:value-type="string" calcext:value-type="string">
            <text:p>Vilvoord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11];&quot;/&quot;;[.B311])" office:value-type="string" office:string-value="https://osm.org/relation/3380009" calcext:value-type="string">
            <text:p>https://osm.org/relation/33800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038" calcext:value-type="float">
            <text:p>3380038</text:p>
          </table:table-cell>
          <table:table-cell table:style-name="ce2" office:value-type="string" calcext:value-type="string">
            <text:p>Rue du Pré aux Oies</text:p>
          </table:table-cell>
          <table:table-cell table:style-name="ce2" office:value-type="string" calcext:value-type="string">
            <text:p>Ganzenwei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12];&quot;/&quot;;[.B312])" office:value-type="string" office:string-value="https://osm.org/relation/3380038" calcext:value-type="string">
            <text:p>https://osm.org/relation/3380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053" calcext:value-type="float">
            <text:p>3380053</text:p>
          </table:table-cell>
          <table:table-cell table:number-columns-repeated="2" table:style-name="ce2" office:value-type="string" calcext:value-type="string">
            <text:p>Haren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13];&quot;/&quot;;[.B313])" office:value-type="string" office:string-value="https://osm.org/relation/3380053" calcext:value-type="string">
            <text:p>https://osm.org/relation/3380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054" calcext:value-type="float">
            <text:p>3380054</text:p>
          </table:table-cell>
          <table:table-cell table:style-name="ce2" office:value-type="string" calcext:value-type="string">
            <text:p>Rue du Klesper</text:p>
          </table:table-cell>
          <table:table-cell table:style-name="ce2" office:value-type="string" calcext:value-type="string">
            <text:p>Klesper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data, pas d'infos</text:p>
          </table:table-cell>
          <table:table-cell table:style-name="ce17" table:formula="of:=CONCATENATE(&quot;https://osm.org/&quot;;[.A314];&quot;/&quot;;[.B314])" office:value-type="string" office:string-value="https://osm.org/relation/3380054" calcext:value-type="string">
            <text:p>https://osm.org/relation/33800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680" calcext:value-type="float">
            <text:p>3380680</text:p>
          </table:table-cell>
          <table:table-cell table:number-columns-repeated="2" table:style-name="ce2" office:value-type="string" calcext:value-type="string">
            <text:p>Hout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15];&quot;/&quot;;[.B315])" office:value-type="string" office:string-value="https://osm.org/relation/3380680" calcext:value-type="string">
            <text:p>https://osm.org/relation/33806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681" calcext:value-type="float">
            <text:p>3380681</text:p>
          </table:table-cell>
          <table:table-cell table:number-columns-repeated="2" table:style-name="ce2" office:value-type="string" calcext:value-type="string">
            <text:p>Krekelendries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16];&quot;/&quot;;[.B316])" office:value-type="string" office:string-value="https://osm.org/relation/3380681" calcext:value-type="string">
            <text:p>https://osm.org/relation/33806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682" calcext:value-type="float">
            <text:p>3380682</text:p>
          </table:table-cell>
          <table:table-cell table:style-name="ce2" office:value-type="string" calcext:value-type="string">
            <text:p>Petite rue du Camp</text:p>
          </table:table-cell>
          <table:table-cell table:style-name="ce2" office:value-type="string" calcext:value-type="string">
            <text:p>Korte Kam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17];&quot;/&quot;;[.B317])" office:value-type="string" office:string-value="https://osm.org/relation/3380682" calcext:value-type="string">
            <text:p>https://osm.org/relation/33806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683" calcext:value-type="float">
            <text:p>3380683</text:p>
          </table:table-cell>
          <table:table-cell table:style-name="ce2" office:value-type="string" calcext:value-type="string">
            <text:p>Rue Ranson</text:p>
          </table:table-cell>
          <table:table-cell table:style-name="ce2" office:value-type="string" calcext:value-type="string">
            <text:p>Rans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Famille</text:p>
          </table:table-cell>
          <table:table-cell table:style-name="ce17" table:formula="of:=CONCATENATE(&quot;https://osm.org/&quot;;[.A318];&quot;/&quot;;[.B318])" office:value-type="string" office:string-value="https://osm.org/relation/3380683" calcext:value-type="string">
            <text:p>https://osm.org/relation/33806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684" calcext:value-type="float">
            <text:p>3380684</text:p>
          </table:table-cell>
          <table:table-cell table:style-name="ce2" office:value-type="string" calcext:value-type="string">
            <text:p>Rue de Verdun</text:p>
          </table:table-cell>
          <table:table-cell table:style-name="ce2" office:value-type="string" calcext:value-type="string">
            <text:p>Verdu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19];&quot;/&quot;;[.B319])" office:value-type="string" office:string-value="https://osm.org/relation/3380684" calcext:value-type="string">
            <text:p>https://osm.org/relation/33806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685" calcext:value-type="float">
            <text:p>3380685</text:p>
          </table:table-cell>
          <table:table-cell table:style-name="ce2" office:value-type="string" calcext:value-type="string">
            <text:p>Rue de l'Espace Vert</text:p>
          </table:table-cell>
          <table:table-cell table:style-name="ce2" office:value-type="string" calcext:value-type="string">
            <text:p>Groene Zo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20];&quot;/&quot;;[.B320])" office:value-type="string" office:string-value="https://osm.org/relation/3380685" calcext:value-type="string">
            <text:p>https://osm.org/relation/33806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686" calcext:value-type="float">
            <text:p>3380686</text:p>
          </table:table-cell>
          <table:table-cell table:style-name="ce2" office:value-type="string" calcext:value-type="string">
            <text:p>Rue du Biplan</text:p>
          </table:table-cell>
          <table:table-cell table:style-name="ce2" office:value-type="string" calcext:value-type="string">
            <text:p>Tweedekk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21];&quot;/&quot;;[.B321])" office:value-type="string" office:string-value="https://osm.org/relation/3380686" calcext:value-type="string">
            <text:p>https://osm.org/relation/3380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777" calcext:value-type="float">
            <text:p>3380777</text:p>
          </table:table-cell>
          <table:table-cell table:style-name="ce2" office:value-type="string" calcext:value-type="string">
            <text:p>Rue du Camp</text:p>
          </table:table-cell>
          <table:table-cell table:style-name="ce2" office:value-type="string" calcext:value-type="string">
            <text:p>Kam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22];&quot;/&quot;;[.B322])" office:value-type="string" office:string-value="https://osm.org/relation/3380777" calcext:value-type="string">
            <text:p>https://osm.org/relation/33807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787" calcext:value-type="float">
            <text:p>3380787</text:p>
          </table:table-cell>
          <table:table-cell table:style-name="ce2" office:value-type="string" calcext:value-type="string">
            <text:p>Rue de Cortenbach</text:p>
          </table:table-cell>
          <table:table-cell table:style-name="ce2" office:value-type="string" calcext:value-type="string">
            <text:p>Kortenbach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23];&quot;/&quot;;[.B323])" office:value-type="string" office:string-value="https://osm.org/relation/3380787" calcext:value-type="string">
            <text:p>https://osm.org/relation/33807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788" calcext:value-type="float">
            <text:p>3380788</text:p>
          </table:table-cell>
          <table:table-cell table:style-name="ce2" office:value-type="string" calcext:value-type="string">
            <text:p>Rue de Flodorp</text:p>
          </table:table-cell>
          <table:table-cell table:style-name="ce2" office:value-type="string" calcext:value-type="string">
            <text:p>Flodor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24];&quot;/&quot;;[.B324])" office:value-type="string" office:string-value="https://osm.org/relation/3380788" calcext:value-type="string">
            <text:p>https://osm.org/relation/33807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879" calcext:value-type="float">
            <text:p>3380879</text:p>
          </table:table-cell>
          <table:table-cell table:number-columns-repeated="2" table:style-name="ce2" office:value-type="string" calcext:value-type="string">
            <text:p>Noendell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25];&quot;/&quot;;[.B325])" office:value-type="string" office:string-value="https://osm.org/relation/3380879" calcext:value-type="string">
            <text:p>https://osm.org/relation/33808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881" calcext:value-type="float">
            <text:p>3380881</text:p>
          </table:table-cell>
          <table:table-cell table:style-name="ce2" office:value-type="string" calcext:value-type="string">
            <text:p>Rue Harenheyde</text:p>
          </table:table-cell>
          <table:table-cell table:style-name="ce2" office:value-type="string" calcext:value-type="string">
            <text:p>Harenhei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26];&quot;/&quot;;[.B326])" office:value-type="string" office:string-value="https://osm.org/relation/3380881" calcext:value-type="string">
            <text:p>https://osm.org/relation/33808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0898" calcext:value-type="float">
            <text:p>3380898</text:p>
          </table:table-cell>
          <table:table-cell table:number-columns-repeated="2" table:style-name="ce2" office:value-type="string" calcext:value-type="string">
            <text:p>Middel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27];&quot;/&quot;;[.B327])" office:value-type="string" office:string-value="https://osm.org/relation/3380898" calcext:value-type="string">
            <text:p>https://osm.org/relation/33808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22" calcext:value-type="float">
            <text:p>3383222</text:p>
          </table:table-cell>
          <table:table-cell table:style-name="ce2" office:value-type="string" calcext:value-type="string">
            <text:p>Rue Sainte-Elisabeth</text:p>
          </table:table-cell>
          <table:table-cell table:style-name="ce2" office:value-type="string" calcext:value-type="string">
            <text:p>Sint-Elisabeth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10" office:value-type="string" calcext:value-type="string">
            <text:p><text:a xlink:href="https://fr.wikipedia.org/wiki/%C3%89lisabeth_(m%C3%A8re_de_Jean_le_Baptiste)" xlink:type="simple">https://fr.wikipedia.org/wiki/%C3%89lisabeth_(m%C3%A8re_de_Jean_le_Baptiste)</text:a></text:p>
          </table:table-cell>
          <table:table-cell/>
          <table:table-cell table:style-name="ce17" table:formula="of:=CONCATENATE(&quot;https://osm.org/&quot;;[.A328];&quot;/&quot;;[.B328])" office:value-type="string" office:string-value="https://osm.org/relation/3383222" calcext:value-type="string">
            <text:p>https://osm.org/relation/33832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30" calcext:value-type="float">
            <text:p>3383230</text:p>
          </table:table-cell>
          <table:table-cell table:style-name="ce2" office:value-type="string" calcext:value-type="string">
            <text:p>Rue du Donjon</text:p>
          </table:table-cell>
          <table:table-cell table:style-name="ce2" office:value-type="string" calcext:value-type="string">
            <text:p>Wachtto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29];&quot;/&quot;;[.B329])" office:value-type="string" office:string-value="https://osm.org/relation/3383230" calcext:value-type="string">
            <text:p>https://osm.org/relation/33832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33" calcext:value-type="float">
            <text:p>3383233</text:p>
          </table:table-cell>
          <table:table-cell table:style-name="ce2" office:value-type="string" calcext:value-type="string">
            <text:p>Rue Servandoni</text:p>
          </table:table-cell>
          <table:table-cell table:style-name="ce2" office:value-type="string" calcext:value-type="string">
            <text:p>Servandonistraat</text:p>
          </table:table-cell>
          <table:table-cell table:style-name="ce2" office:value-type="string" calcext:value-type="string">
            <text:p>Q23566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30];&quot;/&quot;;[.B330])" office:value-type="string" office:string-value="https://osm.org/relation/3383233" calcext:value-type="string">
            <text:p>https://osm.org/relation/33832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37" calcext:value-type="float">
            <text:p>3383237</text:p>
          </table:table-cell>
          <table:table-cell table:style-name="ce2" office:value-type="string" calcext:value-type="string">
            <text:p>Rue du Beemdgracht</text:p>
          </table:table-cell>
          <table:table-cell table:style-name="ce2" office:value-type="string" calcext:value-type="string">
            <text:p>Beemdgrach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31];&quot;/&quot;;[.B331])" office:value-type="string" office:string-value="https://osm.org/relation/3383237" calcext:value-type="string">
            <text:p>https://osm.org/relation/3383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40" calcext:value-type="float">
            <text:p>3383240</text:p>
          </table:table-cell>
          <table:table-cell table:number-columns-repeated="2" table:style-name="ce2" office:value-type="string" calcext:value-type="string">
            <text:p>Kasteelho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32];&quot;/&quot;;[.B332])" office:value-type="string" office:string-value="https://osm.org/relation/3383240" calcext:value-type="string">
            <text:p>https://osm.org/relation/33832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42" calcext:value-type="float">
            <text:p>3383242</text:p>
          </table:table-cell>
          <table:table-cell table:style-name="ce2" office:value-type="string" calcext:value-type="string">
            <text:p>Rue Twyeninck</text:p>
          </table:table-cell>
          <table:table-cell table:style-name="ce2" office:value-type="string" calcext:value-type="string">
            <text:p>Twyeninc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33];&quot;/&quot;;[.B333])" office:value-type="string" office:string-value="https://osm.org/relation/3383242" calcext:value-type="string">
            <text:p>https://osm.org/relation/3383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45" calcext:value-type="float">
            <text:p>3383245</text:p>
          </table:table-cell>
          <table:table-cell table:style-name="ce2" office:value-type="string" calcext:value-type="string">
            <text:p>Rue d'Hannetaire</text:p>
          </table:table-cell>
          <table:table-cell table:style-name="ce2" office:value-type="string" calcext:value-type="string">
            <text:p>d'Hannetairestraat</text:p>
          </table:table-cell>
          <table:table-cell table:style-name="ce2" office:value-type="string" calcext:value-type="string">
            <text:p>Q30109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34];&quot;/&quot;;[.B334])" office:value-type="string" office:string-value="https://osm.org/relation/3383245" calcext:value-type="string">
            <text:p>https://osm.org/relation/33832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61" calcext:value-type="float">
            <text:p>3383261</text:p>
          </table:table-cell>
          <table:table-cell table:style-name="ce2" office:value-type="string" calcext:value-type="string">
            <text:p>Rue de la Seigneurie</text:p>
          </table:table-cell>
          <table:table-cell table:style-name="ce2" office:value-type="string" calcext:value-type="string">
            <text:p>Heerlijk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35];&quot;/&quot;;[.B335])" office:value-type="string" office:string-value="https://osm.org/relation/3383261" calcext:value-type="string">
            <text:p>https://osm.org/relation/33832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64" calcext:value-type="float">
            <text:p>3383264</text:p>
          </table:table-cell>
          <table:table-cell table:style-name="ce2" office:value-type="string" calcext:value-type="string">
            <text:p>Rue de la Paroisse</text:p>
          </table:table-cell>
          <table:table-cell table:style-name="ce2" office:value-type="string" calcext:value-type="string">
            <text:p>Paroch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36];&quot;/&quot;;[.B336])" office:value-type="string" office:string-value="https://osm.org/relation/3383264" calcext:value-type="string">
            <text:p>https://osm.org/relation/33832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68" calcext:value-type="float">
            <text:p>3383268</text:p>
          </table:table-cell>
          <table:table-cell table:style-name="ce2" office:value-type="string" calcext:value-type="string">
            <text:p>Rue de l'Osier fleuri</text:p>
          </table:table-cell>
          <table:table-cell table:style-name="ce2" office:value-type="string" calcext:value-type="string">
            <text:p>Wilgeroosj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37];&quot;/&quot;;[.B337])" office:value-type="string" office:string-value="https://osm.org/relation/3383268" calcext:value-type="string">
            <text:p>https://osm.org/relation/33832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291" calcext:value-type="float">
            <text:p>3383291</text:p>
          </table:table-cell>
          <table:table-cell table:style-name="ce2" office:value-type="string" calcext:value-type="string">
            <text:p>Chaussée de Buda</text:p>
          </table:table-cell>
          <table:table-cell table:style-name="ce2" office:value-type="string" calcext:value-type="string">
            <text:p>Buda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38];&quot;/&quot;;[.B338])" office:value-type="string" office:string-value="https://osm.org/relation/3383291" calcext:value-type="string">
            <text:p>https://osm.org/relation/33832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308" calcext:value-type="float">
            <text:p>3383308</text:p>
          </table:table-cell>
          <table:table-cell table:style-name="ce2" office:value-type="string" calcext:value-type="string">
            <text:p>Digue du Canal</text:p>
          </table:table-cell>
          <table:table-cell table:style-name="ce2" office:value-type="string" calcext:value-type="string">
            <text:p>Vaartdij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39];&quot;/&quot;;[.B339])" office:value-type="string" office:string-value="https://osm.org/relation/3383308" calcext:value-type="string">
            <text:p>https://osm.org/relation/33833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319" calcext:value-type="float">
            <text:p>3383319</text:p>
          </table:table-cell>
          <table:table-cell table:style-name="ce2" office:value-type="string" calcext:value-type="string">
            <text:p>Rue du Dobbelenberg</text:p>
          </table:table-cell>
          <table:table-cell table:style-name="ce2" office:value-type="string" calcext:value-type="string">
            <text:p>Dobbel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40];&quot;/&quot;;[.B340])" office:value-type="string" office:string-value="https://osm.org/relation/3383319" calcext:value-type="string">
            <text:p>https://osm.org/relation/338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3341" calcext:value-type="float">
            <text:p>3383341</text:p>
          </table:table-cell>
          <table:table-cell table:style-name="ce2" office:value-type="string" calcext:value-type="string">
            <text:p>Rue du Witloof</text:p>
          </table:table-cell>
          <table:table-cell table:style-name="ce2" office:value-type="string" calcext:value-type="string">
            <text:p>Witloo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41];&quot;/&quot;;[.B341])" office:value-type="string" office:string-value="https://osm.org/relation/3383341" calcext:value-type="string">
            <text:p>https://osm.org/relation/33833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51" calcext:value-type="float">
            <text:p>3390151</text:p>
          </table:table-cell>
          <table:table-cell table:style-name="ce2" office:value-type="string" calcext:value-type="string">
            <text:p>Avenue Jules Bordet</text:p>
          </table:table-cell>
          <table:table-cell table:style-name="ce2" office:value-type="string" calcext:value-type="string">
            <text:p>Jules Bordetlaan</text:p>
          </table:table-cell>
          <table:table-cell table:style-name="ce2" office:value-type="string" calcext:value-type="string">
            <text:p>Q2117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42];&quot;/&quot;;[.B342])" office:value-type="string" office:string-value="https://osm.org/relation/3390151" calcext:value-type="string">
            <text:p>https://osm.org/relation/33901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52" calcext:value-type="float">
            <text:p>3390152</text:p>
          </table:table-cell>
          <table:table-cell table:style-name="ce2" office:value-type="string" calcext:value-type="string">
            <text:p>Chaussée de Haecht</text:p>
          </table:table-cell>
          <table:table-cell table:style-name="ce2" office:value-type="string" calcext:value-type="string">
            <text:p>Haach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43];&quot;/&quot;;[.B343])" office:value-type="string" office:string-value="https://osm.org/relation/3390152" calcext:value-type="string">
            <text:p>https://osm.org/relation/33901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53" calcext:value-type="float">
            <text:p>3390153</text:p>
          </table:table-cell>
          <table:table-cell table:style-name="ce2" office:value-type="string" calcext:value-type="string">
            <text:p>Rue Arthur Maes</text:p>
          </table:table-cell>
          <table:table-cell table:style-name="ce2" office:value-type="string" calcext:value-type="string">
            <text:p>Arthur Maes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44];&quot;/&quot;;[.B344])" office:value-type="string" office:string-value="https://osm.org/relation/3390153" calcext:value-type="string">
            <text:p>https://osm.org/relation/3390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54" calcext:value-type="float">
            <text:p>3390154</text:p>
          </table:table-cell>
          <table:table-cell table:style-name="ce2" office:value-type="string" calcext:value-type="string">
            <text:p>Rue de Strasbourg</text:p>
          </table:table-cell>
          <table:table-cell table:style-name="ce2" office:value-type="string" calcext:value-type="string">
            <text:p>Straatsbu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45];&quot;/&quot;;[.B345])" office:value-type="string" office:string-value="https://osm.org/relation/3390154" calcext:value-type="string">
            <text:p>https://osm.org/relation/33901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55" calcext:value-type="float">
            <text:p>3390155</text:p>
          </table:table-cell>
          <table:table-cell table:style-name="ce2" office:value-type="string" calcext:value-type="string">
            <text:p>Rue de Woluwé-Saint-Étienne</text:p>
          </table:table-cell>
          <table:table-cell table:style-name="ce2" office:value-type="string" calcext:value-type="string">
            <text:p>Sint Stevens Woluw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46];&quot;/&quot;;[.B346])" office:value-type="string" office:string-value="https://osm.org/relation/3390155" calcext:value-type="string">
            <text:p>https://osm.org/relation/3390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56" calcext:value-type="float">
            <text:p>3390156</text:p>
          </table:table-cell>
          <table:table-cell table:style-name="ce2" office:value-type="string" calcext:value-type="string">
            <text:p>Rue de l'Aérodrome</text:p>
          </table:table-cell>
          <table:table-cell table:style-name="ce2" office:value-type="string" calcext:value-type="string">
            <text:p>Vlieg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47];&quot;/&quot;;[.B347])" office:value-type="string" office:string-value="https://osm.org/relation/3390156" calcext:value-type="string">
            <text:p>https://osm.org/relation/33901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57" calcext:value-type="float">
            <text:p>3390157</text:p>
          </table:table-cell>
          <table:table-cell table:style-name="ce2" office:value-type="string" calcext:value-type="string">
            <text:p>Rue de la Grenouillette</text:p>
          </table:table-cell>
          <table:table-cell table:style-name="ce2" office:value-type="string" calcext:value-type="string">
            <text:p>Waterranonk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48];&quot;/&quot;;[.B348])" office:value-type="string" office:string-value="https://osm.org/relation/3390157" calcext:value-type="string">
            <text:p>https://osm.org/relation/33901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58" calcext:value-type="float">
            <text:p>3390158</text:p>
          </table:table-cell>
          <table:table-cell table:style-name="ce2" office:value-type="string" calcext:value-type="string">
            <text:p>Rue du Planeur</text:p>
          </table:table-cell>
          <table:table-cell table:style-name="ce2" office:value-type="string" calcext:value-type="string">
            <text:p>Zweefvliegtui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49];&quot;/&quot;;[.B349])" office:value-type="string" office:string-value="https://osm.org/relation/3390158" calcext:value-type="string">
            <text:p>https://osm.org/relation/33901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65" calcext:value-type="float">
            <text:p>3390165</text:p>
          </table:table-cell>
          <table:table-cell table:style-name="ce2" office:value-type="string" calcext:value-type="string">
            <text:p>Rue du Bassin Collecteur</text:p>
          </table:table-cell>
          <table:table-cell table:style-name="ce2" office:value-type="string" calcext:value-type="string">
            <text:p>Spaarbek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50];&quot;/&quot;;[.B350])" office:value-type="string" office:string-value="https://osm.org/relation/3390165" calcext:value-type="string">
            <text:p>https://osm.org/relation/33901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166" calcext:value-type="float">
            <text:p>3390166</text:p>
          </table:table-cell>
          <table:table-cell table:style-name="ce2" office:value-type="string" calcext:value-type="string">
            <text:p>Rue de la Fusée</text:p>
          </table:table-cell>
          <table:table-cell table:style-name="ce2" office:value-type="string" calcext:value-type="string">
            <text:p>Rak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51];&quot;/&quot;;[.B351])" office:value-type="string" office:string-value="https://osm.org/relation/3390166" calcext:value-type="string">
            <text:p>https://osm.org/relation/33901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614" calcext:value-type="float">
            <text:p>3390614</text:p>
          </table:table-cell>
          <table:table-cell table:style-name="ce2" office:value-type="string" calcext:value-type="string">
            <text:p>Ancienne chaussée de Haecht</text:p>
          </table:table-cell>
          <table:table-cell table:style-name="ce2" office:value-type="string" calcext:value-type="string">
            <text:p>Oude Haach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52];&quot;/&quot;;[.B352])" office:value-type="string" office:string-value="https://osm.org/relation/3390614" calcext:value-type="string">
            <text:p>https://osm.org/relation/33906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615" calcext:value-type="float">
            <text:p>3390615</text:p>
          </table:table-cell>
          <table:table-cell table:style-name="ce2" office:value-type="string" calcext:value-type="string">
            <text:p>Avenue de la Métrologie</text:p>
          </table:table-cell>
          <table:table-cell table:style-name="ce2" office:value-type="string" calcext:value-type="string">
            <text:p>Metrologi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53];&quot;/&quot;;[.B353])" office:value-type="string" office:string-value="https://osm.org/relation/3390615" calcext:value-type="string">
            <text:p>https://osm.org/relation/33906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616" calcext:value-type="float">
            <text:p>3390616</text:p>
          </table:table-cell>
          <table:table-cell table:style-name="ce2" office:value-type="string" calcext:value-type="string">
            <text:p>Rue du Keelbeek</text:p>
          </table:table-cell>
          <table:table-cell table:style-name="ce2" office:value-type="string" calcext:value-type="string">
            <text:p>Keel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54];&quot;/&quot;;[.B354])" office:value-type="string" office:string-value="https://osm.org/relation/3390616" calcext:value-type="string">
            <text:p>https://osm.org/relation/33906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664" calcext:value-type="float">
            <text:p>3390664</text:p>
          </table:table-cell>
          <table:table-cell table:number-columns-repeated="2" table:style-name="ce2" office:value-type="string" calcext:value-type="string">
            <text:p>Ham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55];&quot;/&quot;;[.B355])" office:value-type="string" office:string-value="https://osm.org/relation/3390664" calcext:value-type="string">
            <text:p>https://osm.org/relation/3390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0665" calcext:value-type="float">
            <text:p>3390665</text:p>
          </table:table-cell>
          <table:table-cell table:style-name="ce2" office:value-type="string" calcext:value-type="string">
            <text:p>Rue du Bruel</text:p>
          </table:table-cell>
          <table:table-cell table:style-name="ce2" office:value-type="string" calcext:value-type="string">
            <text:p>Bruu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56];&quot;/&quot;;[.B356])" office:value-type="string" office:string-value="https://osm.org/relation/3390665" calcext:value-type="string">
            <text:p>https://osm.org/relation/33906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299" calcext:value-type="float">
            <text:p>3392299</text:p>
          </table:table-cell>
          <table:table-cell table:style-name="ce2" office:value-type="string" calcext:value-type="string">
            <text:p>Allée des Moutons</text:p>
          </table:table-cell>
          <table:table-cell table:style-name="ce2" office:value-type="string" calcext:value-type="string">
            <text:p>Schap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57];&quot;/&quot;;[.B357])" office:value-type="string" office:string-value="https://osm.org/relation/3392299" calcext:value-type="string">
            <text:p>https://osm.org/relation/33922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0" calcext:value-type="float">
            <text:p>3392300</text:p>
          </table:table-cell>
          <table:table-cell table:style-name="ce2" office:value-type="string" calcext:value-type="string">
            <text:p>Avenue Ferdauci</text:p>
          </table:table-cell>
          <table:table-cell table:style-name="ce2" office:value-type="string" calcext:value-type="string">
            <text:p>Ferdaucilaan</text:p>
          </table:table-cell>
          <table:table-cell table:style-name="ce2" office:value-type="string" calcext:value-type="string">
            <text:p>Q434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58];&quot;/&quot;;[.B358])" office:value-type="string" office:string-value="https://osm.org/relation/3392300" calcext:value-type="string">
            <text:p>https://osm.org/relation/33923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1" calcext:value-type="float">
            <text:p>3392301</text:p>
          </table:table-cell>
          <table:table-cell table:style-name="ce2" office:value-type="string" calcext:value-type="string">
            <text:p>Avenue Huldergem</text:p>
          </table:table-cell>
          <table:table-cell table:style-name="ce2" office:value-type="string" calcext:value-type="string">
            <text:p>Hulderg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59];&quot;/&quot;;[.B359])" office:value-type="string" office:string-value="https://osm.org/relation/3392301" calcext:value-type="string">
            <text:p>https://osm.org/relation/33923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2" calcext:value-type="float">
            <text:p>3392302</text:p>
          </table:table-cell>
          <table:table-cell table:style-name="ce2" office:value-type="string" calcext:value-type="string">
            <text:p>Avenue Jean de Bologne</text:p>
          </table:table-cell>
          <table:table-cell table:style-name="ce2" office:value-type="string" calcext:value-type="string">
            <text:p>Jean de Bolognelaan</text:p>
          </table:table-cell>
          <table:table-cell table:style-name="ce2" office:value-type="string" calcext:value-type="string">
            <text:p>Q2201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60];&quot;/&quot;;[.B360])" office:value-type="string" office:string-value="https://osm.org/relation/3392302" calcext:value-type="string">
            <text:p>https://osm.org/relation/33923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3" calcext:value-type="float">
            <text:p>3392303</text:p>
          </table:table-cell>
          <table:table-cell table:style-name="ce2" office:value-type="string" calcext:value-type="string">
            <text:p>Avenue Mutsaard</text:p>
          </table:table-cell>
          <table:table-cell table:style-name="ce2" office:value-type="string" calcext:value-type="string">
            <text:p>Mutsaar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61];&quot;/&quot;;[.B361])" office:value-type="string" office:string-value="https://osm.org/relation/3392303" calcext:value-type="string">
            <text:p>https://osm.org/relation/33923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4" calcext:value-type="float">
            <text:p>3392304</text:p>
          </table:table-cell>
          <table:table-cell table:style-name="ce2" office:value-type="string" calcext:value-type="string">
            <text:p>Avenue Van Praet</text:p>
          </table:table-cell>
          <table:table-cell table:style-name="ce2" office:value-type="string" calcext:value-type="string">
            <text:p>Van Praetlaan</text:p>
          </table:table-cell>
          <table:table-cell table:style-name="ce2" office:value-type="string" calcext:value-type="string">
            <text:p>Q30705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62];&quot;/&quot;;[.B362])" office:value-type="string" office:string-value="https://osm.org/relation/3392304" calcext:value-type="string">
            <text:p>https://osm.org/relation/33923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5" calcext:value-type="float">
            <text:p>3392305</text:p>
          </table:table-cell>
          <table:table-cell table:style-name="ce2" office:value-type="string" calcext:value-type="string">
            <text:p>Avenue Wannecouter</text:p>
          </table:table-cell>
          <table:table-cell table:style-name="ce2" office:value-type="string" calcext:value-type="string">
            <text:p>Wannekout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63];&quot;/&quot;;[.B363])" office:value-type="string" office:string-value="https://osm.org/relation/3392305" calcext:value-type="string">
            <text:p>https://osm.org/relation/33923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6" calcext:value-type="float">
            <text:p>3392306</text:p>
          </table:table-cell>
          <table:table-cell table:style-name="ce2" office:value-type="string" calcext:value-type="string">
            <text:p>Avenue de Busleyden</text:p>
          </table:table-cell>
          <table:table-cell table:style-name="ce2" office:value-type="string" calcext:value-type="string">
            <text:p>de Busleydenlaan</text:p>
          </table:table-cell>
          <table:table-cell table:style-name="ce2" office:value-type="string" calcext:value-type="string">
            <text:p>Q22787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64];&quot;/&quot;;[.B364])" office:value-type="string" office:string-value="https://osm.org/relation/3392306" calcext:value-type="string">
            <text:p>https://osm.org/relation/3392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7" calcext:value-type="float">
            <text:p>3392307</text:p>
          </table:table-cell>
          <table:table-cell table:style-name="ce2" office:value-type="string" calcext:value-type="string">
            <text:p>Avenue de Meysse</text:p>
          </table:table-cell>
          <table:table-cell table:style-name="ce2" office:value-type="string" calcext:value-type="string">
            <text:p>Meise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65];&quot;/&quot;;[.B365])" office:value-type="string" office:string-value="https://osm.org/relation/3392307" calcext:value-type="string">
            <text:p>https://osm.org/relation/33923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8" calcext:value-type="float">
            <text:p>3392308</text:p>
          </table:table-cell>
          <table:table-cell table:style-name="ce2" office:value-type="string" calcext:value-type="string">
            <text:p>Avenue de Versailles</text:p>
          </table:table-cell>
          <table:table-cell table:style-name="ce2" office:value-type="string" calcext:value-type="string">
            <text:p>Versaill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66];&quot;/&quot;;[.B366])" office:value-type="string" office:string-value="https://osm.org/relation/3392308" calcext:value-type="string">
            <text:p>https://osm.org/relation/33923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09" calcext:value-type="float">
            <text:p>3392309</text:p>
          </table:table-cell>
          <table:table-cell table:style-name="ce2" office:value-type="string" calcext:value-type="string">
            <text:p>Avenue de l'Amarante</text:p>
          </table:table-cell>
          <table:table-cell table:style-name="ce2" office:value-type="string" calcext:value-type="string">
            <text:p>Amaran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67];&quot;/&quot;;[.B367])" office:value-type="string" office:string-value="https://osm.org/relation/3392309" calcext:value-type="string">
            <text:p>https://osm.org/relation/33923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0" calcext:value-type="float">
            <text:p>3392310</text:p>
          </table:table-cell>
          <table:table-cell table:style-name="ce2" office:value-type="string" calcext:value-type="string">
            <text:p>Avenue de l'Amphore</text:p>
          </table:table-cell>
          <table:table-cell table:style-name="ce2" office:value-type="string" calcext:value-type="string">
            <text:p>Amfor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68];&quot;/&quot;;[.B368])" office:value-type="string" office:string-value="https://osm.org/relation/3392310" calcext:value-type="string">
            <text:p>https://osm.org/relation/3392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1" calcext:value-type="float">
            <text:p>3392311</text:p>
          </table:table-cell>
          <table:table-cell table:style-name="ce2" office:value-type="string" calcext:value-type="string">
            <text:p>Avenue de l'Araucaria</text:p>
          </table:table-cell>
          <table:table-cell table:style-name="ce2" office:value-type="string" calcext:value-type="string">
            <text:p>Araucari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69];&quot;/&quot;;[.B369])" office:value-type="string" office:string-value="https://osm.org/relation/3392311" calcext:value-type="string">
            <text:p>https://osm.org/relation/33923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2" calcext:value-type="float">
            <text:p>3392312</text:p>
          </table:table-cell>
          <table:table-cell table:style-name="ce2" office:value-type="string" calcext:value-type="string">
            <text:p>Avenue de la Brise</text:p>
          </table:table-cell>
          <table:table-cell table:style-name="ce2" office:value-type="string" calcext:value-type="string">
            <text:p>Bri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0];&quot;/&quot;;[.B370])" office:value-type="string" office:string-value="https://osm.org/relation/3392312" calcext:value-type="string">
            <text:p>https://osm.org/relation/33923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3" calcext:value-type="float">
            <text:p>3392313</text:p>
          </table:table-cell>
          <table:table-cell table:style-name="ce2" office:value-type="string" calcext:value-type="string">
            <text:p>Avenue de la Bugrane</text:p>
          </table:table-cell>
          <table:table-cell table:style-name="ce2" office:value-type="string" calcext:value-type="string">
            <text:p>Stalkrui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1];&quot;/&quot;;[.B371])" office:value-type="string" office:string-value="https://osm.org/relation/3392313" calcext:value-type="string">
            <text:p>https://osm.org/relation/33923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4" calcext:value-type="float">
            <text:p>3392314</text:p>
          </table:table-cell>
          <table:table-cell table:style-name="ce2" office:value-type="string" calcext:value-type="string">
            <text:p>Avenue de la Croix-Rouge</text:p>
          </table:table-cell>
          <table:table-cell table:style-name="ce2" office:value-type="string" calcext:value-type="string">
            <text:p>Rode Kr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2];&quot;/&quot;;[.B372])" office:value-type="string" office:string-value="https://osm.org/relation/3392314" calcext:value-type="string">
            <text:p>https://osm.org/relation/33923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5" calcext:value-type="float">
            <text:p>3392315</text:p>
          </table:table-cell>
          <table:table-cell table:style-name="ce2" office:value-type="string" calcext:value-type="string">
            <text:p>Avenue de la Nivéole</text:p>
          </table:table-cell>
          <table:table-cell table:style-name="ce2" office:value-type="string" calcext:value-type="string">
            <text:p>Lenteklok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3];&quot;/&quot;;[.B373])" office:value-type="string" office:string-value="https://osm.org/relation/3392315" calcext:value-type="string">
            <text:p>https://osm.org/relation/33923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6" calcext:value-type="float">
            <text:p>3392316</text:p>
          </table:table-cell>
          <table:table-cell table:style-name="ce2" office:value-type="string" calcext:value-type="string">
            <text:p>Avenue de la Reine des Prés</text:p>
          </table:table-cell>
          <table:table-cell table:style-name="ce2" office:value-type="string" calcext:value-type="string">
            <text:p>Olmkrui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4];&quot;/&quot;;[.B374])" office:value-type="string" office:string-value="https://osm.org/relation/3392316" calcext:value-type="string">
            <text:p>https://osm.org/relation/3392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7" calcext:value-type="float">
            <text:p>3392317</text:p>
          </table:table-cell>
          <table:table-cell table:style-name="ce2" office:value-type="string" calcext:value-type="string">
            <text:p>Avenue de la Sarriette</text:p>
          </table:table-cell>
          <table:table-cell table:style-name="ce2" office:value-type="string" calcext:value-type="string">
            <text:p>Bonekrui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5];&quot;/&quot;;[.B375])" office:value-type="string" office:string-value="https://osm.org/relation/3392317" calcext:value-type="string">
            <text:p>https://osm.org/relation/33923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8" calcext:value-type="float">
            <text:p>3392318</text:p>
          </table:table-cell>
          <table:table-cell table:style-name="ce2" office:value-type="string" calcext:value-type="string">
            <text:p>Avenue des Buissonnets</text:p>
          </table:table-cell>
          <table:table-cell table:style-name="ce2" office:value-type="string" calcext:value-type="string">
            <text:p>Braambos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6];&quot;/&quot;;[.B376])" office:value-type="string" office:string-value="https://osm.org/relation/3392318" calcext:value-type="string">
            <text:p>https://osm.org/relation/33923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19" calcext:value-type="float">
            <text:p>3392319</text:p>
          </table:table-cell>
          <table:table-cell table:style-name="ce2" office:value-type="string" calcext:value-type="string">
            <text:p>Avenue des Croix du Feu</text:p>
          </table:table-cell>
          <table:table-cell table:style-name="ce2" office:value-type="string" calcext:value-type="string">
            <text:p>Vuurkrui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7];&quot;/&quot;;[.B377])" office:value-type="string" office:string-value="https://osm.org/relation/3392319" calcext:value-type="string">
            <text:p>https://osm.org/relation/3392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0" calcext:value-type="float">
            <text:p>3392320</text:p>
          </table:table-cell>
          <table:table-cell table:style-name="ce2" office:value-type="string" calcext:value-type="string">
            <text:p>Avenue des Liserons</text:p>
          </table:table-cell>
          <table:table-cell table:style-name="ce2" office:value-type="string" calcext:value-type="string">
            <text:p>Haagwin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8];&quot;/&quot;;[.B378])" office:value-type="string" office:string-value="https://osm.org/relation/3392320" calcext:value-type="string">
            <text:p>https://osm.org/relation/33923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1" calcext:value-type="float">
            <text:p>3392321</text:p>
          </table:table-cell>
          <table:table-cell table:style-name="ce2" office:value-type="string" calcext:value-type="string">
            <text:p>Avenue du Forum</text:p>
          </table:table-cell>
          <table:table-cell table:style-name="ce2" office:value-type="string" calcext:value-type="string">
            <text:p>Foru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79];&quot;/&quot;;[.B379])" office:value-type="string" office:string-value="https://osm.org/relation/3392321" calcext:value-type="string">
            <text:p>https://osm.org/relation/33923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2" calcext:value-type="float">
            <text:p>3392322</text:p>
          </table:table-cell>
          <table:table-cell table:style-name="ce2" office:value-type="string" calcext:value-type="string">
            <text:p>Avenue du Frêne</text:p>
          </table:table-cell>
          <table:table-cell table:style-name="ce2" office:value-type="string" calcext:value-type="string">
            <text:p>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0];&quot;/&quot;;[.B380])" office:value-type="string" office:string-value="https://osm.org/relation/3392322" calcext:value-type="string">
            <text:p>https://osm.org/relation/33923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3" calcext:value-type="float">
            <text:p>3392323</text:p>
          </table:table-cell>
          <table:table-cell table:style-name="ce2" office:value-type="string" calcext:value-type="string">
            <text:p>Avenue du Fusain</text:p>
          </table:table-cell>
          <table:table-cell table:style-name="ce2" office:value-type="string" calcext:value-type="string">
            <text:p>Papenhou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1];&quot;/&quot;;[.B381])" office:value-type="string" office:string-value="https://osm.org/relation/3392323" calcext:value-type="string">
            <text:p>https://osm.org/relation/33923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4" calcext:value-type="float">
            <text:p>3392324</text:p>
          </table:table-cell>
          <table:table-cell table:style-name="ce2" office:value-type="string" calcext:value-type="string">
            <text:p>Avenue du Pois de Senteur</text:p>
          </table:table-cell>
          <table:table-cell table:style-name="ce2" office:value-type="string" calcext:value-type="string">
            <text:p>Pronkerw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2];&quot;/&quot;;[.B382])" office:value-type="string" office:string-value="https://osm.org/relation/3392324" calcext:value-type="string">
            <text:p>https://osm.org/relation/33923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5" calcext:value-type="float">
            <text:p>3392325</text:p>
          </table:table-cell>
          <table:table-cell table:style-name="ce2" office:value-type="string" calcext:value-type="string">
            <text:p>Chaussée Romaine</text:p>
          </table:table-cell>
          <table:table-cell table:style-name="ce2" office:value-type="string" calcext:value-type="string">
            <text:p>Romeinsesteenweg</text:p>
          </table:table-cell>
          <table:table-cell table:style-name="ce2" office:value-type="string" calcext:value-type="string">
            <text:p>Q194029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3];&quot;/&quot;;[.B383])" office:value-type="string" office:string-value="https://osm.org/relation/3392325" calcext:value-type="string">
            <text:p>https://osm.org/relation/33923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6" calcext:value-type="float">
            <text:p>3392326</text:p>
          </table:table-cell>
          <table:table-cell table:style-name="ce2" office:value-type="string" calcext:value-type="string">
            <text:p>Clos Wannecouter</text:p>
          </table:table-cell>
          <table:table-cell table:style-name="ce2" office:value-type="string" calcext:value-type="string">
            <text:p>Wannekouter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4];&quot;/&quot;;[.B384])" office:value-type="string" office:string-value="https://osm.org/relation/3392326" calcext:value-type="string">
            <text:p>https://osm.org/relation/33923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7" calcext:value-type="float">
            <text:p>3392327</text:p>
          </table:table-cell>
          <table:table-cell table:style-name="ce2" office:value-type="string" calcext:value-type="string">
            <text:p>Clos du Lodaal</text:p>
          </table:table-cell>
          <table:table-cell table:style-name="ce2" office:value-type="string" calcext:value-type="string">
            <text:p>Lodaal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5];&quot;/&quot;;[.B385])" office:value-type="string" office:string-value="https://osm.org/relation/3392327" calcext:value-type="string">
            <text:p>https://osm.org/relation/33923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8" calcext:value-type="float">
            <text:p>3392328</text:p>
          </table:table-cell>
          <table:table-cell table:style-name="ce2" office:value-type="string" calcext:value-type="string">
            <text:p>Drève des Saules</text:p>
          </table:table-cell>
          <table:table-cell table:style-name="ce2" office:value-type="string" calcext:value-type="string">
            <text:p>Wilg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6];&quot;/&quot;;[.B386])" office:value-type="string" office:string-value="https://osm.org/relation/3392328" calcext:value-type="string">
            <text:p>https://osm.org/relation/3392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29" calcext:value-type="float">
            <text:p>3392329</text:p>
          </table:table-cell>
          <table:table-cell table:style-name="ce2" office:value-type="string" calcext:value-type="string">
            <text:p>Drève du Long Bonnier</text:p>
          </table:table-cell>
          <table:table-cell table:style-name="ce2" office:value-type="string" calcext:value-type="string">
            <text:p>Langbunder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7];&quot;/&quot;;[.B387])" office:value-type="string" office:string-value="https://osm.org/relation/3392329" calcext:value-type="string">
            <text:p>https://osm.org/relation/33923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30" calcext:value-type="float">
            <text:p>3392330</text:p>
          </table:table-cell>
          <table:table-cell table:number-columns-repeated="2" table:style-name="ce2" office:value-type="string" calcext:value-type="string">
            <text:p>Neerlees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88];&quot;/&quot;;[.B388])" office:value-type="string" office:string-value="https://osm.org/relation/3392330" calcext:value-type="string">
            <text:p>https://osm.org/relation/33923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31" calcext:value-type="float">
            <text:p>3392331</text:p>
          </table:table-cell>
          <table:table-cell table:style-name="ce2" office:value-type="string" calcext:value-type="string">
            <text:p>Rue De Wand</text:p>
          </table:table-cell>
          <table:table-cell table:style-name="ce2" office:value-type="string" calcext:value-type="string">
            <text:p>De Wandstraat</text:p>
          </table:table-cell>
          <table:table-cell table:style-name="ce2" office:value-type="string" calcext:value-type="string">
            <text:p>Q239293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89];&quot;/&quot;;[.B389])" office:value-type="string" office:string-value="https://osm.org/relation/3392331" calcext:value-type="string">
            <text:p>https://osm.org/relation/3392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32" calcext:value-type="float">
            <text:p>3392332</text:p>
          </table:table-cell>
          <table:table-cell table:style-name="ce2" office:value-type="string" calcext:value-type="string">
            <text:p>Rue Gustave Demanet</text:p>
          </table:table-cell>
          <table:table-cell table:style-name="ce2" office:value-type="string" calcext:value-type="string">
            <text:p>Gustave Demane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90];&quot;/&quot;;[.B390])" office:value-type="string" office:string-value="https://osm.org/relation/3392332" calcext:value-type="string">
            <text:p>https://osm.org/relation/33923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33" calcext:value-type="float">
            <text:p>3392333</text:p>
          </table:table-cell>
          <table:table-cell table:style-name="ce2" office:value-type="string" calcext:value-type="string">
            <text:p>Rue Paul Janson</text:p>
          </table:table-cell>
          <table:table-cell table:style-name="ce2" office:value-type="string" calcext:value-type="string">
            <text:p>Paul Jansonstraat</text:p>
          </table:table-cell>
          <table:table-cell table:style-name="ce2" office:value-type="string" calcext:value-type="string">
            <text:p>Q7303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391];&quot;/&quot;;[.B391])" office:value-type="string" office:string-value="https://osm.org/relation/3392333" calcext:value-type="string">
            <text:p>https://osm.org/relation/33923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34" calcext:value-type="float">
            <text:p>3392334</text:p>
          </table:table-cell>
          <table:table-cell table:style-name="ce2" office:value-type="string" calcext:value-type="string">
            <text:p>Rue de Heembeek</text:p>
          </table:table-cell>
          <table:table-cell table:style-name="ce2" office:value-type="string" calcext:value-type="string">
            <text:p>Heembeek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92];&quot;/&quot;;[.B392])" office:value-type="string" office:string-value="https://osm.org/relation/3392334" calcext:value-type="string">
            <text:p>https://osm.org/relation/3392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339" calcext:value-type="float">
            <text:p>3392339</text:p>
          </table:table-cell>
          <table:table-cell table:style-name="ce2" office:value-type="string" calcext:value-type="string">
            <text:p>Avenue des Pagodes</text:p>
          </table:table-cell>
          <table:table-cell table:style-name="ce2" office:value-type="string" calcext:value-type="string">
            <text:p>Pago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93];&quot;/&quot;;[.B393])" office:value-type="string" office:string-value="https://osm.org/relation/3392339" calcext:value-type="string">
            <text:p>https://osm.org/relation/33923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2884" calcext:value-type="float">
            <text:p>3392884</text:p>
          </table:table-cell>
          <table:table-cell table:style-name="ce2" office:value-type="string" calcext:value-type="string">
            <text:p>Rue Profonde</text:p>
          </table:table-cell>
          <table:table-cell table:style-name="ce2" office:value-type="string" calcext:value-type="string">
            <text:p>Diep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94];&quot;/&quot;;[.B394])" office:value-type="string" office:string-value="https://osm.org/relation/3392884" calcext:value-type="string">
            <text:p>https://osm.org/relation/33928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56" calcext:value-type="float">
            <text:p>3393356</text:p>
          </table:table-cell>
          <table:table-cell table:style-name="ce2" office:value-type="string" calcext:value-type="string">
            <text:p>Allée des Citronniers</text:p>
          </table:table-cell>
          <table:table-cell table:style-name="ce2" office:value-type="string" calcext:value-type="string">
            <text:p>Citroenbom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95];&quot;/&quot;;[.B395])" office:value-type="string" office:string-value="https://osm.org/relation/3393356" calcext:value-type="string">
            <text:p>https://osm.org/relation/3393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57" calcext:value-type="float">
            <text:p>3393357</text:p>
          </table:table-cell>
          <table:table-cell table:style-name="ce2" office:value-type="string" calcext:value-type="string">
            <text:p>Avenue de l'Arbre Ballon</text:p>
          </table:table-cell>
          <table:table-cell table:style-name="ce2" office:value-type="string" calcext:value-type="string">
            <text:p>Dikkebeu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96];&quot;/&quot;;[.B396])" office:value-type="string" office:string-value="https://osm.org/relation/3393357" calcext:value-type="string">
            <text:p>https://osm.org/relation/33933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58" calcext:value-type="float">
            <text:p>3393358</text:p>
          </table:table-cell>
          <table:table-cell table:style-name="ce2" office:value-type="string" calcext:value-type="string">
            <text:p>Rue de l'Améthyste</text:p>
          </table:table-cell>
          <table:table-cell table:style-name="ce2" office:value-type="string" calcext:value-type="string">
            <text:p>Amethi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97];&quot;/&quot;;[.B397])" office:value-type="string" office:string-value="https://osm.org/relation/3393358" calcext:value-type="string">
            <text:p>https://osm.org/relation/33933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59" calcext:value-type="float">
            <text:p>3393359</text:p>
          </table:table-cell>
          <table:table-cell table:style-name="ce2" office:value-type="string" calcext:value-type="string">
            <text:p>Rue du Grenat</text:p>
          </table:table-cell>
          <table:table-cell table:style-name="ce2" office:value-type="string" calcext:value-type="string">
            <text:p>Granaa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98];&quot;/&quot;;[.B398])" office:value-type="string" office:string-value="https://osm.org/relation/3393359" calcext:value-type="string">
            <text:p>https://osm.org/relation/3393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60" calcext:value-type="float">
            <text:p>3393360</text:p>
          </table:table-cell>
          <table:table-cell table:style-name="ce2" office:value-type="string" calcext:value-type="string">
            <text:p>Rue du Rubis</text:p>
          </table:table-cell>
          <table:table-cell table:style-name="ce2" office:value-type="string" calcext:value-type="string">
            <text:p>Robij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399];&quot;/&quot;;[.B399])" office:value-type="string" office:string-value="https://osm.org/relation/3393360" calcext:value-type="string">
            <text:p>https://osm.org/relation/3393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61" calcext:value-type="float">
            <text:p>3393361</text:p>
          </table:table-cell>
          <table:table-cell table:style-name="ce2" office:value-type="string" calcext:value-type="string">
            <text:p>Square de l'Améthyste</text:p>
          </table:table-cell>
          <table:table-cell table:style-name="ce2" office:value-type="string" calcext:value-type="string">
            <text:p>Amethist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0];&quot;/&quot;;[.B400])" office:value-type="string" office:string-value="https://osm.org/relation/3393361" calcext:value-type="string">
            <text:p>https://osm.org/relation/3393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62" calcext:value-type="float">
            <text:p>3393362</text:p>
          </table:table-cell>
          <table:table-cell table:style-name="ce2" office:value-type="string" calcext:value-type="string">
            <text:p>Square de l'Onyx</text:p>
          </table:table-cell>
          <table:table-cell table:style-name="ce2" office:value-type="string" calcext:value-type="string">
            <text:p>Onyx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1];&quot;/&quot;;[.B401])" office:value-type="string" office:string-value="https://osm.org/relation/3393362" calcext:value-type="string">
            <text:p>https://osm.org/relation/33933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63" calcext:value-type="float">
            <text:p>3393363</text:p>
          </table:table-cell>
          <table:table-cell table:style-name="ce2" office:value-type="string" calcext:value-type="string">
            <text:p>Square de la Cité Modèle</text:p>
          </table:table-cell>
          <table:table-cell table:style-name="ce2" office:value-type="string" calcext:value-type="string">
            <text:p>Modelwijk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2];&quot;/&quot;;[.B402])" office:value-type="string" office:string-value="https://osm.org/relation/3393363" calcext:value-type="string">
            <text:p>https://osm.org/relation/33933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64" calcext:value-type="float">
            <text:p>3393364</text:p>
          </table:table-cell>
          <table:table-cell table:style-name="ce2" office:value-type="string" calcext:value-type="string">
            <text:p>Square de la Turquoise</text:p>
          </table:table-cell>
          <table:table-cell table:style-name="ce2" office:value-type="string" calcext:value-type="string">
            <text:p>Turkoois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3];&quot;/&quot;;[.B403])" office:value-type="string" office:string-value="https://osm.org/relation/3393364" calcext:value-type="string">
            <text:p>https://osm.org/relation/33933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65" calcext:value-type="float">
            <text:p>3393365</text:p>
          </table:table-cell>
          <table:table-cell table:style-name="ce2" office:value-type="string" calcext:value-type="string">
            <text:p>Square du Grenat</text:p>
          </table:table-cell>
          <table:table-cell table:style-name="ce2" office:value-type="string" calcext:value-type="string">
            <text:p>Granaat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4];&quot;/&quot;;[.B404])" office:value-type="string" office:string-value="https://osm.org/relation/3393365" calcext:value-type="string">
            <text:p>https://osm.org/relation/33933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68" calcext:value-type="float">
            <text:p>3393368</text:p>
          </table:table-cell>
          <table:table-cell table:style-name="ce2" office:value-type="string" calcext:value-type="string">
            <text:p>Avenue des Citronniers</text:p>
          </table:table-cell>
          <table:table-cell table:style-name="ce2" office:value-type="string" calcext:value-type="string">
            <text:p>Citroenbo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5];&quot;/&quot;;[.B405])" office:value-type="string" office:string-value="https://osm.org/relation/3393368" calcext:value-type="string">
            <text:p>https://osm.org/relation/33933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72" calcext:value-type="float">
            <text:p>3393372</text:p>
          </table:table-cell>
          <table:table-cell table:style-name="ce2" office:value-type="string" calcext:value-type="string">
            <text:p>Avenue des Amandiers</text:p>
          </table:table-cell>
          <table:table-cell table:style-name="ce2" office:value-type="string" calcext:value-type="string">
            <text:p>Amandelbo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6];&quot;/&quot;;[.B406])" office:value-type="string" office:string-value="https://osm.org/relation/3393372" calcext:value-type="string">
            <text:p>https://osm.org/relation/33933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373" calcext:value-type="float">
            <text:p>3393373</text:p>
          </table:table-cell>
          <table:table-cell table:style-name="ce2" office:value-type="string" calcext:value-type="string">
            <text:p>Rampe Romaine</text:p>
          </table:table-cell>
          <table:table-cell table:style-name="ce2" office:value-type="string" calcext:value-type="string">
            <text:p>Romeinseopri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7];&quot;/&quot;;[.B407])" office:value-type="string" office:string-value="https://osm.org/relation/3393373" calcext:value-type="string">
            <text:p>https://osm.org/relation/33933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466" calcext:value-type="float">
            <text:p>3393466</text:p>
          </table:table-cell>
          <table:table-cell table:style-name="ce2" office:value-type="string" calcext:value-type="string">
            <text:p>Avenue Houba-de Strooper</text:p>
          </table:table-cell>
          <table:table-cell table:style-name="ce2" office:value-type="string" calcext:value-type="string">
            <text:p>Houba-de Strooperlaan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wiki. Louis Houba (1852-1916) et son épouse, Adèle Clémence de Strooper (1855-1927), qui avaient fait construire leur habitation au n°59 de l’artère (voir ce numéro), implantée à l’origine au milieu d’une vaste parcelle. Secrétaire communal de Laeken de 1881 à 1912, Houba fut, tout comme le bourgmestre Émile Bockstael, un grand allié du roi dans ses projets d’urbanisation de la commune</text:p>
          </table:table-cell>
          <table:table-cell table:style-name="ce17" table:formula="of:=CONCATENATE(&quot;https://osm.org/&quot;;[.A408];&quot;/&quot;;[.B408])" office:value-type="string" office:string-value="https://osm.org/relation/3393466" calcext:value-type="string">
            <text:p>https://osm.org/relation/33934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905" calcext:value-type="float">
            <text:p>3393905</text:p>
          </table:table-cell>
          <table:table-cell table:style-name="ce2" office:value-type="string" calcext:value-type="string">
            <text:p>Avenue de Lima</text:p>
          </table:table-cell>
          <table:table-cell table:style-name="ce2" office:value-type="string" calcext:value-type="string">
            <text:p>Lim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09];&quot;/&quot;;[.B409])" office:value-type="string" office:string-value="https://osm.org/relation/3393905" calcext:value-type="string">
            <text:p>https://osm.org/relation/3393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910" calcext:value-type="float">
            <text:p>3393910</text:p>
          </table:table-cell>
          <table:table-cell table:style-name="ce2" office:value-type="string" calcext:value-type="string">
            <text:p>Rue du Disque</text:p>
          </table:table-cell>
          <table:table-cell table:style-name="ce2" office:value-type="string" calcext:value-type="string">
            <text:p>Schij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10];&quot;/&quot;;[.B410])" office:value-type="string" office:string-value="https://osm.org/relation/3393910" calcext:value-type="string">
            <text:p>https://osm.org/relation/33939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916" calcext:value-type="float">
            <text:p>3393916</text:p>
          </table:table-cell>
          <table:table-cell table:style-name="ce2" office:value-type="string" calcext:value-type="string">
            <text:p>Avenue du Général de Ceuninck</text:p>
          </table:table-cell>
          <table:table-cell table:style-name="ce2" office:value-type="string" calcext:value-type="string">
            <text:p>Generaal de Ceunincklaan</text:p>
          </table:table-cell>
          <table:table-cell table:style-name="ce3" office:value-type="string" calcext:value-type="string">
            <text:p>Q19999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11];&quot;/&quot;;[.B411])" office:value-type="string" office:string-value="https://osm.org/relation/3393916" calcext:value-type="string">
            <text:p>https://osm.org/relation/33939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918" calcext:value-type="float">
            <text:p>3393918</text:p>
          </table:table-cell>
          <table:table-cell table:style-name="ce2" office:value-type="string" calcext:value-type="string">
            <text:p>Avenue Jean Palfyn</text:p>
          </table:table-cell>
          <table:table-cell table:style-name="ce2" office:value-type="string" calcext:value-type="string">
            <text:p>Jan Palfynlaan</text:p>
          </table:table-cell>
          <table:table-cell table:style-name="ce2" office:value-type="string" calcext:value-type="string">
            <text:p>Q16821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12];&quot;/&quot;;[.B412])" office:value-type="string" office:string-value="https://osm.org/relation/3393918" calcext:value-type="string">
            <text:p>https://osm.org/relation/33939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943" calcext:value-type="float">
            <text:p>3393943</text:p>
          </table:table-cell>
          <table:table-cell table:style-name="ce2" office:value-type="string" calcext:value-type="string">
            <text:p>Avenue Thiriar</text:p>
          </table:table-cell>
          <table:table-cell table:style-name="ce2" office:value-type="string" calcext:value-type="string">
            <text:p>Thiriarlaan</text:p>
          </table:table-cell>
          <table:table-cell table:style-name="ce2" office:value-type="string" calcext:value-type="string">
            <text:p>Q154015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13];&quot;/&quot;;[.B413])" office:value-type="string" office:string-value="https://osm.org/relation/3393943" calcext:value-type="string">
            <text:p>https://osm.org/relation/33939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961" calcext:value-type="float">
            <text:p>3393961</text:p>
          </table:table-cell>
          <table:table-cell table:style-name="ce2" office:value-type="string" calcext:value-type="string">
            <text:p>Avenue Emile Van Ermengem</text:p>
          </table:table-cell>
          <table:table-cell table:style-name="ce2" office:value-type="string" calcext:value-type="string">
            <text:p>Emile Van Ermengemlaan</text:p>
          </table:table-cell>
          <table:table-cell table:style-name="ce2" office:value-type="string" calcext:value-type="string">
            <text:p>Q13372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mile van Ermengem (Louvain, le 15 août 1851 - Ixelles, le 29 septembre 1932), bactériologiste</text:p>
          </table:table-cell>
          <table:table-cell table:style-name="ce17" table:formula="of:=CONCATENATE(&quot;https://osm.org/&quot;;[.A414];&quot;/&quot;;[.B414])" office:value-type="string" office:string-value="https://osm.org/relation/3393961" calcext:value-type="string">
            <text:p>https://osm.org/relation/33939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962" calcext:value-type="float">
            <text:p>3393962</text:p>
          </table:table-cell>
          <table:table-cell table:style-name="ce2" office:value-type="string" calcext:value-type="string">
            <text:p>Avenue Jean-Baptiste Depaire</text:p>
          </table:table-cell>
          <table:table-cell table:style-name="ce2" office:value-type="string" calcext:value-type="string">
            <text:p>Jean-Baptiste Depair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Jean-Baptiste Depaire (Tongrinne, 1824 - Boitsfort, 1910), professeur et recteur de l'Université de Bruxelles</text:p>
          </table:table-cell>
          <table:table-cell table:style-name="ce17" table:formula="of:=CONCATENATE(&quot;https://osm.org/&quot;;[.A415];&quot;/&quot;;[.B415])" office:value-type="string" office:string-value="https://osm.org/relation/3393962" calcext:value-type="string">
            <text:p>https://osm.org/relation/33939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3968" calcext:value-type="float">
            <text:p>3393968</text:p>
          </table:table-cell>
          <table:table-cell table:style-name="ce2" office:value-type="string" calcext:value-type="string">
            <text:p>Avenue Albert Brachet</text:p>
          </table:table-cell>
          <table:table-cell table:style-name="ce2" office:value-type="string" calcext:value-type="string">
            <text:p>Albert Brachetlaan</text:p>
          </table:table-cell>
          <table:table-cell table:style-name="ce2" office:value-type="string" calcext:value-type="string">
            <text:p>Q19213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16];&quot;/&quot;;[.B416])" office:value-type="string" office:string-value="https://osm.org/relation/3393968" calcext:value-type="string">
            <text:p>https://osm.org/relation/3393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4120" calcext:value-type="float">
            <text:p>3394120</text:p>
          </table:table-cell>
          <table:table-cell table:style-name="ce2" office:value-type="string" calcext:value-type="string">
            <text:p>Avenue Stiénon</text:p>
          </table:table-cell>
          <table:table-cell table:style-name="ce2" office:value-type="string" calcext:value-type="string">
            <text:p>Stiéno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Léon Stiénon (1850-1949), médecin qui fut professeur à l’Université libre de Bruxelles</text:p>
          </table:table-cell>
          <table:table-cell table:style-name="ce17" table:formula="of:=CONCATENATE(&quot;https://osm.org/&quot;;[.A417];&quot;/&quot;;[.B417])" office:value-type="string" office:string-value="https://osm.org/relation/3394120" calcext:value-type="string">
            <text:p>https://osm.org/relation/33941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4127" calcext:value-type="float">
            <text:p>3394127</text:p>
          </table:table-cell>
          <table:table-cell table:style-name="ce2" office:value-type="string" calcext:value-type="string">
            <text:p>Avenue Laënnec</text:p>
          </table:table-cell>
          <table:table-cell table:style-name="ce2" office:value-type="string" calcext:value-type="string">
            <text:p>Laënneclaan</text:p>
          </table:table-cell>
          <table:table-cell table:style-name="ce3" office:value-type="string" calcext:value-type="string">
            <text:p>Q2196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18];&quot;/&quot;;[.B418])" office:value-type="string" office:string-value="https://osm.org/relation/3394127" calcext:value-type="string">
            <text:p>https://osm.org/relation/33941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4129" calcext:value-type="float">
            <text:p>3394129</text:p>
          </table:table-cell>
          <table:table-cell table:style-name="ce2" office:value-type="string" calcext:value-type="string">
            <text:p>Avenue Adrien Bayet</text:p>
          </table:table-cell>
          <table:table-cell table:style-name="ce2" office:value-type="string" calcext:value-type="string">
            <text:p>Adrien Baye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drien Bayet (1863-1935), chirurgien, chef de service à l'hôpital Saint-Pierre</text:p>
          </table:table-cell>
          <table:table-cell table:style-name="ce17" table:formula="of:=CONCATENATE(&quot;https://osm.org/&quot;;[.A419];&quot;/&quot;;[.B419])" office:value-type="string" office:string-value="https://osm.org/relation/3394129" calcext:value-type="string">
            <text:p>https://osm.org/relation/3394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4154" calcext:value-type="float">
            <text:p>3394154</text:p>
          </table:table-cell>
          <table:table-cell table:style-name="ce2" office:value-type="string" calcext:value-type="string">
            <text:p>Avenue Rommelaere</text:p>
          </table:table-cell>
          <table:table-cell table:style-name="ce2" office:value-type="string" calcext:value-type="string">
            <text:p>Rommelaer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Guillaume Rommelaere (1836-1916), médecin qui fut recteur de l’Université libre de Bruxelles</text:p>
          </table:table-cell>
          <table:table-cell table:style-name="ce17" table:formula="of:=CONCATENATE(&quot;https://osm.org/&quot;;[.A420];&quot;/&quot;;[.B420])" office:value-type="string" office:string-value="https://osm.org/relation/3394154" calcext:value-type="string">
            <text:p>https://osm.org/relation/33941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4175" calcext:value-type="float">
            <text:p>3394175</text:p>
          </table:table-cell>
          <table:table-cell table:style-name="ce2" office:value-type="string" calcext:value-type="string">
            <text:p>Avenue Edouard Kufferath</text:p>
          </table:table-cell>
          <table:table-cell table:style-name="ce2" office:value-type="string" calcext:value-type="string">
            <text:p>Edouard Kufferath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douard Kufferath (Saint-Josse-ten-Noode, 1853 - Londres, 1909)</text:p>
          </table:table-cell>
          <table:table-cell table:style-name="ce17" table:formula="of:=CONCATENATE(&quot;https://osm.org/&quot;;[.A421];&quot;/&quot;;[.B421])" office:value-type="string" office:string-value="https://osm.org/relation/3394175" calcext:value-type="string">
            <text:p>https://osm.org/relation/33941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5031" calcext:value-type="float">
            <text:p>3395031</text:p>
          </table:table-cell>
          <table:table-cell table:style-name="ce2" office:value-type="string" calcext:value-type="string">
            <text:p>Avenue Ernest Masoin</text:p>
          </table:table-cell>
          <table:table-cell table:style-name="ce2" office:value-type="string" calcext:value-type="string">
            <text:p>Ernest Masoinlaan</text:p>
          </table:table-cell>
          <table:table-cell table:style-name="ce2" office:value-type="string" calcext:value-type="string">
            <text:p>Q30570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22];&quot;/&quot;;[.B422])" office:value-type="string" office:string-value="https://osm.org/relation/3395031" calcext:value-type="string">
            <text:p>https://osm.org/relation/33950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5056" calcext:value-type="float">
            <text:p>3395056</text:p>
          </table:table-cell>
          <table:table-cell table:style-name="ce2" office:value-type="string" calcext:value-type="string">
            <text:p>Rue Eugène Hubert</text:p>
          </table:table-cell>
          <table:table-cell table:style-name="ce2" office:value-type="string" calcext:value-type="string">
            <text:p>Eugène Hube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rofesseur gynecologie</text:p>
          </table:table-cell>
          <table:table-cell table:style-name="ce17" table:formula="of:=CONCATENATE(&quot;https://osm.org/&quot;;[.A423];&quot;/&quot;;[.B423])" office:value-type="string" office:string-value="https://osm.org/relation/3395056" calcext:value-type="string">
            <text:p>https://osm.org/relation/33950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5057" calcext:value-type="float">
            <text:p>3395057</text:p>
          </table:table-cell>
          <table:table-cell table:style-name="ce2" office:value-type="string" calcext:value-type="string">
            <text:p>Rue Théophile De Baisieux</text:p>
          </table:table-cell>
          <table:table-cell table:style-name="ce2" office:value-type="string" calcext:value-type="string">
            <text:p>Théophile De Baisieu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ierre-Joseph-Théophile Debaisieux (ou De Baisieux) (1847 - le 31 mai 1920)</text:p>
          </table:table-cell>
          <table:table-cell table:style-name="ce17" table:formula="of:=CONCATENATE(&quot;https://osm.org/&quot;;[.A424];&quot;/&quot;;[.B424])" office:value-type="string" office:string-value="https://osm.org/relation/3395057" calcext:value-type="string">
            <text:p>https://osm.org/relation/33950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5069" calcext:value-type="float">
            <text:p>3395069</text:p>
          </table:table-cell>
          <table:table-cell table:style-name="ce2" office:value-type="string" calcext:value-type="string">
            <text:p>Rue Stuyvenbergh</text:p>
          </table:table-cell>
          <table:table-cell table:style-name="ce2" office:value-type="string" calcext:value-type="string">
            <text:p>Stuiv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25];&quot;/&quot;;[.B425])" office:value-type="string" office:string-value="https://osm.org/relation/3395069" calcext:value-type="string">
            <text:p>https://osm.org/relation/3395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5153" calcext:value-type="float">
            <text:p>3395153</text:p>
          </table:table-cell>
          <table:table-cell table:style-name="ce2" office:value-type="string" calcext:value-type="string">
            <text:p>Rue de Laubespin</text:p>
          </table:table-cell>
          <table:table-cell table:style-name="ce2" office:value-type="string" calcext:value-type="string">
            <text:p>de Laubespi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Famille Mouchet de Battefort de Laubespin, qui possédait de nombreux terrains dans les environs de la rue</text:p>
          </table:table-cell>
          <table:table-cell table:style-name="ce17" table:formula="of:=CONCATENATE(&quot;https://osm.org/&quot;;[.A426];&quot;/&quot;;[.B426])" office:value-type="string" office:string-value="https://osm.org/relation/3395153" calcext:value-type="string">
            <text:p>https://osm.org/relation/3395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5159" calcext:value-type="float">
            <text:p>3395159</text:p>
          </table:table-cell>
          <table:table-cell table:style-name="ce2" office:value-type="string" calcext:value-type="string">
            <text:p>Rue Ernest Salu</text:p>
          </table:table-cell>
          <table:table-cell table:style-name="ce2" office:value-type="string" calcext:value-type="string">
            <text:p>Ernest Salustraat</text:p>
          </table:table-cell>
          <table:table-cell table:style-name="ce4" office:value-type="string" calcext:value-type="string">
            <text:p>Q202643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/>
          <table:table-cell table:style-name="ce17" table:formula="of:=CONCATENATE(&quot;https://osm.org/&quot;;[.A427];&quot;/&quot;;[.B427])" office:value-type="string" office:string-value="https://osm.org/relation/3395159" calcext:value-type="string">
            <text:p>https://osm.org/relation/33951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5161" calcext:value-type="float">
            <text:p>3395161</text:p>
          </table:table-cell>
          <table:table-cell table:style-name="ce2" office:value-type="string" calcext:value-type="string">
            <text:p>Rue Gustave Gilson</text:p>
          </table:table-cell>
          <table:table-cell table:style-name="ce2" office:value-type="string" calcext:value-type="string">
            <text:p>Gustave Gilsonstraat</text:p>
          </table:table-cell>
          <table:table-cell table:style-name="ce2" office:value-type="string" calcext:value-type="string">
            <text:p>Q34795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28];&quot;/&quot;;[.B428])" office:value-type="string" office:string-value="https://osm.org/relation/3395161" calcext:value-type="string">
            <text:p>https://osm.org/relation/33951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95164" calcext:value-type="float">
            <text:p>3395164</text:p>
          </table:table-cell>
          <table:table-cell table:style-name="ce2" office:value-type="string" calcext:value-type="string">
            <text:p>Boulevard de Smet de Naeyer</text:p>
          </table:table-cell>
          <table:table-cell table:style-name="ce2" office:value-type="string" calcext:value-type="string">
            <text:p>de Smet de Naeyerlaan</text:p>
          </table:table-cell>
          <table:table-cell table:style-name="ce2" office:value-type="string" calcext:value-type="string">
            <text:p>Q7217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ul de Smet de Naeyer</text:p>
          </table:table-cell>
          <table:table-cell table:style-name="ce17" table:formula="of:=CONCATENATE(&quot;https://osm.org/&quot;;[.A429];&quot;/&quot;;[.B429])" office:value-type="string" office:string-value="https://osm.org/relation/3395164" calcext:value-type="string">
            <text:p>https://osm.org/relation/33951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54" calcext:value-type="float">
            <text:p>3402454</text:p>
          </table:table-cell>
          <table:table-cell table:style-name="ce2" office:value-type="string" calcext:value-type="string">
            <text:p>Rampe Gauloise</text:p>
          </table:table-cell>
          <table:table-cell table:style-name="ce2" office:value-type="string" calcext:value-type="string">
            <text:p>Gallischeopri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30];&quot;/&quot;;[.B430])" office:value-type="string" office:string-value="https://osm.org/relation/3402454" calcext:value-type="string">
            <text:p>https://osm.org/relation/34024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61" calcext:value-type="float">
            <text:p>3402461</text:p>
          </table:table-cell>
          <table:table-cell table:style-name="ce2" office:value-type="string" calcext:value-type="string">
            <text:p>Chemin de la Perce-Neige</text:p>
          </table:table-cell>
          <table:table-cell table:style-name="ce2" office:value-type="string" calcext:value-type="string">
            <text:p>Sneeuwklokje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31];&quot;/&quot;;[.B431])" office:value-type="string" office:string-value="https://osm.org/relation/3402461" calcext:value-type="string">
            <text:p>https://osm.org/relation/34024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62" calcext:value-type="float">
            <text:p>3402462</text:p>
          </table:table-cell>
          <table:table-cell table:style-name="ce2" office:value-type="string" calcext:value-type="string">
            <text:p>Rue du Romarin</text:p>
          </table:table-cell>
          <table:table-cell table:style-name="ce2" office:value-type="string" calcext:value-type="string">
            <text:p>Rosmarij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32];&quot;/&quot;;[.B432])" office:value-type="string" office:string-value="https://osm.org/relation/3402462" calcext:value-type="string">
            <text:p>https://osm.org/relation/34024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64" calcext:value-type="float">
            <text:p>3402464</text:p>
          </table:table-cell>
          <table:table-cell table:style-name="ce2" office:value-type="string" calcext:value-type="string">
            <text:p>Rue des Pivoines</text:p>
          </table:table-cell>
          <table:table-cell table:style-name="ce2" office:value-type="string" calcext:value-type="string">
            <text:p>Pioe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33];&quot;/&quot;;[.B433])" office:value-type="string" office:string-value="https://osm.org/relation/3402464" calcext:value-type="string">
            <text:p>https://osm.org/relation/34024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70" calcext:value-type="float">
            <text:p>3402470</text:p>
          </table:table-cell>
          <table:table-cell table:style-name="ce2" office:value-type="string" calcext:value-type="string">
            <text:p>Rue de la Sauge</text:p>
          </table:table-cell>
          <table:table-cell table:style-name="ce2" office:value-type="string" calcext:value-type="string">
            <text:p>Sal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34];&quot;/&quot;;[.B434])" office:value-type="string" office:string-value="https://osm.org/relation/3402470" calcext:value-type="string">
            <text:p>https://osm.org/relation/34024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71" calcext:value-type="float">
            <text:p>3402471</text:p>
          </table:table-cell>
          <table:table-cell table:style-name="ce2" office:value-type="string" calcext:value-type="string">
            <text:p>Rue du Cresson</text:p>
          </table:table-cell>
          <table:table-cell table:style-name="ce2" office:value-type="string" calcext:value-type="string">
            <text:p>Waterk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35];&quot;/&quot;;[.B435])" office:value-type="string" office:string-value="https://osm.org/relation/3402471" calcext:value-type="string">
            <text:p>https://osm.org/relation/34024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78" calcext:value-type="float">
            <text:p>3402478</text:p>
          </table:table-cell>
          <table:table-cell table:style-name="ce2" office:value-type="string" calcext:value-type="string">
            <text:p>Rue de la Lavande</text:p>
          </table:table-cell>
          <table:table-cell table:style-name="ce2" office:value-type="string" calcext:value-type="string">
            <text:p>Lavend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36];&quot;/&quot;;[.B436])" office:value-type="string" office:string-value="https://osm.org/relation/3402478" calcext:value-type="string">
            <text:p>https://osm.org/relation/34024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79" calcext:value-type="float">
            <text:p>3402479</text:p>
          </table:table-cell>
          <table:table-cell table:style-name="ce2" office:value-type="string" calcext:value-type="string">
            <text:p>Rue des Genévriers</text:p>
          </table:table-cell>
          <table:table-cell table:style-name="ce2" office:value-type="string" calcext:value-type="string">
            <text:p>Jeneverbo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37];&quot;/&quot;;[.B437])" office:value-type="string" office:string-value="https://osm.org/relation/3402479" calcext:value-type="string">
            <text:p>https://osm.org/relation/34024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80" calcext:value-type="float">
            <text:p>3402480</text:p>
          </table:table-cell>
          <table:table-cell table:style-name="ce2" office:value-type="string" calcext:value-type="string">
            <text:p>Chemin du Pourpier</text:p>
          </table:table-cell>
          <table:table-cell table:style-name="ce2" office:value-type="string" calcext:value-type="string">
            <text:p>Postelei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38];&quot;/&quot;;[.B438])" office:value-type="string" office:string-value="https://osm.org/relation/3402480" calcext:value-type="string">
            <text:p>https://osm.org/relation/34024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96" calcext:value-type="float">
            <text:p>3402496</text:p>
          </table:table-cell>
          <table:table-cell table:style-name="ce2" office:value-type="string" calcext:value-type="string">
            <text:p>Avenue Impératrice Charlotte</text:p>
          </table:table-cell>
          <table:table-cell table:style-name="ce2" office:value-type="string" calcext:value-type="string">
            <text:p>Keizerin Charlottelaan</text:p>
          </table:table-cell>
          <table:table-cell table:style-name="ce2" office:value-type="string" calcext:value-type="string">
            <text:p>Q154971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439];&quot;/&quot;;[.B439])" office:value-type="string" office:string-value="https://osm.org/relation/3402496" calcext:value-type="string">
            <text:p>https://osm.org/relation/34024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497" calcext:value-type="float">
            <text:p>3402497</text:p>
          </table:table-cell>
          <table:table-cell table:style-name="ce2" office:value-type="string" calcext:value-type="string">
            <text:p>Avenue des Magnolias</text:p>
          </table:table-cell>
          <table:table-cell table:style-name="ce2" office:value-type="string" calcext:value-type="string">
            <text:p>Magnoli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0];&quot;/&quot;;[.B440])" office:value-type="string" office:string-value="https://osm.org/relation/3402497" calcext:value-type="string">
            <text:p>https://osm.org/relation/34024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09" calcext:value-type="float">
            <text:p>3402509</text:p>
          </table:table-cell>
          <table:table-cell table:style-name="ce2" office:value-type="string" calcext:value-type="string">
            <text:p>Place du Lotus</text:p>
          </table:table-cell>
          <table:table-cell table:style-name="ce2" office:value-type="string" calcext:value-type="string">
            <text:p>Lotu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1];&quot;/&quot;;[.B441])" office:value-type="string" office:string-value="https://osm.org/relation/3402509" calcext:value-type="string">
            <text:p>https://osm.org/relation/34025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10" calcext:value-type="float">
            <text:p>3402510</text:p>
          </table:table-cell>
          <table:table-cell table:style-name="ce2" office:value-type="string" calcext:value-type="string">
            <text:p>Rue de la Ciboulette</text:p>
          </table:table-cell>
          <table:table-cell table:style-name="ce2" office:value-type="string" calcext:value-type="string">
            <text:p>Biesloo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2];&quot;/&quot;;[.B442])" office:value-type="string" office:string-value="https://osm.org/relation/3402510" calcext:value-type="string">
            <text:p>https://osm.org/relation/34025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16" calcext:value-type="float">
            <text:p>3402516</text:p>
          </table:table-cell>
          <table:table-cell table:style-name="ce2" office:value-type="string" calcext:value-type="string">
            <text:p>Rue du Verregat</text:p>
          </table:table-cell>
          <table:table-cell table:style-name="ce2" office:value-type="string" calcext:value-type="string">
            <text:p>Verrega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3];&quot;/&quot;;[.B443])" office:value-type="string" office:string-value="https://osm.org/relation/3402516" calcext:value-type="string">
            <text:p>https://osm.org/relation/34025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45" calcext:value-type="float">
            <text:p>3402545</text:p>
          </table:table-cell>
          <table:table-cell table:style-name="ce2" office:value-type="string" calcext:value-type="string">
            <text:p>Avenue des Athlètes</text:p>
          </table:table-cell>
          <table:table-cell table:style-name="ce2" office:value-type="string" calcext:value-type="string">
            <text:p>Atlet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4];&quot;/&quot;;[.B444])" office:value-type="string" office:string-value="https://osm.org/relation/3402545" calcext:value-type="string">
            <text:p>https://osm.org/relation/34025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61" calcext:value-type="float">
            <text:p>3402561</text:p>
          </table:table-cell>
          <table:table-cell table:style-name="ce2" office:value-type="string" calcext:value-type="string">
            <text:p>Avenue de Madrid</text:p>
          </table:table-cell>
          <table:table-cell table:style-name="ce2" office:value-type="string" calcext:value-type="string">
            <text:p>Madri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5];&quot;/&quot;;[.B445])" office:value-type="string" office:string-value="https://osm.org/relation/3402561" calcext:value-type="string">
            <text:p>https://osm.org/relation/34025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62" calcext:value-type="float">
            <text:p>3402562</text:p>
          </table:table-cell>
          <table:table-cell table:style-name="ce2" office:value-type="string" calcext:value-type="string">
            <text:p>Avenue de l'Atomium</text:p>
          </table:table-cell>
          <table:table-cell table:style-name="ce2" office:value-type="string" calcext:value-type="string">
            <text:p>Atomiu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6];&quot;/&quot;;[.B446])" office:value-type="string" office:string-value="https://osm.org/relation/3402562" calcext:value-type="string">
            <text:p>https://osm.org/relation/34025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63" calcext:value-type="float">
            <text:p>3402563</text:p>
          </table:table-cell>
          <table:table-cell table:number-columns-repeated="2" table:style-name="ce2" office:value-type="string" calcext:value-type="string">
            <text:p>Esplana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7];&quot;/&quot;;[.B447])" office:value-type="string" office:string-value="https://osm.org/relation/3402563" calcext:value-type="string">
            <text:p>https://osm.org/relation/34025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64" calcext:value-type="float">
            <text:p>3402564</text:p>
          </table:table-cell>
          <table:table-cell table:style-name="ce2" office:value-type="string" calcext:value-type="string">
            <text:p>Square de l'Atomium</text:p>
          </table:table-cell>
          <table:table-cell table:style-name="ce2" office:value-type="string" calcext:value-type="string">
            <text:p>Atomium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8];&quot;/&quot;;[.B448])" office:value-type="string" office:string-value="https://osm.org/relation/3402564" calcext:value-type="string">
            <text:p>https://osm.org/relation/34025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80" calcext:value-type="float">
            <text:p>3402580</text:p>
          </table:table-cell>
          <table:table-cell table:style-name="ce2" office:value-type="string" calcext:value-type="string">
            <text:p>Avenue du Gros Tilleul</text:p>
          </table:table-cell>
          <table:table-cell table:style-name="ce2" office:value-type="string" calcext:value-type="string">
            <text:p>Dikkelind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49];&quot;/&quot;;[.B449])" office:value-type="string" office:string-value="https://osm.org/relation/3402580" calcext:value-type="string">
            <text:p>https://osm.org/relation/34025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85" calcext:value-type="float">
            <text:p>3402585</text:p>
          </table:table-cell>
          <table:table-cell table:style-name="ce2" office:value-type="string" calcext:value-type="string">
            <text:p>Place de Belgique</text:p>
          </table:table-cell>
          <table:table-cell table:style-name="ce2" office:value-type="string" calcext:value-type="string">
            <text:p>Belgie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50];&quot;/&quot;;[.B450])" office:value-type="string" office:string-value="https://osm.org/relation/3402585" calcext:value-type="string">
            <text:p>https://osm.org/relation/34025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596" calcext:value-type="float">
            <text:p>3402596</text:p>
          </table:table-cell>
          <table:table-cell table:style-name="ce2" office:value-type="string" calcext:value-type="string">
            <text:p>Avenue de Marathon</text:p>
          </table:table-cell>
          <table:table-cell table:style-name="ce2" office:value-type="string" calcext:value-type="string">
            <text:p>Marath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51];&quot;/&quot;;[.B451])" office:value-type="string" office:string-value="https://osm.org/relation/3402596" calcext:value-type="string">
            <text:p>https://osm.org/relation/3402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600" calcext:value-type="float">
            <text:p>3402600</text:p>
          </table:table-cell>
          <table:table-cell table:style-name="ce2" office:value-type="string" calcext:value-type="string">
            <text:p>Avenue du Football</text:p>
          </table:table-cell>
          <table:table-cell table:style-name="ce2" office:value-type="string" calcext:value-type="string">
            <text:p>Voetb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52];&quot;/&quot;;[.B452])" office:value-type="string" office:string-value="https://osm.org/relation/3402600" calcext:value-type="string">
            <text:p>https://osm.org/relation/34026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614" calcext:value-type="float">
            <text:p>3402614</text:p>
          </table:table-cell>
          <table:table-cell table:style-name="ce2" office:value-type="string" calcext:value-type="string">
            <text:p>Avenue des Trembles</text:p>
          </table:table-cell>
          <table:table-cell table:style-name="ce2" office:value-type="string" calcext:value-type="string">
            <text:p>Abel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53];&quot;/&quot;;[.B453])" office:value-type="string" office:string-value="https://osm.org/relation/3402614" calcext:value-type="string">
            <text:p>https://osm.org/relation/34026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616" calcext:value-type="float">
            <text:p>3402616</text:p>
          </table:table-cell>
          <table:table-cell table:style-name="ce2" office:value-type="string" calcext:value-type="string">
            <text:p>Avenue de Bouchout</text:p>
          </table:table-cell>
          <table:table-cell table:style-name="ce2" office:value-type="string" calcext:value-type="string">
            <text:p>Boechou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54];&quot;/&quot;;[.B454])" office:value-type="string" office:string-value="https://osm.org/relation/3402616" calcext:value-type="string">
            <text:p>https://osm.org/relation/34026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633" calcext:value-type="float">
            <text:p>3402633</text:p>
          </table:table-cell>
          <table:table-cell table:style-name="ce2" office:value-type="string" calcext:value-type="string">
            <text:p>Rue du Heysel</text:p>
          </table:table-cell>
          <table:table-cell table:style-name="ce2" office:value-type="string" calcext:value-type="string">
            <text:p>Heiz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55];&quot;/&quot;;[.B455])" office:value-type="string" office:string-value="https://osm.org/relation/3402633" calcext:value-type="string">
            <text:p>https://osm.org/relation/34026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2648" calcext:value-type="float">
            <text:p>3402648</text:p>
          </table:table-cell>
          <table:table-cell table:style-name="ce2" office:value-type="string" calcext:value-type="string">
            <text:p>Place Saint-Lambert</text:p>
          </table:table-cell>
          <table:table-cell table:style-name="ce2" office:value-type="string" calcext:value-type="string">
            <text:p>Sint-Lambertusplein</text:p>
          </table:table-cell>
          <table:table-cell table:style-name="ce2" office:value-type="string" calcext:value-type="string">
            <text:p>Q2834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56];&quot;/&quot;;[.B456])" office:value-type="string" office:string-value="https://osm.org/relation/3402648" calcext:value-type="string">
            <text:p>https://osm.org/relation/34026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213" calcext:value-type="float">
            <text:p>3403213</text:p>
          </table:table-cell>
          <table:table-cell table:style-name="ce2" office:value-type="string" calcext:value-type="string">
            <text:p>Rue Félix Sterckx</text:p>
          </table:table-cell>
          <table:table-cell table:style-name="ce2" office:value-type="string" calcext:value-type="string">
            <text:p>Félix Ster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457];&quot;/&quot;;[.B457])" office:value-type="string" office:string-value="https://osm.org/relation/3403213" calcext:value-type="string">
            <text:p>https://osm.org/relation/34032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214" calcext:value-type="float">
            <text:p>3403214</text:p>
          </table:table-cell>
          <table:table-cell table:style-name="ce2" office:value-type="string" calcext:value-type="string">
            <text:p>Rue du Sansonnet</text:p>
          </table:table-cell>
          <table:table-cell table:style-name="ce2" office:value-type="string" calcext:value-type="string">
            <text:p>Spreeu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58];&quot;/&quot;;[.B458])" office:value-type="string" office:string-value="https://osm.org/relation/3403214" calcext:value-type="string">
            <text:p>https://osm.org/relation/34032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217" calcext:value-type="float">
            <text:p>3403217</text:p>
          </table:table-cell>
          <table:table-cell table:style-name="ce2" office:value-type="string" calcext:value-type="string">
            <text:p>Rue Reper-Vreven</text:p>
          </table:table-cell>
          <table:table-cell table:style-name="ce2" office:value-type="string" calcext:value-type="string">
            <text:p>Reper-Vreven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wiki. François Reper (1854-1920), qui fut notamment président du Bureau de Bienfaisance de Laeken, et sa femme, Marie-Élisabeth Vreven (1852-1935)</text:p>
          </table:table-cell>
          <table:table-cell table:style-name="ce17" table:formula="of:=CONCATENATE(&quot;https://osm.org/&quot;;[.A459];&quot;/&quot;;[.B459])" office:value-type="string" office:string-value="https://osm.org/relation/3403217" calcext:value-type="string">
            <text:p>https://osm.org/relation/34032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242" calcext:value-type="float">
            <text:p>3403242</text:p>
          </table:table-cell>
          <table:table-cell table:style-name="ce2" office:value-type="string" calcext:value-type="string">
            <text:p>Rue Stevens-Delannoy</text:p>
          </table:table-cell>
          <table:table-cell table:style-name="ce2" office:value-type="string" calcext:value-type="string">
            <text:p>Stevens-Delannoy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Jean-Marie-Guillaume Stevens (1855-1932), ingénieur civil qui fut directeur général au ministère de l’Industrie et du Travail, et son épouse, Marie Thérèse De Lannoy (1858-1943)</text:p>
          </table:table-cell>
          <table:table-cell table:style-name="ce17" table:formula="of:=CONCATENATE(&quot;https://osm.org/&quot;;[.A460];&quot;/&quot;;[.B460])" office:value-type="string" office:string-value="https://osm.org/relation/3403242" calcext:value-type="string">
            <text:p>https://osm.org/relation/3403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261" calcext:value-type="float">
            <text:p>3403261</text:p>
          </table:table-cell>
          <table:table-cell table:style-name="ce2" office:value-type="string" calcext:value-type="string">
            <text:p>Rue Emile Wauters</text:p>
          </table:table-cell>
          <table:table-cell table:style-name="ce2" office:value-type="string" calcext:value-type="string">
            <text:p>Emile Wautersstraat</text:p>
          </table:table-cell>
          <table:table-cell table:style-name="ce2" office:value-type="string" calcext:value-type="string">
            <text:p>Q4663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harles-Marie-Émile Wauters (1846-1933), peintre</text:p>
          </table:table-cell>
          <table:table-cell table:style-name="ce17" table:formula="of:=CONCATENATE(&quot;https://osm.org/&quot;;[.A461];&quot;/&quot;;[.B461])" office:value-type="string" office:string-value="https://osm.org/relation/3403261" calcext:value-type="string">
            <text:p>https://osm.org/relation/34032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264" calcext:value-type="float">
            <text:p>3403264</text:p>
          </table:table-cell>
          <table:table-cell table:style-name="ce2" office:value-type="string" calcext:value-type="string">
            <text:p>Rue du Cloître</text:p>
          </table:table-cell>
          <table:table-cell table:style-name="ce2" office:value-type="string" calcext:value-type="string">
            <text:p>Kloo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62];&quot;/&quot;;[.B462])" office:value-type="string" office:string-value="https://osm.org/relation/3403264" calcext:value-type="string">
            <text:p>https://osm.org/relation/34032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282" calcext:value-type="float">
            <text:p>3403282</text:p>
          </table:table-cell>
          <table:table-cell table:style-name="ce2" office:value-type="string" calcext:value-type="string">
            <text:p>Avenue Jean Sobieski</text:p>
          </table:table-cell>
          <table:table-cell table:style-name="ce2" office:value-type="string" calcext:value-type="string">
            <text:p>Jan Sobieski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?</text:p>
          </table:table-cell>
          <table:table-cell table:style-name="ce17" table:formula="of:=CONCATENATE(&quot;https://osm.org/&quot;;[.A463];&quot;/&quot;;[.B463])" office:value-type="string" office:string-value="https://osm.org/relation/3403282" calcext:value-type="string">
            <text:p>https://osm.org/relation/34032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283" calcext:value-type="float">
            <text:p>3403283</text:p>
          </table:table-cell>
          <table:table-cell table:style-name="ce2" office:value-type="string" calcext:value-type="string">
            <text:p>Square Clémentine</text:p>
          </table:table-cell>
          <table:table-cell table:style-name="ce2" office:value-type="string" calcext:value-type="string">
            <text:p>Clementinasquare</text:p>
          </table:table-cell>
          <table:table-cell table:style-name="ce2" office:value-type="string" calcext:value-type="string">
            <text:p>Q26112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rincesse Clémentine de Belgique</text:p>
          </table:table-cell>
          <table:table-cell table:style-name="ce17" table:formula="of:=CONCATENATE(&quot;https://osm.org/&quot;;[.A464];&quot;/&quot;;[.B464])" office:value-type="string" office:string-value="https://osm.org/relation/3403283" calcext:value-type="string">
            <text:p>https://osm.org/relation/34032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336" calcext:value-type="float">
            <text:p>3403336</text:p>
          </table:table-cell>
          <table:table-cell table:style-name="ce2" office:value-type="string" calcext:value-type="string">
            <text:p>Avenue des Ebéniers</text:p>
          </table:table-cell>
          <table:table-cell table:style-name="ce2" office:value-type="string" calcext:value-type="string">
            <text:p>Ebbebo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65];&quot;/&quot;;[.B465])" office:value-type="string" office:string-value="https://osm.org/relation/3403336" calcext:value-type="string">
            <text:p>https://osm.org/relation/34033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337" calcext:value-type="float">
            <text:p>3403337</text:p>
          </table:table-cell>
          <table:table-cell table:style-name="ce2" office:value-type="string" calcext:value-type="string">
            <text:p>Rue du Mont Saint-Alban</text:p>
          </table:table-cell>
          <table:table-cell table:style-name="ce2" office:value-type="string" calcext:value-type="string">
            <text:p>Sint-Albaans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66];&quot;/&quot;;[.B466])" office:value-type="string" office:string-value="https://osm.org/relation/3403337" calcext:value-type="string">
            <text:p>https://osm.org/relation/3403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03397" calcext:value-type="float">
            <text:p>3403397</text:p>
          </table:table-cell>
          <table:table-cell table:style-name="ce2" office:value-type="string" calcext:value-type="string">
            <text:p>Boulevard Émile Bockstael</text:p>
          </table:table-cell>
          <table:table-cell table:style-name="ce2" office:value-type="string" calcext:value-type="string">
            <text:p>Emile Bockstaellaan</text:p>
          </table:table-cell>
          <table:table-cell table:style-name="ce2" office:value-type="string" calcext:value-type="string">
            <text:p>Q199518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67];&quot;/&quot;;[.B467])" office:value-type="string" office:string-value="https://osm.org/relation/3403397" calcext:value-type="string">
            <text:p>https://osm.org/relation/3403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351" calcext:value-type="float">
            <text:p>3411351</text:p>
          </table:table-cell>
          <table:table-cell table:style-name="ce2" office:value-type="string" calcext:value-type="string">
            <text:p>Rue Pierre Strauwen</text:p>
          </table:table-cell>
          <table:table-cell table:style-name="ce2" office:value-type="string" calcext:value-type="string">
            <text:p>Pierre Strauwenstraat</text:p>
          </table:table-cell>
          <table:table-cell table:style-name="ce2" office:value-type="string" calcext:value-type="string">
            <text:p>Q20899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68];&quot;/&quot;;[.B468])" office:value-type="string" office:string-value="https://osm.org/relation/3411351" calcext:value-type="string">
            <text:p>https://osm.org/relation/34113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354" calcext:value-type="float">
            <text:p>3411354</text:p>
          </table:table-cell>
          <table:table-cell table:style-name="ce2" office:value-type="string" calcext:value-type="string">
            <text:p>Rue Jean Heymans</text:p>
          </table:table-cell>
          <table:table-cell table:style-name="ce2" office:value-type="string" calcext:value-type="string">
            <text:p>Jean Heyma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469];&quot;/&quot;;[.B469])" office:value-type="string" office:string-value="https://osm.org/relation/3411354" calcext:value-type="string">
            <text:p>https://osm.org/relation/34113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386" calcext:value-type="float">
            <text:p>3411386</text:p>
          </table:table-cell>
          <table:table-cell table:style-name="ce2" office:value-type="string" calcext:value-type="string">
            <text:p>Rue Jean Laumans</text:p>
          </table:table-cell>
          <table:table-cell table:style-name="ce2" office:value-type="string" calcext:value-type="string">
            <text:p>Jean Lauma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an Andries Laumans (Heist-op-den-Berg, 1823 - Laeken, 1902), sculpteur</text:p>
          </table:table-cell>
          <table:table-cell table:style-name="ce17" table:formula="of:=CONCATENATE(&quot;https://osm.org/&quot;;[.A470];&quot;/&quot;;[.B470])" office:value-type="string" office:string-value="https://osm.org/relation/3411386" calcext:value-type="string">
            <text:p>https://osm.org/relation/34113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387" calcext:value-type="float">
            <text:p>3411387</text:p>
          </table:table-cell>
          <table:table-cell table:style-name="ce2" office:value-type="string" calcext:value-type="string">
            <text:p>Rue Duysburgh</text:p>
          </table:table-cell>
          <table:table-cell table:style-name="ce2" office:value-type="string" calcext:value-type="string">
            <text:p>Duysburg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oseph Duysburgh (1846-1936), maître de chorale</text:p>
          </table:table-cell>
          <table:table-cell table:style-name="ce17" table:formula="of:=CONCATENATE(&quot;https://osm.org/&quot;;[.A471];&quot;/&quot;;[.B471])" office:value-type="string" office:string-value="https://osm.org/relation/3411387" calcext:value-type="string">
            <text:p>https://osm.org/relation/34113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446" calcext:value-type="float">
            <text:p>3411446</text:p>
          </table:table-cell>
          <table:table-cell table:style-name="ce2" office:value-type="string" calcext:value-type="string">
            <text:p>Rue Ledeganck</text:p>
          </table:table-cell>
          <table:table-cell table:style-name="ce2" office:value-type="string" calcext:value-type="string">
            <text:p>Ledeganckstraat</text:p>
          </table:table-cell>
          <table:table-cell table:style-name="ce2" office:value-type="string" calcext:value-type="string">
            <text:p>Q130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72];&quot;/&quot;;[.B472])" office:value-type="string" office:string-value="https://osm.org/relation/3411446" calcext:value-type="string">
            <text:p>https://osm.org/relation/34114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487" calcext:value-type="float">
            <text:p>3411487</text:p>
          </table:table-cell>
          <table:table-cell table:style-name="ce2" office:value-type="string" calcext:value-type="string">
            <text:p>Square Prince Léopold</text:p>
          </table:table-cell>
          <table:table-cell table:style-name="ce2" office:value-type="string" calcext:value-type="string">
            <text:p>Prins Leopold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473];&quot;/&quot;;[.B473])" office:value-type="string" office:string-value="https://osm.org/relation/3411487" calcext:value-type="string">
            <text:p>https://osm.org/relation/34114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518" calcext:value-type="float">
            <text:p>3411518</text:p>
          </table:table-cell>
          <table:table-cell table:style-name="ce2" office:value-type="string" calcext:value-type="string">
            <text:p>Rue Émile Delva</text:p>
          </table:table-cell>
          <table:table-cell table:style-name="ce2" office:value-type="string" calcext:value-type="string">
            <text:p>Émile Delva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474];&quot;/&quot;;[.B474])" office:value-type="string" office:string-value="https://osm.org/relation/3411518" calcext:value-type="string">
            <text:p>https://osm.org/relation/34115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562" calcext:value-type="float">
            <text:p>3411562</text:p>
          </table:table-cell>
          <table:table-cell table:style-name="ce2" office:value-type="string" calcext:value-type="string">
            <text:p>Rue Alfred Stevens</text:p>
          </table:table-cell>
          <table:table-cell table:style-name="ce2" office:value-type="string" calcext:value-type="string">
            <text:p>Alfred Stevensstraat</text:p>
          </table:table-cell>
          <table:table-cell table:style-name="ce2" office:value-type="string" calcext:value-type="string">
            <text:p>Q7738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75];&quot;/&quot;;[.B475])" office:value-type="string" office:string-value="https://osm.org/relation/3411562" calcext:value-type="string">
            <text:p>https://osm.org/relation/34115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568" calcext:value-type="float">
            <text:p>3411568</text:p>
          </table:table-cell>
          <table:table-cell table:style-name="ce2" office:value-type="string" calcext:value-type="string">
            <text:p>Rue Alphonse Wauters</text:p>
          </table:table-cell>
          <table:table-cell table:style-name="ce2" office:value-type="string" calcext:value-type="string">
            <text:p>Alphonse Wautersstraat</text:p>
          </table:table-cell>
          <table:table-cell table:style-name="ce2" office:value-type="string" calcext:value-type="string">
            <text:p>Q28400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76];&quot;/&quot;;[.B476])" office:value-type="string" office:string-value="https://osm.org/relation/3411568" calcext:value-type="string">
            <text:p>https://osm.org/relation/34115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575" calcext:value-type="float">
            <text:p>3411575</text:p>
          </table:table-cell>
          <table:table-cell table:style-name="ce2" office:value-type="string" calcext:value-type="string">
            <text:p>Rue Charles Ramaekers</text:p>
          </table:table-cell>
          <table:table-cell table:style-name="ce2" office:value-type="string" calcext:value-type="string">
            <text:p>Charles Ramaek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477];&quot;/&quot;;[.B477])" office:value-type="string" office:string-value="https://osm.org/relation/3411575" calcext:value-type="string">
            <text:p>https://osm.org/relation/34115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579" calcext:value-type="float">
            <text:p>3411579</text:p>
          </table:table-cell>
          <table:table-cell table:style-name="ce2" office:value-type="string" calcext:value-type="string">
            <text:p>Rue du Gaz</text:p>
          </table:table-cell>
          <table:table-cell table:style-name="ce2" office:value-type="string" calcext:value-type="string">
            <text:p>G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78];&quot;/&quot;;[.B478])" office:value-type="string" office:string-value="https://osm.org/relation/3411579" calcext:value-type="string">
            <text:p>https://osm.org/relation/34115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937" calcext:value-type="float">
            <text:p>3411937</text:p>
          </table:table-cell>
          <table:table-cell table:style-name="ce2" office:value-type="string" calcext:value-type="string">
            <text:p>Rue de Ter Plast</text:p>
          </table:table-cell>
          <table:table-cell table:style-name="ce2" office:value-type="string" calcext:value-type="string">
            <text:p>Terpla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79];&quot;/&quot;;[.B479])" office:value-type="string" office:string-value="https://osm.org/relation/3411937" calcext:value-type="string">
            <text:p>https://osm.org/relation/34119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968" calcext:value-type="float">
            <text:p>3411968</text:p>
          </table:table-cell>
          <table:table-cell table:style-name="ce2" office:value-type="string" calcext:value-type="string">
            <text:p>Rue du Champ de la Couronne</text:p>
          </table:table-cell>
          <table:table-cell table:style-name="ce2" office:value-type="string" calcext:value-type="string">
            <text:p>Kroon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80];&quot;/&quot;;[.B480])" office:value-type="string" office:string-value="https://osm.org/relation/3411968" calcext:value-type="string">
            <text:p>https://osm.org/relation/3411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971" calcext:value-type="float">
            <text:p>3411971</text:p>
          </table:table-cell>
          <table:table-cell table:style-name="ce2" office:value-type="string" calcext:value-type="string">
            <text:p>Rue du Siphon</text:p>
          </table:table-cell>
          <table:table-cell table:style-name="ce2" office:value-type="string" calcext:value-type="string">
            <text:p>Duik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81];&quot;/&quot;;[.B481])" office:value-type="string" office:string-value="https://osm.org/relation/3411971" calcext:value-type="string">
            <text:p>https://osm.org/relation/34119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1977" calcext:value-type="float">
            <text:p>3411977</text:p>
          </table:table-cell>
          <table:table-cell table:style-name="ce2" office:value-type="string" calcext:value-type="string">
            <text:p>Rue Ernest Vander Aa</text:p>
          </table:table-cell>
          <table:table-cell table:style-name="ce2" office:value-type="string" calcext:value-type="string">
            <text:p>Ernest Vander Aa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482];&quot;/&quot;;[.B482])" office:value-type="string" office:string-value="https://osm.org/relation/3411977" calcext:value-type="string">
            <text:p>https://osm.org/relation/34119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040" calcext:value-type="float">
            <text:p>3412040</text:p>
          </table:table-cell>
          <table:table-cell table:style-name="ce2" office:value-type="string" calcext:value-type="string">
            <text:p>Rue Médori</text:p>
          </table:table-cell>
          <table:table-cell table:style-name="ce2" office:value-type="string" calcext:value-type="string">
            <text:p>Médori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as de wiki. Joséphine Wilmot-Médori (1823-1906), cantatrice, qui s’était installée avant 1861 au numéro 2 de la rue</text:p>
          </table:table-cell>
          <table:table-cell table:style-name="ce17" table:formula="of:=CONCATENATE(&quot;https://osm.org/&quot;;[.A483];&quot;/&quot;;[.B483])" office:value-type="string" office:string-value="https://osm.org/relation/3412040" calcext:value-type="string">
            <text:p>https://osm.org/relation/34120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047" calcext:value-type="float">
            <text:p>3412047</text:p>
          </table:table-cell>
          <table:table-cell table:style-name="ce2" office:value-type="string" calcext:value-type="string">
            <text:p>Drève Sainte-Anne</text:p>
          </table:table-cell>
          <table:table-cell table:style-name="ce2" office:value-type="string" calcext:value-type="string">
            <text:p>Sint-Annadreef</text:p>
          </table:table-cell>
          <table:table-cell table:style-name="ce2" office:value-type="string" calcext:value-type="string">
            <text:p>Q164294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484];&quot;/&quot;;[.B484])" office:value-type="string" office:string-value="https://osm.org/relation/3412047" calcext:value-type="string">
            <text:p>https://osm.org/relation/34120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362" calcext:value-type="float">
            <text:p>3412362</text:p>
          </table:table-cell>
          <table:table-cell table:style-name="ce2" office:value-type="string" calcext:value-type="string">
            <text:p>Rue des Horticulteurs</text:p>
          </table:table-cell>
          <table:table-cell table:style-name="ce2" office:value-type="string" calcext:value-type="string">
            <text:p>Tuinbouw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85];&quot;/&quot;;[.B485])" office:value-type="string" office:string-value="https://osm.org/relation/3412362" calcext:value-type="string">
            <text:p>https://osm.org/relation/34123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370" calcext:value-type="float">
            <text:p>3412370</text:p>
          </table:table-cell>
          <table:table-cell table:style-name="ce2" office:value-type="string" calcext:value-type="string">
            <text:p>Rue des Chrysanthèmes</text:p>
          </table:table-cell>
          <table:table-cell table:style-name="ce2" office:value-type="string" calcext:value-type="string">
            <text:p>Chrysan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86];&quot;/&quot;;[.B486])" office:value-type="string" office:string-value="https://osm.org/relation/3412370" calcext:value-type="string">
            <text:p>https://osm.org/relation/34123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371" calcext:value-type="float">
            <text:p>3412371</text:p>
          </table:table-cell>
          <table:table-cell table:style-name="ce2" office:value-type="string" calcext:value-type="string">
            <text:p>Rue des Artistes</text:p>
          </table:table-cell>
          <table:table-cell table:style-name="ce2" office:value-type="string" calcext:value-type="string">
            <text:p>Kunsten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87];&quot;/&quot;;[.B487])" office:value-type="string" office:string-value="https://osm.org/relation/3412371" calcext:value-type="string">
            <text:p>https://osm.org/relation/3412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423" calcext:value-type="float">
            <text:p>3412423</text:p>
          </table:table-cell>
          <table:table-cell table:style-name="ce2" office:value-type="string" calcext:value-type="string">
            <text:p>Rue Karel Bogaerd</text:p>
          </table:table-cell>
          <table:table-cell table:style-name="ce2" office:value-type="string" calcext:value-type="string">
            <text:p>Karel Bogae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488];&quot;/&quot;;[.B488])" office:value-type="string" office:string-value="https://osm.org/relation/3412423" calcext:value-type="string">
            <text:p>https://osm.org/relation/34124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582" calcext:value-type="float">
            <text:p>3412582</text:p>
          </table:table-cell>
          <table:table-cell table:style-name="ce2" office:value-type="string" calcext:value-type="string">
            <text:p>Rue Draps-Dom</text:p>
          </table:table-cell>
          <table:table-cell table:style-name="ce2" office:value-type="string" calcext:value-type="string">
            <text:p>Draps-D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89];&quot;/&quot;;[.B489])" office:value-type="string" office:string-value="https://osm.org/relation/3412582" calcext:value-type="string">
            <text:p>https://osm.org/relation/34125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589" calcext:value-type="float">
            <text:p>3412589</text:p>
          </table:table-cell>
          <table:table-cell table:style-name="ce2" office:value-type="string" calcext:value-type="string">
            <text:p>Rue de Vrière</text:p>
          </table:table-cell>
          <table:table-cell table:style-name="ce2" office:value-type="string" calcext:value-type="string">
            <text:p>de Vrièr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entreprise de Mr Drap et Mme Doms</text:p>
          </table:table-cell>
          <table:table-cell table:style-name="ce17" table:formula="of:=CONCATENATE(&quot;https://osm.org/&quot;;[.A490];&quot;/&quot;;[.B490])" office:value-type="string" office:string-value="https://osm.org/relation/3412589" calcext:value-type="string">
            <text:p>https://osm.org/relation/34125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595" calcext:value-type="float">
            <text:p>3412595</text:p>
          </table:table-cell>
          <table:table-cell table:style-name="ce2" office:value-type="string" calcext:value-type="string">
            <text:p>Square Prince Charles</text:p>
          </table:table-cell>
          <table:table-cell table:style-name="ce2" office:value-type="string" calcext:value-type="string">
            <text:p>Prins Karel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0" office:value-type="string" calcext:value-type="string">
            <text:p><text:a xlink:href="http://www.ebru.be/Streets/streets1020/bruxelles-1020-square-prince-charles.html" xlink:type="simple">http://www.ebru.be/Streets/streets1020/bruxelles-1020-square-prince-charles.html</text:a></text:p>
          </table:table-cell>
          <table:table-cell table:style-name="ce17" table:formula="of:=CONCATENATE(&quot;https://osm.org/&quot;;[.A491];&quot;/&quot;;[.B491])" office:value-type="string" office:string-value="https://osm.org/relation/3412595" calcext:value-type="string">
            <text:p>https://osm.org/relation/34125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600" calcext:value-type="float">
            <text:p>3412600</text:p>
          </table:table-cell>
          <table:table-cell table:style-name="ce2" office:value-type="string" calcext:value-type="string">
            <text:p>Rue du Verdier</text:p>
          </table:table-cell>
          <table:table-cell table:style-name="ce2" office:value-type="string" calcext:value-type="string">
            <text:p>Groenvin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92];&quot;/&quot;;[.B492])" office:value-type="string" office:string-value="https://osm.org/relation/3412600" calcext:value-type="string">
            <text:p>https://osm.org/relation/34126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663" calcext:value-type="float">
            <text:p>3412663</text:p>
          </table:table-cell>
          <table:table-cell table:style-name="ce2" office:value-type="string" calcext:value-type="string">
            <text:p>Avenue du Parc Royal</text:p>
          </table:table-cell>
          <table:table-cell table:style-name="ce2" office:value-type="string" calcext:value-type="string">
            <text:p>Koninklijk Par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93];&quot;/&quot;;[.B493])" office:value-type="string" office:string-value="https://osm.org/relation/3412663" calcext:value-type="string">
            <text:p>https://osm.org/relation/34126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664" calcext:value-type="float">
            <text:p>3412664</text:p>
          </table:table-cell>
          <table:table-cell table:style-name="ce2" office:value-type="string" calcext:value-type="string">
            <text:p>Rue Mathieu Desmaré</text:p>
          </table:table-cell>
          <table:table-cell table:style-name="ce2" office:value-type="string" calcext:value-type="string">
            <text:p>Mathieu Desmaréstraat</text:p>
          </table:table-cell>
          <table:table-cell table:style-name="ce4" office:value-type="string" calcext:value-type="string">
            <text:p>Q216453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494];&quot;/&quot;;[.B494])" office:value-type="string" office:string-value="https://osm.org/relation/3412664" calcext:value-type="string">
            <text:p>https://osm.org/relation/3412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665" calcext:value-type="float">
            <text:p>3412665</text:p>
          </table:table-cell>
          <table:table-cell table:style-name="ce2" office:value-type="string" calcext:value-type="string">
            <text:p>Rue des Vignes</text:p>
          </table:table-cell>
          <table:table-cell table:style-name="ce2" office:value-type="string" calcext:value-type="string">
            <text:p>Wijngaar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95];&quot;/&quot;;[.B495])" office:value-type="string" office:string-value="https://osm.org/relation/3412665" calcext:value-type="string">
            <text:p>https://osm.org/relation/34126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668" calcext:value-type="float">
            <text:p>3412668</text:p>
          </table:table-cell>
          <table:table-cell table:style-name="ce2" office:value-type="string" calcext:value-type="string">
            <text:p>Rue Mellery</text:p>
          </table:table-cell>
          <table:table-cell table:style-name="ce2" office:value-type="string" calcext:value-type="string">
            <text:p>Mellerystraat</text:p>
          </table:table-cell>
          <table:table-cell table:style-name="ce4" office:value-type="string" calcext:value-type="string">
            <text:p>Q10416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Xavier Mellery</text:p>
          </table:table-cell>
          <table:table-cell table:style-name="ce17" table:formula="of:=CONCATENATE(&quot;https://osm.org/&quot;;[.A496];&quot;/&quot;;[.B496])" office:value-type="string" office:string-value="https://osm.org/relation/3412668" calcext:value-type="string">
            <text:p>https://osm.org/relation/34126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2674" calcext:value-type="float">
            <text:p>3412674</text:p>
          </table:table-cell>
          <table:table-cell table:style-name="ce2" office:value-type="string" calcext:value-type="string">
            <text:p>Parvis Notre-Dame</text:p>
          </table:table-cell>
          <table:table-cell table:style-name="ce2" office:value-type="string" calcext:value-type="string">
            <text:p>Onze-Lieve-Vrouwvoorplein</text:p>
          </table:table-cell>
          <table:table-cell table:style-name="ce4" office:value-type="string" calcext:value-type="string">
            <text:p>Q345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497];&quot;/&quot;;[.B497])" office:value-type="string" office:string-value="https://osm.org/relation/3412674" calcext:value-type="string">
            <text:p>https://osm.org/relation/3412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470" calcext:value-type="float">
            <text:p>3414470</text:p>
          </table:table-cell>
          <table:table-cell table:style-name="ce2" office:value-type="string" calcext:value-type="string">
            <text:p>Rue Arthur Cosyn</text:p>
          </table:table-cell>
          <table:table-cell table:style-name="ce2" office:value-type="string" calcext:value-type="string">
            <text:p>Arthur Cosy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7" office:value-type="string" calcext:value-type="string">
            <text:p>Arthur Cosyn</text:p>
          </table:table-cell>
          <table:table-cell table:style-name="ce17" table:formula="of:=CONCATENATE(&quot;https://osm.org/&quot;;[.A498];&quot;/&quot;;[.B498])" office:value-type="string" office:string-value="https://osm.org/relation/3414470" calcext:value-type="string">
            <text:p>https://osm.org/relation/34144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472" calcext:value-type="float">
            <text:p>3414472</text:p>
          </table:table-cell>
          <table:table-cell table:style-name="ce2" office:value-type="string" calcext:value-type="string">
            <text:p>Rue de la Grotte</text:p>
          </table:table-cell>
          <table:table-cell table:style-name="ce2" office:value-type="string" calcext:value-type="string">
            <text:p>Gro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499];&quot;/&quot;;[.B499])" office:value-type="string" office:string-value="https://osm.org/relation/3414472" calcext:value-type="string">
            <text:p>https://osm.org/relation/3414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477" calcext:value-type="float">
            <text:p>3414477</text:p>
          </table:table-cell>
          <table:table-cell table:style-name="ce2" office:value-type="string" calcext:value-type="string">
            <text:p>Rue des Palais Outre-Ponts</text:p>
          </table:table-cell>
          <table:table-cell table:style-name="ce2" office:value-type="string" calcext:value-type="string">
            <text:p>Paleizenstraat over de Brugge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00];&quot;/&quot;;[.B500])" office:value-type="string" office:string-value="https://osm.org/relation/3414477" calcext:value-type="string">
            <text:p>https://osm.org/relation/34144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478" calcext:value-type="float">
            <text:p>3414478</text:p>
          </table:table-cell>
          <table:table-cell table:style-name="ce2" office:value-type="string" calcext:value-type="string">
            <text:p>Rue du Timon</text:p>
          </table:table-cell>
          <table:table-cell table:style-name="ce2" office:value-type="string" calcext:value-type="string">
            <text:p>Diss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01];&quot;/&quot;;[.B501])" office:value-type="string" office:string-value="https://osm.org/relation/3414478" calcext:value-type="string">
            <text:p>https://osm.org/relation/34144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480" calcext:value-type="float">
            <text:p>3414480</text:p>
          </table:table-cell>
          <table:table-cell table:style-name="ce2" office:value-type="string" calcext:value-type="string">
            <text:p>Rue Hubert Stiernet</text:p>
          </table:table-cell>
          <table:table-cell table:style-name="ce2" office:value-type="string" calcext:value-type="string">
            <text:p>Hubert Stiernetstraat</text:p>
          </table:table-cell>
          <table:table-cell table:style-name="ce2" office:value-type="string" calcext:value-type="string">
            <text:p>Q31421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02];&quot;/&quot;;[.B502])" office:value-type="string" office:string-value="https://osm.org/relation/3414480" calcext:value-type="string">
            <text:p>https://osm.org/relation/34144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497" calcext:value-type="float">
            <text:p>3414497</text:p>
          </table:table-cell>
          <table:table-cell table:style-name="ce2" office:value-type="string" calcext:value-type="string">
            <text:p>Avenue de la Reine</text:p>
          </table:table-cell>
          <table:table-cell table:style-name="ce2" office:value-type="string" calcext:value-type="string">
            <text:p>Koninginne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503];&quot;/&quot;;[.B503])" office:value-type="string" office:string-value="https://osm.org/relation/3414497" calcext:value-type="string">
            <text:p>https://osm.org/relation/34144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498" calcext:value-type="float">
            <text:p>3414498</text:p>
          </table:table-cell>
          <table:table-cell table:style-name="ce2" office:value-type="string" calcext:value-type="string">
            <text:p>Rue Tacquet</text:p>
          </table:table-cell>
          <table:table-cell table:style-name="ce2" office:value-type="string" calcext:value-type="string">
            <text:p>Tacquetstraat</text:p>
          </table:table-cell>
          <table:table-cell table:style-name="ce4" office:value-type="string" calcext:value-type="string">
            <text:p>Q7817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3" office:value-type="string" calcext:value-type="string">
            <text:p>André Tacquet</text:p>
          </table:table-cell>
          <table:table-cell table:style-name="ce17" table:formula="of:=CONCATENATE(&quot;https://osm.org/&quot;;[.A504];&quot;/&quot;;[.B504])" office:value-type="string" office:string-value="https://osm.org/relation/3414498" calcext:value-type="string">
            <text:p>https://osm.org/relation/34144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553" calcext:value-type="float">
            <text:p>3414553</text:p>
          </table:table-cell>
          <table:table-cell table:style-name="ce2" office:value-type="string" calcext:value-type="string">
            <text:p>Chaussée de Vilvorde</text:p>
          </table:table-cell>
          <table:table-cell table:style-name="ce2" office:value-type="string" calcext:value-type="string">
            <text:p>Vilvoord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05];&quot;/&quot;;[.B505])" office:value-type="string" office:string-value="https://osm.org/relation/3414553" calcext:value-type="string">
            <text:p>https://osm.org/relation/34145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554" calcext:value-type="float">
            <text:p>3414554</text:p>
          </table:table-cell>
          <table:table-cell table:style-name="ce2" office:value-type="string" calcext:value-type="string">
            <text:p>Rue Albert</text:p>
          </table:table-cell>
          <table:table-cell table:style-name="ce2" office:value-type="string" calcext:value-type="string">
            <text:p>Albertstraat</text:p>
          </table:table-cell>
          <table:table-cell table:style-name="ce2" office:value-type="string" calcext:value-type="string">
            <text:p>Q606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06];&quot;/&quot;;[.B506])" office:value-type="string" office:string-value="https://osm.org/relation/3414554" calcext:value-type="string">
            <text:p>https://osm.org/relation/3414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4634" calcext:value-type="float">
            <text:p>3414634</text:p>
          </table:table-cell>
          <table:table-cell table:style-name="ce2" office:value-type="string" calcext:value-type="string">
            <text:p>Rue Léopold I</text:p>
          </table:table-cell>
          <table:table-cell table:style-name="ce2" office:value-type="string" calcext:value-type="string">
            <text:p>Leopold I-straat</text:p>
          </table:table-cell>
          <table:table-cell table:style-name="ce4" office:value-type="string" calcext:value-type="string">
            <text:p>Q129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07];&quot;/&quot;;[.B507])" office:value-type="string" office:string-value="https://osm.org/relation/3414634" calcext:value-type="string">
            <text:p>https://osm.org/relation/3414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5954" calcext:value-type="float">
            <text:p>3415954</text:p>
          </table:table-cell>
          <table:table-cell table:style-name="ce2" office:value-type="string" calcext:value-type="string">
            <text:p>Rue Victor Mabille</text:p>
          </table:table-cell>
          <table:table-cell table:style-name="ce2" office:value-type="string" calcext:value-type="string">
            <text:p>Victor Mabill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7" table:formula="of:=CONCATENATE(&quot;https://osm.org/&quot;;[.A508];&quot;/&quot;;[.B508])" office:value-type="string" office:string-value="https://osm.org/relation/3415954" calcext:value-type="string">
            <text:p>https://osm.org/relation/34159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5959" calcext:value-type="float">
            <text:p>3415959</text:p>
          </table:table-cell>
          <table:table-cell table:style-name="ce2" office:value-type="string" calcext:value-type="string">
            <text:p>Rue Mode Vliebergh</text:p>
          </table:table-cell>
          <table:table-cell table:style-name="ce2" office:value-type="string" calcext:value-type="string">
            <text:p>Mode Vlieberg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<text:s/>Modeste Vliebergh, droguiste laekenois et auteur dramatique décédé en 1915 à l’âge de 34 ans.</text:p>
          </table:table-cell>
          <table:table-cell table:style-name="ce17" table:formula="of:=CONCATENATE(&quot;https://osm.org/&quot;;[.A509];&quot;/&quot;;[.B509])" office:value-type="string" office:string-value="https://osm.org/relation/3415959" calcext:value-type="string">
            <text:p>https://osm.org/relation/34159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5970" calcext:value-type="float">
            <text:p>3415970</text:p>
          </table:table-cell>
          <table:table-cell table:style-name="ce2" office:value-type="string" calcext:value-type="string">
            <text:p>Rue Fransman</text:p>
          </table:table-cell>
          <table:table-cell table:style-name="ce2" office:value-type="string" calcext:value-type="string">
            <text:p>Fransm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0" office:value-type="string" calcext:value-type="string">
            <text:p><text:a xlink:href="http://www.ebru.be/Streets/streets1020/bruxelles-1020-rue-fransman.html" xlink:type="simple">http://www.ebru.be/Streets/streets1020/bruxelles-1020-rue-fransman.html</text:a></text:p>
          </table:table-cell>
          <table:table-cell table:style-name="ce17" table:formula="of:=CONCATENATE(&quot;https://osm.org/&quot;;[.A510];&quot;/&quot;;[.B510])" office:value-type="string" office:string-value="https://osm.org/relation/3415970" calcext:value-type="string">
            <text:p>https://osm.org/relation/34159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15974" calcext:value-type="float">
            <text:p>3415974</text:p>
          </table:table-cell>
          <table:table-cell table:style-name="ce2" office:value-type="string" calcext:value-type="string">
            <text:p>Rue Jan Bollen</text:p>
          </table:table-cell>
          <table:table-cell table:style-name="ce2" office:value-type="string" calcext:value-type="string">
            <text:p>Jan Bollenstraat</text:p>
          </table:table-cell>
          <table:table-cell table:style-name="ce2" office:value-type="string" calcext:value-type="string">
            <text:p>Q2000681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11];&quot;/&quot;;[.B511])" office:value-type="string" office:string-value="https://osm.org/relation/3415974" calcext:value-type="string">
            <text:p>https://osm.org/relation/34159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3808" calcext:value-type="float">
            <text:p>3433808</text:p>
          </table:table-cell>
          <table:table-cell table:style-name="ce2" office:value-type="string" calcext:value-type="string">
            <text:p>Rue Steyls</text:p>
          </table:table-cell>
          <table:table-cell table:style-name="ce2" office:value-type="string" calcext:value-type="string">
            <text:p>Steyl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Jean-Henri Steyls (1806-1890), docteur en médecine qui fut conseiller communal à Laeken de 1858 à 1887</text:p>
          </table:table-cell>
          <table:table-cell table:style-name="ce17" table:formula="of:=CONCATENATE(&quot;https://osm.org/&quot;;[.A512];&quot;/&quot;;[.B512])" office:value-type="string" office:string-value="https://osm.org/relation/3433808" calcext:value-type="string">
            <text:p>https://osm.org/relation/34338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3821" calcext:value-type="float">
            <text:p>3433821</text:p>
          </table:table-cell>
          <table:table-cell table:style-name="ce2" office:value-type="string" calcext:value-type="string">
            <text:p>Rue Fineau</text:p>
          </table:table-cell>
          <table:table-cell table:style-name="ce2" office:value-type="string" calcext:value-type="string">
            <text:p>Fineau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Camille Fineau, qui fut conseiller communal à Laeken à la fin du XIXe siècle et décéda en 1902</text:p>
          </table:table-cell>
          <table:table-cell table:style-name="ce17" table:formula="of:=CONCATENATE(&quot;https://osm.org/&quot;;[.A513];&quot;/&quot;;[.B513])" office:value-type="string" office:string-value="https://osm.org/relation/3433821" calcext:value-type="string">
            <text:p>https://osm.org/relation/34338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3826" calcext:value-type="float">
            <text:p>3433826</text:p>
          </table:table-cell>
          <table:table-cell table:style-name="ce2" office:value-type="string" calcext:value-type="string">
            <text:p>Rue Jacobs-Fontaine</text:p>
          </table:table-cell>
          <table:table-cell table:style-name="ce2" office:value-type="string" calcext:value-type="string">
            <text:p>Jacobs-Fontaine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wiki. Jean-Baptiste Jacobs (1835-1899), dont l’épouse s’appelait Fontaine et qui était notamment propriétaire de la Ferme Jacobs ou Laiterie du Heysel</text:p>
          </table:table-cell>
          <table:table-cell table:style-name="ce17" table:formula="of:=CONCATENATE(&quot;https://osm.org/&quot;;[.A514];&quot;/&quot;;[.B514])" office:value-type="string" office:string-value="https://osm.org/relation/3433826" calcext:value-type="string">
            <text:p>https://osm.org/relation/34338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3919" calcext:value-type="float">
            <text:p>3433919</text:p>
          </table:table-cell>
          <table:table-cell table:style-name="ce2" office:value-type="string" calcext:value-type="string">
            <text:p>Avenue Prudent Bols</text:p>
          </table:table-cell>
          <table:table-cell table:style-name="ce2" office:value-type="string" calcext:value-type="string">
            <text:p>Prudent Bol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Inspecteur d’école qui fut échevin à Laeken de 1900 à 1904</text:p>
          </table:table-cell>
          <table:table-cell table:style-name="ce17" table:formula="of:=CONCATENATE(&quot;https://osm.org/&quot;;[.A515];&quot;/&quot;;[.B515])" office:value-type="string" office:string-value="https://osm.org/relation/3433919" calcext:value-type="string">
            <text:p>https://osm.org/relation/34339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3924" calcext:value-type="float">
            <text:p>3433924</text:p>
          </table:table-cell>
          <table:table-cell table:style-name="ce2" office:value-type="string" calcext:value-type="string">
            <text:p>Rue Thys-Vanham</text:p>
          </table:table-cell>
          <table:table-cell table:style-name="ce2" office:value-type="string" calcext:value-type="string">
            <text:p>Thys-Vanham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Jean Thys-Vanham, fut conseiller communal et membre de la Société Philharmonique de Laeken.</text:p>
          </table:table-cell>
          <table:table-cell table:style-name="ce17" table:formula="of:=CONCATENATE(&quot;https://osm.org/&quot;;[.A516];&quot;/&quot;;[.B516])" office:value-type="string" office:string-value="https://osm.org/relation/3433924" calcext:value-type="string">
            <text:p>https://osm.org/relation/34339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3927" calcext:value-type="float">
            <text:p>3433927</text:p>
          </table:table-cell>
          <table:table-cell table:style-name="ce2" office:value-type="string" calcext:value-type="string">
            <text:p>Rue Breesch</text:p>
          </table:table-cell>
          <table:table-cell table:style-name="ce2" office:value-type="string" calcext:value-type="string">
            <text:p>Breesc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Jean-Baptiste Breesch, président deshospices civils, qui décéda à Laeken en 1891</text:p>
          </table:table-cell>
          <table:table-cell table:style-name="ce17" table:formula="of:=CONCATENATE(&quot;https://osm.org/&quot;;[.A517];&quot;/&quot;;[.B517])" office:value-type="string" office:string-value="https://osm.org/relation/3433927" calcext:value-type="string">
            <text:p>https://osm.org/relation/34339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161" calcext:value-type="float">
            <text:p>3434161</text:p>
          </table:table-cell>
          <table:table-cell table:style-name="ce2" office:value-type="string" calcext:value-type="string">
            <text:p>Rue Pannenhuis</text:p>
          </table:table-cell>
          <table:table-cell table:style-name="ce2" office:value-type="string" calcext:value-type="string">
            <text:p>Pannen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18];&quot;/&quot;;[.B518])" office:value-type="string" office:string-value="https://osm.org/relation/3434161" calcext:value-type="string">
            <text:p>https://osm.org/relation/34341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213" calcext:value-type="float">
            <text:p>3434213</text:p>
          </table:table-cell>
          <table:table-cell table:style-name="ce2" office:value-type="string" calcext:value-type="string">
            <text:p>Rue Edmond Tollenaere</text:p>
          </table:table-cell>
          <table:table-cell table:style-name="ce2" office:value-type="string" calcext:value-type="string">
            <text:p>Edmond Tollenaerestraat</text:p>
          </table:table-cell>
          <table:table-cell table:style-name="ce2" office:value-type="string" calcext:value-type="string">
            <text:p>Q854383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Edmond Jean Louis Tollenaere, industriel, né en 1840, fut conseiller communal à Laeken</text:p>
          </table:table-cell>
          <table:table-cell table:style-name="ce17" table:formula="of:=CONCATENATE(&quot;https://osm.org/&quot;;[.A519];&quot;/&quot;;[.B519])" office:value-type="string" office:string-value="https://osm.org/relation/3434213" calcext:value-type="string">
            <text:p>https://osm.org/relation/34342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266" calcext:value-type="float">
            <text:p>3434266</text:p>
          </table:table-cell>
          <table:table-cell table:style-name="ce2" office:value-type="string" calcext:value-type="string">
            <text:p>Rue Charles Demeer</text:p>
          </table:table-cell>
          <table:table-cell table:style-name="ce2" office:value-type="string" calcext:value-type="string">
            <text:p>Charles Deme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Charles Demeer, qui fut échevin à Laeken dans les années 1890 et 1900</text:p>
          </table:table-cell>
          <table:table-cell table:style-name="ce17" table:formula="of:=CONCATENATE(&quot;https://osm.org/&quot;;[.A520];&quot;/&quot;;[.B520])" office:value-type="string" office:string-value="https://osm.org/relation/3434266" calcext:value-type="string">
            <text:p>https://osm.org/relation/34342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325" calcext:value-type="float">
            <text:p>3434325</text:p>
          </table:table-cell>
          <table:table-cell table:style-name="ce2" office:value-type="string" calcext:value-type="string">
            <text:p>Rue Laneau</text:p>
          </table:table-cell>
          <table:table-cell table:style-name="ce2" office:value-type="string" calcext:value-type="string">
            <text:p>Laneau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H.P.A. Laneau, qui fut bourgmestre de Jette entre 1882 et 1885</text:p>
          </table:table-cell>
          <table:table-cell table:style-name="ce17" table:formula="of:=CONCATENATE(&quot;https://osm.org/&quot;;[.A521];&quot;/&quot;;[.B521])" office:value-type="string" office:string-value="https://osm.org/relation/3434325" calcext:value-type="string">
            <text:p>https://osm.org/relation/34343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655" calcext:value-type="float">
            <text:p>3434655</text:p>
          </table:table-cell>
          <table:table-cell table:style-name="ce2" office:value-type="string" calcext:value-type="string">
            <text:p>Rue Albert De Meyer</text:p>
          </table:table-cell>
          <table:table-cell table:style-name="ce2" office:value-type="string" calcext:value-type="string">
            <text:p>Albert De Mey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Industriel laekenois né en 1851</text:p>
          </table:table-cell>
          <table:table-cell table:style-name="ce17" table:formula="of:=CONCATENATE(&quot;https://osm.org/&quot;;[.A522];&quot;/&quot;;[.B522])" office:value-type="string" office:string-value="https://osm.org/relation/3434655" calcext:value-type="string">
            <text:p>https://osm.org/relation/34346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658" calcext:value-type="float">
            <text:p>3434658</text:p>
          </table:table-cell>
          <table:table-cell table:style-name="ce2" office:value-type="string" calcext:value-type="string">
            <text:p>Rue Maurice De Moor</text:p>
          </table:table-cell>
          <table:table-cell table:style-name="ce2" office:value-type="string" calcext:value-type="string">
            <text:p>Maurice De Moo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23];&quot;/&quot;;[.B523])" office:value-type="string" office:string-value="https://osm.org/relation/3434658" calcext:value-type="string">
            <text:p>https://osm.org/relation/34346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676" calcext:value-type="float">
            <text:p>3434676</text:p>
          </table:table-cell>
          <table:table-cell table:style-name="ce2" office:value-type="string" calcext:value-type="string">
            <text:p>Avenue Richard Neybergh</text:p>
          </table:table-cell>
          <table:table-cell table:style-name="ce2" office:value-type="string" calcext:value-type="string">
            <text:p>Richard Neybergh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Architecte-géomètre (1856-1913), auteur de nombreuses maisons à Laeken et qui y fut échevin des Travaux publics entre 1900 et 1907</text:p>
          </table:table-cell>
          <table:table-cell table:style-name="ce17" table:formula="of:=CONCATENATE(&quot;https://osm.org/&quot;;[.A524];&quot;/&quot;;[.B524])" office:value-type="string" office:string-value="https://osm.org/relation/3434676" calcext:value-type="string">
            <text:p>https://osm.org/relation/34346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680" calcext:value-type="float">
            <text:p>3434680</text:p>
          </table:table-cell>
          <table:table-cell table:style-name="ce2" office:value-type="string" calcext:value-type="string">
            <text:p>Rue Louis Wittouck</text:p>
          </table:table-cell>
          <table:table-cell table:style-name="ce2" office:value-type="string" calcext:value-type="string">
            <text:p>Louis Wittou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4" office:value-type="string" calcext:value-type="string">
            <text:p>Pas de wiki. Louis Wittouck, dont <text:span text:style-name="T1">la veuve</text:span> avait en 1892 légué à quatre jeunes Laekenoises, choisies parmi les plus pauvres, 2.000 francs chacune</text:p>
          </table:table-cell>
          <table:table-cell table:style-name="ce17" table:formula="of:=CONCATENATE(&quot;https://osm.org/&quot;;[.A525];&quot;/&quot;;[.B525])" office:value-type="string" office:string-value="https://osm.org/relation/3434680" calcext:value-type="string">
            <text:p>https://osm.org/relation/34346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682" calcext:value-type="float">
            <text:p>3434682</text:p>
          </table:table-cell>
          <table:table-cell table:style-name="ce2" office:value-type="string" calcext:value-type="string">
            <text:p>Place Émile Bockstael</text:p>
          </table:table-cell>
          <table:table-cell table:style-name="ce2" office:value-type="string" calcext:value-type="string">
            <text:p>Emile Bockstaelplein</text:p>
          </table:table-cell>
          <table:table-cell table:style-name="ce3" office:value-type="string" calcext:value-type="string">
            <text:p>Q199518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26];&quot;/&quot;;[.B526])" office:value-type="string" office:string-value="https://osm.org/relation/3434682" calcext:value-type="string">
            <text:p>https://osm.org/relation/34346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770" calcext:value-type="float">
            <text:p>3434770</text:p>
          </table:table-cell>
          <table:table-cell table:style-name="ce2" office:value-type="string" calcext:value-type="string">
            <text:p>Rue Antoine Clesse</text:p>
          </table:table-cell>
          <table:table-cell table:style-name="ce2" office:value-type="string" calcext:value-type="string">
            <text:p>Antoine Clessestraat</text:p>
          </table:table-cell>
          <table:table-cell table:style-name="ce3" office:value-type="string" calcext:value-type="string">
            <text:p>Q19607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27];&quot;/&quot;;[.B527])" office:value-type="string" office:string-value="https://osm.org/relation/3434770" calcext:value-type="string">
            <text:p>https://osm.org/relation/34347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772" calcext:value-type="float">
            <text:p>3434772</text:p>
          </table:table-cell>
          <table:table-cell table:style-name="ce2" office:value-type="string" calcext:value-type="string">
            <text:p>Rue Verhoeven</text:p>
          </table:table-cell>
          <table:table-cell table:style-name="ce2" office:value-type="string" calcext:value-type="string">
            <text:p>Verhoev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, pas Q50059122. Pierre Verhoeven fut échevin à Laeken dans les années 1880</text:p>
          </table:table-cell>
          <table:table-cell table:style-name="ce17" table:formula="of:=CONCATENATE(&quot;https://osm.org/&quot;;[.A528];&quot;/&quot;;[.B528])" office:value-type="string" office:string-value="https://osm.org/relation/3434772" calcext:value-type="string">
            <text:p>https://osm.org/relation/34347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934" calcext:value-type="float">
            <text:p>3434934</text:p>
          </table:table-cell>
          <table:table-cell table:style-name="ce2" office:value-type="string" calcext:value-type="string">
            <text:p>Rue Niellon</text:p>
          </table:table-cell>
          <table:table-cell table:style-name="ce2" office:value-type="string" calcext:value-type="string">
            <text:p>Niellonstraat</text:p>
          </table:table-cell>
          <table:table-cell table:style-name="ce5" office:value-type="string" calcext:value-type="string">
            <text:p>Q19831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harles Niellon</text:p>
          </table:table-cell>
          <table:table-cell table:style-name="ce17" table:formula="of:=CONCATENATE(&quot;https://osm.org/&quot;;[.A529];&quot;/&quot;;[.B529])" office:value-type="string" office:string-value="https://osm.org/relation/3434934" calcext:value-type="string">
            <text:p>https://osm.org/relation/34349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947" calcext:value-type="float">
            <text:p>3434947</text:p>
          </table:table-cell>
          <table:table-cell table:style-name="ce2" office:value-type="string" calcext:value-type="string">
            <text:p>Rue Dieudonné Lefèvre</text:p>
          </table:table-cell>
          <table:table-cell table:style-name="ce2" office:value-type="string" calcext:value-type="string">
            <text:p>Dieudonné Lefèvr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Industriel qui fut échevin à Laeken</text:p>
          </table:table-cell>
          <table:table-cell table:style-name="ce17" table:formula="of:=CONCATENATE(&quot;https://osm.org/&quot;;[.A530];&quot;/&quot;;[.B530])" office:value-type="string" office:string-value="https://osm.org/relation/3434947" calcext:value-type="string">
            <text:p>https://osm.org/relation/34349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4993" calcext:value-type="float">
            <text:p>3434993</text:p>
          </table:table-cell>
          <table:table-cell table:style-name="ce2" office:value-type="string" calcext:value-type="string">
            <text:p>Rue de l'Entrepôt</text:p>
          </table:table-cell>
          <table:table-cell table:style-name="ce2" office:value-type="string" calcext:value-type="string">
            <text:p>Stapel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31];&quot;/&quot;;[.B531])" office:value-type="string" office:string-value="https://osm.org/relation/3434993" calcext:value-type="string">
            <text:p>https://osm.org/relation/34349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7513" calcext:value-type="float">
            <text:p>3437513</text:p>
          </table:table-cell>
          <table:table-cell table:style-name="ce2" office:value-type="string" calcext:value-type="string">
            <text:p>Rue Stéphanie</text:p>
          </table:table-cell>
          <table:table-cell table:style-name="ce2" office:value-type="string" calcext:value-type="string">
            <text:p>Stefaniastraat</text:p>
          </table:table-cell>
          <table:table-cell office:value-type="string" calcext:value-type="string">
            <text:p>Q17019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532];&quot;/&quot;;[.B532])" office:value-type="string" office:string-value="https://osm.org/relation/3437513" calcext:value-type="string">
            <text:p>https://osm.org/relation/34375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7522" calcext:value-type="float">
            <text:p>3437522</text:p>
          </table:table-cell>
          <table:table-cell table:style-name="ce2" office:value-type="string" calcext:value-type="string">
            <text:p>Impasse des Usines</text:p>
          </table:table-cell>
          <table:table-cell table:style-name="ce2" office:value-type="string" calcext:value-type="string">
            <text:p>Werkhuizen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33];&quot;/&quot;;[.B533])" office:value-type="string" office:string-value="https://osm.org/relation/3437522" calcext:value-type="string">
            <text:p>https://osm.org/relation/3437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7627" calcext:value-type="float">
            <text:p>3437627</text:p>
          </table:table-cell>
          <table:table-cell table:style-name="ce2" office:value-type="string" calcext:value-type="string">
            <text:p>Rue du Champ de l'Église</text:p>
          </table:table-cell>
          <table:table-cell table:style-name="ce2" office:value-type="string" calcext:value-type="string">
            <text:p>Kerke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34];&quot;/&quot;;[.B534])" office:value-type="string" office:string-value="https://osm.org/relation/3437627" calcext:value-type="string">
            <text:p>https://osm.org/relation/34376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7644" calcext:value-type="float">
            <text:p>3437644</text:p>
          </table:table-cell>
          <table:table-cell table:style-name="ce2" office:value-type="string" calcext:value-type="string">
            <text:p>Rue Princesse Clémentine</text:p>
          </table:table-cell>
          <table:table-cell table:style-name="ce2" office:value-type="string" calcext:value-type="string">
            <text:p>Prinses Clementinastraat</text:p>
          </table:table-cell>
          <table:table-cell table:style-name="ce3" office:value-type="string" calcext:value-type="string">
            <text:p>Q26112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535];&quot;/&quot;;[.B535])" office:value-type="string" office:string-value="https://osm.org/relation/3437644" calcext:value-type="string">
            <text:p>https://osm.org/relation/34376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7707" calcext:value-type="float">
            <text:p>3437707</text:p>
          </table:table-cell>
          <table:table-cell table:style-name="ce2" office:value-type="string" calcext:value-type="string">
            <text:p>Rue Marie-Christine</text:p>
          </table:table-cell>
          <table:table-cell table:style-name="ce2" office:value-type="string" calcext:value-type="string">
            <text:p>Maria-Christinastraat</text:p>
          </table:table-cell>
          <table:table-cell table:style-name="ce2" office:value-type="string" calcext:value-type="string">
            <text:p>Q16743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Marie-Christine de Lorraine-Habsbourg (1742-1798)</text:p>
          </table:table-cell>
          <table:table-cell table:style-name="ce17" table:formula="of:=CONCATENATE(&quot;https://osm.org/&quot;;[.A536];&quot;/&quot;;[.B536])" office:value-type="string" office:string-value="https://osm.org/relation/3437707" calcext:value-type="string">
            <text:p>https://osm.org/relation/3437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324" calcext:value-type="float">
            <text:p>3438324</text:p>
          </table:table-cell>
          <table:table-cell table:style-name="ce2" office:value-type="string" calcext:value-type="string">
            <text:p>Rue de la Royauté</text:p>
          </table:table-cell>
          <table:table-cell table:style-name="ce2" office:value-type="string" calcext:value-type="string">
            <text:p>Koningschap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37];&quot;/&quot;;[.B537])" office:value-type="string" office:string-value="https://osm.org/relation/3438324" calcext:value-type="string">
            <text:p>https://osm.org/relation/34383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334" calcext:value-type="float">
            <text:p>3438334</text:p>
          </table:table-cell>
          <table:table-cell table:style-name="ce2" office:value-type="string" calcext:value-type="string">
            <text:p>Rue de Molenbeek</text:p>
          </table:table-cell>
          <table:table-cell table:style-name="ce2" office:value-type="string" calcext:value-type="string">
            <text:p>Molenbeek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38];&quot;/&quot;;[.B538])" office:value-type="string" office:string-value="https://osm.org/relation/3438334" calcext:value-type="string">
            <text:p>https://osm.org/relation/3438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388" calcext:value-type="float">
            <text:p>3438388</text:p>
          </table:table-cell>
          <table:table-cell table:style-name="ce2" office:value-type="string" calcext:value-type="string">
            <text:p>Rue de Moorslede</text:p>
          </table:table-cell>
          <table:table-cell table:style-name="ce2" office:value-type="string" calcext:value-type="string">
            <text:p>Moorsle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39];&quot;/&quot;;[.B539])" office:value-type="string" office:string-value="https://osm.org/relation/3438388" calcext:value-type="string">
            <text:p>https://osm.org/relation/34383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395" calcext:value-type="float">
            <text:p>3438395</text:p>
          </table:table-cell>
          <table:table-cell table:style-name="ce2" office:value-type="string" calcext:value-type="string">
            <text:p>Rue Ketels</text:p>
          </table:table-cell>
          <table:table-cell table:style-name="ce2" office:value-type="string" calcext:value-type="string">
            <text:p>Ketel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Hippolyte-Joseph Ketels (1827-1866), administrateur de la Liste civile et du domaine privé du roi,</text:p>
          </table:table-cell>
          <table:table-cell table:style-name="ce17" table:formula="of:=CONCATENATE(&quot;https://osm.org/&quot;;[.A540];&quot;/&quot;;[.B540])" office:value-type="string" office:string-value="https://osm.org/relation/3438395" calcext:value-type="string">
            <text:p>https://osm.org/relation/3438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396" calcext:value-type="float">
            <text:p>3438396</text:p>
          </table:table-cell>
          <table:table-cell table:style-name="ce2" office:value-type="string" calcext:value-type="string">
            <text:p>Square des Combattants</text:p>
          </table:table-cell>
          <table:table-cell table:style-name="ce2" office:value-type="string" calcext:value-type="string">
            <text:p>Strijders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41];&quot;/&quot;;[.B541])" office:value-type="string" office:string-value="https://osm.org/relation/3438396" calcext:value-type="string">
            <text:p>https://osm.org/relation/34383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397" calcext:value-type="float">
            <text:p>3438397</text:p>
          </table:table-cell>
          <table:table-cell table:style-name="ce2" office:value-type="string" calcext:value-type="string">
            <text:p>Place Joseph Benoît Willems</text:p>
          </table:table-cell>
          <table:table-cell table:style-name="ce2" office:value-type="string" calcext:value-type="string">
            <text:p>Joseph Benoît Willems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 data</text:p>
          </table:table-cell>
          <table:table-cell table:style-name="ce17" table:formula="of:=CONCATENATE(&quot;https://osm.org/&quot;;[.A542];&quot;/&quot;;[.B542])" office:value-type="string" office:string-value="https://osm.org/relation/3438397" calcext:value-type="string">
            <text:p>https://osm.org/relation/3438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405" calcext:value-type="float">
            <text:p>3438405</text:p>
          </table:table-cell>
          <table:table-cell table:style-name="ce2" office:value-type="string" calcext:value-type="string">
            <text:p>Rue Claessens</text:p>
          </table:table-cell>
          <table:table-cell table:style-name="ce2" office:value-type="string" calcext:value-type="string">
            <text:p>Claess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Charles Claessens (1826-1888), échevin</text:p>
          </table:table-cell>
          <table:table-cell table:style-name="ce17" table:formula="of:=CONCATENATE(&quot;https://osm.org/&quot;;[.A543];&quot;/&quot;;[.B543])" office:value-type="string" office:string-value="https://osm.org/relation/3438405" calcext:value-type="string">
            <text:p>https://osm.org/relation/34384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406" calcext:value-type="float">
            <text:p>3438406</text:p>
          </table:table-cell>
          <table:table-cell table:style-name="ce2" office:value-type="string" calcext:value-type="string">
            <text:p>Rue de la Navigation</text:p>
          </table:table-cell>
          <table:table-cell table:style-name="ce2" office:value-type="string" calcext:value-type="string">
            <text:p>Zeevaa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44];&quot;/&quot;;[.B544])" office:value-type="string" office:string-value="https://osm.org/relation/3438406" calcext:value-type="string">
            <text:p>https://osm.org/relation/34384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813" calcext:value-type="float">
            <text:p>3438813</text:p>
          </table:table-cell>
          <table:table-cell table:style-name="ce2" office:value-type="string" calcext:value-type="string">
            <text:p>Rue Meyers-Hennau</text:p>
          </table:table-cell>
          <table:table-cell table:style-name="ce2" office:value-type="string" calcext:value-type="string">
            <text:p>Meyers-Hennau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e wiki. Baptisée en l’honneur du couple formé par le Belge Jean-Baptiste Meyers (1849-1903) et la Française Félicité Hennau (1845-1932), dont la chocolaterie se trouvait dans le quartier</text:p>
          </table:table-cell>
          <table:table-cell table:style-name="ce17" table:formula="of:=CONCATENATE(&quot;https://osm.org/&quot;;[.A545];&quot;/&quot;;[.B545])" office:value-type="string" office:string-value="https://osm.org/relation/3438813" calcext:value-type="string">
            <text:p>https://osm.org/relation/34388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820" calcext:value-type="float">
            <text:p>3438820</text:p>
          </table:table-cell>
          <table:table-cell table:style-name="ce2" office:value-type="string" calcext:value-type="string">
            <text:p>Rue de la Chanterelle</text:p>
          </table:table-cell>
          <table:table-cell table:style-name="ce2" office:value-type="string" calcext:value-type="string">
            <text:p>Lokvog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46];&quot;/&quot;;[.B546])" office:value-type="string" office:string-value="https://osm.org/relation/3438820" calcext:value-type="string">
            <text:p>https://osm.org/relation/34388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827" calcext:value-type="float">
            <text:p>3438827</text:p>
          </table:table-cell>
          <table:table-cell table:style-name="ce2" office:value-type="string" calcext:value-type="string">
            <text:p>Rue Gustave Schildknecht</text:p>
          </table:table-cell>
          <table:table-cell table:style-name="ce2" office:value-type="string" calcext:value-type="string">
            <text:p>Gustave Schildknech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 data</text:p>
          </table:table-cell>
          <table:table-cell table:style-name="ce17" table:formula="of:=CONCATENATE(&quot;https://osm.org/&quot;;[.A547];&quot;/&quot;;[.B547])" office:value-type="string" office:string-value="https://osm.org/relation/3438827" calcext:value-type="string">
            <text:p>https://osm.org/relation/34388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861" calcext:value-type="float">
            <text:p>3438861</text:p>
          </table:table-cell>
          <table:table-cell table:style-name="ce2" office:value-type="string" calcext:value-type="string">
            <text:p>Rue de la Comtesse de Flandre</text:p>
          </table:table-cell>
          <table:table-cell table:style-name="ce2" office:value-type="string" calcext:value-type="string">
            <text:p>Gravin Van Vlaandere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548];&quot;/&quot;;[.B548])" office:value-type="string" office:string-value="https://osm.org/relation/3438861" calcext:value-type="string">
            <text:p>https://osm.org/relation/34388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921" calcext:value-type="float">
            <text:p>3438921</text:p>
          </table:table-cell>
          <table:table-cell table:style-name="ce2" office:value-type="string" calcext:value-type="string">
            <text:p>Rue de Wautier</text:p>
          </table:table-cell>
          <table:table-cell table:style-name="ce2" office:value-type="string" calcext:value-type="string">
            <text:p>de Waut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François-Xavier de Wautier</text:p>
          </table:table-cell>
          <table:table-cell table:style-name="ce17" table:formula="of:=CONCATENATE(&quot;https://osm.org/&quot;;[.A549];&quot;/&quot;;[.B549])" office:value-type="string" office:string-value="https://osm.org/relation/3438921" calcext:value-type="string">
            <text:p>https://osm.org/relation/34389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960" calcext:value-type="float">
            <text:p>3438960</text:p>
          </table:table-cell>
          <table:table-cell table:style-name="ce2" office:value-type="string" calcext:value-type="string">
            <text:p>Rue Van Gulick</text:p>
          </table:table-cell>
          <table:table-cell table:style-name="ce2" office:value-type="string" calcext:value-type="string">
            <text:p>Van Gulick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as de wiki. Antoinette Van Gulick, une Néerlandaise qui avait légué par testament du 12.08.1872 à l’Administration des Hospices de Laeken la somme de 125.000 francs</text:p>
          </table:table-cell>
          <table:table-cell table:style-name="ce17" table:formula="of:=CONCATENATE(&quot;https://osm.org/&quot;;[.A550];&quot;/&quot;;[.B550])" office:value-type="string" office:string-value="https://osm.org/relation/3438960" calcext:value-type="string">
            <text:p>https://osm.org/relation/34389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961" calcext:value-type="float">
            <text:p>3438961</text:p>
          </table:table-cell>
          <table:table-cell table:style-name="ce2" office:value-type="string" calcext:value-type="string">
            <text:p>Rue de Ciplet</text:p>
          </table:table-cell>
          <table:table-cell table:style-name="ce2" office:value-type="string" calcext:value-type="string">
            <text:p>de Ciplet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as de wiki. Madame De Ciplet avait légué par testament 30.000 francs aux pauvres de Laeken.</text:p>
          </table:table-cell>
          <table:table-cell table:style-name="ce17" table:formula="of:=CONCATENATE(&quot;https://osm.org/&quot;;[.A551];&quot;/&quot;;[.B551])" office:value-type="string" office:string-value="https://osm.org/relation/3438961" calcext:value-type="string">
            <text:p>https://osm.org/relation/34389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965" calcext:value-type="float">
            <text:p>3438965</text:p>
          </table:table-cell>
          <table:table-cell table:style-name="ce2" office:value-type="string" calcext:value-type="string">
            <text:p>Rue du Tivoli</text:p>
          </table:table-cell>
          <table:table-cell table:style-name="ce2" office:value-type="string" calcext:value-type="string">
            <text:p>Tivoli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52];&quot;/&quot;;[.B552])" office:value-type="string" office:string-value="https://osm.org/relation/3438965" calcext:value-type="string">
            <text:p>https://osm.org/relation/3438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968" calcext:value-type="float">
            <text:p>3438968</text:p>
          </table:table-cell>
          <table:table-cell table:style-name="ce2" office:value-type="string" calcext:value-type="string">
            <text:p>Place de la Maison Rouge</text:p>
          </table:table-cell>
          <table:table-cell table:style-name="ce2" office:value-type="string" calcext:value-type="string">
            <text:p>Roodhui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53];&quot;/&quot;;[.B553])" office:value-type="string" office:string-value="https://osm.org/relation/3438968" calcext:value-type="string">
            <text:p>https://osm.org/relation/3438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982" calcext:value-type="float">
            <text:p>3438982</text:p>
          </table:table-cell>
          <table:table-cell table:style-name="ce2" office:value-type="string" calcext:value-type="string">
            <text:p>Rue Drootbeek</text:p>
          </table:table-cell>
          <table:table-cell table:style-name="ce2" office:value-type="string" calcext:value-type="string">
            <text:p>Droot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Étymologie sur https://fr.wikipedia.org/wiki/Rue_Drootbeek</text:p>
          </table:table-cell>
          <table:table-cell table:style-name="ce17" table:formula="of:=CONCATENATE(&quot;https://osm.org/&quot;;[.A554];&quot;/&quot;;[.B554])" office:value-type="string" office:string-value="https://osm.org/relation/3438982" calcext:value-type="string">
            <text:p>https://osm.org/relation/34389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9554" calcext:value-type="float">
            <text:p>3439554</text:p>
          </table:table-cell>
          <table:table-cell table:style-name="ce2" office:value-type="string" calcext:value-type="string">
            <text:p>Rue de la Briqueterie</text:p>
          </table:table-cell>
          <table:table-cell table:style-name="ce2" office:value-type="string" calcext:value-type="string">
            <text:p>Steenbakk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55];&quot;/&quot;;[.B555])" office:value-type="string" office:string-value="https://osm.org/relation/3439554" calcext:value-type="string">
            <text:p>https://osm.org/relation/3439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9557" calcext:value-type="float">
            <text:p>3439557</text:p>
          </table:table-cell>
          <table:table-cell table:style-name="ce2" office:value-type="string" calcext:value-type="string">
            <text:p>Rue François Lesnino</text:p>
          </table:table-cell>
          <table:table-cell table:style-name="ce2" office:value-type="string" calcext:value-type="string">
            <text:p>François Lesnino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François Lesnino (1848-1904), typographe et conseiller communal à Laeken</text:p>
          </table:table-cell>
          <table:table-cell table:style-name="ce17" table:formula="of:=CONCATENATE(&quot;https://osm.org/&quot;;[.A556];&quot;/&quot;;[.B556])" office:value-type="string" office:string-value="https://osm.org/relation/3439557" calcext:value-type="string">
            <text:p>https://osm.org/relation/3439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858" calcext:value-type="float">
            <text:p>3466858</text:p>
          </table:table-cell>
          <table:table-cell table:style-name="ce2" office:value-type="string" calcext:value-type="string">
            <text:p>Avenue de Vilvorde</text:p>
          </table:table-cell>
          <table:table-cell table:style-name="ce2" office:value-type="string" calcext:value-type="string">
            <text:p>Vilvoord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57];&quot;/&quot;;[.B557])" office:value-type="string" office:string-value="https://osm.org/relation/3466858" calcext:value-type="string">
            <text:p>https://osm.org/relation/34668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859" calcext:value-type="float">
            <text:p>3466859</text:p>
          </table:table-cell>
          <table:table-cell table:style-name="ce2" office:value-type="string" calcext:value-type="string">
            <text:p>Quai Léon Monnoyer</text:p>
          </table:table-cell>
          <table:table-cell table:style-name="ce2" office:value-type="string" calcext:value-type="string">
            <text:p>Léon Monnoyerkaai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Léon Monnoyer (1842-1927). L’un des pionniers du béton armé en Belgique, cet industriel fut un grand promoteur du développement du port de Bruxelles.</text:p>
          </table:table-cell>
          <table:table-cell table:style-name="ce17" table:formula="of:=CONCATENATE(&quot;https://osm.org/&quot;;[.A558];&quot;/&quot;;[.B558])" office:value-type="string" office:string-value="https://osm.org/relation/3466859" calcext:value-type="string">
            <text:p>https://osm.org/relation/34668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860" calcext:value-type="float">
            <text:p>3466860</text:p>
          </table:table-cell>
          <table:table-cell table:style-name="ce2" office:value-type="string" calcext:value-type="string">
            <text:p>Rue de l'Avant-Port</text:p>
          </table:table-cell>
          <table:table-cell table:style-name="ce2" office:value-type="string" calcext:value-type="string">
            <text:p>Voorhav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59];&quot;/&quot;;[.B559])" office:value-type="string" office:string-value="https://osm.org/relation/3466860" calcext:value-type="string">
            <text:p>https://osm.org/relation/34668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66" calcext:value-type="float">
            <text:p>3466966</text:p>
          </table:table-cell>
          <table:table-cell table:style-name="ce2" office:value-type="string" calcext:value-type="string">
            <text:p>Place Masui</text:p>
          </table:table-cell>
          <table:table-cell table:style-name="ce2" office:value-type="string" calcext:value-type="string">
            <text:p>Masuiplein</text:p>
          </table:table-cell>
          <table:table-cell table:style-name="ce6" office:value-type="string" calcext:value-type="string">
            <text:p>Q3164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Baptiste Masui</text:p>
          </table:table-cell>
          <table:table-cell table:style-name="ce17" table:formula="of:=CONCATENATE(&quot;https://osm.org/&quot;;[.A560];&quot;/&quot;;[.B560])" office:value-type="string" office:string-value="https://osm.org/relation/3466966" calcext:value-type="string">
            <text:p>https://osm.org/relation/34669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67" calcext:value-type="float">
            <text:p>3466967</text:p>
          </table:table-cell>
          <table:table-cell table:style-name="ce2" office:value-type="string" calcext:value-type="string">
            <text:p>Quai des Usines</text:p>
          </table:table-cell>
          <table:table-cell table:style-name="ce2" office:value-type="string" calcext:value-type="string">
            <text:p>Werkhuizen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61];&quot;/&quot;;[.B561])" office:value-type="string" office:string-value="https://osm.org/relation/3466967" calcext:value-type="string">
            <text:p>https://osm.org/relation/34669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68" calcext:value-type="float">
            <text:p>3466968</text:p>
          </table:table-cell>
          <table:table-cell table:style-name="ce2" office:value-type="string" calcext:value-type="string">
            <text:p>Rue François-Joseph Navez</text:p>
          </table:table-cell>
          <table:table-cell table:style-name="ce2" office:value-type="string" calcext:value-type="string">
            <text:p>François-Joseph Navezstraat</text:p>
          </table:table-cell>
          <table:table-cell table:style-name="ce2" office:value-type="string" calcext:value-type="string">
            <text:p>Q6476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62];&quot;/&quot;;[.B562])" office:value-type="string" office:string-value="https://osm.org/relation/3466968" calcext:value-type="string">
            <text:p>https://osm.org/relation/3466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69" calcext:value-type="float">
            <text:p>3466969</text:p>
          </table:table-cell>
          <table:table-cell table:style-name="ce2" office:value-type="string" calcext:value-type="string">
            <text:p>Rue Masui Prolongée</text:p>
          </table:table-cell>
          <table:table-cell table:style-name="ce2" office:value-type="string" calcext:value-type="string">
            <text:p>Verlengde Masuistraat</text:p>
          </table:table-cell>
          <table:table-cell table:style-name="ce6" office:value-type="string" calcext:value-type="string">
            <text:p>Q3164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Baptiste Masui</text:p>
          </table:table-cell>
          <table:table-cell table:style-name="ce17" table:formula="of:=CONCATENATE(&quot;https://osm.org/&quot;;[.A563];&quot;/&quot;;[.B563])" office:value-type="string" office:string-value="https://osm.org/relation/3466969" calcext:value-type="string">
            <text:p>https://osm.org/relation/34669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70" calcext:value-type="float">
            <text:p>3466970</text:p>
          </table:table-cell>
          <table:table-cell table:style-name="ce2" office:value-type="string" calcext:value-type="string">
            <text:p>Rue Stephenson</text:p>
          </table:table-cell>
          <table:table-cell table:style-name="ce2" office:value-type="string" calcext:value-type="string">
            <text:p>Stephensonstraat</text:p>
          </table:table-cell>
          <table:table-cell table:style-name="ce2" office:value-type="string" calcext:value-type="string">
            <text:p>Q1336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George Stephenson</text:p>
          </table:table-cell>
          <table:table-cell table:style-name="ce17" table:formula="of:=CONCATENATE(&quot;https://osm.org/&quot;;[.A564];&quot;/&quot;;[.B564])" office:value-type="string" office:string-value="https://osm.org/relation/3466970" calcext:value-type="string">
            <text:p>https://osm.org/relation/34669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71" calcext:value-type="float">
            <text:p>3466971</text:p>
          </table:table-cell>
          <table:table-cell table:style-name="ce2" office:value-type="string" calcext:value-type="string">
            <text:p>Rue des Palais</text:p>
          </table:table-cell>
          <table:table-cell table:style-name="ce2" office:value-type="string" calcext:value-type="string">
            <text:p>Paleiz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65];&quot;/&quot;;[.B565])" office:value-type="string" office:string-value="https://osm.org/relation/3466971" calcext:value-type="string">
            <text:p>https://osm.org/relation/34669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72" calcext:value-type="float">
            <text:p>3466972</text:p>
          </table:table-cell>
          <table:table-cell table:style-name="ce2" office:value-type="string" calcext:value-type="string">
            <text:p>Rue du Pavillon</text:p>
          </table:table-cell>
          <table:table-cell table:style-name="ce2" office:value-type="string" calcext:value-type="string">
            <text:p>Paviljo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66];&quot;/&quot;;[.B566])" office:value-type="string" office:string-value="https://osm.org/relation/3466972" calcext:value-type="string">
            <text:p>https://osm.org/relation/34669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435" calcext:value-type="float">
            <text:p>3472435</text:p>
          </table:table-cell>
          <table:table-cell table:style-name="ce2" office:value-type="string" calcext:value-type="string">
            <text:p>Avenue de la Reine</text:p>
          </table:table-cell>
          <table:table-cell table:style-name="ce2" office:value-type="string" calcext:value-type="string">
            <text:p>Koninginne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567];&quot;/&quot;;[.B567])" office:value-type="string" office:string-value="https://osm.org/relation/3472435" calcext:value-type="string">
            <text:p>https://osm.org/relation/34724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436" calcext:value-type="float">
            <text:p>3472436</text:p>
          </table:table-cell>
          <table:table-cell table:style-name="ce2" office:value-type="string" calcext:value-type="string">
            <text:p>Rue du Pont de l'Avenue</text:p>
          </table:table-cell>
          <table:table-cell table:style-name="ce2" office:value-type="string" calcext:value-type="string">
            <text:p>Laanbru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68];&quot;/&quot;;[.B568])" office:value-type="string" office:string-value="https://osm.org/relation/3472436" calcext:value-type="string">
            <text:p>https://osm.org/relation/34724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444" calcext:value-type="float">
            <text:p>3472444</text:p>
          </table:table-cell>
          <table:table-cell table:style-name="ce2" office:value-type="string" calcext:value-type="string">
            <text:p>Rue de l'Éclusier Cogge</text:p>
          </table:table-cell>
          <table:table-cell table:style-name="ce2" office:value-type="string" calcext:value-type="string">
            <text:p>Sluismeester Coggestraat</text:p>
          </table:table-cell>
          <table:table-cell table:style-name="ce2" office:value-type="string" calcext:value-type="string">
            <text:p>Q21824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69];&quot;/&quot;;[.B569])" office:value-type="string" office:string-value="https://osm.org/relation/3472444" calcext:value-type="string">
            <text:p>https://osm.org/relation/34724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292" calcext:value-type="float">
            <text:p>3473292</text:p>
          </table:table-cell>
          <table:table-cell table:style-name="ce2" office:value-type="string" calcext:value-type="string">
            <text:p>Allée Verte</text:p>
          </table:table-cell>
          <table:table-cell table:style-name="ce2" office:value-type="string" calcext:value-type="string">
            <text:p>Gro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70];&quot;/&quot;;[.B570])" office:value-type="string" office:string-value="https://osm.org/relation/3473292" calcext:value-type="string">
            <text:p>https://osm.org/relation/34732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293" calcext:value-type="float">
            <text:p>3473293</text:p>
          </table:table-cell>
          <table:table-cell table:style-name="ce2" office:value-type="string" calcext:value-type="string">
            <text:p>Boulevard Baudouin</text:p>
          </table:table-cell>
          <table:table-cell table:style-name="ce2" office:value-type="string" calcext:value-type="string">
            <text:p>Boudewijnlaan</text:p>
          </table:table-cell>
          <table:table-cell table:style-name="ce2" office:value-type="string" calcext:value-type="string">
            <text:p>Q129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71];&quot;/&quot;;[.B571])" office:value-type="string" office:string-value="https://osm.org/relation/3473293" calcext:value-type="string">
            <text:p>https://osm.org/relation/34732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294" calcext:value-type="float">
            <text:p>3473294</text:p>
          </table:table-cell>
          <table:table-cell table:style-name="ce2" office:value-type="string" calcext:value-type="string">
            <text:p>Boulevard Simon Bolivar</text:p>
          </table:table-cell>
          <table:table-cell table:style-name="ce2" office:value-type="string" calcext:value-type="string">
            <text:p>Simon Bolivarlaan</text:p>
          </table:table-cell>
          <table:table-cell table:style-name="ce2" office:value-type="string" calcext:value-type="string">
            <text:p>Q86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72];&quot;/&quot;;[.B572])" office:value-type="string" office:string-value="https://osm.org/relation/3473294" calcext:value-type="string">
            <text:p>https://osm.org/relation/3473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295" calcext:value-type="float">
            <text:p>3473295</text:p>
          </table:table-cell>
          <table:table-cell table:style-name="ce2" office:value-type="string" calcext:value-type="string">
            <text:p>Place de l'Yser</text:p>
          </table:table-cell>
          <table:table-cell table:style-name="ce2" office:value-type="string" calcext:value-type="string">
            <text:p>IJzer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73];&quot;/&quot;;[.B573])" office:value-type="string" office:string-value="https://osm.org/relation/3473295" calcext:value-type="string">
            <text:p>https://osm.org/relation/34732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296" calcext:value-type="float">
            <text:p>3473296</text:p>
          </table:table-cell>
          <table:table-cell table:style-name="ce2" office:value-type="string" calcext:value-type="string">
            <text:p>Quai de Willebroeck</text:p>
          </table:table-cell>
          <table:table-cell table:style-name="ce2" office:value-type="string" calcext:value-type="string">
            <text:p>Willebroek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74];&quot;/&quot;;[.B574])" office:value-type="string" office:string-value="https://osm.org/relation/3473296" calcext:value-type="string">
            <text:p>https://osm.org/relation/34732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297" calcext:value-type="float">
            <text:p>3473297</text:p>
          </table:table-cell>
          <table:table-cell table:style-name="ce2" office:value-type="string" calcext:value-type="string">
            <text:p>Quai des Péniches</text:p>
          </table:table-cell>
          <table:table-cell table:style-name="ce2" office:value-type="string" calcext:value-type="string">
            <text:p>Aken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75];&quot;/&quot;;[.B575])" office:value-type="string" office:string-value="https://osm.org/relation/3473297" calcext:value-type="string">
            <text:p>https://osm.org/relation/34732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298" calcext:value-type="float">
            <text:p>3473298</text:p>
          </table:table-cell>
          <table:table-cell table:style-name="ce2" office:value-type="string" calcext:value-type="string">
            <text:p>Quai du Batelage</text:p>
          </table:table-cell>
          <table:table-cell table:style-name="ce2" office:value-type="string" calcext:value-type="string">
            <text:p>Schipperij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76];&quot;/&quot;;[.B576])" office:value-type="string" office:string-value="https://osm.org/relation/3473298" calcext:value-type="string">
            <text:p>https://osm.org/relation/34732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299" calcext:value-type="float">
            <text:p>3473299</text:p>
          </table:table-cell>
          <table:table-cell table:style-name="ce2" office:value-type="string" calcext:value-type="string">
            <text:p>Rue Frère-Orban</text:p>
          </table:table-cell>
          <table:table-cell table:style-name="ce2" office:value-type="string" calcext:value-type="string">
            <text:p>Frère-Orbanstraat</text:p>
          </table:table-cell>
          <table:table-cell table:style-name="ce2" office:value-type="string" calcext:value-type="string">
            <text:p>Q7057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77];&quot;/&quot;;[.B577])" office:value-type="string" office:string-value="https://osm.org/relation/3473299" calcext:value-type="string">
            <text:p>https://osm.org/relation/34732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01" calcext:value-type="float">
            <text:p>3473301</text:p>
          </table:table-cell>
          <table:table-cell table:style-name="ce2" office:value-type="string" calcext:value-type="string">
            <text:p>Rue Glibert</text:p>
          </table:table-cell>
          <table:table-cell table:style-name="ce2" office:value-type="string" calcext:value-type="string">
            <text:p>Glibe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. Glibert, secrétaire communal, qui possédait à l’emplacement de la rue une fabrique de mobilier</text:p>
          </table:table-cell>
          <table:table-cell table:style-name="ce17" table:formula="of:=CONCATENATE(&quot;https://osm.org/&quot;;[.A578];&quot;/&quot;;[.B578])" office:value-type="string" office:string-value="https://osm.org/relation/3473301" calcext:value-type="string">
            <text:p>https://osm.org/relation/34733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02" calcext:value-type="float">
            <text:p>3473302</text:p>
          </table:table-cell>
          <table:table-cell table:style-name="ce2" office:value-type="string" calcext:value-type="string">
            <text:p>Rue Nicolay</text:p>
          </table:table-cell>
          <table:table-cell table:style-name="ce2" office:value-type="string" calcext:value-type="string">
            <text:p>Nicola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« Ce nom renvoie soit à Joseph Nicolay (1798-1842), avocat qui fut membre actif du premier gouvernement belge, soit à Fernand Nicolay (1772-1854), bienfaiteur originaire de Stavelot » http://www.irismonument.be/fr.Bruxelles_Extension_Nord.Rue_Nicolay.html</text:p>
          </table:table-cell>
          <table:table-cell table:style-name="ce17" table:formula="of:=CONCATENATE(&quot;https://osm.org/&quot;;[.A579];&quot;/&quot;;[.B579])" office:value-type="string" office:string-value="https://osm.org/relation/3473302" calcext:value-type="string">
            <text:p>https://osm.org/relation/34733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05" calcext:value-type="float">
            <text:p>3473305</text:p>
          </table:table-cell>
          <table:table-cell table:style-name="ce2" office:value-type="string" calcext:value-type="string">
            <text:p>Rue Rogier</text:p>
          </table:table-cell>
          <table:table-cell table:style-name="ce2" office:value-type="string" calcext:value-type="string">
            <text:p>Rogierstraat</text:p>
          </table:table-cell>
          <table:table-cell table:style-name="ce2" office:value-type="string" calcext:value-type="string">
            <text:p>Q4681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80];&quot;/&quot;;[.B580])" office:value-type="string" office:string-value="https://osm.org/relation/3473305" calcext:value-type="string">
            <text:p>https://osm.org/relation/34733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06" calcext:value-type="float">
            <text:p>3473306</text:p>
          </table:table-cell>
          <table:table-cell table:style-name="ce2" office:value-type="string" calcext:value-type="string">
            <text:p>Rue Willem De Mol</text:p>
          </table:table-cell>
          <table:table-cell table:style-name="ce2" office:value-type="string" calcext:value-type="string">
            <text:p>Willem De Molstraat</text:p>
          </table:table-cell>
          <table:table-cell table:style-name="ce2" office:value-type="string" calcext:value-type="string">
            <text:p>Q35683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81];&quot;/&quot;;[.B581])" office:value-type="string" office:string-value="https://osm.org/relation/3473306" calcext:value-type="string">
            <text:p>https://osm.org/relation/3473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07" calcext:value-type="float">
            <text:p>3473307</text:p>
          </table:table-cell>
          <table:table-cell table:style-name="ce2" office:value-type="string" calcext:value-type="string">
            <text:p>Rue de l'Angle</text:p>
          </table:table-cell>
          <table:table-cell table:style-name="ce2" office:value-type="string" calcext:value-type="string">
            <text:p>H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82];&quot;/&quot;;[.B582])" office:value-type="string" office:string-value="https://osm.org/relation/3473307" calcext:value-type="string">
            <text:p>https://osm.org/relation/34733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08" calcext:value-type="float">
            <text:p>3473308</text:p>
          </table:table-cell>
          <table:table-cell table:style-name="ce2" office:value-type="string" calcext:value-type="string">
            <text:p>Rue de l'Arc</text:p>
          </table:table-cell>
          <table:table-cell table:style-name="ce2" office:value-type="string" calcext:value-type="string">
            <text:p>Boo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83];&quot;/&quot;;[.B583])" office:value-type="string" office:string-value="https://osm.org/relation/3473308" calcext:value-type="string">
            <text:p>https://osm.org/relation/34733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09" calcext:value-type="float">
            <text:p>3473309</text:p>
          </table:table-cell>
          <table:table-cell table:style-name="ce2" office:value-type="string" calcext:value-type="string">
            <text:p>Rue de l'Harmonie</text:p>
          </table:table-cell>
          <table:table-cell table:style-name="ce2" office:value-type="string" calcext:value-type="string">
            <text:p>Harmon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84];&quot;/&quot;;[.B584])" office:value-type="string" office:string-value="https://osm.org/relation/3473309" calcext:value-type="string">
            <text:p>https://osm.org/relation/34733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10" calcext:value-type="float">
            <text:p>3473310</text:p>
          </table:table-cell>
          <table:table-cell table:style-name="ce2" office:value-type="string" calcext:value-type="string">
            <text:p>Rue de la Dyle</text:p>
          </table:table-cell>
          <table:table-cell table:style-name="ce2" office:value-type="string" calcext:value-type="string">
            <text:p>Dij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85];&quot;/&quot;;[.B585])" office:value-type="string" office:string-value="https://osm.org/relation/3473310" calcext:value-type="string">
            <text:p>https://osm.org/relation/3473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11" calcext:value-type="float">
            <text:p>3473311</text:p>
          </table:table-cell>
          <table:table-cell table:style-name="ce2" office:value-type="string" calcext:value-type="string">
            <text:p>Rue de la Flèche</text:p>
          </table:table-cell>
          <table:table-cell table:style-name="ce2" office:value-type="string" calcext:value-type="string">
            <text:p>Pij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86];&quot;/&quot;;[.B586])" office:value-type="string" office:string-value="https://osm.org/relation/3473311" calcext:value-type="string">
            <text:p>https://osm.org/relation/34733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12" calcext:value-type="float">
            <text:p>3473312</text:p>
          </table:table-cell>
          <table:table-cell table:style-name="ce2" office:value-type="string" calcext:value-type="string">
            <text:p>Rue des Rameurs</text:p>
          </table:table-cell>
          <table:table-cell table:style-name="ce2" office:value-type="string" calcext:value-type="string">
            <text:p>Roei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87];&quot;/&quot;;[.B587])" office:value-type="string" office:string-value="https://osm.org/relation/3473312" calcext:value-type="string">
            <text:p>https://osm.org/relation/34733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13" calcext:value-type="float">
            <text:p>3473313</text:p>
          </table:table-cell>
          <table:table-cell table:style-name="ce2" office:value-type="string" calcext:value-type="string">
            <text:p>Rue des Régates</text:p>
          </table:table-cell>
          <table:table-cell table:style-name="ce2" office:value-type="string" calcext:value-type="string">
            <text:p>Regatt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88];&quot;/&quot;;[.B588])" office:value-type="string" office:string-value="https://osm.org/relation/3473313" calcext:value-type="string">
            <text:p>https://osm.org/relation/34733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14" calcext:value-type="float">
            <text:p>3473314</text:p>
          </table:table-cell>
          <table:table-cell table:style-name="ce2" office:value-type="string" calcext:value-type="string">
            <text:p>Rue du Faubourg</text:p>
          </table:table-cell>
          <table:table-cell table:style-name="ce2" office:value-type="string" calcext:value-type="string">
            <text:p>Voorsta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89];&quot;/&quot;;[.B589])" office:value-type="string" office:string-value="https://osm.org/relation/3473314" calcext:value-type="string">
            <text:p>https://osm.org/relation/34733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15" calcext:value-type="float">
            <text:p>3473315</text:p>
          </table:table-cell>
          <table:table-cell table:style-name="ce2" office:value-type="string" calcext:value-type="string">
            <text:p>Rue du Frontispice</text:p>
          </table:table-cell>
          <table:table-cell table:style-name="ce2" office:value-type="string" calcext:value-type="string">
            <text:p>Frontispi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90];&quot;/&quot;;[.B590])" office:value-type="string" office:string-value="https://osm.org/relation/3473315" calcext:value-type="string">
            <text:p>https://osm.org/relation/34733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16" calcext:value-type="float">
            <text:p>3473316</text:p>
          </table:table-cell>
          <table:table-cell table:style-name="ce2" office:value-type="string" calcext:value-type="string">
            <text:p>Rue du Travail</text:p>
          </table:table-cell>
          <table:table-cell table:style-name="ce2" office:value-type="string" calcext:value-type="string">
            <text:p>Arb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91];&quot;/&quot;;[.B591])" office:value-type="string" office:string-value="https://osm.org/relation/3473316" calcext:value-type="string">
            <text:p>https://osm.org/relation/3473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17" calcext:value-type="float">
            <text:p>3473317</text:p>
          </table:table-cell>
          <table:table-cell table:style-name="ce2" office:value-type="string" calcext:value-type="string">
            <text:p>Square Sainctelette</text:p>
          </table:table-cell>
          <table:table-cell table:style-name="ce2" office:value-type="string" calcext:value-type="string">
            <text:p>Sainctelettesquare</text:p>
          </table:table-cell>
          <table:table-cell table:style-name="ce2" office:value-type="string" calcext:value-type="string">
            <text:p>Q22483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92];&quot;/&quot;;[.B592])" office:value-type="string" office:string-value="https://osm.org/relation/3473317" calcext:value-type="string">
            <text:p>https://osm.org/relation/34733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29" calcext:value-type="float">
            <text:p>3473329</text:p>
          </table:table-cell>
          <table:table-cell table:style-name="ce2" office:value-type="string" calcext:value-type="string">
            <text:p>Chaussée d'Anvers</text:p>
          </table:table-cell>
          <table:table-cell table:style-name="ce2" office:value-type="string" calcext:value-type="string">
            <text:p>Antwerp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93];&quot;/&quot;;[.B593])" office:value-type="string" office:string-value="https://osm.org/relation/3473329" calcext:value-type="string">
            <text:p>https://osm.org/relation/34733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30" calcext:value-type="float">
            <text:p>3473330</text:p>
          </table:table-cell>
          <table:table-cell table:style-name="ce2" office:value-type="string" calcext:value-type="string">
            <text:p>Boulevard du Roi Albert II</text:p>
          </table:table-cell>
          <table:table-cell table:style-name="ce2" office:value-type="string" calcext:value-type="string">
            <text:p>Koning Albert II-laan</text:p>
          </table:table-cell>
          <table:table-cell table:style-name="ce2" office:value-type="string" calcext:value-type="string">
            <text:p>Q39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94];&quot;/&quot;;[.B594])" office:value-type="string" office:string-value="https://osm.org/relation/3473330" calcext:value-type="string">
            <text:p>https://osm.org/relation/34733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31" calcext:value-type="float">
            <text:p>3473331</text:p>
          </table:table-cell>
          <table:table-cell table:style-name="ce2" office:value-type="string" calcext:value-type="string">
            <text:p>Avenue de l'Héliport</text:p>
          </table:table-cell>
          <table:table-cell table:style-name="ce2" office:value-type="string" calcext:value-type="string">
            <text:p>Helihav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95];&quot;/&quot;;[.B595])" office:value-type="string" office:string-value="https://osm.org/relation/3473331" calcext:value-type="string">
            <text:p>https://osm.org/relation/3473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32" calcext:value-type="float">
            <text:p>3473332</text:p>
          </table:table-cell>
          <table:table-cell table:style-name="ce2" office:value-type="string" calcext:value-type="string">
            <text:p>Rue Masui</text:p>
          </table:table-cell>
          <table:table-cell table:style-name="ce2" office:value-type="string" calcext:value-type="string">
            <text:p>Masuistraat</text:p>
          </table:table-cell>
          <table:table-cell table:style-name="ce2" office:value-type="string" calcext:value-type="string">
            <text:p>Q3164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Baptiste Masui</text:p>
          </table:table-cell>
          <table:table-cell table:style-name="ce17" table:formula="of:=CONCATENATE(&quot;https://osm.org/&quot;;[.A596];&quot;/&quot;;[.B596])" office:value-type="string" office:string-value="https://osm.org/relation/3473332" calcext:value-type="string">
            <text:p>https://osm.org/relation/34733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37" calcext:value-type="float">
            <text:p>3473337</text:p>
          </table:table-cell>
          <table:table-cell table:style-name="ce2" office:value-type="string" calcext:value-type="string">
            <text:p>Avenue du Port</text:p>
          </table:table-cell>
          <table:table-cell table:style-name="ce2" office:value-type="string" calcext:value-type="string">
            <text:p>Hav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597];&quot;/&quot;;[.B597])" office:value-type="string" office:string-value="https://osm.org/relation/3473337" calcext:value-type="string">
            <text:p>https://osm.org/relation/3473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49" calcext:value-type="float">
            <text:p>3473349</text:p>
          </table:table-cell>
          <table:table-cell table:style-name="ce2" office:value-type="string" calcext:value-type="string">
            <text:p>Rue Picard</text:p>
          </table:table-cell>
          <table:table-cell table:style-name="ce2" office:value-type="string" calcext:value-type="string">
            <text:p>Picard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data, pas d'infos</text:p>
          </table:table-cell>
          <table:table-cell table:style-name="ce17" table:formula="of:=CONCATENATE(&quot;https://osm.org/&quot;;[.A598];&quot;/&quot;;[.B598])" office:value-type="string" office:string-value="https://osm.org/relation/3473349" calcext:value-type="string">
            <text:p>https://osm.org/relation/34733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648" calcext:value-type="float">
            <text:p>3491648</text:p>
          </table:table-cell>
          <table:table-cell table:style-name="ce2" office:value-type="string" calcext:value-type="string">
            <text:p>Rue Eugène Hubert</text:p>
          </table:table-cell>
          <table:table-cell table:style-name="ce2" office:value-type="string" calcext:value-type="string">
            <text:p>Eugène Hubertstraat</text:p>
          </table:table-cell>
          <table:table-cell table:style-name="ce2" office:value-type="string" calcext:value-type="string">
            <text:p>Q236727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599];&quot;/&quot;;[.B599])" office:value-type="string" office:string-value="https://osm.org/relation/3491648" calcext:value-type="string">
            <text:p>https://osm.org/relation/34916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661" calcext:value-type="float">
            <text:p>3491661</text:p>
          </table:table-cell>
          <table:table-cell table:style-name="ce2" office:value-type="string" calcext:value-type="string">
            <text:p>Rue Vautier</text:p>
          </table:table-cell>
          <table:table-cell table:style-name="ce2" office:value-type="string" calcext:value-type="string">
            <text:p>Vaut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Baptiste Vautier (http://www.irismonument.be/fr.Ixelles.Rue_Vautier.html)</text:p>
          </table:table-cell>
          <table:table-cell table:style-name="ce17" table:formula="of:=CONCATENATE(&quot;https://osm.org/&quot;;[.A600];&quot;/&quot;;[.B600])" office:value-type="string" office:string-value="https://osm.org/relation/3491661" calcext:value-type="string">
            <text:p>https://osm.org/relation/3491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36" calcext:value-type="float">
            <text:p>3491836</text:p>
          </table:table-cell>
          <table:table-cell table:style-name="ce2" office:value-type="string" calcext:value-type="string">
            <text:p>Avenue Marnix</text:p>
          </table:table-cell>
          <table:table-cell table:style-name="ce2" office:value-type="string" calcext:value-type="string">
            <text:p>Marnixlaan</text:p>
          </table:table-cell>
          <table:table-cell table:style-name="ce2" office:value-type="string" calcext:value-type="string">
            <text:p>Q7016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hilippe de Marnix de Sainte-Aldegonde</text:p>
          </table:table-cell>
          <table:table-cell table:style-name="ce17" table:formula="of:=CONCATENATE(&quot;https://osm.org/&quot;;[.A601];&quot;/&quot;;[.B601])" office:value-type="string" office:string-value="https://osm.org/relation/3491836" calcext:value-type="string">
            <text:p>https://osm.org/relation/34918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37" calcext:value-type="float">
            <text:p>3491837</text:p>
          </table:table-cell>
          <table:table-cell table:style-name="ce2" office:value-type="string" calcext:value-type="string">
            <text:p>Avenue des Arts</text:p>
          </table:table-cell>
          <table:table-cell table:style-name="ce2" office:value-type="string" calcext:value-type="string">
            <text:p>Kuns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02];&quot;/&quot;;[.B602])" office:value-type="string" office:string-value="https://osm.org/relation/3491837" calcext:value-type="string">
            <text:p>https://osm.org/relation/34918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38" calcext:value-type="float">
            <text:p>3491838</text:p>
          </table:table-cell>
          <table:table-cell table:style-name="ce2" office:value-type="string" calcext:value-type="string">
            <text:p>Rue Marie de Bourgogne</text:p>
          </table:table-cell>
          <table:table-cell table:style-name="ce2" office:value-type="string" calcext:value-type="string">
            <text:p>Maria van Bourgondië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603];&quot;/&quot;;[.B603])" office:value-type="string" office:string-value="https://osm.org/relation/3491838" calcext:value-type="string">
            <text:p>https://osm.org/relation/34918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39" calcext:value-type="float">
            <text:p>3491839</text:p>
          </table:table-cell>
          <table:table-cell table:style-name="ce2" office:value-type="string" calcext:value-type="string">
            <text:p>Rue d'Ardenne</text:p>
          </table:table-cell>
          <table:table-cell table:style-name="ce2" office:value-type="string" calcext:value-type="string">
            <text:p>Arde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04];&quot;/&quot;;[.B604])" office:value-type="string" office:string-value="https://osm.org/relation/3491839" calcext:value-type="string">
            <text:p>https://osm.org/relation/34918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0" calcext:value-type="float">
            <text:p>3491840</text:p>
          </table:table-cell>
          <table:table-cell table:style-name="ce2" office:value-type="string" calcext:value-type="string">
            <text:p>Rue d'Arlon</text:p>
          </table:table-cell>
          <table:table-cell table:style-name="ce2" office:value-type="string" calcext:value-type="string">
            <text:p>Aarlenstraat</text:p>
          </table:table-cell>
          <table:table-cell table:style-name="ce2" office:value-type="string" calcext:value-type="string">
            <text:p>Q67596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05];&quot;/&quot;;[.B605])" office:value-type="string" office:string-value="https://osm.org/relation/3491840" calcext:value-type="string">
            <text:p>https://osm.org/relation/34918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1" calcext:value-type="float">
            <text:p>3491841</text:p>
          </table:table-cell>
          <table:table-cell table:style-name="ce2" office:value-type="string" calcext:value-type="string">
            <text:p>Rue d'Egmont</text:p>
          </table:table-cell>
          <table:table-cell table:style-name="ce2" office:value-type="string" calcext:value-type="string">
            <text:p>Egmontstraat</text:p>
          </table:table-cell>
          <table:table-cell table:style-name="ce2" office:value-type="string" calcext:value-type="string">
            <text:p>Q4358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Général Lamoral, comte d'Egmont</text:p>
          </table:table-cell>
          <table:table-cell table:style-name="ce17" table:formula="of:=CONCATENATE(&quot;https://osm.org/&quot;;[.A606];&quot;/&quot;;[.B606])" office:value-type="string" office:string-value="https://osm.org/relation/3491841" calcext:value-type="string">
            <text:p>https://osm.org/relation/34918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2" calcext:value-type="float">
            <text:p>3491842</text:p>
          </table:table-cell>
          <table:table-cell table:style-name="ce2" office:value-type="string" calcext:value-type="string">
            <text:p>Rue de Hornes</text:p>
          </table:table-cell>
          <table:table-cell table:style-name="ce2" office:value-type="string" calcext:value-type="string">
            <text:p>Hoorn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'info mais certainement un des princes de Hornes</text:p>
          </table:table-cell>
          <table:table-cell table:style-name="ce17" table:formula="of:=CONCATENATE(&quot;https://osm.org/&quot;;[.A607];&quot;/&quot;;[.B607])" office:value-type="string" office:string-value="https://osm.org/relation/3491842" calcext:value-type="string">
            <text:p>https://osm.org/relation/34918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3" calcext:value-type="float">
            <text:p>3491843</text:p>
          </table:table-cell>
          <table:table-cell table:style-name="ce2" office:value-type="string" calcext:value-type="string">
            <text:p>Rue de Paris</text:p>
          </table:table-cell>
          <table:table-cell table:style-name="ce2" office:value-type="string" calcext:value-type="string">
            <text:p>Parij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08];&quot;/&quot;;[.B608])" office:value-type="string" office:string-value="https://osm.org/relation/3491843" calcext:value-type="string">
            <text:p>https://osm.org/relation/34918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4" calcext:value-type="float">
            <text:p>3491844</text:p>
          </table:table-cell>
          <table:table-cell table:style-name="ce2" office:value-type="string" calcext:value-type="string">
            <text:p>Rue de Trèves</text:p>
          </table:table-cell>
          <table:table-cell table:style-name="ce2" office:value-type="string" calcext:value-type="string">
            <text:p>Tr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09];&quot;/&quot;;[.B609])" office:value-type="string" office:string-value="https://osm.org/relation/3491844" calcext:value-type="string">
            <text:p>https://osm.org/relation/34918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5" calcext:value-type="float">
            <text:p>3491845</text:p>
          </table:table-cell>
          <table:table-cell table:style-name="ce2" office:value-type="string" calcext:value-type="string">
            <text:p>Rue de l'Industrie</text:p>
          </table:table-cell>
          <table:table-cell table:style-name="ce2" office:value-type="string" calcext:value-type="string">
            <text:p>Nijver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10];&quot;/&quot;;[.B610])" office:value-type="string" office:string-value="https://osm.org/relation/3491845" calcext:value-type="string">
            <text:p>https://osm.org/relation/34918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6" calcext:value-type="float">
            <text:p>3491846</text:p>
          </table:table-cell>
          <table:table-cell table:style-name="ce2" office:value-type="string" calcext:value-type="string">
            <text:p>Rue de la Science</text:p>
          </table:table-cell>
          <table:table-cell table:style-name="ce2" office:value-type="string" calcext:value-type="string">
            <text:p>Wetenschap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11];&quot;/&quot;;[.B611])" office:value-type="string" office:string-value="https://osm.org/relation/3491846" calcext:value-type="string">
            <text:p>https://osm.org/relation/34918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7" calcext:value-type="float">
            <text:p>3491847</text:p>
          </table:table-cell>
          <table:table-cell table:style-name="ce2" office:value-type="string" calcext:value-type="string">
            <text:p>Rue du Champ de Mars</text:p>
          </table:table-cell>
          <table:table-cell table:style-name="ce2" office:value-type="string" calcext:value-type="string">
            <text:p>Mars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12];&quot;/&quot;;[.B612])" office:value-type="string" office:string-value="https://osm.org/relation/3491847" calcext:value-type="string">
            <text:p>https://osm.org/relation/34918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8" calcext:value-type="float">
            <text:p>3491848</text:p>
          </table:table-cell>
          <table:table-cell table:style-name="ce2" office:value-type="string" calcext:value-type="string">
            <text:p>Rue du Commerce</text:p>
          </table:table-cell>
          <table:table-cell table:style-name="ce2" office:value-type="string" calcext:value-type="string">
            <text:p>Handel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13];&quot;/&quot;;[.B613])" office:value-type="string" office:string-value="https://osm.org/relation/3491848" calcext:value-type="string">
            <text:p>https://osm.org/relation/34918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9" calcext:value-type="float">
            <text:p>3491849</text:p>
          </table:table-cell>
          <table:table-cell table:style-name="ce2" office:value-type="string" calcext:value-type="string">
            <text:p>Rue du Luxembourg</text:p>
          </table:table-cell>
          <table:table-cell table:style-name="ce2" office:value-type="string" calcext:value-type="string">
            <text:p>Luxembu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14];&quot;/&quot;;[.B614])" office:value-type="string" office:string-value="https://osm.org/relation/3491849" calcext:value-type="string">
            <text:p>https://osm.org/relation/34918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50" calcext:value-type="float">
            <text:p>3491850</text:p>
          </table:table-cell>
          <table:table-cell table:style-name="ce2" office:value-type="string" calcext:value-type="string">
            <text:p>Rue du Remorqueur</text:p>
          </table:table-cell>
          <table:table-cell table:style-name="ce2" office:value-type="string" calcext:value-type="string">
            <text:p>Stoomslep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15];&quot;/&quot;;[.B615])" office:value-type="string" office:string-value="https://osm.org/relation/3491850" calcext:value-type="string">
            <text:p>https://osm.org/relation/3491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51" calcext:value-type="float">
            <text:p>3491851</text:p>
          </table:table-cell>
          <table:table-cell table:style-name="ce2" office:value-type="string" calcext:value-type="string">
            <text:p>Rue du Trône</text:p>
          </table:table-cell>
          <table:table-cell table:style-name="ce2" office:value-type="string" calcext:value-type="string">
            <text:p>Tro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16];&quot;/&quot;;[.B616])" office:value-type="string" office:string-value="https://osm.org/relation/3491851" calcext:value-type="string">
            <text:p>https://osm.org/relation/34918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52" calcext:value-type="float">
            <text:p>3491852</text:p>
          </table:table-cell>
          <table:table-cell table:style-name="ce2" office:value-type="string" calcext:value-type="string">
            <text:p>Square de Meeûs</text:p>
          </table:table-cell>
          <table:table-cell table:style-name="ce2" office:value-type="string" calcext:value-type="string">
            <text:p>de Meeûssquare</text:p>
          </table:table-cell>
          <table:table-cell table:style-name="ce2" office:value-type="string" calcext:value-type="string">
            <text:p>Q24400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erdinand de Meeûs</text:p>
          </table:table-cell>
          <table:table-cell table:style-name="ce17" table:formula="of:=CONCATENATE(&quot;https://osm.org/&quot;;[.A617];&quot;/&quot;;[.B617])" office:value-type="string" office:string-value="https://osm.org/relation/3491852" calcext:value-type="string">
            <text:p>https://osm.org/relation/34918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58" calcext:value-type="float">
            <text:p>3491858</text:p>
          </table:table-cell>
          <table:table-cell table:style-name="ce2" office:value-type="string" calcext:value-type="string">
            <text:p>Rue Montoyer</text:p>
          </table:table-cell>
          <table:table-cell table:style-name="ce2" office:value-type="string" calcext:value-type="string">
            <text:p>Montoyerstraat</text:p>
          </table:table-cell>
          <table:table-cell table:style-name="ce2" office:value-type="string" calcext:value-type="string">
            <text:p>Q3271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Louis Joseph Montoyer</text:p>
          </table:table-cell>
          <table:table-cell table:style-name="ce17" table:formula="of:=CONCATENATE(&quot;https://osm.org/&quot;;[.A618];&quot;/&quot;;[.B618])" office:value-type="string" office:string-value="https://osm.org/relation/3491858" calcext:value-type="string">
            <text:p>https://osm.org/relation/34918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04" calcext:value-type="float">
            <text:p>3496004</text:p>
          </table:table-cell>
          <table:table-cell table:style-name="ce2" office:value-type="string" calcext:value-type="string">
            <text:p>Place Jean Jacobs</text:p>
          </table:table-cell>
          <table:table-cell table:style-name="ce2" office:value-type="string" calcext:value-type="string">
            <text:p>Jan Jacobsplein</text:p>
          </table:table-cell>
          <table:table-cell table:style-name="ce2" office:value-type="string" calcext:value-type="string">
            <text:p>Q24580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19];&quot;/&quot;;[.B619])" office:value-type="string" office:string-value="https://osm.org/relation/3496004" calcext:value-type="string">
            <text:p>https://osm.org/relation/34960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05" calcext:value-type="float">
            <text:p>3496005</text:p>
          </table:table-cell>
          <table:table-cell table:style-name="ce2" office:value-type="string" calcext:value-type="string">
            <text:p>Place de la Querelle</text:p>
          </table:table-cell>
          <table:table-cell table:style-name="ce2" office:value-type="string" calcext:value-type="string">
            <text:p>Krakeel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20];&quot;/&quot;;[.B620])" office:value-type="string" office:string-value="https://osm.org/relation/3496005" calcext:value-type="string">
            <text:p>https://osm.org/relation/34960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06" calcext:value-type="float">
            <text:p>3496006</text:p>
          </table:table-cell>
          <table:table-cell table:style-name="ce2" office:value-type="string" calcext:value-type="string">
            <text:p>Place du Jeu de Balle</text:p>
          </table:table-cell>
          <table:table-cell table:style-name="ce2" office:value-type="string" calcext:value-type="string">
            <text:p>Voss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21];&quot;/&quot;;[.B621])" office:value-type="string" office:string-value="https://osm.org/relation/3496006" calcext:value-type="string">
            <text:p>https://osm.org/relation/34960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07" calcext:value-type="float">
            <text:p>3496007</text:p>
          </table:table-cell>
          <table:table-cell table:style-name="ce2" office:value-type="string" calcext:value-type="string">
            <text:p>Rue Breughel</text:p>
          </table:table-cell>
          <table:table-cell table:style-name="ce2" office:value-type="string" calcext:value-type="string">
            <text:p>Breughelstraat</text:p>
          </table:table-cell>
          <table:table-cell table:style-name="ce2" office:value-type="string" calcext:value-type="string">
            <text:p>Q432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22];&quot;/&quot;;[.B622])" office:value-type="string" office:string-value="https://osm.org/relation/3496007" calcext:value-type="string">
            <text:p>https://osm.org/relation/34960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08" calcext:value-type="float">
            <text:p>3496008</text:p>
          </table:table-cell>
          <table:table-cell table:style-name="ce2" office:value-type="string" calcext:value-type="string">
            <text:p>Rue De Lenglentier</text:p>
          </table:table-cell>
          <table:table-cell table:style-name="ce2" office:value-type="string" calcext:value-type="string">
            <text:p>De Lenglentierstraat</text:p>
          </table:table-cell>
          <table:table-cell table:style-name="ce7" office:value-type="string" calcext:value-type="string">
            <text:p>Q8231773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baron L.F. de Gendt de Lenglentier</text:p>
          </table:table-cell>
          <table:table-cell table:style-name="ce17" table:formula="of:=CONCATENATE(&quot;https://osm.org/&quot;;[.A623];&quot;/&quot;;[.B623])" office:value-type="string" office:string-value="https://osm.org/relation/3496008" calcext:value-type="string">
            <text:p>https://osm.org/relation/34960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09" calcext:value-type="float">
            <text:p>3496009</text:p>
          </table:table-cell>
          <table:table-cell table:style-name="ce2" office:value-type="string" calcext:value-type="string">
            <text:p>Rue Dumonceau</text:p>
          </table:table-cell>
          <table:table-cell table:style-name="ce2" office:value-type="string" calcext:value-type="string">
            <text:p>Dumonceaustraat</text:p>
          </table:table-cell>
          <table:table-cell table:style-name="ce2" office:value-type="string" calcext:value-type="string">
            <text:p>Q12688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Baptiste Dumonceau de Bergendal</text:p>
          </table:table-cell>
          <table:table-cell table:style-name="ce17" table:formula="of:=CONCATENATE(&quot;https://osm.org/&quot;;[.A624];&quot;/&quot;;[.B624])" office:value-type="string" office:string-value="https://osm.org/relation/3496009" calcext:value-type="string">
            <text:p>https://osm.org/relation/34960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10" calcext:value-type="float">
            <text:p>3496010</text:p>
          </table:table-cell>
          <table:table-cell table:style-name="ce2" office:value-type="string" calcext:value-type="string">
            <text:p>Rue Evers</text:p>
          </table:table-cell>
          <table:table-cell table:style-name="ce2" office:value-type="string" calcext:value-type="string">
            <text:p>Eversstraat</text:p>
          </table:table-cell>
          <table:table-cell table:style-name="ce2" office:value-type="string" calcext:value-type="string">
            <text:p>Q199508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harles Joseph Evers</text:p>
          </table:table-cell>
          <table:table-cell table:style-name="ce17" table:formula="of:=CONCATENATE(&quot;https://osm.org/&quot;;[.A625];&quot;/&quot;;[.B625])" office:value-type="string" office:string-value="https://osm.org/relation/3496010" calcext:value-type="string">
            <text:p>https://osm.org/relation/3496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11" calcext:value-type="float">
            <text:p>3496011</text:p>
          </table:table-cell>
          <table:table-cell table:style-name="ce2" office:value-type="string" calcext:value-type="string">
            <text:p>Rue Frédéric Basse</text:p>
          </table:table-cell>
          <table:table-cell table:style-name="ce2" office:value-type="string" calcext:value-type="string">
            <text:p>Frédéric Bassestraat</text:p>
          </table:table-cell>
          <table:table-cell table:style-name="ce2" office:value-type="string" calcext:value-type="string">
            <text:p>Q30896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rédéric Basse</text:p>
          </table:table-cell>
          <table:table-cell table:style-name="ce17" table:formula="of:=CONCATENATE(&quot;https://osm.org/&quot;;[.A626];&quot;/&quot;;[.B626])" office:value-type="string" office:string-value="https://osm.org/relation/3496011" calcext:value-type="string">
            <text:p>https://osm.org/relation/34960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12" calcext:value-type="float">
            <text:p>3496012</text:p>
          </table:table-cell>
          <table:table-cell table:style-name="ce2" office:value-type="string" calcext:value-type="string">
            <text:p>Rue Héger-Bordet</text:p>
          </table:table-cell>
          <table:table-cell table:style-name="ce2" office:value-type="string" calcext:value-type="string">
            <text:p>Héger-Bordetstraat</text:p>
          </table:table-cell>
          <table:table-cell table:style-name="ce7" office:value-type="string" calcext:value-type="string">
            <text:p>Q2387278 et Q2117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Deux hommes</text:p>
          </table:table-cell>
          <table:table-cell table:style-name="ce17" table:formula="of:=CONCATENATE(&quot;https://osm.org/&quot;;[.A627];&quot;/&quot;;[.B627])" office:value-type="string" office:string-value="https://osm.org/relation/3496012" calcext:value-type="string">
            <text:p>https://osm.org/relation/34960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13" calcext:value-type="float">
            <text:p>3496013</text:p>
          </table:table-cell>
          <table:table-cell table:style-name="ce2" office:value-type="string" calcext:value-type="string">
            <text:p>Rue Lacaille</text:p>
          </table:table-cell>
          <table:table-cell table:style-name="ce2" office:value-type="string" calcext:value-type="string">
            <text:p>Lacaill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Landlord, first name unknown</text:p>
          </table:table-cell>
          <table:table-cell table:style-name="ce17" table:formula="of:=CONCATENATE(&quot;https://osm.org/&quot;;[.A628];&quot;/&quot;;[.B628])" office:value-type="string" office:string-value="https://osm.org/relation/3496013" calcext:value-type="string">
            <text:p>https://osm.org/relation/34960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14" calcext:value-type="float">
            <text:p>3496014</text:p>
          </table:table-cell>
          <table:table-cell table:style-name="ce2" office:value-type="string" calcext:value-type="string">
            <text:p>Rue Notre-Dame de Grâces</text:p>
          </table:table-cell>
          <table:table-cell table:style-name="ce2" office:value-type="string" calcext:value-type="string">
            <text:p>Onze-Lieve-Vrouw van Gratie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629];&quot;/&quot;;[.B629])" office:value-type="string" office:string-value="https://osm.org/relation/3496014" calcext:value-type="string">
            <text:p>https://osm.org/relation/34960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15" calcext:value-type="float">
            <text:p>3496015</text:p>
          </table:table-cell>
          <table:table-cell table:style-name="ce2" office:value-type="string" calcext:value-type="string">
            <text:p>Rue Pieremans</text:p>
          </table:table-cell>
          <table:table-cell table:style-name="ce2" office:value-type="string" calcext:value-type="string">
            <text:p>Pierema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15" office:value-type="string" calcext:value-type="string">
            <text:p>corruption de Piermont, le nom de la famille ayant été jadis propriétaire</text:p>
          </table:table-cell>
          <table:table-cell table:style-name="ce17" table:formula="of:=CONCATENATE(&quot;https://osm.org/&quot;;[.A630];&quot;/&quot;;[.B630])" office:value-type="string" office:string-value="https://osm.org/relation/3496015" calcext:value-type="string">
            <text:p>https://osm.org/relation/34960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18" calcext:value-type="float">
            <text:p>3496018</text:p>
          </table:table-cell>
          <table:table-cell table:style-name="ce2" office:value-type="string" calcext:value-type="string">
            <text:p>Rue Saint-Ghislain</text:p>
          </table:table-cell>
          <table:table-cell table:style-name="ce2" office:value-type="string" calcext:value-type="string">
            <text:p>Sint-Gisleinsstraat</text:p>
          </table:table-cell>
          <table:table-cell table:style-name="ce2" office:value-type="string" calcext:value-type="string">
            <text:p>Q7400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31];&quot;/&quot;;[.B631])" office:value-type="string" office:string-value="https://osm.org/relation/3496018" calcext:value-type="string">
            <text:p>https://osm.org/relation/34960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19" calcext:value-type="float">
            <text:p>3496019</text:p>
          </table:table-cell>
          <table:table-cell table:style-name="ce2" office:value-type="string" calcext:value-type="string">
            <text:p>Rue Sallaert</text:p>
          </table:table-cell>
          <table:table-cell table:style-name="ce2" office:value-type="string" calcext:value-type="string">
            <text:p>Sallaertstraat</text:p>
          </table:table-cell>
          <table:table-cell table:style-name="ce4" office:value-type="string" calcext:value-type="string">
            <text:p>Q23398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ntoon Sallaert</text:p>
          </table:table-cell>
          <table:table-cell table:style-name="ce17" table:formula="of:=CONCATENATE(&quot;https://osm.org/&quot;;[.A632];&quot;/&quot;;[.B632])" office:value-type="string" office:string-value="https://osm.org/relation/3496019" calcext:value-type="string">
            <text:p>https://osm.org/relation/34960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0" calcext:value-type="float">
            <text:p>3496020</text:p>
          </table:table-cell>
          <table:table-cell table:style-name="ce2" office:value-type="string" calcext:value-type="string">
            <text:p>Rue Vanderhaegen</text:p>
          </table:table-cell>
          <table:table-cell table:style-name="ce2" office:value-type="string" calcext:value-type="string">
            <text:p>Vanderhae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famille Vanderhaegen, propriétaire des prés</text:p>
          </table:table-cell>
          <table:table-cell table:style-name="ce17" table:formula="of:=CONCATENATE(&quot;https://osm.org/&quot;;[.A633];&quot;/&quot;;[.B633])" office:value-type="string" office:string-value="https://osm.org/relation/3496020" calcext:value-type="string">
            <text:p>https://osm.org/relation/34960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1" calcext:value-type="float">
            <text:p>3496021</text:p>
          </table:table-cell>
          <table:table-cell table:style-name="ce2" office:value-type="string" calcext:value-type="string">
            <text:p>Rue de Montserrat</text:p>
          </table:table-cell>
          <table:table-cell table:style-name="ce2" office:value-type="string" calcext:value-type="string">
            <text:p>Montserra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34];&quot;/&quot;;[.B634])" office:value-type="string" office:string-value="https://osm.org/relation/3496021" calcext:value-type="string">
            <text:p>https://osm.org/relation/3496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2" calcext:value-type="float">
            <text:p>3496022</text:p>
          </table:table-cell>
          <table:table-cell table:style-name="ce2" office:value-type="string" calcext:value-type="string">
            <text:p>Rue de Nancy</text:p>
          </table:table-cell>
          <table:table-cell table:style-name="ce2" office:value-type="string" calcext:value-type="string">
            <text:p>Nancy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35];&quot;/&quot;;[.B635])" office:value-type="string" office:string-value="https://osm.org/relation/3496022" calcext:value-type="string">
            <text:p>https://osm.org/relation/34960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3" calcext:value-type="float">
            <text:p>3496023</text:p>
          </table:table-cell>
          <table:table-cell table:style-name="ce2" office:value-type="string" calcext:value-type="string">
            <text:p>Rue de Wynants</text:p>
          </table:table-cell>
          <table:table-cell table:style-name="ce2" office:value-type="string" calcext:value-type="string">
            <text:p>de Wynant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36];&quot;/&quot;;[.B636])" office:value-type="string" office:string-value="https://osm.org/relation/3496023" calcext:value-type="string">
            <text:p>https://osm.org/relation/34960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4" calcext:value-type="float">
            <text:p>3496024</text:p>
          </table:table-cell>
          <table:table-cell table:style-name="ce2" office:value-type="string" calcext:value-type="string">
            <text:p>Rue de l'Abricotier</text:p>
          </table:table-cell>
          <table:table-cell table:style-name="ce2" office:value-type="string" calcext:value-type="string">
            <text:p>Abrikoze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37];&quot;/&quot;;[.B637])" office:value-type="string" office:string-value="https://osm.org/relation/3496024" calcext:value-type="string">
            <text:p>https://osm.org/relation/34960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5" calcext:value-type="float">
            <text:p>3496025</text:p>
          </table:table-cell>
          <table:table-cell table:style-name="ce2" office:value-type="string" calcext:value-type="string">
            <text:p>Rue de l'Arrosoir</text:p>
          </table:table-cell>
          <table:table-cell table:style-name="ce2" office:value-type="string" calcext:value-type="string">
            <text:p>Gie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38];&quot;/&quot;;[.B638])" office:value-type="string" office:string-value="https://osm.org/relation/3496025" calcext:value-type="string">
            <text:p>https://osm.org/relation/34960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6" calcext:value-type="float">
            <text:p>3496026</text:p>
          </table:table-cell>
          <table:table-cell table:style-name="ce2" office:value-type="string" calcext:value-type="string">
            <text:p>Rue de l'Eventail</text:p>
          </table:table-cell>
          <table:table-cell table:style-name="ce2" office:value-type="string" calcext:value-type="string">
            <text:p>Waa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39];&quot;/&quot;;[.B639])" office:value-type="string" office:string-value="https://osm.org/relation/3496026" calcext:value-type="string">
            <text:p>https://osm.org/relation/34960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7" calcext:value-type="float">
            <text:p>3496027</text:p>
          </table:table-cell>
          <table:table-cell table:style-name="ce2" office:value-type="string" calcext:value-type="string">
            <text:p>Rue de l'Hectolitre</text:p>
          </table:table-cell>
          <table:table-cell table:style-name="ce2" office:value-type="string" calcext:value-type="string">
            <text:p>Hectoli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0];&quot;/&quot;;[.B640])" office:value-type="string" office:string-value="https://osm.org/relation/3496027" calcext:value-type="string">
            <text:p>https://osm.org/relation/34960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8" calcext:value-type="float">
            <text:p>3496028</text:p>
          </table:table-cell>
          <table:table-cell table:style-name="ce2" office:value-type="string" calcext:value-type="string">
            <text:p>Rue de l'Économie</text:p>
          </table:table-cell>
          <table:table-cell table:style-name="ce2" office:value-type="string" calcext:value-type="string">
            <text:p>Zuinig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1];&quot;/&quot;;[.B641])" office:value-type="string" office:string-value="https://osm.org/relation/3496028" calcext:value-type="string">
            <text:p>https://osm.org/relation/34960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29" calcext:value-type="float">
            <text:p>3496029</text:p>
          </table:table-cell>
          <table:table-cell table:style-name="ce2" office:value-type="string" calcext:value-type="string">
            <text:p>Rue de la Philanthropie</text:p>
          </table:table-cell>
          <table:table-cell table:style-name="ce2" office:value-type="string" calcext:value-type="string">
            <text:p>Menslievend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2];&quot;/&quot;;[.B642])" office:value-type="string" office:string-value="https://osm.org/relation/3496029" calcext:value-type="string">
            <text:p>https://osm.org/relation/34960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31" calcext:value-type="float">
            <text:p>3496031</text:p>
          </table:table-cell>
          <table:table-cell table:style-name="ce2" office:value-type="string" calcext:value-type="string">
            <text:p>Rue de la Plume</text:p>
          </table:table-cell>
          <table:table-cell table:style-name="ce2" office:value-type="string" calcext:value-type="string">
            <text:p>Plui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3];&quot;/&quot;;[.B643])" office:value-type="string" office:string-value="https://osm.org/relation/3496031" calcext:value-type="string">
            <text:p>https://osm.org/relation/34960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32" calcext:value-type="float">
            <text:p>3496032</text:p>
          </table:table-cell>
          <table:table-cell table:style-name="ce2" office:value-type="string" calcext:value-type="string">
            <text:p>Rue de la Prévoyance</text:p>
          </table:table-cell>
          <table:table-cell table:style-name="ce2" office:value-type="string" calcext:value-type="string">
            <text:p>Voorzor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4];&quot;/&quot;;[.B644])" office:value-type="string" office:string-value="https://osm.org/relation/3496032" calcext:value-type="string">
            <text:p>https://osm.org/relation/34960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33" calcext:value-type="float">
            <text:p>3496033</text:p>
          </table:table-cell>
          <table:table-cell table:style-name="ce2" office:value-type="string" calcext:value-type="string">
            <text:p>Rue de la Querelle</text:p>
          </table:table-cell>
          <table:table-cell table:style-name="ce2" office:value-type="string" calcext:value-type="string">
            <text:p>Krak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5];&quot;/&quot;;[.B645])" office:value-type="string" office:string-value="https://osm.org/relation/3496033" calcext:value-type="string">
            <text:p>https://osm.org/relation/34960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34" calcext:value-type="float">
            <text:p>3496034</text:p>
          </table:table-cell>
          <table:table-cell table:style-name="ce2" office:value-type="string" calcext:value-type="string">
            <text:p>Rue de la Rasière</text:p>
          </table:table-cell>
          <table:table-cell table:style-name="ce2" office:value-type="string" calcext:value-type="string">
            <text:p>Sisterva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6];&quot;/&quot;;[.B646])" office:value-type="string" office:string-value="https://osm.org/relation/3496034" calcext:value-type="string">
            <text:p>https://osm.org/relation/34960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35" calcext:value-type="float">
            <text:p>3496035</text:p>
          </table:table-cell>
          <table:table-cell table:style-name="ce2" office:value-type="string" calcext:value-type="string">
            <text:p>Rue des Brodeurs</text:p>
          </table:table-cell>
          <table:table-cell table:style-name="ce2" office:value-type="string" calcext:value-type="string">
            <text:p>Borduur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7];&quot;/&quot;;[.B647])" office:value-type="string" office:string-value="https://osm.org/relation/3496035" calcext:value-type="string">
            <text:p>https://osm.org/relation/34960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36" calcext:value-type="float">
            <text:p>3496036</text:p>
          </table:table-cell>
          <table:table-cell table:style-name="ce2" office:value-type="string" calcext:value-type="string">
            <text:p>Rue des Capucins</text:p>
          </table:table-cell>
          <table:table-cell table:style-name="ce2" office:value-type="string" calcext:value-type="string">
            <text:p>Kapucij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8];&quot;/&quot;;[.B648])" office:value-type="string" office:string-value="https://osm.org/relation/3496036" calcext:value-type="string">
            <text:p>https://osm.org/relation/34960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37" calcext:value-type="float">
            <text:p>3496037</text:p>
          </table:table-cell>
          <table:table-cell table:style-name="ce2" office:value-type="string" calcext:value-type="string">
            <text:p>Rue des Chaisiers</text:p>
          </table:table-cell>
          <table:table-cell table:style-name="ce2" office:value-type="string" calcext:value-type="string">
            <text:p>Stoelenmak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49];&quot;/&quot;;[.B649])" office:value-type="string" office:string-value="https://osm.org/relation/3496037" calcext:value-type="string">
            <text:p>https://osm.org/relation/34960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38" calcext:value-type="float">
            <text:p>3496038</text:p>
          </table:table-cell>
          <table:table-cell table:style-name="ce2" office:value-type="string" calcext:value-type="string">
            <text:p>Rue des Charpentiers</text:p>
          </table:table-cell>
          <table:table-cell table:style-name="ce2" office:value-type="string" calcext:value-type="string">
            <text:p>Timmerlie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50];&quot;/&quot;;[.B650])" office:value-type="string" office:string-value="https://osm.org/relation/3496038" calcext:value-type="string">
            <text:p>https://osm.org/relation/3496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39" calcext:value-type="float">
            <text:p>3496039</text:p>
          </table:table-cell>
          <table:table-cell table:style-name="ce2" office:value-type="string" calcext:value-type="string">
            <text:p>Rue des Faisans</text:p>
          </table:table-cell>
          <table:table-cell table:style-name="ce2" office:value-type="string" calcext:value-type="string">
            <text:p>Fazan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51];&quot;/&quot;;[.B651])" office:value-type="string" office:string-value="https://osm.org/relation/3496039" calcext:value-type="string">
            <text:p>https://osm.org/relation/34960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0" calcext:value-type="float">
            <text:p>3496040</text:p>
          </table:table-cell>
          <table:table-cell table:style-name="ce2" office:value-type="string" calcext:value-type="string">
            <text:p>Rue des Fleuristes</text:p>
          </table:table-cell>
          <table:table-cell table:style-name="ce2" office:value-type="string" calcext:value-type="string">
            <text:p>Bloemis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52];&quot;/&quot;;[.B652])" office:value-type="string" office:string-value="https://osm.org/relation/3496040" calcext:value-type="string">
            <text:p>https://osm.org/relation/34960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1" calcext:value-type="float">
            <text:p>3496041</text:p>
          </table:table-cell>
          <table:table-cell table:style-name="ce2" office:value-type="string" calcext:value-type="string">
            <text:p>Rue des Ménages</text:p>
          </table:table-cell>
          <table:table-cell table:style-name="ce2" office:value-type="string" calcext:value-type="string">
            <text:p>Huishoude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53];&quot;/&quot;;[.B653])" office:value-type="string" office:string-value="https://osm.org/relation/3496041" calcext:value-type="string">
            <text:p>https://osm.org/relation/34960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2" calcext:value-type="float">
            <text:p>3496042</text:p>
          </table:table-cell>
          <table:table-cell table:style-name="ce2" office:value-type="string" calcext:value-type="string">
            <text:p>Rue des Orfèvres</text:p>
          </table:table-cell>
          <table:table-cell table:style-name="ce2" office:value-type="string" calcext:value-type="string">
            <text:p>Goudsme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54];&quot;/&quot;;[.B654])" office:value-type="string" office:string-value="https://osm.org/relation/3496042" calcext:value-type="string">
            <text:p>https://osm.org/relation/34960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3" calcext:value-type="float">
            <text:p>3496043</text:p>
          </table:table-cell>
          <table:table-cell table:style-name="ce2" office:value-type="string" calcext:value-type="string">
            <text:p>Rue des Prêtres</text:p>
          </table:table-cell>
          <table:table-cell table:style-name="ce2" office:value-type="string" calcext:value-type="string">
            <text:p>Priest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55];&quot;/&quot;;[.B655])" office:value-type="string" office:string-value="https://osm.org/relation/3496043" calcext:value-type="string">
            <text:p>https://osm.org/relation/34960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4" calcext:value-type="float">
            <text:p>3496044</text:p>
          </table:table-cell>
          <table:table-cell table:style-name="ce2" office:value-type="string" calcext:value-type="string">
            <text:p>Rue des Quatre Bras</text:p>
          </table:table-cell>
          <table:table-cell table:style-name="ce2" office:value-type="string" calcext:value-type="string">
            <text:p>Quatre Br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56];&quot;/&quot;;[.B656])" office:value-type="string" office:string-value="https://osm.org/relation/3496044" calcext:value-type="string">
            <text:p>https://osm.org/relation/3496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5" calcext:value-type="float">
            <text:p>3496045</text:p>
          </table:table-cell>
          <table:table-cell table:style-name="ce2" office:value-type="string" calcext:value-type="string">
            <text:p>Rue des Ramoneurs</text:p>
          </table:table-cell>
          <table:table-cell table:style-name="ce2" office:value-type="string" calcext:value-type="string">
            <text:p>Schoorsteenveg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57];&quot;/&quot;;[.B657])" office:value-type="string" office:string-value="https://osm.org/relation/3496045" calcext:value-type="string">
            <text:p>https://osm.org/relation/3496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6" calcext:value-type="float">
            <text:p>3496046</text:p>
          </table:table-cell>
          <table:table-cell table:style-name="ce2" office:value-type="string" calcext:value-type="string">
            <text:p>Rue des Renards</text:p>
          </table:table-cell>
          <table:table-cell table:style-name="ce2" office:value-type="string" calcext:value-type="string">
            <text:p>Voss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58];&quot;/&quot;;[.B658])" office:value-type="string" office:string-value="https://osm.org/relation/3496046" calcext:value-type="string">
            <text:p>https://osm.org/relation/34960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7" calcext:value-type="float">
            <text:p>3496047</text:p>
          </table:table-cell>
          <table:table-cell table:style-name="ce2" office:value-type="string" calcext:value-type="string">
            <text:p>Rue des Six Aunes</text:p>
          </table:table-cell>
          <table:table-cell table:style-name="ce2" office:value-type="string" calcext:value-type="string">
            <text:p>Zesel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59];&quot;/&quot;;[.B659])" office:value-type="string" office:string-value="https://osm.org/relation/3496047" calcext:value-type="string">
            <text:p>https://osm.org/relation/34960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8" calcext:value-type="float">
            <text:p>3496048</text:p>
          </table:table-cell>
          <table:table-cell table:style-name="ce2" office:value-type="string" calcext:value-type="string">
            <text:p>Rue des Tonneliers</text:p>
          </table:table-cell>
          <table:table-cell table:style-name="ce2" office:value-type="string" calcext:value-type="string">
            <text:p>Kuip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60];&quot;/&quot;;[.B660])" office:value-type="string" office:string-value="https://osm.org/relation/3496048" calcext:value-type="string">
            <text:p>https://osm.org/relation/34960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49" calcext:value-type="float">
            <text:p>3496049</text:p>
          </table:table-cell>
          <table:table-cell table:style-name="ce2" office:value-type="string" calcext:value-type="string">
            <text:p>Rue du Chevreuil</text:p>
          </table:table-cell>
          <table:table-cell table:style-name="ce2" office:value-type="string" calcext:value-type="string">
            <text:p>Reebo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61];&quot;/&quot;;[.B661])" office:value-type="string" office:string-value="https://osm.org/relation/3496049" calcext:value-type="string">
            <text:p>https://osm.org/relation/34960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50" calcext:value-type="float">
            <text:p>3496050</text:p>
          </table:table-cell>
          <table:table-cell table:style-name="ce2" office:value-type="string" calcext:value-type="string">
            <text:p>Rue du Faucon</text:p>
          </table:table-cell>
          <table:table-cell table:style-name="ce2" office:value-type="string" calcext:value-type="string">
            <text:p>Val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62];&quot;/&quot;;[.B662])" office:value-type="string" office:string-value="https://osm.org/relation/3496050" calcext:value-type="string">
            <text:p>https://osm.org/relation/34960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51" calcext:value-type="float">
            <text:p>3496051</text:p>
          </table:table-cell>
          <table:table-cell table:style-name="ce2" office:value-type="string" calcext:value-type="string">
            <text:p>Rue du Lavoir</text:p>
          </table:table-cell>
          <table:table-cell table:style-name="ce2" office:value-type="string" calcext:value-type="string">
            <text:p>Wass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63];&quot;/&quot;;[.B663])" office:value-type="string" office:string-value="https://osm.org/relation/3496051" calcext:value-type="string">
            <text:p>https://osm.org/relation/34960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52" calcext:value-type="float">
            <text:p>3496052</text:p>
          </table:table-cell>
          <table:table-cell table:style-name="ce2" office:value-type="string" calcext:value-type="string">
            <text:p>Rue du Remblai</text:p>
          </table:table-cell>
          <table:table-cell table:style-name="ce2" office:value-type="string" calcext:value-type="string">
            <text:p>Aanaard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64];&quot;/&quot;;[.B664])" office:value-type="string" office:string-value="https://osm.org/relation/3496052" calcext:value-type="string">
            <text:p>https://osm.org/relation/34960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66" calcext:value-type="float">
            <text:p>3496066</text:p>
          </table:table-cell>
          <table:table-cell table:style-name="ce2" office:value-type="string" calcext:value-type="string">
            <text:p>Rue des Tanneurs</text:p>
          </table:table-cell>
          <table:table-cell table:style-name="ce2" office:value-type="string" calcext:value-type="string">
            <text:p>Huidevett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65];&quot;/&quot;;[.B665])" office:value-type="string" office:string-value="https://osm.org/relation/3496066" calcext:value-type="string">
            <text:p>https://osm.org/relation/34960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67" calcext:value-type="float">
            <text:p>3496067</text:p>
          </table:table-cell>
          <table:table-cell table:style-name="ce2" office:value-type="string" calcext:value-type="string">
            <text:p>Rue Sainte-Thérèse</text:p>
          </table:table-cell>
          <table:table-cell table:style-name="ce2" office:value-type="string" calcext:value-type="string">
            <text:p>Sint-Theresi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66];&quot;/&quot;;[.B666])" office:value-type="string" office:string-value="https://osm.org/relation/3496067" calcext:value-type="string">
            <text:p>https://osm.org/relation/34960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6068" calcext:value-type="float">
            <text:p>3496068</text:p>
          </table:table-cell>
          <table:table-cell table:style-name="ce2" office:value-type="string" calcext:value-type="string">
            <text:p>Place Poelaert</text:p>
          </table:table-cell>
          <table:table-cell table:style-name="ce2" office:value-type="string" calcext:value-type="string">
            <text:p>Poelaertplein</text:p>
          </table:table-cell>
          <table:table-cell table:style-name="ce8" office:value-type="string" calcext:value-type="string">
            <text:p>Q7407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67];&quot;/&quot;;[.B667])" office:value-type="string" office:string-value="https://osm.org/relation/3496068" calcext:value-type="string">
            <text:p>https://osm.org/relation/34960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22" calcext:value-type="float">
            <text:p>3502922</text:p>
          </table:table-cell>
          <table:table-cell table:style-name="ce2" office:value-type="string" calcext:value-type="string">
            <text:p>Petite rue des Minimes</text:p>
          </table:table-cell>
          <table:table-cell table:style-name="ce2" office:value-type="string" calcext:value-type="string">
            <text:p>Korte Mini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68];&quot;/&quot;;[.B668])" office:value-type="string" office:string-value="https://osm.org/relation/3502922" calcext:value-type="string">
            <text:p>https://osm.org/relation/35029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23" calcext:value-type="float">
            <text:p>3502923</text:p>
          </table:table-cell>
          <table:table-cell table:style-name="ce2" office:value-type="string" calcext:value-type="string">
            <text:p>Place Akarova</text:p>
          </table:table-cell>
          <table:table-cell table:style-name="ce2" office:value-type="string" calcext:value-type="string">
            <text:p>Akarovaplei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6" office:value-type="string" calcext:value-type="string">
            <text:p>Pas de data. Marguerite Acaron, chanteuse, danseuse et choréographe</text:p>
          </table:table-cell>
          <table:table-cell table:style-name="ce17" table:formula="of:=CONCATENATE(&quot;https://osm.org/&quot;;[.A669];&quot;/&quot;;[.B669])" office:value-type="string" office:string-value="https://osm.org/relation/3502923" calcext:value-type="string">
            <text:p>https://osm.org/relation/35029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24" calcext:value-type="float">
            <text:p>3502924</text:p>
          </table:table-cell>
          <table:table-cell table:style-name="ce2" office:value-type="string" calcext:value-type="string">
            <text:p>Place de la Chapelle</text:p>
          </table:table-cell>
          <table:table-cell table:style-name="ce2" office:value-type="string" calcext:value-type="string">
            <text:p>Kapelle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70];&quot;/&quot;;[.B670])" office:value-type="string" office:string-value="https://osm.org/relation/3502924" calcext:value-type="string">
            <text:p>https://osm.org/relation/35029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25" calcext:value-type="float">
            <text:p>3502925</text:p>
          </table:table-cell>
          <table:table-cell table:style-name="ce2" office:value-type="string" calcext:value-type="string">
            <text:p>Place du Petit Sablon</text:p>
          </table:table-cell>
          <table:table-cell table:style-name="ce2" office:value-type="string" calcext:value-type="string">
            <text:p>Kleine Zave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71];&quot;/&quot;;[.B671])" office:value-type="string" office:string-value="https://osm.org/relation/3502925" calcext:value-type="string">
            <text:p>https://osm.org/relation/35029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26" calcext:value-type="float">
            <text:p>3502926</text:p>
          </table:table-cell>
          <table:table-cell table:style-name="ce2" office:value-type="string" calcext:value-type="string">
            <text:p>Place du Trône</text:p>
          </table:table-cell>
          <table:table-cell table:style-name="ce2" office:value-type="string" calcext:value-type="string">
            <text:p>Troo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72];&quot;/&quot;;[.B672])" office:value-type="string" office:string-value="https://osm.org/relation/3502926" calcext:value-type="string">
            <text:p>https://osm.org/relation/35029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27" calcext:value-type="float">
            <text:p>3502927</text:p>
          </table:table-cell>
          <table:table-cell table:style-name="ce2" office:value-type="string" calcext:value-type="string">
            <text:p>Rue Charles Hanssens</text:p>
          </table:table-cell>
          <table:table-cell table:style-name="ce2" office:value-type="string" calcext:value-type="string">
            <text:p>Charles Hanss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73];&quot;/&quot;;[.B673])" office:value-type="string" office:string-value="https://osm.org/relation/3502927" calcext:value-type="string">
            <text:p>https://osm.org/relation/35029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28" calcext:value-type="float">
            <text:p>3502928</text:p>
          </table:table-cell>
          <table:table-cell table:style-name="ce2" office:value-type="string" calcext:value-type="string">
            <text:p>Rue Christine</text:p>
          </table:table-cell>
          <table:table-cell table:style-name="ce2" office:value-type="string" calcext:value-type="string">
            <text:p>Kristina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674];&quot;/&quot;;[.B674])" office:value-type="string" office:string-value="https://osm.org/relation/3502928" calcext:value-type="string">
            <text:p>https://osm.org/relation/35029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29" calcext:value-type="float">
            <text:p>3502929</text:p>
          </table:table-cell>
          <table:table-cell table:style-name="ce2" office:value-type="string" calcext:value-type="string">
            <text:p>Rue Coppens</text:p>
          </table:table-cell>
          <table:table-cell table:style-name="ce2" office:value-type="string" calcext:value-type="string">
            <text:p>Copp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rançois Coppens, architecte-entrepreneur</text:p>
          </table:table-cell>
          <table:table-cell table:style-name="ce17" table:formula="of:=CONCATENATE(&quot;https://osm.org/&quot;;[.A675];&quot;/&quot;;[.B675])" office:value-type="string" office:string-value="https://osm.org/relation/3502929" calcext:value-type="string">
            <text:p>https://osm.org/relation/3502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30" calcext:value-type="float">
            <text:p>3502930</text:p>
          </table:table-cell>
          <table:table-cell table:style-name="ce2" office:value-type="string" calcext:value-type="string">
            <text:p>Rue Ernest Allard</text:p>
          </table:table-cell>
          <table:table-cell table:style-name="ce2" office:value-type="string" calcext:value-type="string">
            <text:p>Ernest Allard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76];&quot;/&quot;;[.B676])" office:value-type="string" office:string-value="https://osm.org/relation/3502930" calcext:value-type="string">
            <text:p>https://osm.org/relation/35029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31" calcext:value-type="float">
            <text:p>3502931</text:p>
          </table:table-cell>
          <table:table-cell table:style-name="ce2" office:value-type="string" calcext:value-type="string">
            <text:p>Rue Joseph Dupont</text:p>
          </table:table-cell>
          <table:table-cell table:style-name="ce2" office:value-type="string" calcext:value-type="string">
            <text:p>Joseph Dupon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77];&quot;/&quot;;[.B677])" office:value-type="string" office:string-value="https://osm.org/relation/3502931" calcext:value-type="string">
            <text:p>https://osm.org/relation/35029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32" calcext:value-type="float">
            <text:p>3502932</text:p>
          </table:table-cell>
          <table:table-cell table:style-name="ce2" office:value-type="string" calcext:value-type="string">
            <text:p>Rue Notre-Seigneur</text:p>
          </table:table-cell>
          <table:table-cell table:style-name="ce2" office:value-type="string" calcext:value-type="string">
            <text:p>Ons-He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78];&quot;/&quot;;[.B678])" office:value-type="string" office:string-value="https://osm.org/relation/3502932" calcext:value-type="string">
            <text:p>https://osm.org/relation/35029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33" calcext:value-type="float">
            <text:p>3502933</text:p>
          </table:table-cell>
          <table:table-cell table:style-name="ce2" office:value-type="string" calcext:value-type="string">
            <text:p>Rue Thérésienne</text:p>
          </table:table-cell>
          <table:table-cell table:style-name="ce2" office:value-type="string" calcext:value-type="string">
            <text:p>Theresiane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couvent des Thérésiennes</text:p>
          </table:table-cell>
          <table:table-cell table:style-name="ce17" table:formula="of:=CONCATENATE(&quot;https://osm.org/&quot;;[.A679];&quot;/&quot;;[.B679])" office:value-type="string" office:string-value="https://osm.org/relation/3502933" calcext:value-type="string">
            <text:p>https://osm.org/relation/35029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35" calcext:value-type="float">
            <text:p>3502935</text:p>
          </table:table-cell>
          <table:table-cell table:style-name="ce2" office:value-type="string" calcext:value-type="string">
            <text:p>Rue Van Moer</text:p>
          </table:table-cell>
          <table:table-cell table:style-name="ce2" office:value-type="string" calcext:value-type="string">
            <text:p>Van Moerstraat</text:p>
          </table:table-cell>
          <table:table-cell table:style-name="ce4" office:value-type="string" calcext:value-type="string">
            <text:p>Q316447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Baptiste Van Moer</text:p>
          </table:table-cell>
          <table:table-cell table:style-name="ce17" table:formula="of:=CONCATENATE(&quot;https://osm.org/&quot;;[.A680];&quot;/&quot;;[.B680])" office:value-type="string" office:string-value="https://osm.org/relation/3502935" calcext:value-type="string">
            <text:p>https://osm.org/relation/35029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40" calcext:value-type="float">
            <text:p>3502940</text:p>
          </table:table-cell>
          <table:table-cell table:style-name="ce2" office:value-type="string" calcext:value-type="string">
            <text:p>Rue Watteeu</text:p>
          </table:table-cell>
          <table:table-cell table:style-name="ce2" office:value-type="string" calcext:value-type="string">
            <text:p>Watteeu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data. Alexandre Joseph Watteeu, échevin</text:p>
          </table:table-cell>
          <table:table-cell table:style-name="ce17" table:formula="of:=CONCATENATE(&quot;https://osm.org/&quot;;[.A681];&quot;/&quot;;[.B681])" office:value-type="string" office:string-value="https://osm.org/relation/3502940" calcext:value-type="string">
            <text:p>https://osm.org/relation/35029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47" calcext:value-type="float">
            <text:p>3502947</text:p>
          </table:table-cell>
          <table:table-cell table:style-name="ce2" office:value-type="string" calcext:value-type="string">
            <text:p>Rue de Rollebeek</text:p>
          </table:table-cell>
          <table:table-cell table:style-name="ce2" office:value-type="string" calcext:value-type="string">
            <text:p>Rolle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82];&quot;/&quot;;[.B682])" office:value-type="string" office:string-value="https://osm.org/relation/3502947" calcext:value-type="string">
            <text:p>https://osm.org/relation/35029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53" calcext:value-type="float">
            <text:p>3502953</text:p>
          </table:table-cell>
          <table:table-cell table:style-name="ce2" office:value-type="string" calcext:value-type="string">
            <text:p>Rue de l'Arbre</text:p>
          </table:table-cell>
          <table:table-cell table:style-name="ce2" office:value-type="string" calcext:value-type="string">
            <text:p>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83];&quot;/&quot;;[.B683])" office:value-type="string" office:string-value="https://osm.org/relation/3502953" calcext:value-type="string">
            <text:p>https://osm.org/relation/35029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57" calcext:value-type="float">
            <text:p>3502957</text:p>
          </table:table-cell>
          <table:table-cell table:style-name="ce2" office:value-type="string" calcext:value-type="string">
            <text:p>Rue de l'Épée</text:p>
          </table:table-cell>
          <table:table-cell table:style-name="ce2" office:value-type="string" calcext:value-type="string">
            <text:p>Zwaa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84];&quot;/&quot;;[.B684])" office:value-type="string" office:string-value="https://osm.org/relation/3502957" calcext:value-type="string">
            <text:p>https://osm.org/relation/35029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61" calcext:value-type="float">
            <text:p>3502961</text:p>
          </table:table-cell>
          <table:table-cell table:style-name="ce2" office:value-type="string" calcext:value-type="string">
            <text:p>Rue de la Chapelle</text:p>
          </table:table-cell>
          <table:table-cell table:style-name="ce2" office:value-type="string" calcext:value-type="string">
            <text:p>Kape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85];&quot;/&quot;;[.B685])" office:value-type="string" office:string-value="https://osm.org/relation/3502961" calcext:value-type="string">
            <text:p>https://osm.org/relation/35029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62" calcext:value-type="float">
            <text:p>3502962</text:p>
          </table:table-cell>
          <table:table-cell table:style-name="ce2" office:value-type="string" calcext:value-type="string">
            <text:p>Rue de la Porte Rouge</text:p>
          </table:table-cell>
          <table:table-cell table:style-name="ce2" office:value-type="string" calcext:value-type="string">
            <text:p>Rodepoor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86];&quot;/&quot;;[.B686])" office:value-type="string" office:string-value="https://osm.org/relation/3502962" calcext:value-type="string">
            <text:p>https://osm.org/relation/35029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63" calcext:value-type="float">
            <text:p>3502963</text:p>
          </table:table-cell>
          <table:table-cell table:style-name="ce2" office:value-type="string" calcext:value-type="string">
            <text:p>Rue de la Pépinière</text:p>
          </table:table-cell>
          <table:table-cell table:style-name="ce2" office:value-type="string" calcext:value-type="string">
            <text:p>Boomkwek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87];&quot;/&quot;;[.B687])" office:value-type="string" office:string-value="https://osm.org/relation/3502963" calcext:value-type="string">
            <text:p>https://osm.org/relation/35029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64" calcext:value-type="float">
            <text:p>3502964</text:p>
          </table:table-cell>
          <table:table-cell table:style-name="ce2" office:value-type="string" calcext:value-type="string">
            <text:p>Rue de la Reinette</text:p>
          </table:table-cell>
          <table:table-cell table:style-name="ce2" office:value-type="string" calcext:value-type="string">
            <text:p>Pippel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88];&quot;/&quot;;[.B688])" office:value-type="string" office:string-value="https://osm.org/relation/3502964" calcext:value-type="string">
            <text:p>https://osm.org/relation/35029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65" calcext:value-type="float">
            <text:p>3502965</text:p>
          </table:table-cell>
          <table:table-cell table:style-name="ce2" office:value-type="string" calcext:value-type="string">
            <text:p>Rue de la Samaritaine</text:p>
          </table:table-cell>
          <table:table-cell table:style-name="ce2" office:value-type="string" calcext:value-type="string">
            <text:p>Samaritanes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89];&quot;/&quot;;[.B689])" office:value-type="string" office:string-value="https://osm.org/relation/3502965" calcext:value-type="string">
            <text:p>https://osm.org/relation/3502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66" calcext:value-type="float">
            <text:p>3502966</text:p>
          </table:table-cell>
          <table:table-cell table:style-name="ce2" office:value-type="string" calcext:value-type="string">
            <text:p>Rue des Arbalétriers</text:p>
          </table:table-cell>
          <table:table-cell table:style-name="ce2" office:value-type="string" calcext:value-type="string">
            <text:p>Kruisboogschutt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ourrait etre inclusif</text:p>
          </table:table-cell>
          <table:table-cell table:style-name="ce17" table:formula="of:=CONCATENATE(&quot;https://osm.org/&quot;;[.A690];&quot;/&quot;;[.B690])" office:value-type="string" office:string-value="https://osm.org/relation/3502966" calcext:value-type="string">
            <text:p>https://osm.org/relation/35029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67" calcext:value-type="float">
            <text:p>3502967</text:p>
          </table:table-cell>
          <table:table-cell table:style-name="ce2" office:value-type="string" calcext:value-type="string">
            <text:p>Rue des Brigittines</text:p>
          </table:table-cell>
          <table:table-cell table:style-name="ce2" office:value-type="string" calcext:value-type="string">
            <text:p>Brigittine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Couvent des Brigittines</text:p>
          </table:table-cell>
          <table:table-cell table:style-name="ce17" table:formula="of:=CONCATENATE(&quot;https://osm.org/&quot;;[.A691];&quot;/&quot;;[.B691])" office:value-type="string" office:string-value="https://osm.org/relation/3502967" calcext:value-type="string">
            <text:p>https://osm.org/relation/35029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68" calcext:value-type="float">
            <text:p>3502968</text:p>
          </table:table-cell>
          <table:table-cell table:style-name="ce2" office:value-type="string" calcext:value-type="string">
            <text:p>Rue des Chandeliers</text:p>
          </table:table-cell>
          <table:table-cell table:style-name="ce2" office:value-type="string" calcext:value-type="string">
            <text:p>Kandel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92];&quot;/&quot;;[.B692])" office:value-type="string" office:string-value="https://osm.org/relation/3502968" calcext:value-type="string">
            <text:p>https://osm.org/relation/3502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69" calcext:value-type="float">
            <text:p>3502969</text:p>
          </table:table-cell>
          <table:table-cell table:style-name="ce2" office:value-type="string" calcext:value-type="string">
            <text:p>Rue des Escrimeurs</text:p>
          </table:table-cell>
          <table:table-cell table:style-name="ce2" office:value-type="string" calcext:value-type="string">
            <text:p>Scherm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93];&quot;/&quot;;[.B693])" office:value-type="string" office:string-value="https://osm.org/relation/3502969" calcext:value-type="string">
            <text:p>https://osm.org/relation/35029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0" calcext:value-type="float">
            <text:p>3502970</text:p>
          </table:table-cell>
          <table:table-cell table:style-name="ce2" office:value-type="string" calcext:value-type="string">
            <text:p>Rue des Pigeons</text:p>
          </table:table-cell>
          <table:table-cell table:style-name="ce2" office:value-type="string" calcext:value-type="string">
            <text:p>Duiv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94];&quot;/&quot;;[.B694])" office:value-type="string" office:string-value="https://osm.org/relation/3502970" calcext:value-type="string">
            <text:p>https://osm.org/relation/35029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1" calcext:value-type="float">
            <text:p>3502971</text:p>
          </table:table-cell>
          <table:table-cell table:style-name="ce2" office:value-type="string" calcext:value-type="string">
            <text:p>Rue des Quatre Fils Aymon</text:p>
          </table:table-cell>
          <table:table-cell table:style-name="ce2" office:value-type="string" calcext:value-type="string">
            <text:p>Vierheemskinder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695];&quot;/&quot;;[.B695])" office:value-type="string" office:string-value="https://osm.org/relation/3502971" calcext:value-type="string">
            <text:p>https://osm.org/relation/35029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2" calcext:value-type="float">
            <text:p>3502972</text:p>
          </table:table-cell>
          <table:table-cell table:style-name="ce2" office:value-type="string" calcext:value-type="string">
            <text:p>Rue des Sablons</text:p>
          </table:table-cell>
          <table:table-cell table:style-name="ce2" office:value-type="string" calcext:value-type="string">
            <text:p>Zav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96];&quot;/&quot;;[.B696])" office:value-type="string" office:string-value="https://osm.org/relation/3502972" calcext:value-type="string">
            <text:p>https://osm.org/relation/35029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3" calcext:value-type="float">
            <text:p>3502973</text:p>
          </table:table-cell>
          <table:table-cell table:style-name="ce2" office:value-type="string" calcext:value-type="string">
            <text:p>Rue des Six Jeunes Hommes</text:p>
          </table:table-cell>
          <table:table-cell table:style-name="ce2" office:value-type="string" calcext:value-type="string">
            <text:p>Zesjonkma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697];&quot;/&quot;;[.B697])" office:value-type="string" office:string-value="https://osm.org/relation/3502973" calcext:value-type="string">
            <text:p>https://osm.org/relation/35029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4" calcext:value-type="float">
            <text:p>3502974</text:p>
          </table:table-cell>
          <table:table-cell table:style-name="ce2" office:value-type="string" calcext:value-type="string">
            <text:p>Rue des Ursulines</text:p>
          </table:table-cell>
          <table:table-cell table:style-name="ce2" office:value-type="string" calcext:value-type="string">
            <text:p>Ursuline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Couvent des Ursulines</text:p>
          </table:table-cell>
          <table:table-cell table:style-name="ce17" table:formula="of:=CONCATENATE(&quot;https://osm.org/&quot;;[.A698];&quot;/&quot;;[.B698])" office:value-type="string" office:string-value="https://osm.org/relation/3502974" calcext:value-type="string">
            <text:p>https://osm.org/relation/35029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5" calcext:value-type="float">
            <text:p>3502975</text:p>
          </table:table-cell>
          <table:table-cell table:style-name="ce2" office:value-type="string" calcext:value-type="string">
            <text:p>Rue des Visitandines</text:p>
          </table:table-cell>
          <table:table-cell table:style-name="ce2" office:value-type="string" calcext:value-type="string">
            <text:p>Visitandine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Couvent des Visitandines</text:p>
          </table:table-cell>
          <table:table-cell table:style-name="ce17" table:formula="of:=CONCATENATE(&quot;https://osm.org/&quot;;[.A699];&quot;/&quot;;[.B699])" office:value-type="string" office:string-value="https://osm.org/relation/3502975" calcext:value-type="string">
            <text:p>https://osm.org/relation/35029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6" calcext:value-type="float">
            <text:p>3502976</text:p>
          </table:table-cell>
          <table:table-cell table:style-name="ce2" office:value-type="string" calcext:value-type="string">
            <text:p>Rue du Baudet</text:p>
          </table:table-cell>
          <table:table-cell table:style-name="ce2" office:value-type="string" calcext:value-type="string">
            <text:p>Ezel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00];&quot;/&quot;;[.B700])" office:value-type="string" office:string-value="https://osm.org/relation/3502976" calcext:value-type="string">
            <text:p>https://osm.org/relation/35029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7" calcext:value-type="float">
            <text:p>3502977</text:p>
          </table:table-cell>
          <table:table-cell table:style-name="ce2" office:value-type="string" calcext:value-type="string">
            <text:p>Rue du Grand Cerf</text:p>
          </table:table-cell>
          <table:table-cell table:style-name="ce2" office:value-type="string" calcext:value-type="string">
            <text:p>Grotehe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01];&quot;/&quot;;[.B701])" office:value-type="string" office:string-value="https://osm.org/relation/3502977" calcext:value-type="string">
            <text:p>https://osm.org/relation/35029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8" calcext:value-type="float">
            <text:p>3502978</text:p>
          </table:table-cell>
          <table:table-cell table:style-name="ce2" office:value-type="string" calcext:value-type="string">
            <text:p>Rue du Jardin Rompu</text:p>
          </table:table-cell>
          <table:table-cell table:style-name="ce2" office:value-type="string" calcext:value-type="string">
            <text:p>Gebrokenho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02];&quot;/&quot;;[.B702])" office:value-type="string" office:string-value="https://osm.org/relation/3502978" calcext:value-type="string">
            <text:p>https://osm.org/relation/35029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79" calcext:value-type="float">
            <text:p>3502979</text:p>
          </table:table-cell>
          <table:table-cell table:style-name="ce2" office:value-type="string" calcext:value-type="string">
            <text:p>Rue du Pépin</text:p>
          </table:table-cell>
          <table:table-cell table:style-name="ce2" office:value-type="string" calcext:value-type="string">
            <text:p>Ker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03];&quot;/&quot;;[.B703])" office:value-type="string" office:string-value="https://osm.org/relation/3502979" calcext:value-type="string">
            <text:p>https://osm.org/relation/35029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80" calcext:value-type="float">
            <text:p>3502980</text:p>
          </table:table-cell>
          <table:table-cell table:style-name="ce2" office:value-type="string" calcext:value-type="string">
            <text:p>Rue du Saint-Esprit</text:p>
          </table:table-cell>
          <table:table-cell table:style-name="ce2" office:value-type="string" calcext:value-type="string">
            <text:p>Heilige Gee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04];&quot;/&quot;;[.B704])" office:value-type="string" office:string-value="https://osm.org/relation/3502980" calcext:value-type="string">
            <text:p>https://osm.org/relation/35029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81" calcext:value-type="float">
            <text:p>3502981</text:p>
          </table:table-cell>
          <table:table-cell table:style-name="ce2" office:value-type="string" calcext:value-type="string">
            <text:p>Rue du Temple</text:p>
          </table:table-cell>
          <table:table-cell table:style-name="ce2" office:value-type="string" calcext:value-type="string">
            <text:p>Temp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05];&quot;/&quot;;[.B705])" office:value-type="string" office:string-value="https://osm.org/relation/3502981" calcext:value-type="string">
            <text:p>https://osm.org/relation/35029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96" calcext:value-type="float">
            <text:p>3502996</text:p>
          </table:table-cell>
          <table:table-cell table:style-name="ce2" office:value-type="string" calcext:value-type="string">
            <text:p>Rue des Petits Carmes</text:p>
          </table:table-cell>
          <table:table-cell table:style-name="ce2" office:value-type="string" calcext:value-type="string">
            <text:p>Karmelie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06];&quot;/&quot;;[.B706])" office:value-type="string" office:string-value="https://osm.org/relation/3502996" calcext:value-type="string">
            <text:p>https://osm.org/relation/35029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20283" calcext:value-type="float">
            <text:p>3520283</text:p>
          </table:table-cell>
          <table:table-cell table:style-name="ce2" office:value-type="string" calcext:value-type="string">
            <text:p>Rue Brogniez</text:p>
          </table:table-cell>
          <table:table-cell table:style-name="ce2" office:value-type="string" calcext:value-type="string">
            <text:p>Brogniez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data. André-Joseph Brogniez</text:p>
          </table:table-cell>
          <table:table-cell table:style-name="ce17" table:formula="of:=CONCATENATE(&quot;https://osm.org/&quot;;[.A707];&quot;/&quot;;[.B707])" office:value-type="string" office:string-value="https://osm.org/relation/3520283" calcext:value-type="string">
            <text:p>https://osm.org/relation/35202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17" calcext:value-type="float">
            <text:p>3547317</text:p>
          </table:table-cell>
          <table:table-cell table:style-name="ce2" office:value-type="string" calcext:value-type="string">
            <text:p>Boulevard Poincaré</text:p>
          </table:table-cell>
          <table:table-cell table:style-name="ce2" office:value-type="string" calcext:value-type="string">
            <text:p>Poincaré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4" office:value-type="string" calcext:value-type="string">
            <text:p>Raymond Poincaré</text:p>
          </table:table-cell>
          <table:table-cell table:style-name="ce17" table:formula="of:=CONCATENATE(&quot;https://osm.org/&quot;;[.A708];&quot;/&quot;;[.B708])" office:value-type="string" office:string-value="https://osm.org/relation/3547317" calcext:value-type="string">
            <text:p>https://osm.org/relation/35473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1" calcext:value-type="float">
            <text:p>3547321</text:p>
          </table:table-cell>
          <table:table-cell table:style-name="ce2" office:value-type="string" calcext:value-type="string">
            <text:p>Rue Foppens</text:p>
          </table:table-cell>
          <table:table-cell table:style-name="ce2" office:value-type="string" calcext:value-type="string">
            <text:p>Foppensstraat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Pas de data, pas d'infos</text:p>
          </table:table-cell>
          <table:table-cell table:style-name="ce17" table:formula="of:=CONCATENATE(&quot;https://osm.org/&quot;;[.A709];&quot;/&quot;;[.B709])" office:value-type="string" office:string-value="https://osm.org/relation/3547321" calcext:value-type="string">
            <text:p>https://osm.org/relation/35473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6" calcext:value-type="float">
            <text:p>3547326</text:p>
          </table:table-cell>
          <table:table-cell table:style-name="ce2" office:value-type="string" calcext:value-type="string">
            <text:p>Rue de la Poterie</text:p>
          </table:table-cell>
          <table:table-cell table:style-name="ce2" office:value-type="string" calcext:value-type="string">
            <text:p>Pottengoe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10];&quot;/&quot;;[.B710])" office:value-type="string" office:string-value="https://osm.org/relation/3547326" calcext:value-type="string">
            <text:p>https://osm.org/relation/35473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34" calcext:value-type="float">
            <text:p>3547334</text:p>
          </table:table-cell>
          <table:table-cell table:style-name="ce2" office:value-type="string" calcext:value-type="string">
            <text:p>Rue de la Rosée</text:p>
          </table:table-cell>
          <table:table-cell table:style-name="ce2" office:value-type="string" calcext:value-type="string">
            <text:p>Dau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11];&quot;/&quot;;[.B711])" office:value-type="string" office:string-value="https://osm.org/relation/3547334" calcext:value-type="string">
            <text:p>https://osm.org/relation/3547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126" calcext:value-type="float">
            <text:p>3548126</text:p>
          </table:table-cell>
          <table:table-cell table:style-name="ce2" office:value-type="string" calcext:value-type="string">
            <text:p>Boulevard Jamar</text:p>
          </table:table-cell>
          <table:table-cell table:style-name="ce2" office:value-type="string" calcext:value-type="string">
            <text:p>Jamarlaan</text:p>
          </table:table-cell>
          <table:table-cell table:style-name="ce2" office:value-type="string" calcext:value-type="string">
            <text:p>Q7745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lexandre Jamar</text:p>
          </table:table-cell>
          <table:table-cell table:style-name="ce17" table:formula="of:=CONCATENATE(&quot;https://osm.org/&quot;;[.A712];&quot;/&quot;;[.B712])" office:value-type="string" office:string-value="https://osm.org/relation/3548126" calcext:value-type="string">
            <text:p>https://osm.org/relation/35481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5975878" calcext:value-type="float">
            <text:p>5975878</text:p>
          </table:table-cell>
          <table:table-cell table:style-name="ce2" office:value-type="string" calcext:value-type="string">
            <text:p>Rue Defacqz</text:p>
          </table:table-cell>
          <table:table-cell table:style-name="ce2" office:value-type="string" calcext:value-type="string">
            <text:p>Defacqz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data. Henri-Eugène-Marie Defacqz, juriste.</text:p>
          </table:table-cell>
          <table:table-cell table:style-name="ce17" table:formula="of:=CONCATENATE(&quot;https://osm.org/&quot;;[.A713];&quot;/&quot;;[.B713])" office:value-type="string" office:string-value="https://osm.org/relation/5975878" calcext:value-type="string">
            <text:p>https://osm.org/relation/59758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005860" calcext:value-type="float">
            <text:p>6005860</text:p>
          </table:table-cell>
          <table:table-cell table:style-name="ce2" office:value-type="string" calcext:value-type="string">
            <text:p>Place Louise</text:p>
          </table:table-cell>
          <table:table-cell table:style-name="ce2" office:value-type="string" calcext:value-type="string">
            <text:p>Louizaplein</text:p>
          </table:table-cell>
          <table:table-cell table:style-name="ce2" office:value-type="string" calcext:value-type="string">
            <text:p>Q72795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714];&quot;/&quot;;[.B714])" office:value-type="string" office:string-value="https://osm.org/relation/6005860" calcext:value-type="string">
            <text:p>https://osm.org/relation/60058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005861" calcext:value-type="float">
            <text:p>6005861</text:p>
          </table:table-cell>
          <table:table-cell table:style-name="ce2" office:value-type="string" calcext:value-type="string">
            <text:p>Rue Mercelis</text:p>
          </table:table-cell>
          <table:table-cell table:style-name="ce2" office:value-type="string" calcext:value-type="string">
            <text:p>Mercelis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robablement de la veuve Mercelis, propriétaire des terrains sur lesquels la rue fut ouverte.</text:p>
          </table:table-cell>
          <table:table-cell table:style-name="ce17" table:formula="of:=CONCATENATE(&quot;https://osm.org/&quot;;[.A715];&quot;/&quot;;[.B715])" office:value-type="string" office:string-value="https://osm.org/relation/6005861" calcext:value-type="string">
            <text:p>https://osm.org/relation/60058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005862" calcext:value-type="float">
            <text:p>6005862</text:p>
          </table:table-cell>
          <table:table-cell table:style-name="ce2" office:value-type="string" calcext:value-type="string">
            <text:p>Rue Souveraine</text:p>
          </table:table-cell>
          <table:table-cell table:style-name="ce2" office:value-type="string" calcext:value-type="string">
            <text:p>Opp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16];&quot;/&quot;;[.B716])" office:value-type="string" office:string-value="https://osm.org/relation/6005862" calcext:value-type="string">
            <text:p>https://osm.org/relation/60058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005863" calcext:value-type="float">
            <text:p>6005863</text:p>
          </table:table-cell>
          <table:table-cell table:style-name="ce2" office:value-type="string" calcext:value-type="string">
            <text:p>Rue de la Longue Haie</text:p>
          </table:table-cell>
          <table:table-cell table:style-name="ce2" office:value-type="string" calcext:value-type="string">
            <text:p>Lange-Haa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17];&quot;/&quot;;[.B717])" office:value-type="string" office:string-value="https://osm.org/relation/6005863" calcext:value-type="string">
            <text:p>https://osm.org/relation/60058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618925" calcext:value-type="float">
            <text:p>6618925</text:p>
          </table:table-cell>
          <table:table-cell table:style-name="ce2" office:value-type="string" calcext:value-type="string">
            <text:p>Rue de la Grosse Tour</text:p>
          </table:table-cell>
          <table:table-cell table:style-name="ce2" office:value-type="string" calcext:value-type="string">
            <text:p>Wollendriestore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18];&quot;/&quot;;[.B718])" office:value-type="string" office:string-value="https://osm.org/relation/6618925" calcext:value-type="string">
            <text:p>https://osm.org/relation/66189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651667" calcext:value-type="float">
            <text:p>6651667</text:p>
          </table:table-cell>
          <table:table-cell table:style-name="ce2" office:value-type="string" calcext:value-type="string">
            <text:p>Place Wappers</text:p>
          </table:table-cell>
          <table:table-cell table:style-name="ce2" office:value-type="string" calcext:value-type="string">
            <text:p>Wappersplein</text:p>
          </table:table-cell>
          <table:table-cell table:style-name="ce2" office:value-type="string" calcext:value-type="string">
            <text:p>Q7278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Gustave Wappers</text:p>
          </table:table-cell>
          <table:table-cell table:style-name="ce17" table:formula="of:=CONCATENATE(&quot;https://osm.org/&quot;;[.A719];&quot;/&quot;;[.B719])" office:value-type="string" office:string-value="https://osm.org/relation/6651667" calcext:value-type="string">
            <text:p>https://osm.org/relation/6651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981899" calcext:value-type="float">
            <text:p>6981899</text:p>
          </table:table-cell>
          <table:table-cell table:style-name="ce2" office:value-type="string" calcext:value-type="string">
            <text:p>Place de la Justice</text:p>
          </table:table-cell>
          <table:table-cell table:style-name="ce2" office:value-type="string" calcext:value-type="string">
            <text:p>Gerecht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20];&quot;/&quot;;[.B720])" office:value-type="string" office:string-value="https://osm.org/relation/6981899" calcext:value-type="string">
            <text:p>https://osm.org/relation/69818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996323" calcext:value-type="float">
            <text:p>6996323</text:p>
          </table:table-cell>
          <table:table-cell table:style-name="ce2" office:value-type="string" calcext:value-type="string">
            <text:p>Porte du Rivage</text:p>
          </table:table-cell>
          <table:table-cell table:style-name="ce2" office:value-type="string" calcext:value-type="string">
            <text:p>Oeverpoor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21];&quot;/&quot;;[.B721])" office:value-type="string" office:string-value="https://osm.org/relation/6996323" calcext:value-type="string">
            <text:p>https://osm.org/relation/69963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006897" calcext:value-type="float">
            <text:p>7006897</text:p>
          </table:table-cell>
          <table:table-cell table:style-name="ce2" office:value-type="string" calcext:value-type="string">
            <text:p>Boulevard de l'Empereur</text:p>
          </table:table-cell>
          <table:table-cell table:style-name="ce2" office:value-type="string" calcext:value-type="string">
            <text:p>Keizer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722];&quot;/&quot;;[.B722])" office:value-type="string" office:string-value="https://osm.org/relation/7006897" calcext:value-type="string">
            <text:p>https://osm.org/relation/70068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066767" calcext:value-type="float">
            <text:p>7066767</text:p>
          </table:table-cell>
          <table:table-cell table:style-name="ce2" office:value-type="string" calcext:value-type="string">
            <text:p>Place du Jardin aux Fleurs</text:p>
          </table:table-cell>
          <table:table-cell table:style-name="ce2" office:value-type="string" calcext:value-type="string">
            <text:p>Bloemenhof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23];&quot;/&quot;;[.B723])" office:value-type="string" office:string-value="https://osm.org/relation/7066767" calcext:value-type="string">
            <text:p>https://osm.org/relation/70667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59982" calcext:value-type="float">
            <text:p>7759982</text:p>
          </table:table-cell>
          <table:table-cell table:style-name="ce2" office:value-type="string" calcext:value-type="string">
            <text:p>Place Sainte-Catherine</text:p>
          </table:table-cell>
          <table:table-cell table:style-name="ce2" office:value-type="string" calcext:value-type="string">
            <text:p>Sint-Katelijneplei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7" table:formula="of:=CONCATENATE(&quot;https://osm.org/&quot;;[.A724];&quot;/&quot;;[.B724])" office:value-type="string" office:string-value="https://osm.org/relation/7759982" calcext:value-type="string">
            <text:p>https://osm.org/relation/77599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69704" calcext:value-type="float">
            <text:p>7769704</text:p>
          </table:table-cell>
          <table:table-cell table:style-name="ce2" office:value-type="string" calcext:value-type="string">
            <text:p>Rue Blaes</text:p>
          </table:table-cell>
          <table:table-cell table:style-name="ce2" office:value-type="string" calcext:value-type="string">
            <text:p>Blae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. Michel-Auguste Blaes (Bruxelles, 1809 - Bruxelles, le 2 décembre 1855), échevin</text:p>
          </table:table-cell>
          <table:table-cell table:style-name="ce17" table:formula="of:=CONCATENATE(&quot;https://osm.org/&quot;;[.A725];&quot;/&quot;;[.B725])" office:value-type="string" office:string-value="https://osm.org/relation/7769704" calcext:value-type="string">
            <text:p>https://osm.org/relation/77697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69732" calcext:value-type="float">
            <text:p>7769732</text:p>
          </table:table-cell>
          <table:table-cell table:style-name="ce2" office:value-type="string" calcext:value-type="string">
            <text:p>Chaussée de Charleroi</text:p>
          </table:table-cell>
          <table:table-cell table:style-name="ce2" office:value-type="string" calcext:value-type="string">
            <text:p>Charleroi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26];&quot;/&quot;;[.B726])" office:value-type="string" office:string-value="https://osm.org/relation/7769732" calcext:value-type="string">
            <text:p>https://osm.org/relation/7769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69914" calcext:value-type="float">
            <text:p>7769914</text:p>
          </table:table-cell>
          <table:table-cell table:style-name="ce2" office:value-type="string" calcext:value-type="string">
            <text:p>Mont des Arts</text:p>
          </table:table-cell>
          <table:table-cell table:style-name="ce2" office:value-type="string" calcext:value-type="string">
            <text:p>Kunst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27];&quot;/&quot;;[.B727])" office:value-type="string" office:string-value="https://osm.org/relation/7769914" calcext:value-type="string">
            <text:p>https://osm.org/relation/77699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74075" calcext:value-type="float">
            <text:p>7774075</text:p>
          </table:table-cell>
          <table:table-cell table:style-name="ce2" office:value-type="string" calcext:value-type="string">
            <text:p>Rue de l'Hôtel des Monnaies</text:p>
          </table:table-cell>
          <table:table-cell table:style-name="ce2" office:value-type="string" calcext:value-type="string">
            <text:p>Muntho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28];&quot;/&quot;;[.B728])" office:value-type="string" office:string-value="https://osm.org/relation/7774075" calcext:value-type="string">
            <text:p>https://osm.org/relation/7774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74076" calcext:value-type="float">
            <text:p>7774076</text:p>
          </table:table-cell>
          <table:table-cell table:style-name="ce2" office:value-type="string" calcext:value-type="string">
            <text:p>Boulevard Maurice Lemonnier</text:p>
          </table:table-cell>
          <table:table-cell table:style-name="ce2" office:value-type="string" calcext:value-type="string">
            <text:p>Maurice Lemonnierlaan</text:p>
          </table:table-cell>
          <table:table-cell table:style-name="ce2" office:value-type="string" calcext:value-type="string">
            <text:p>Q21014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729];&quot;/&quot;;[.B729])" office:value-type="string" office:string-value="https://osm.org/relation/7774076" calcext:value-type="string">
            <text:p>https://osm.org/relation/77740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74093" calcext:value-type="float">
            <text:p>7774093</text:p>
          </table:table-cell>
          <table:table-cell table:style-name="ce2" office:value-type="string" calcext:value-type="string">
            <text:p>Place du Nouveau Marché aux Grains</text:p>
          </table:table-cell>
          <table:table-cell table:style-name="ce2" office:value-type="string" calcext:value-type="string">
            <text:p>Nieuwe Graan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30];&quot;/&quot;;[.B730])" office:value-type="string" office:string-value="https://osm.org/relation/7774093" calcext:value-type="string">
            <text:p>https://osm.org/relation/77740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74429" calcext:value-type="float">
            <text:p>7774429</text:p>
          </table:table-cell>
          <table:table-cell table:style-name="ce2" office:value-type="string" calcext:value-type="string">
            <text:p>Rue Neuve</text:p>
          </table:table-cell>
          <table:table-cell table:style-name="ce2" office:value-type="string" calcext:value-type="string">
            <text:p>Nieu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31];&quot;/&quot;;[.B731])" office:value-type="string" office:string-value="https://osm.org/relation/7774429" calcext:value-type="string">
            <text:p>https://osm.org/relation/77744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74641" calcext:value-type="float">
            <text:p>7774641</text:p>
          </table:table-cell>
          <table:table-cell table:style-name="ce2" office:value-type="string" calcext:value-type="string">
            <text:p>Rue du Vieux Marché aux Grains</text:p>
          </table:table-cell>
          <table:table-cell table:style-name="ce2" office:value-type="string" calcext:value-type="string">
            <text:p>Oude Graanmark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32];&quot;/&quot;;[.B732])" office:value-type="string" office:string-value="https://osm.org/relation/7774641" calcext:value-type="string">
            <text:p>https://osm.org/relation/77746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79685" calcext:value-type="float">
            <text:p>7779685</text:p>
          </table:table-cell>
          <table:table-cell table:style-name="ce2" office:value-type="string" calcext:value-type="string">
            <text:p>Place des Palais</text:p>
          </table:table-cell>
          <table:table-cell table:style-name="ce2" office:value-type="string" calcext:value-type="string">
            <text:p>Paleiz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33];&quot;/&quot;;[.B733])" office:value-type="string" office:string-value="https://osm.org/relation/7779685" calcext:value-type="string">
            <text:p>https://osm.org/relation/77796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79743" calcext:value-type="float">
            <text:p>7779743</text:p>
          </table:table-cell>
          <table:table-cell table:style-name="ce2" office:value-type="string" calcext:value-type="string">
            <text:p>Galerie Ravenstein</text:p>
          </table:table-cell>
          <table:table-cell table:style-name="ce2" office:value-type="string" calcext:value-type="string">
            <text:p>Ravensteingalerij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6" office:value-type="string" calcext:value-type="string">
            <text:p>seigneurs de Ravenstein, voir hôtel de Ravenstein</text:p>
          </table:table-cell>
          <table:table-cell table:style-name="ce17" table:formula="of:=CONCATENATE(&quot;https://osm.org/&quot;;[.A734];&quot;/&quot;;[.B734])" office:value-type="string" office:string-value="https://osm.org/relation/7779743" calcext:value-type="string">
            <text:p>https://osm.org/relation/77797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81924" calcext:value-type="float">
            <text:p>7781924</text:p>
          </table:table-cell>
          <table:table-cell table:style-name="ce2" office:value-type="string" calcext:value-type="string">
            <text:p>Rue des Sols</text:p>
          </table:table-cell>
          <table:table-cell table:style-name="ce2" office:value-type="string" calcext:value-type="string">
            <text:p>Stuiv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35];&quot;/&quot;;[.B735])" office:value-type="string" office:string-value="https://osm.org/relation/7781924" calcext:value-type="string">
            <text:p>https://osm.org/relation/77819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81934" calcext:value-type="float">
            <text:p>7781934</text:p>
          </table:table-cell>
          <table:table-cell table:number-columns-repeated="2" table:style-name="ce2" office:value-type="string" calcext:value-type="string">
            <text:p>Treuren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36];&quot;/&quot;;[.B736])" office:value-type="string" office:string-value="https://osm.org/relation/7781934" calcext:value-type="string">
            <text:p>https://osm.org/relation/77819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8519578" calcext:value-type="float">
            <text:p>8519578</text:p>
          </table:table-cell>
          <table:table-cell table:style-name="ce2" office:value-type="string" calcext:value-type="string">
            <text:p>Rue du Pont Neuf</text:p>
          </table:table-cell>
          <table:table-cell table:style-name="ce2" office:value-type="string" calcext:value-type="string">
            <text:p>Nieuwbru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37];&quot;/&quot;;[.B737])" office:value-type="string" office:string-value="https://osm.org/relation/8519578" calcext:value-type="string">
            <text:p>https://osm.org/relation/85195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9768491" calcext:value-type="float">
            <text:p>9768491</text:p>
          </table:table-cell>
          <table:table-cell table:style-name="ce2" office:value-type="string" calcext:value-type="string">
            <text:p>Rue Willy De Bruyn</text:p>
          </table:table-cell>
          <table:table-cell table:style-name="ce2" office:value-type="string" calcext:value-type="string">
            <text:p>Willy De Bruynstraat</text:p>
          </table:table-cell>
          <table:table-cell table:style-name="ce2" office:value-type="string" calcext:value-type="string">
            <text:p>Q15807938</text:p>
          </table:table-cell>
          <table:table-cell table:style-name="ce2" table:content-validation-name="val1" office:value-type="string" calcext:value-type="string">
            <text:p>X</text:p>
          </table:table-cell>
          <table:table-cell table:number-columns-repeated="2"/>
          <table:table-cell table:style-name="ce17" table:formula="of:=CONCATENATE(&quot;https://osm.org/&quot;;[.A738];&quot;/&quot;;[.B738])" office:value-type="string" office:string-value="https://osm.org/relation/9768491" calcext:value-type="string">
            <text:p>https://osm.org/relation/97684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254518" calcext:value-type="float">
            <text:p>10254518</text:p>
          </table:table-cell>
          <table:table-cell table:style-name="ce2" office:value-type="string" calcext:value-type="string">
            <text:p>Rue Ledeganck</text:p>
          </table:table-cell>
          <table:table-cell table:style-name="ce2" office:value-type="string" calcext:value-type="string">
            <text:p>Ledeganckstraat</text:p>
          </table:table-cell>
          <table:table-cell table:style-name="ce4" office:value-type="string" calcext:value-type="string">
            <text:p>Q130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Karel Lodewijk Ledeganck</text:p>
          </table:table-cell>
          <table:table-cell table:style-name="ce17" table:formula="of:=CONCATENATE(&quot;https://osm.org/&quot;;[.A739];&quot;/&quot;;[.B739])" office:value-type="string" office:string-value="https://osm.org/relation/10254518" calcext:value-type="string">
            <text:p>https://osm.org/relation/102545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192" calcext:value-type="float">
            <text:p>10705192</text:p>
          </table:table-cell>
          <table:table-cell table:style-name="ce2" office:value-type="string" calcext:value-type="string">
            <text:p>Rue du Lilas</text:p>
          </table:table-cell>
          <table:table-cell table:style-name="ce2" office:value-type="string" calcext:value-type="string">
            <text:p>Ser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40];&quot;/&quot;;[.B740])" office:value-type="string" office:string-value="https://osm.org/relation/10705192" calcext:value-type="string">
            <text:p>https://osm.org/relation/107051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196" calcext:value-type="float">
            <text:p>10705196</text:p>
          </table:table-cell>
          <table:table-cell table:style-name="ce2" office:value-type="string" calcext:value-type="string">
            <text:p>Impasse des Matelots</text:p>
          </table:table-cell>
          <table:table-cell table:style-name="ce2" office:value-type="string" calcext:value-type="string">
            <text:p>Matrozengan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7" table:formula="of:=CONCATENATE(&quot;https://osm.org/&quot;;[.A741];&quot;/&quot;;[.B741])" office:value-type="string" office:string-value="https://osm.org/relation/10705196" calcext:value-type="string">
            <text:p>https://osm.org/relation/107051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199" calcext:value-type="float">
            <text:p>10705199</text:p>
          </table:table-cell>
          <table:table-cell table:style-name="ce2" office:value-type="string" calcext:value-type="string">
            <text:p>Rue t'Serclaes</text:p>
          </table:table-cell>
          <table:table-cell table:style-name="ce2" office:value-type="string" calcext:value-type="string">
            <text:p>t'Serclaesstraat</text:p>
          </table:table-cell>
          <table:table-cell table:style-name="ce4" office:value-type="string" calcext:value-type="string">
            <text:p>Q89834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verard t'Serclaes</text:p>
          </table:table-cell>
          <table:table-cell table:style-name="ce17" table:formula="of:=CONCATENATE(&quot;https://osm.org/&quot;;[.A742];&quot;/&quot;;[.B742])" office:value-type="string" office:string-value="https://osm.org/relation/10705199" calcext:value-type="string">
            <text:p>https://osm.org/relation/107051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203" calcext:value-type="float">
            <text:p>10705203</text:p>
          </table:table-cell>
          <table:table-cell table:style-name="ce2" office:value-type="string" calcext:value-type="string">
            <text:p>Impasse du Val des Roses</text:p>
          </table:table-cell>
          <table:table-cell table:style-name="ce2" office:value-type="string" calcext:value-type="string">
            <text:p>Rozenda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43];&quot;/&quot;;[.B743])" office:value-type="string" office:string-value="https://osm.org/relation/10705203" calcext:value-type="string">
            <text:p>https://osm.org/relation/107052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211" calcext:value-type="float">
            <text:p>10705211</text:p>
          </table:table-cell>
          <table:table-cell table:style-name="ce2" office:value-type="string" calcext:value-type="string">
            <text:p>Rue de Zandbergen</text:p>
          </table:table-cell>
          <table:table-cell table:style-name="ce2" office:value-type="string" calcext:value-type="string">
            <text:p>Zandber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7" table:formula="of:=CONCATENATE(&quot;https://osm.org/&quot;;[.A744];&quot;/&quot;;[.B744])" office:value-type="string" office:string-value="https://osm.org/relation/10705211" calcext:value-type="string">
            <text:p>https://osm.org/relation/107052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erdeberg</text:p>
          </table:table-cell>
          <table:table-cell table:style-name="ce2" office:value-type="string" calcext:value-type="string">
            <text:p>Aarde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Vilvoorde</text:p>
          </table:table-cell>
          <table:table-cell table:style-name="ce18" table:formula="of:=HYPERLINK(CONCATENATE(&quot;https://osm.org/search?query=&quot;; [.C745];&quot;,bruxelles&quot;))" office:value-type="string" office:string-value="https://osm.org/search?query=Rue Aerdeberg,bruxelles" calcext:value-type="string">
            <text:p>https://osm.org/search?query=Rue Aerdeber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 l'Améthyste</text:p>
          </table:table-cell>
          <table:table-cell table:style-name="ce2" office:value-type="string" calcext:value-type="string">
            <text:p>Amethist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46];&quot;,bruxelles&quot;))" office:value-type="string" office:string-value="https://osm.org/search?query=Allée de l'Améthyste,bruxelles" calcext:value-type="string">
            <text:p>https://osm.org/search?query=Allée de l'Améthys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 la Vénerie</text:p>
          </table:table-cell>
          <table:table-cell table:style-name="ce2" office:value-type="string" calcext:value-type="string">
            <text:p>Jagerij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47];&quot;,bruxelles&quot;))" office:value-type="string" office:string-value="https://osm.org/search?query=Allée de la Vénerie,bruxelles" calcext:value-type="string">
            <text:p>https://osm.org/search?query=Allée de la Véner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Amazones</text:p>
          </table:table-cell>
          <table:table-cell table:style-name="ce2" office:value-type="string" calcext:value-type="string">
            <text:p>Amazon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48];&quot;,bruxelles&quot;))" office:value-type="string" office:string-value="https://osm.org/search?query=Allée des Amazones,bruxelles" calcext:value-type="string">
            <text:p>https://osm.org/search?query=Allée des Amazon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Arroches</text:p>
          </table:table-cell>
          <table:table-cell table:style-name="ce2" office:value-type="string" calcext:value-type="string">
            <text:p>Meld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49];&quot;,bruxelles&quot;))" office:value-type="string" office:string-value="https://osm.org/search?query=Allée des Arroches,bruxelles" calcext:value-type="string">
            <text:p>https://osm.org/search?query=Allée des Arroch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Blaireaux</text:p>
          </table:table-cell>
          <table:table-cell table:style-name="ce2" office:value-type="string" calcext:value-type="string">
            <text:p>Dass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50];&quot;,bruxelles&quot;))" office:value-type="string" office:string-value="https://osm.org/search?query=Allée des Blaireaux,bruxelles" calcext:value-type="string">
            <text:p>https://osm.org/search?query=Allée des Blairea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Coursiers</text:p>
          </table:table-cell>
          <table:table-cell table:style-name="ce2" office:value-type="string" calcext:value-type="string">
            <text:p>Renpaard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51];&quot;,bruxelles&quot;))" office:value-type="string" office:string-value="https://osm.org/search?query=Allée des Coursiers,bruxelles" calcext:value-type="string">
            <text:p>https://osm.org/search?query=Allée des Cours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Equipages</text:p>
          </table:table-cell>
          <table:table-cell table:style-name="ce2" office:value-type="string" calcext:value-type="string">
            <text:p>Rijtuig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52];&quot;,bruxelles&quot;))" office:value-type="string" office:string-value="https://osm.org/search?query=Allée des Equipages,bruxelles" calcext:value-type="string">
            <text:p>https://osm.org/search?query=Allée des Equipag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u Cloître</text:p>
          </table:table-cell>
          <table:table-cell table:style-name="ce2" office:value-type="string" calcext:value-type="string">
            <text:p>Klooster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53];&quot;,bruxelles&quot;))" office:value-type="string" office:string-value="https://osm.org/search?query=Allée du Cloître,bruxelles" calcext:value-type="string">
            <text:p>https://osm.org/search?query=Allée du Cloît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u Derby</text:p>
          </table:table-cell>
          <table:table-cell table:style-name="ce2" office:value-type="string" calcext:value-type="string">
            <text:p>Derby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54];&quot;,bruxelles&quot;))" office:value-type="string" office:string-value="https://osm.org/search?query=Allée du Derby,bruxelles" calcext:value-type="string">
            <text:p>https://osm.org/search?query=Allée du Derby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u Minotaure</text:p>
          </table:table-cell>
          <table:table-cell table:style-name="ce2" office:value-type="string" calcext:value-type="string">
            <text:p>Minotaurusweg</text:p>
          </table:table-cell>
          <table:table-cell table:style-name="ce4" office:value-type="string" calcext:value-type="string">
            <text:p>Q1298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rt man part bull mythical creature</text:p>
          </table:table-cell>
          <table:table-cell table:style-name="ce18" table:formula="of:=HYPERLINK(CONCATENATE(&quot;https://osm.org/search?query=&quot;; [.C755];&quot;,bruxelles&quot;))" office:value-type="string" office:string-value="https://osm.org/search?query=Allée du Minotaure,bruxelles" calcext:value-type="string">
            <text:p>https://osm.org/search?query=Allée du Minotau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u Turf</text:p>
          </table:table-cell>
          <table:table-cell table:style-name="ce2" office:value-type="string" calcext:value-type="string">
            <text:p>Turf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56];&quot;,bruxelles&quot;))" office:value-type="string" office:string-value="https://osm.org/search?query=Allée du Turf,bruxelles" calcext:value-type="string">
            <text:p>https://osm.org/search?query=Allée du Turf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ncien Middelweg</text:p>
          </table:table-cell>
          <table:table-cell table:style-name="ce2" office:value-type="string" calcext:value-type="string">
            <text:p>Oude Middel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57];&quot;,bruxelles&quot;))" office:value-type="string" office:string-value="https://osm.org/search?query=Ancien Middelweg,bruxelles" calcext:value-type="string">
            <text:p>https://osm.org/search?query=Ancien Middelwe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ssage du Travail</text:p>
          </table:table-cell>
          <table:table-cell table:style-name="ce2" office:value-type="string" calcext:value-type="string">
            <text:p>Arbeidsdoor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58];&quot;,bruxelles&quot;))" office:value-type="string" office:string-value="https://osm.org/search?query=Passage du Travail,bruxelles" calcext:value-type="string">
            <text:p>https://osm.org/search?query=Passage du Travai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's Heren Huys</text:p>
          </table:table-cell>
          <table:table-cell table:style-name="ce2" office:value-type="string" calcext:value-type="string">
            <text:p>s Heren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14" office:value-type="string" calcext:value-type="string">
            <text:p>Son nom, donné par le Conseil communal de Bruxelles du 04.07.1941, rappelle un ancien manoir de chasse</text:p>
          </table:table-cell>
          <table:table-cell table:style-name="ce18" table:formula="of:=HYPERLINK(CONCATENATE(&quot;https://osm.org/search?query=&quot;; [.C759];&quot;,bruxelles&quot;))" office:value-type="string" office:string-value="https://osm.org/search?query=Avenue 's Heren Huys,bruxelles" calcext:value-type="string">
            <text:p>https://osm.org/search?query=Avenue 's Heren Huy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ir Marshal Coningham</text:p>
          </table:table-cell>
          <table:table-cell table:style-name="ce2" office:value-type="string" calcext:value-type="string">
            <text:p>Air Marshal Coninghamlaan</text:p>
          </table:table-cell>
          <table:table-cell table:style-name="ce2" office:value-type="string" calcext:value-type="string">
            <text:p>Q27394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760];&quot;,bruxelles&quot;))" office:value-type="string" office:string-value="https://osm.org/search?query=Avenue Air Marshal Coningham,bruxelles" calcext:value-type="string">
            <text:p>https://osm.org/search?query=Avenue Air Marshal Coningha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ntoine Depage</text:p>
          </table:table-cell>
          <table:table-cell table:style-name="ce2" office:value-type="string" calcext:value-type="string">
            <text:p>Antoine Depagelaan</text:p>
          </table:table-cell>
          <table:table-cell table:style-name="ce2" office:value-type="string" calcext:value-type="string">
            <text:p>Q22459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761];&quot;,bruxelles&quot;))" office:value-type="string" office:string-value="https://osm.org/search?query=Avenue Antoine Depage,bruxelles" calcext:value-type="string">
            <text:p>https://osm.org/search?query=Avenue Antoine Depag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asalta</text:p>
          </table:table-cell>
          <table:table-cell table:style-name="ce2" office:value-type="string" calcext:value-type="string">
            <text:p>Casaltalaan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Pas de data. L'avenue est créée entre 1883 et 1905. Sa dénomination est arrêtée en séance du Conseil communal de Bruxelles du 30.03.1920. Origine du nom inconnue.</text:p>
          </table:table-cell>
          <table:table-cell table:style-name="ce18" table:formula="of:=HYPERLINK(CONCATENATE(&quot;https://osm.org/search?query=&quot;; [.C762];&quot;,bruxelles&quot;))" office:value-type="string" office:string-value="https://osm.org/search?query=Avenue Casalta,bruxelles" calcext:value-type="string">
            <text:p>https://osm.org/search?query=Avenue Casalt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Franklin Roosvelt</text:p>
          </table:table-cell>
          <table:table-cell table:style-name="ce2" office:value-type="string" calcext:value-type="string">
            <text:p>Franklin Roosveltlaan</text:p>
          </table:table-cell>
          <table:table-cell table:style-name="ce2" office:value-type="string" calcext:value-type="string">
            <text:p>Q349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763];&quot;,bruxelles&quot;))" office:value-type="string" office:string-value="https://osm.org/search?query=Avenue Franklin Roosvelt,bruxelles" calcext:value-type="string">
            <text:p>https://osm.org/search?query=Avenue Franklin Roosvel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egrand</text:p>
          </table:table-cell>
          <table:table-cell table:style-name="ce2" office:value-type="string" calcext:value-type="string">
            <text:p>Legran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14" office:value-type="string" calcext:value-type="string">
            <text:p>famille Legrand</text:p>
          </table:table-cell>
          <table:table-cell table:style-name="ce18" table:formula="of:=HYPERLINK(CONCATENATE(&quot;https://osm.org/search?query=&quot;; [.C764];&quot;,bruxelles&quot;))" office:value-type="string" office:string-value="https://osm.org/search?query=Avenue Legrand,bruxelles" calcext:value-type="string">
            <text:p>https://osm.org/search?query=Avenue Legran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ivingstone</text:p>
          </table:table-cell>
          <table:table-cell table:style-name="ce2" office:value-type="string" calcext:value-type="string">
            <text:p>Livingstonelaan</text:p>
          </table:table-cell>
          <table:table-cell table:style-name="ce2" office:value-type="string" calcext:value-type="string">
            <text:p>Q483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765];&quot;,bruxelles&quot;))" office:value-type="string" office:string-value="https://osm.org/search?query=Avenue Livingstone,bruxelles" calcext:value-type="string">
            <text:p>https://osm.org/search?query=Avenue Livingsto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loyd George</text:p>
          </table:table-cell>
          <table:table-cell table:style-name="ce2" office:value-type="string" calcext:value-type="string">
            <text:p>Lloyd Georgelaan</text:p>
          </table:table-cell>
          <table:table-cell table:style-name="ce2" office:value-type="string" calcext:value-type="string">
            <text:p>Q1349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766];&quot;,bruxelles&quot;))" office:value-type="string" office:string-value="https://osm.org/search?query=Avenue Lloyd George,bruxelles" calcext:value-type="string">
            <text:p>https://osm.org/search?query=Avenue Lloyd Georg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ouise</text:p>
          </table:table-cell>
          <table:table-cell table:style-name="ce2" office:value-type="string" calcext:value-type="string">
            <text:p>Louizalaan</text:p>
          </table:table-cell>
          <table:table-cell table:style-name="ce2" office:value-type="string" calcext:value-type="string">
            <text:p>Q23731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767];&quot;,bruxelles&quot;))" office:value-type="string" office:string-value="https://osm.org/search?query=Avenue Louise,bruxelles" calcext:value-type="string">
            <text:p>https://osm.org/search?query=Avenue Louis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éopold III</text:p>
          </table:table-cell>
          <table:table-cell table:style-name="ce2" office:value-type="string" calcext:value-type="string">
            <text:p>Leopold III-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768];&quot;,bruxelles&quot;))" office:value-type="string" office:string-value="https://osm.org/search?query=Avenue Léopold III,bruxelles" calcext:value-type="string">
            <text:p>https://osm.org/search?query=Avenue Léopold II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aul Héger</text:p>
          </table:table-cell>
          <table:table-cell table:style-name="ce2" office:value-type="string" calcext:value-type="string">
            <text:p>Paul Hégerlaan</text:p>
          </table:table-cell>
          <table:table-cell table:style-name="ce2" office:value-type="string" calcext:value-type="string">
            <text:p>Q23872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769];&quot;,bruxelles&quot;))" office:value-type="string" office:string-value="https://osm.org/search?query=Avenue Paul Héger,bruxelles" calcext:value-type="string">
            <text:p>https://osm.org/search?query=Avenue Paul Hég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ichard Neybergh</text:p>
          </table:table-cell>
          <table:table-cell table:style-name="ce2" office:value-type="string" calcext:value-type="string">
            <text:p>Richard Neyberg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770];&quot;,bruxelles&quot;))" office:value-type="string" office:string-value="https://osm.org/search?query=Avenue Richard Neybergh,bruxelles" calcext:value-type="string">
            <text:p>https://osm.org/search?query=Avenue Richard Neybergh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ictoria</text:p>
          </table:table-cell>
          <table:table-cell table:style-name="ce2" office:value-type="string" calcext:value-type="string">
            <text:p>Victoria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771];&quot;,bruxelles&quot;))" office:value-type="string" office:string-value="https://osm.org/search?query=Avenue Victoria,bruxelles" calcext:value-type="string">
            <text:p>https://osm.org/search?query=Avenue Victori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ictoria Regina</text:p>
          </table:table-cell>
          <table:table-cell table:style-name="ce2" office:value-type="string" calcext:value-type="string">
            <text:p>Victoria Regina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772];&quot;,bruxelles&quot;))" office:value-type="string" office:string-value="https://osm.org/search?query=Avenue Victoria Regina,bruxelles" calcext:value-type="string">
            <text:p>https://osm.org/search?query=Avenue Victoria Regin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'Auderghem</text:p>
          </table:table-cell>
          <table:table-cell table:style-name="ce2" office:value-type="string" calcext:value-type="string">
            <text:p>Oudergem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73];&quot;,bruxelles&quot;))" office:value-type="string" office:string-value="https://osm.org/search?query=Avenue d'Auderghem,bruxelles" calcext:value-type="string">
            <text:p>https://osm.org/search?query=Avenue d'Auderghe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Boitsfort</text:p>
          </table:table-cell>
          <table:table-cell table:style-name="ce2" office:value-type="string" calcext:value-type="string">
            <text:p>Bosvoord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74];&quot;,bruxelles&quot;))" office:value-type="string" office:string-value="https://osm.org/search?query=Avenue de Boitsfort,bruxelles" calcext:value-type="string">
            <text:p>https://osm.org/search?query=Avenue de Boitsfor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Béjar</text:p>
          </table:table-cell>
          <table:table-cell table:style-name="ce2" office:value-type="string" calcext:value-type="string">
            <text:p>Béjarlaan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Pas de data, pas d'infos. Noblesse locale? https://fr.wikipedia.org/wiki/Ransbeek</text:p>
          </table:table-cell>
          <table:table-cell table:style-name="ce18" table:formula="of:=HYPERLINK(CONCATENATE(&quot;https://osm.org/search?query=&quot;; [.C775];&quot;,bruxelles&quot;))" office:value-type="string" office:string-value="https://osm.org/search?query=Avenue de Béjar,bruxelles" calcext:value-type="string">
            <text:p>https://osm.org/search?query=Avenue de Béja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Croydon</text:p>
          </table:table-cell>
          <table:table-cell table:style-name="ce2" office:value-type="string" calcext:value-type="string">
            <text:p>Croyd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76];&quot;,bruxelles&quot;))" office:value-type="string" office:string-value="https://osm.org/search?query=Avenue de Croydon,bruxelles" calcext:value-type="string">
            <text:p>https://osm.org/search?query=Avenue de Croyd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Cérès</text:p>
          </table:table-cell>
          <table:table-cell table:style-name="ce2" office:value-type="string" calcext:value-type="string">
            <text:p>Cereslaan</text:p>
          </table:table-cell>
          <table:table-cell table:style-name="ce4" office:value-type="string" calcext:value-type="string">
            <text:p>Q32102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777];&quot;,bruxelles&quot;))" office:value-type="string" office:string-value="https://osm.org/search?query=Avenue de Cérès,bruxelles" calcext:value-type="string">
            <text:p>https://osm.org/search?query=Avenue de Cérè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Diane</text:p>
          </table:table-cell>
          <table:table-cell table:style-name="ce2" office:value-type="string" calcext:value-type="string">
            <text:p>Dianalaan</text:p>
          </table:table-cell>
          <table:table-cell table:style-name="ce4" office:value-type="string" calcext:value-type="string">
            <text:p>Q13254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778];&quot;,bruxelles&quot;))" office:value-type="string" office:string-value="https://osm.org/search?query=Avenue de Diane,bruxelles" calcext:value-type="string">
            <text:p>https://osm.org/search?query=Avenue de Dia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Flore</text:p>
          </table:table-cell>
          <table:table-cell table:style-name="ce2" office:value-type="string" calcext:value-type="string">
            <text:p>Floralaan</text:p>
          </table:table-cell>
          <table:table-cell table:style-name="ce4" office:value-type="string" calcext:value-type="string">
            <text:p>Q209644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779];&quot;,bruxelles&quot;))" office:value-type="string" office:string-value="https://osm.org/search?query=Avenue de Flore,bruxelles" calcext:value-type="string">
            <text:p>https://osm.org/search?query=Avenue de Flo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Groenendael</text:p>
          </table:table-cell>
          <table:table-cell table:style-name="ce2" office:value-type="string" calcext:value-type="string">
            <text:p>Groenendaal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80];&quot;,bruxelles&quot;))" office:value-type="string" office:string-value="https://osm.org/search?query=Avenue de Groenendael,bruxelles" calcext:value-type="string">
            <text:p>https://osm.org/search?query=Avenue de Groenendae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Miramar</text:p>
          </table:table-cell>
          <table:table-cell table:style-name="ce2" office:value-type="string" calcext:value-type="string">
            <text:p>Miramarlaan</text:p>
          </table:table-cell>
          <table:table-cell table:style-name="ce4" office:value-type="string" calcext:value-type="string">
            <text:p>Q165069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Château de Miramare</text:p>
          </table:table-cell>
          <table:table-cell table:style-name="ce18" table:formula="of:=HYPERLINK(CONCATENATE(&quot;https://osm.org/search?query=&quot;; [.C781];&quot;,bruxelles&quot;))" office:value-type="string" office:string-value="https://osm.org/search?query=Avenue de Miramar,bruxelles" calcext:value-type="string">
            <text:p>https://osm.org/search?query=Avenue de Mirama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Saint-Job</text:p>
          </table:table-cell>
          <table:table-cell table:style-name="ce2" office:value-type="string" calcext:value-type="string">
            <text:p>Sint-Jobselaan</text:p>
          </table:table-cell>
          <table:table-cell table:style-name="ce2" office:value-type="string" calcext:value-type="string">
            <text:p>Q1799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ob</text:p>
          </table:table-cell>
          <table:table-cell table:style-name="ce18" table:formula="of:=HYPERLINK(CONCATENATE(&quot;https://osm.org/search?query=&quot;; [.C782];&quot;,bruxelles&quot;))" office:value-type="string" office:string-value="https://osm.org/search?query=Avenue de Saint-Job,bruxelles" calcext:value-type="string">
            <text:p>https://osm.org/search?query=Avenue de Saint-Job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Stalingrad</text:p>
          </table:table-cell>
          <table:table-cell table:style-name="ce2" office:value-type="string" calcext:value-type="string">
            <text:p>Stalingra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83];&quot;,bruxelles&quot;))" office:value-type="string" office:string-value="https://osm.org/search?query=Avenue de Stalingrad,bruxelles" calcext:value-type="string">
            <text:p>https://osm.org/search?query=Avenue de Stalingra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Watermael</text:p>
          </table:table-cell>
          <table:table-cell table:style-name="ce2" office:value-type="string" calcext:value-type="string">
            <text:p>Watermaal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84];&quot;,bruxelles&quot;))" office:value-type="string" office:string-value="https://osm.org/search?query=Avenue de Watermael,bruxelles" calcext:value-type="string">
            <text:p>https://osm.org/search?query=Avenue de Watermae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Orée</text:p>
          </table:table-cell>
          <table:table-cell table:style-name="ce2" office:value-type="string" calcext:value-type="string">
            <text:p>Zoo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85];&quot;,bruxelles&quot;))" office:value-type="string" office:string-value="https://osm.org/search?query=Avenue de l'Orée,bruxelles" calcext:value-type="string">
            <text:p>https://osm.org/search?query=Avenue de l'Oré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Belle Alliance</text:p>
          </table:table-cell>
          <table:table-cell table:style-name="ce2" office:value-type="string" calcext:value-type="string">
            <text:p>Belle Allianc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86];&quot;,bruxelles&quot;))" office:value-type="string" office:string-value="https://osm.org/search?query=Avenue de la Belle Alliance,bruxelles" calcext:value-type="string">
            <text:p>https://osm.org/search?query=Avenue de la Belle Allianc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Cité Modèle</text:p>
          </table:table-cell>
          <table:table-cell table:style-name="ce2" office:value-type="string" calcext:value-type="string">
            <text:p>Modelwij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87];&quot;,bruxelles&quot;))" office:value-type="string" office:string-value="https://osm.org/search?query=Avenue de la Cité Modèle,bruxelles" calcext:value-type="string">
            <text:p>https://osm.org/search?query=Avenue de la Cité Modè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Clairière</text:p>
          </table:table-cell>
          <table:table-cell table:style-name="ce2" office:value-type="string" calcext:value-type="string">
            <text:p>Bosplei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88];&quot;,bruxelles&quot;))" office:value-type="string" office:string-value="https://osm.org/search?query=Avenue de la Clairière,bruxelles" calcext:value-type="string">
            <text:p>https://osm.org/search?query=Avenue de la Clairi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Colombie</text:p>
          </table:table-cell>
          <table:table-cell table:style-name="ce2" office:value-type="string" calcext:value-type="string">
            <text:p>Colombi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89];&quot;,bruxelles&quot;))" office:value-type="string" office:string-value="https://osm.org/search?query=Avenue de la Colombie,bruxelles" calcext:value-type="string">
            <text:p>https://osm.org/search?query=Avenue de la Colomb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Laiterie</text:p>
          </table:table-cell>
          <table:table-cell table:style-name="ce2" office:value-type="string" calcext:value-type="string">
            <text:p>Melker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0];&quot;,bruxelles&quot;))" office:value-type="string" office:string-value="https://osm.org/search?query=Avenue de la Laiterie,bruxelles" calcext:value-type="string">
            <text:p>https://osm.org/search?query=Avenue de la Laiter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Lisière</text:p>
          </table:table-cell>
          <table:table-cell table:style-name="ce2" office:value-type="string" calcext:value-type="string">
            <text:p>Boskan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1];&quot;,bruxelles&quot;))" office:value-type="string" office:string-value="https://osm.org/search?query=Avenue de la Lisière,bruxelles" calcext:value-type="string">
            <text:p>https://osm.org/search?query=Avenue de la Lisi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Passerelle</text:p>
          </table:table-cell>
          <table:table-cell table:style-name="ce2" office:value-type="string" calcext:value-type="string">
            <text:p>Loopbru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2];&quot;,bruxelles&quot;))" office:value-type="string" office:string-value="https://osm.org/search?query=Avenue de la Passerelle,bruxelles" calcext:value-type="string">
            <text:p>https://osm.org/search?query=Avenue de la Passere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Porte de Hal</text:p>
          </table:table-cell>
          <table:table-cell table:style-name="ce2" office:value-type="string" calcext:value-type="string">
            <text:p>Hallepoor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3];&quot;,bruxelles&quot;))" office:value-type="string" office:string-value="https://osm.org/search?query=Avenue de la Porte de Hal,bruxelles" calcext:value-type="string">
            <text:p>https://osm.org/search?query=Avenue de la Porte de Ha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Renaissance</text:p>
          </table:table-cell>
          <table:table-cell table:style-name="ce2" office:value-type="string" calcext:value-type="string">
            <text:p>Renaissanc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4];&quot;,bruxelles&quot;))" office:value-type="string" office:string-value="https://osm.org/search?query=Avenue de la Renaissance,bruxelles" calcext:value-type="string">
            <text:p>https://osm.org/search?query=Avenue de la Renaissanc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Sapinière</text:p>
          </table:table-cell>
          <table:table-cell table:style-name="ce2" office:value-type="string" calcext:value-type="string">
            <text:p>Dennen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5];&quot;,bruxelles&quot;))" office:value-type="string" office:string-value="https://osm.org/search?query=Avenue de la Sapinière,bruxelles" calcext:value-type="string">
            <text:p>https://osm.org/search?query=Avenue de la Sapini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Abeilles</text:p>
          </table:table-cell>
          <table:table-cell table:style-name="ce2" office:value-type="string" calcext:value-type="string">
            <text:p>Bij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6];&quot;,bruxelles&quot;))" office:value-type="string" office:string-value="https://osm.org/search?query=Avenue des Abeilles,bruxelles" calcext:value-type="string">
            <text:p>https://osm.org/search?query=Avenue des Abeill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ampanules</text:p>
          </table:table-cell>
          <table:table-cell table:style-name="ce2" office:value-type="string" calcext:value-type="string">
            <text:p>Klok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7];&quot;,bruxelles&quot;))" office:value-type="string" office:string-value="https://osm.org/search?query=Avenue des Campanules,bruxelles" calcext:value-type="string">
            <text:p>https://osm.org/search?query=Avenue des Campanul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occinelles</text:p>
          </table:table-cell>
          <table:table-cell table:style-name="ce2" office:value-type="string" calcext:value-type="string">
            <text:p>Heersbeest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8];&quot;,bruxelles&quot;))" office:value-type="string" office:string-value="https://osm.org/search?query=Avenue des Coccinelles,bruxelles" calcext:value-type="string">
            <text:p>https://osm.org/search?query=Avenue des Coccinell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ourses</text:p>
          </table:table-cell>
          <table:table-cell table:style-name="ce2" office:value-type="string" calcext:value-type="string">
            <text:p>Wedrenn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799];&quot;,bruxelles&quot;))" office:value-type="string" office:string-value="https://osm.org/search?query=Avenue des Courses,bruxelles" calcext:value-type="string">
            <text:p>https://osm.org/search?query=Avenue des Cours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roix de Guerre</text:p>
          </table:table-cell>
          <table:table-cell table:style-name="ce2" office:value-type="string" calcext:value-type="string">
            <text:p>Oorlogskr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0];&quot;,bruxelles&quot;))" office:value-type="string" office:string-value="https://osm.org/search?query=Avenue des Croix de Guerre,bruxelles" calcext:value-type="string">
            <text:p>https://osm.org/search?query=Avenue des Croix de Guer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Mauves</text:p>
          </table:table-cell>
          <table:table-cell table:style-name="ce2" office:value-type="string" calcext:value-type="string">
            <text:p>Maluw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1];&quot;,bruxelles&quot;))" office:value-type="string" office:string-value="https://osm.org/search?query=Avenue des Mauves,bruxelles" calcext:value-type="string">
            <text:p>https://osm.org/search?query=Avenue des Mauv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Nerviens</text:p>
          </table:table-cell>
          <table:table-cell table:style-name="ce2" office:value-type="string" calcext:value-type="string">
            <text:p>Nervië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2];&quot;,bruxelles&quot;))" office:value-type="string" office:string-value="https://osm.org/search?query=Avenue des Nerviens,bruxelles" calcext:value-type="string">
            <text:p>https://osm.org/search?query=Avenue des Nervi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Phalènes</text:p>
          </table:table-cell>
          <table:table-cell table:style-name="ce2" office:value-type="string" calcext:value-type="string">
            <text:p>Nachtvlind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3];&quot;,bruxelles&quot;))" office:value-type="string" office:string-value="https://osm.org/search?query=Avenue des Phalènes,bruxelles" calcext:value-type="string">
            <text:p>https://osm.org/search?query=Avenue des Phalèn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Robiniers</text:p>
          </table:table-cell>
          <table:table-cell table:style-name="ce2" office:value-type="string" calcext:value-type="string">
            <text:p>Witte-Acaci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4];&quot;,bruxelles&quot;))" office:value-type="string" office:string-value="https://osm.org/search?query=Avenue des Robiniers,bruxelles" calcext:value-type="string">
            <text:p>https://osm.org/search?query=Avenue des Robin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Scarabées</text:p>
          </table:table-cell>
          <table:table-cell table:style-name="ce2" office:value-type="string" calcext:value-type="string">
            <text:p>Kev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5];&quot;,bruxelles&quot;))" office:value-type="string" office:string-value="https://osm.org/search?query=Avenue des Scarabées,bruxelles" calcext:value-type="string">
            <text:p>https://osm.org/search?query=Avenue des Scarabé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Sports</text:p>
          </table:table-cell>
          <table:table-cell table:style-name="ce2" office:value-type="string" calcext:value-type="string">
            <text:p>Spor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6];&quot;,bruxelles&quot;))" office:value-type="string" office:string-value="https://osm.org/search?query=Avenue des Sports,bruxelles" calcext:value-type="string">
            <text:p>https://osm.org/search?query=Avenue des Spor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Bourget</text:p>
          </table:table-cell>
          <table:table-cell table:style-name="ce2" office:value-type="string" calcext:value-type="string">
            <text:p>Bourge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7];&quot;,bruxelles&quot;))" office:value-type="string" office:string-value="https://osm.org/search?query=Avenue du Bourget,bruxelles" calcext:value-type="string">
            <text:p>https://osm.org/search?query=Avenue du Bourge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Championnat</text:p>
          </table:table-cell>
          <table:table-cell table:style-name="ce2" office:value-type="string" calcext:value-type="string">
            <text:p>Kampioenschap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8];&quot;,bruxelles&quot;))" office:value-type="string" office:string-value="https://osm.org/search?query=Avenue du Championnat,bruxelles" calcext:value-type="string">
            <text:p>https://osm.org/search?query=Avenue du Championna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Chili</text:p>
          </table:table-cell>
          <table:table-cell table:style-name="ce2" office:value-type="string" calcext:value-type="string">
            <text:p>Chili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09];&quot;,bruxelles&quot;))" office:value-type="string" office:string-value="https://osm.org/search?query=Avenue du Chili,bruxelles" calcext:value-type="string">
            <text:p>https://osm.org/search?query=Avenue du Chil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Compte Moens De Fernig</text:p>
          </table:table-cell>
          <table:table-cell table:style-name="ce2" office:value-type="string" calcext:value-type="string">
            <text:p>Graaf Moens De Ferniglaan</text:p>
          </table:table-cell>
          <table:table-cell table:style-name="ce2" office:value-type="string" calcext:value-type="string">
            <text:p>Q6766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Georges Moens de Fernig</text:p>
          </table:table-cell>
          <table:table-cell table:style-name="ce18" table:formula="of:=HYPERLINK(CONCATENATE(&quot;https://osm.org/search?query=&quot;; [.C810];&quot;,bruxelles&quot;))" office:value-type="string" office:string-value="https://osm.org/search?query=Avenue du Compte Moens De Fernig,bruxelles" calcext:value-type="string">
            <text:p>https://osm.org/search?query=Avenue du Compte Moens De Ferni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Hallier</text:p>
          </table:table-cell>
          <table:table-cell table:style-name="ce2" office:value-type="string" calcext:value-type="string">
            <text:p>Kreupel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11];&quot;,bruxelles&quot;))" office:value-type="string" office:string-value="https://osm.org/search?query=Avenue du Hallier,bruxelles" calcext:value-type="string">
            <text:p>https://osm.org/search?query=Avenue du Hall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Panorama</text:p>
          </table:table-cell>
          <table:table-cell table:style-name="ce2" office:value-type="string" calcext:value-type="string">
            <text:p>Panoram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12];&quot;,bruxelles&quot;))" office:value-type="string" office:string-value="https://osm.org/search?query=Avenue du Panorama,bruxelles" calcext:value-type="string">
            <text:p>https://osm.org/search?query=Avenue du Panoram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Venezuela</text:p>
          </table:table-cell>
          <table:table-cell table:style-name="ce2" office:value-type="string" calcext:value-type="string">
            <text:p>Venezuel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13];&quot;,bruxelles&quot;))" office:value-type="string" office:string-value="https://osm.org/search?query=Avenue du Venezuela,bruxelles" calcext:value-type="string">
            <text:p>https://osm.org/search?query=Avenue du Venezuel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Vert Chasseur</text:p>
          </table:table-cell>
          <table:table-cell table:style-name="ce2" office:value-type="string" calcext:value-type="string">
            <text:p>Groene Jag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14];&quot;,bruxelles&quot;))" office:value-type="string" office:string-value="https://osm.org/search?query=Avenue du Vert Chasseur,bruxelles" calcext:value-type="string">
            <text:p>https://osm.org/search?query=Avenue du Vert Chasse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Vivier d'Oie</text:p>
          </table:table-cell>
          <table:table-cell table:style-name="ce2" office:value-type="string" calcext:value-type="string">
            <text:p>Diesdell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15];&quot;,bruxelles&quot;))" office:value-type="string" office:string-value="https://osm.org/search?query=Avenue du Vivier d'Oie,bruxelles" calcext:value-type="string">
            <text:p>https://osm.org/search?query=Avenue du Vivier d'O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champ de course</text:p>
          </table:table-cell>
          <table:table-cell table:style-name="ce2" office:value-type="string" calcext:value-type="string">
            <text:p>Rijbaa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16];&quot;,bruxelles&quot;))" office:value-type="string" office:string-value="https://osm.org/search?query=Avenue du champ de course,bruxelles" calcext:value-type="string">
            <text:p>https://osm.org/search?query=Avenue du champ de cours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Émile De Mot</text:p>
          </table:table-cell>
          <table:table-cell table:style-name="ce2" office:value-type="string" calcext:value-type="string">
            <text:p>Émile De Motlaan</text:p>
          </table:table-cell>
          <table:table-cell table:style-name="ce2" office:value-type="string" calcext:value-type="string">
            <text:p>Q828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17];&quot;,bruxelles&quot;))" office:value-type="string" office:string-value="https://osm.org/search?query=Avenue Émile De Mot,bruxelles" calcext:value-type="string">
            <text:p>https://osm.org/search?query=Avenue Émile De Mo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number-columns-repeated="2"/>
          <table:table-cell table:style-name="ce2" office:value-type="string" calcext:value-type="string">
            <text:p>Avond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18];&quot;,bruxelles&quot;))" office:value-type="string" office:string-value="https://osm.org/search?query=,bruxelles" calcext:value-type="string">
            <text:p>https://osm.org/search?query=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rgval</text:p>
          </table:table-cell>
          <table:table-cell table:style-name="ce2" office:value-type="string" calcext:value-type="string">
            <text:p>Borgw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19];&quot;,bruxelles&quot;))" office:value-type="string" office:string-value="https://osm.org/search?query=Borgval,bruxelles" calcext:value-type="string">
            <text:p>https://osm.org/search?query=Borgva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Adolphe Max</text:p>
          </table:table-cell>
          <table:table-cell table:style-name="ce2" office:value-type="string" calcext:value-type="string">
            <text:p>Adolphe Maxlaan</text:p>
          </table:table-cell>
          <table:table-cell table:style-name="ce2" office:value-type="string" calcext:value-type="string">
            <text:p>Q253512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20];&quot;,bruxelles&quot;))" office:value-type="string" office:string-value="https://osm.org/search?query=Boulevard Adolphe Max,bruxelles" calcext:value-type="string">
            <text:p>https://osm.org/search?query=Boulevard Adolphe Ma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Anspach</text:p>
          </table:table-cell>
          <table:table-cell table:style-name="ce2" office:value-type="string" calcext:value-type="string">
            <text:p>Anspachlaan</text:p>
          </table:table-cell>
          <table:table-cell table:style-name="ce2" office:value-type="string" calcext:value-type="string">
            <text:p>Q164793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21];&quot;,bruxelles&quot;))" office:value-type="string" office:string-value="https://osm.org/search?query=Boulevard Anspach,bruxelles" calcext:value-type="string">
            <text:p>https://osm.org/search?query=Boulevard Anspach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Barthélémy</text:p>
          </table:table-cell>
          <table:table-cell table:style-name="ce2" office:value-type="string" calcext:value-type="string">
            <text:p>Barthelemylaan</text:p>
          </table:table-cell>
          <table:table-cell table:style-name="ce2" office:value-type="string" calcext:value-type="string">
            <text:p>Q236121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22];&quot;,bruxelles&quot;))" office:value-type="string" office:string-value="https://osm.org/search?query=Boulevard Barthélémy,bruxelles" calcext:value-type="string">
            <text:p>https://osm.org/search?query=Boulevard Barthélémy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Charlemagne</text:p>
          </table:table-cell>
          <table:table-cell table:style-name="ce2" office:value-type="string" calcext:value-type="string">
            <text:p>Karel de Grotelaan</text:p>
          </table:table-cell>
          <table:table-cell table:style-name="ce2" office:value-type="string" calcext:value-type="string">
            <text:p>Q30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23];&quot;,bruxelles&quot;))" office:value-type="string" office:string-value="https://osm.org/search?query=Boulevard Charlemagne,bruxelles" calcext:value-type="string">
            <text:p>https://osm.org/search?query=Boulevard Charlemag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Emile Jacqmain</text:p>
          </table:table-cell>
          <table:table-cell table:style-name="ce2" office:value-type="string" calcext:value-type="string">
            <text:p>Emile Jacqmainlaan</text:p>
          </table:table-cell>
          <table:table-cell table:style-name="ce2" office:value-type="string" calcext:value-type="string">
            <text:p>Q5998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24];&quot;,bruxelles&quot;))" office:value-type="string" office:string-value="https://osm.org/search?query=Boulevard Emile Jacqmain,bruxelles" calcext:value-type="string">
            <text:p>https://osm.org/search?query=Boulevard Emile Jacqmai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Lambermont</text:p>
          </table:table-cell>
          <table:table-cell table:style-name="ce2" office:value-type="string" calcext:value-type="string">
            <text:p>Lambermon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25];&quot;,bruxelles&quot;))" office:value-type="string" office:string-value="https://osm.org/search?query=Boulevard Lambermont,bruxelles" calcext:value-type="string">
            <text:p>https://osm.org/search?query=Boulevard Lambermo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Pachéco</text:p>
          </table:table-cell>
          <table:table-cell table:style-name="ce2" office:value-type="string" calcext:value-type="string">
            <text:p>Pacheco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Boulevard_Pach%C3%A9co" xlink:type="simple">https://fr.wikipedia.org/wiki/Boulevard_Pach%C3%A9co</text:a></text:p>
          </table:table-cell>
          <table:table-cell/>
          <table:table-cell table:style-name="ce18" table:formula="of:=HYPERLINK(CONCATENATE(&quot;https://osm.org/search?query=&quot;; [.C826];&quot;,bruxelles&quot;))" office:value-type="string" office:string-value="https://osm.org/search?query=Boulevard Pachéco,bruxelles" calcext:value-type="string">
            <text:p>https://osm.org/search?query=Boulevard Pachéco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'Anvers</text:p>
          </table:table-cell>
          <table:table-cell table:style-name="ce2" office:value-type="string" calcext:value-type="string">
            <text:p>Antwerp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27];&quot;,bruxelles&quot;))" office:value-type="string" office:string-value="https://osm.org/search?query=Boulevard d'Anvers,bruxelles" calcext:value-type="string">
            <text:p>https://osm.org/search?query=Boulevard d'Anv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'Ypres</text:p>
          </table:table-cell>
          <table:table-cell table:style-name="ce2" office:value-type="string" calcext:value-type="string">
            <text:p>Iep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28];&quot;,bruxelles&quot;))" office:value-type="string" office:string-value="https://osm.org/search?query=Boulevard d'Ypres,bruxelles" calcext:value-type="string">
            <text:p>https://osm.org/search?query=Boulevard d'Yp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Berlaimont</text:p>
          </table:table-cell>
          <table:table-cell table:style-name="ce2" office:value-type="string" calcext:value-type="string">
            <text:p>de Berlaimon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29];&quot;,bruxelles&quot;))" office:value-type="string" office:string-value="https://osm.org/search?query=Boulevard de Berlaimont,bruxelles" calcext:value-type="string">
            <text:p>https://osm.org/search?query=Boulevard de Berlaimo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Dixmude</text:p>
          </table:table-cell>
          <table:table-cell table:style-name="ce2" office:value-type="string" calcext:value-type="string">
            <text:p>Diksmuid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30];&quot;,bruxelles&quot;))" office:value-type="string" office:string-value="https://osm.org/search?query=Boulevard de Dixmude,bruxelles" calcext:value-type="string">
            <text:p>https://osm.org/search?query=Boulevard de Dixmud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Nieuport</text:p>
          </table:table-cell>
          <table:table-cell table:style-name="ce2" office:value-type="string" calcext:value-type="string">
            <text:p>Nieuwpoor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31];&quot;,bruxelles&quot;))" office:value-type="string" office:string-value="https://osm.org/search?query=Boulevard de Nieuport,bruxelles" calcext:value-type="string">
            <text:p>https://osm.org/search?query=Boulevard de Nieupor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Waterloo</text:p>
          </table:table-cell>
          <table:table-cell table:style-name="ce2" office:value-type="string" calcext:value-type="string">
            <text:p>Waterloo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32];&quot;,bruxelles&quot;))" office:value-type="string" office:string-value="https://osm.org/search?query=Boulevard de Waterloo,bruxelles" calcext:value-type="string">
            <text:p>https://osm.org/search?query=Boulevard de Waterloo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l'Abattoir</text:p>
          </table:table-cell>
          <table:table-cell table:style-name="ce2" office:value-type="string" calcext:value-type="string">
            <text:p>Slach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33];&quot;,bruxelles&quot;))" office:value-type="string" office:string-value="https://osm.org/search?query=Boulevard de l'Abattoir,bruxelles" calcext:value-type="string">
            <text:p>https://osm.org/search?query=Boulevard de l'Abattoi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l'Impératrice</text:p>
          </table:table-cell>
          <table:table-cell table:style-name="ce2" office:value-type="string" calcext:value-type="string">
            <text:p>Keizerin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834];&quot;,bruxelles&quot;))" office:value-type="string" office:string-value="https://osm.org/search?query=Boulevard de l'Impératrice,bruxelles" calcext:value-type="string">
            <text:p>https://osm.org/search?query=Boulevard de l'Impératric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u Centenaire</text:p>
          </table:table-cell>
          <table:table-cell table:style-name="ce2" office:value-type="string" calcext:value-type="string">
            <text:p>Eeuwfees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35];&quot;,bruxelles&quot;))" office:value-type="string" office:string-value="https://osm.org/search?query=Boulevard du Centenaire,bruxelles" calcext:value-type="string">
            <text:p>https://osm.org/search?query=Boulevard du Centenai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u Jubilé</text:p>
          </table:table-cell>
          <table:table-cell table:style-name="ce2" office:value-type="string" calcext:value-type="string">
            <text:p>Jubelfees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36];&quot;,bruxelles&quot;))" office:value-type="string" office:string-value="https://osm.org/search?query=Boulevard du Jubilé,bruxelles" calcext:value-type="string">
            <text:p>https://osm.org/search?query=Boulevard du Jubilé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u Midi</text:p>
          </table:table-cell>
          <table:table-cell table:style-name="ce2" office:value-type="string" calcext:value-type="string">
            <text:p>Zui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37];&quot;,bruxelles&quot;))" office:value-type="string" office:string-value="https://osm.org/search?query=Boulevard du Midi,bruxelles" calcext:value-type="string">
            <text:p>https://osm.org/search?query=Boulevard du Mid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s Lunettes</text:p>
          </table:table-cell>
          <table:table-cell table:style-name="ce2" office:value-type="string" calcext:value-type="string">
            <text:p>Brillen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38];&quot;,bruxelles&quot;))" office:value-type="string" office:string-value="https://osm.org/search?query=Impasse des Lunettes,bruxelles" calcext:value-type="string">
            <text:p>https://osm.org/search?query=Impasse des Lunett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Buda</text:p>
          </table:table-cell>
          <table:table-cell table:style-name="ce2" office:value-type="string" calcext:value-type="string">
            <text:p>Buda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39];&quot;,bruxelles&quot;))" office:value-type="string" office:string-value="https://osm.org/search?query=Chaussée de Buda,bruxelles" calcext:value-type="string">
            <text:p>https://osm.org/search?query=Chaussée de Bud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ntersteen</text:p>
          </table:table-cell>
          <table:table-cell table:style-name="ce2" office:value-type="string" calcext:value-type="string">
            <text:p>Kanterstee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40];&quot;,bruxelles&quot;))" office:value-type="string" office:string-value="https://osm.org/search?query=Cantersteen,bruxelles" calcext:value-type="string">
            <text:p>https://osm.org/search?query=Canterste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rrefour de l'Europe</text:p>
          </table:table-cell>
          <table:table-cell table:style-name="ce2" office:value-type="string" calcext:value-type="string">
            <text:p>Europakruispun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41];&quot;,bruxelles&quot;))" office:value-type="string" office:string-value="https://osm.org/search?query=Carrefour de l'Europe,bruxelles" calcext:value-type="string">
            <text:p>https://osm.org/search?query=Carrefour de l'Europ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rrefour des Attelages</text:p>
          </table:table-cell>
          <table:table-cell table:style-name="ce2" office:value-type="string" calcext:value-type="string">
            <text:p>Gespan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42];&quot;,bruxelles&quot;))" office:value-type="string" office:string-value="https://osm.org/search?query=Carrefour des Attelages,bruxelles" calcext:value-type="string">
            <text:p>https://osm.org/search?query=Carrefour des Attelag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mp du Vert Chasseur</text:p>
          </table:table-cell>
          <table:table-cell table:style-name="ce2" office:value-type="string" calcext:value-type="string">
            <text:p>Groene Jagersveld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Vert_Chasseur" xlink:type="simple">https://fr.wikipedia.org/wiki/Vert_Chasseur</text:a></text:p>
          </table:table-cell>
          <table:table-cell/>
          <table:table-cell table:style-name="ce18" table:formula="of:=HYPERLINK(CONCATENATE(&quot;https://osm.org/search?query=&quot;; [.C843];&quot;,bruxelles&quot;))" office:value-type="string" office:string-value="https://osm.org/search?query=Champ du Vert Chasseur,bruxelles" calcext:value-type="string">
            <text:p>https://osm.org/search?query=Champ du Vert Chasse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Boitsfort</text:p>
          </table:table-cell>
          <table:table-cell table:style-name="ce2" office:value-type="string" calcext:value-type="string">
            <text:p>Bosvoord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44];&quot;,bruxelles&quot;))" office:value-type="string" office:string-value="https://osm.org/search?query=Chaussée de Boitsfort,bruxelles" calcext:value-type="string">
            <text:p>https://osm.org/search?query=Chaussée de Boitsfor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Gand</text:p>
          </table:table-cell>
          <table:table-cell table:style-name="ce2" office:value-type="string" calcext:value-type="string">
            <text:p>Gen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45];&quot;,bruxelles&quot;))" office:value-type="string" office:string-value="https://osm.org/search?query=Chaussée de Gand,bruxelles" calcext:value-type="string">
            <text:p>https://osm.org/search?query=Chaussée de Gan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La Hulpe</text:p>
          </table:table-cell>
          <table:table-cell table:style-name="ce2" office:value-type="string" calcext:value-type="string">
            <text:p>Terhulp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46];&quot;,bruxelles&quot;))" office:value-type="string" office:string-value="https://osm.org/search?query=Chaussée de La Hulpe,bruxelles" calcext:value-type="string">
            <text:p>https://osm.org/search?query=Chaussée de La Hulp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 Steenweg</text:p>
          </table:table-cell>
          <table:table-cell table:style-name="ce2" office:value-type="string" calcext:value-type="string">
            <text:p>Q1189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47];&quot;,bruxelles&quot;))" office:value-type="string" office:string-value="https://osm.org/search?query=Chaussée de Louvain,bruxelles" calcext:value-type="string">
            <text:p>https://osm.org/search?query=Chaussée de Louvai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Longchamp</text:p>
          </table:table-cell>
          <table:table-cell table:style-name="ce2" office:value-type="string" calcext:value-type="string">
            <text:p>Longchamp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48];&quot;,bruxelles&quot;))" office:value-type="string" office:string-value="https://osm.org/search?query=Chemin Longchamp,bruxelles" calcext:value-type="string">
            <text:p>https://osm.org/search?query=Chemin Longchamp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'Un Monde Meilleur</text:p>
          </table:table-cell>
          <table:table-cell table:style-name="ce2" office:value-type="string" calcext:value-type="string">
            <text:p>Betere Wereld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49];&quot;,bruxelles&quot;))" office:value-type="string" office:string-value="https://osm.org/search?query=Chemin d'Un Monde Meilleur,bruxelles" calcext:value-type="string">
            <text:p>https://osm.org/search?query=Chemin d'Un Monde Meille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Traverse</text:p>
          </table:table-cell>
          <table:table-cell table:style-name="ce2" office:value-type="string" calcext:value-type="string">
            <text:p>Binn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0];&quot;,bruxelles&quot;))" office:value-type="string" office:string-value="https://osm.org/search?query=Chemin de Traverse,bruxelles" calcext:value-type="string">
            <text:p>https://osm.org/search?query=Chemin de Travers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'Aube</text:p>
          </table:table-cell>
          <table:table-cell table:style-name="ce2" office:value-type="string" calcext:value-type="string">
            <text:p>Morgenstond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1];&quot;,bruxelles&quot;))" office:value-type="string" office:string-value="https://osm.org/search?query=Chemin de l'Aube,bruxelles" calcext:value-type="string">
            <text:p>https://osm.org/search?query=Chemin de l'Aub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'Aubépine</text:p>
          </table:table-cell>
          <table:table-cell table:style-name="ce2" office:value-type="string" calcext:value-type="string">
            <text:p>Haagdor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2];&quot;,bruxelles&quot;))" office:value-type="string" office:string-value="https://osm.org/search?query=Chemin de l'Aubépine,bruxelles" calcext:value-type="string">
            <text:p>https://osm.org/search?query=Chemin de l'Aubépi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'Hallali</text:p>
          </table:table-cell>
          <table:table-cell table:style-name="ce2" office:value-type="string" calcext:value-type="string">
            <text:p>Hallali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3];&quot;,bruxelles&quot;))" office:value-type="string" office:string-value="https://osm.org/search?query=Chemin de l'Hallali,bruxelles" calcext:value-type="string">
            <text:p>https://osm.org/search?query=Chemin de l'Hallal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'Ombre</text:p>
          </table:table-cell>
          <table:table-cell table:style-name="ce2" office:value-type="string" calcext:value-type="string">
            <text:p>Lommer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4];&quot;,bruxelles&quot;))" office:value-type="string" office:string-value="https://osm.org/search?query=Chemin de l'Ombre,bruxelles" calcext:value-type="string">
            <text:p>https://osm.org/search?query=Chemin de l'Omb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a Meute</text:p>
          </table:table-cell>
          <table:table-cell table:style-name="ce2" office:value-type="string" calcext:value-type="string">
            <text:p>Jachtkoppel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5];&quot;,bruxelles&quot;))" office:value-type="string" office:string-value="https://osm.org/search?query=Chemin de la Meute,bruxelles" calcext:value-type="string">
            <text:p>https://osm.org/search?query=Chemin de la Meu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Anémones</text:p>
          </table:table-cell>
          <table:table-cell table:style-name="ce2" office:value-type="string" calcext:value-type="string">
            <text:p>Anemon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6];&quot;,bruxelles&quot;))" office:value-type="string" office:string-value="https://osm.org/search?query=Chemin des Anémones,bruxelles" calcext:value-type="string">
            <text:p>https://osm.org/search?query=Chemin des Anémon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Bolets</text:p>
          </table:table-cell>
          <table:table-cell table:style-name="ce2" office:value-type="string" calcext:value-type="string">
            <text:p>Bolet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7];&quot;,bruxelles&quot;))" office:value-type="string" office:string-value="https://osm.org/search?query=Chemin des Bolets,bruxelles" calcext:value-type="string">
            <text:p>https://osm.org/search?query=Chemin des Bole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Graminés</text:p>
          </table:table-cell>
          <table:table-cell table:style-name="ce2" office:value-type="string" calcext:value-type="string">
            <text:p>Grasplant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8];&quot;,bruxelles&quot;))" office:value-type="string" office:string-value="https://osm.org/search?query=Chemin des Graminés,bruxelles" calcext:value-type="string">
            <text:p>https://osm.org/search?query=Chemin des Graminé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Iris</text:p>
          </table:table-cell>
          <table:table-cell table:style-name="ce2" office:value-type="string" calcext:value-type="string">
            <text:p>Iriss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59];&quot;,bruxelles&quot;))" office:value-type="string" office:string-value="https://osm.org/search?query=Chemin des Iris,bruxelles" calcext:value-type="string">
            <text:p>https://osm.org/search?query=Chemin des Iri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Joubarbes</text:p>
          </table:table-cell>
          <table:table-cell table:style-name="ce2" office:value-type="string" calcext:value-type="string">
            <text:p>Huislok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60];&quot;,bruxelles&quot;))" office:value-type="string" office:string-value="https://osm.org/search?query=Chemin des Joubarbes,bruxelles" calcext:value-type="string">
            <text:p>https://osm.org/search?query=Chemin des Joubarb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Lucioles</text:p>
          </table:table-cell>
          <table:table-cell table:style-name="ce2" office:value-type="string" calcext:value-type="string">
            <text:p>Glimworm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61];&quot;,bruxelles&quot;))" office:value-type="string" office:string-value="https://osm.org/search?query=Chemin des Lucioles,bruxelles" calcext:value-type="string">
            <text:p>https://osm.org/search?query=Chemin des Luciol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Oiseleurs</text:p>
          </table:table-cell>
          <table:table-cell table:style-name="ce2" office:value-type="string" calcext:value-type="string">
            <text:p>Vogelvanger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62];&quot;,bruxelles&quot;))" office:value-type="string" office:string-value="https://osm.org/search?query=Chemin des Oiseleurs,bruxelles" calcext:value-type="string">
            <text:p>https://osm.org/search?query=Chemin des Oiseleu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Patineurs</text:p>
          </table:table-cell>
          <table:table-cell table:style-name="ce2" office:value-type="string" calcext:value-type="string">
            <text:p>Schaatserswe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63];&quot;,bruxelles&quot;))" office:value-type="string" office:string-value="https://osm.org/search?query=Chemin des Patineurs,bruxelles" calcext:value-type="string">
            <text:p>https://osm.org/search?query=Chemin des Patineu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Pelouses</text:p>
          </table:table-cell>
          <table:table-cell table:style-name="ce2" office:value-type="string" calcext:value-type="string">
            <text:p>Grasperk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64];&quot;,bruxelles&quot;))" office:value-type="string" office:string-value="https://osm.org/search?query=Chemin des Pelouses,bruxelles" calcext:value-type="string">
            <text:p>https://osm.org/search?query=Chemin des Pelous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Primevères</text:p>
          </table:table-cell>
          <table:table-cell table:style-name="ce2" office:value-type="string" calcext:value-type="string">
            <text:p>Sleutelbloem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65];&quot;,bruxelles&quot;))" office:value-type="string" office:string-value="https://osm.org/search?query=Chemin des Primevères,bruxelles" calcext:value-type="string">
            <text:p>https://osm.org/search?query=Chemin des Primevè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Taupes</text:p>
          </table:table-cell>
          <table:table-cell table:style-name="ce2" office:value-type="string" calcext:value-type="string">
            <text:p>Moll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66];&quot;,bruxelles&quot;))" office:value-type="string" office:string-value="https://osm.org/search?query=Chemin des Taupes,bruxelles" calcext:value-type="string">
            <text:p>https://osm.org/search?query=Chemin des Taup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Traqueurs</text:p>
          </table:table-cell>
          <table:table-cell table:style-name="ce2" office:value-type="string" calcext:value-type="string">
            <text:p>Drijverswe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67];&quot;,bruxelles&quot;))" office:value-type="string" office:string-value="https://osm.org/search?query=Chemin des Traqueurs,bruxelles" calcext:value-type="string">
            <text:p>https://osm.org/search?query=Chemin des Traqueu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Bonheur</text:p>
          </table:table-cell>
          <table:table-cell table:style-name="ce2" office:value-type="string" calcext:value-type="string">
            <text:p>Geluk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68];&quot;,bruxelles&quot;))" office:value-type="string" office:string-value="https://osm.org/search?query=Chemin du Bonheur,bruxelles" calcext:value-type="string">
            <text:p>https://osm.org/search?query=Chemin du Bonhe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Braakveld</text:p>
          </table:table-cell>
          <table:table-cell table:style-name="ce2" office:value-type="string" calcext:value-type="string">
            <text:p>Baakveld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69];&quot;,bruxelles&quot;))" office:value-type="string" office:string-value="https://osm.org/search?query=Chemin du Braakveld,bruxelles" calcext:value-type="string">
            <text:p>https://osm.org/search?query=Chemin du Braakvel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Croquet</text:p>
          </table:table-cell>
          <table:table-cell table:style-name="ce2" office:value-type="string" calcext:value-type="string">
            <text:p>Croquet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0];&quot;,bruxelles&quot;))" office:value-type="string" office:string-value="https://osm.org/search?query=Chemin du Croquet,bruxelles" calcext:value-type="string">
            <text:p>https://osm.org/search?query=Chemin du Croque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Crépuscule</text:p>
          </table:table-cell>
          <table:table-cell table:style-name="ce2" office:value-type="string" calcext:value-type="string">
            <text:p>Schemering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1];&quot;,bruxelles&quot;))" office:value-type="string" office:string-value="https://osm.org/search?query=Chemin du Crépuscule,bruxelles" calcext:value-type="string">
            <text:p>https://osm.org/search?query=Chemin du Crépuscu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Gymnase</text:p>
          </table:table-cell>
          <table:table-cell table:style-name="ce2" office:value-type="string" calcext:value-type="string">
            <text:p>Gymnasium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2];&quot;,bruxelles&quot;))" office:value-type="string" office:string-value="https://osm.org/search?query=Chemin du Gymnase,bruxelles" calcext:value-type="string">
            <text:p>https://osm.org/search?query=Chemin du Gymnas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Haras</text:p>
          </table:table-cell>
          <table:table-cell table:style-name="ce2" office:value-type="string" calcext:value-type="string">
            <text:p>Stoeterij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3];&quot;,bruxelles&quot;))" office:value-type="string" office:string-value="https://osm.org/search?query=Chemin du Haras,bruxelles" calcext:value-type="string">
            <text:p>https://osm.org/search?query=Chemin du Hara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Jardin de Sculptures</text:p>
          </table:table-cell>
          <table:table-cell table:style-name="ce2" office:value-type="string" calcext:value-type="string">
            <text:p>Beelhouwtui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4];&quot;,bruxelles&quot;))" office:value-type="string" office:string-value="https://osm.org/search?query=Chemin du Jardin de Sculptures,bruxelles" calcext:value-type="string">
            <text:p>https://osm.org/search?query=Chemin du Jardin de Sculptu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Keelbeek</text:p>
          </table:table-cell>
          <table:table-cell table:style-name="ce2" office:value-type="string" calcext:value-type="string">
            <text:p>Keelbeek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5];&quot;,bruxelles&quot;))" office:value-type="string" office:string-value="https://osm.org/search?query=Chemin du Keelbeek,bruxelles" calcext:value-type="string">
            <text:p>https://osm.org/search?query=Chemin du Keelbeek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Pont Rustique</text:p>
          </table:table-cell>
          <table:table-cell table:style-name="ce2" office:value-type="string" calcext:value-type="string">
            <text:p>Boerenbrug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6];&quot;,bruxelles&quot;))" office:value-type="string" office:string-value="https://osm.org/search?query=Chemin du Pont Rustique,bruxelles" calcext:value-type="string">
            <text:p>https://osm.org/search?query=Chemin du Pont Rustiqu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ité du Sureau</text:p>
          </table:table-cell>
          <table:table-cell table:style-name="ce2" office:value-type="string" calcext:value-type="string">
            <text:p>Vlierwij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7];&quot;,bruxelles&quot;))" office:value-type="string" office:string-value="https://osm.org/search?query=Cité du Sureau,bruxelles" calcext:value-type="string">
            <text:p>https://osm.org/search?query=Cité du Sureau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u Chateau d'Eau</text:p>
          </table:table-cell>
          <table:table-cell table:style-name="ce2" office:value-type="string" calcext:value-type="string">
            <text:p>Watertor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8];&quot;,bruxelles&quot;))" office:value-type="string" office:string-value="https://osm.org/search?query=Clos du Chateau d'Eau,bruxelles" calcext:value-type="string">
            <text:p>https://osm.org/search?query=Clos du Chateau d'Eau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oin des Cerises</text:p>
          </table:table-cell>
          <table:table-cell table:style-name="ce2" office:value-type="string" calcext:value-type="string">
            <text:p>Kersen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79];&quot;,bruxelles&quot;))" office:value-type="string" office:string-value="https://osm.org/search?query=Coin des Cerises,bruxelles" calcext:value-type="string">
            <text:p>https://osm.org/search?query=Coin des Ceris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oudenberg</text:p>
          </table:table-cell>
          <table:table-cell table:style-name="ce2" office:value-type="string" calcext:value-type="string">
            <text:p>Kouden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80];&quot;,bruxelles&quot;))" office:value-type="string" office:string-value="https://osm.org/search?query=Coudenberg,bruxelles" calcext:value-type="string">
            <text:p>https://osm.org/search?query=Coudenber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imburg Stirum</text:p>
          </table:table-cell>
          <table:table-cell table:style-name="ce2" office:value-type="string" calcext:value-type="string">
            <text:p>De Limburg Stiru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m de famille générique</text:p>
          </table:table-cell>
          <table:table-cell table:style-name="ce18" table:formula="of:=HYPERLINK(CONCATENATE(&quot;https://osm.org/search?query=&quot;; [.C881];&quot;,bruxelles&quot;))" office:value-type="string" office:string-value="https://osm.org/search?query=Avenue de Limburg Stirum,bruxelles" calcext:value-type="string">
            <text:p>https://osm.org/search?query=Avenue de Limburg Stiru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r. A. Schweitzer</text:p>
          </table:table-cell>
          <table:table-cell table:style-name="ce2" office:value-type="string" calcext:value-type="string">
            <text:p>Dr. A. Schweitzerlaan</text:p>
          </table:table-cell>
          <table:table-cell table:style-name="ce2"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Q52951288 ; Q71172782</text:p>
          </table:table-cell>
          <table:table-cell table:style-name="ce18" table:formula="of:=HYPERLINK(CONCATENATE(&quot;https://osm.org/search?query=&quot;; [.C882];&quot;,bruxelles&quot;))" office:value-type="string" office:string-value="https://osm.org/search?query=Avenue Dr. A. Schweitzer,bruxelles" calcext:value-type="string">
            <text:p>https://osm.org/search?query=Avenue Dr. A. Schweitz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Maréchal</text:p>
          </table:table-cell>
          <table:table-cell table:style-name="ce2" office:value-type="string" calcext:value-type="string">
            <text:p>Maarschalkdreef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Métier masculin</text:p>
          </table:table-cell>
          <table:table-cell table:style-name="ce18" table:formula="of:=HYPERLINK(CONCATENATE(&quot;https://osm.org/search?query=&quot;; [.C883];&quot;,bruxelles&quot;))" office:value-type="string" office:string-value="https://osm.org/search?query=Drève du Maréchal,bruxelles" calcext:value-type="string">
            <text:p>https://osm.org/search?query=Drève du Marécha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number-columns-repeated="2" table:style-name="ce2" office:value-type="string" calcext:value-type="string">
            <text:p>Esplana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84];&quot;,bruxelles&quot;))" office:value-type="string" office:string-value="https://osm.org/search?query=Esplanade,bruxelles" calcext:value-type="string">
            <text:p>https://osm.org/search?query=Esplanad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Esplanade du Berlaymont</text:p>
          </table:table-cell>
          <table:table-cell table:style-name="ce2" office:value-type="string" calcext:value-type="string">
            <text:p>Esplana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85];&quot;,bruxelles&quot;))" office:value-type="string" office:string-value="https://osm.org/search?query=Esplanade du Berlaymont,bruxelles" calcext:value-type="string">
            <text:p>https://osm.org/search?query=Esplanade du Berlaymo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'Infirmerie</text:p>
          </table:table-cell>
          <table:table-cell table:style-name="ce2" office:value-type="string" calcext:value-type="string">
            <text:p>Fermerij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86];&quot;,bruxelles&quot;))" office:value-type="string" office:string-value="https://osm.org/search?query=Impasse de l'Infirmerie,bruxelles" calcext:value-type="string">
            <text:p>https://osm.org/search?query=Impasse de l'Infirmer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roebel</text:p>
          </table:table-cell>
          <table:table-cell table:style-name="ce2" office:value-type="string" calcext:value-type="string">
            <text:p>Froebelstraat</text:p>
          </table:table-cell>
          <table:table-cell table:style-name="ce2" office:value-type="string" calcext:value-type="string">
            <text:p>Q76679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m de famille générique</text:p>
          </table:table-cell>
          <table:table-cell table:style-name="ce18" table:formula="of:=HYPERLINK(CONCATENATE(&quot;https://osm.org/search?query=&quot;; [.C887];&quot;,bruxelles&quot;))" office:value-type="string" office:string-value="https://osm.org/search?query=Rue Froebel,bruxelles" calcext:value-type="string">
            <text:p>https://osm.org/search?query=Rue Froebe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Bortier</text:p>
          </table:table-cell>
          <table:table-cell table:style-name="ce2" office:value-type="string" calcext:value-type="string">
            <text:p>Bortiergaler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m de famille générique</text:p>
          </table:table-cell>
          <table:table-cell table:style-name="ce18" table:formula="of:=HYPERLINK(CONCATENATE(&quot;https://osm.org/search?query=&quot;; [.C888];&quot;,bruxelles&quot;))" office:value-type="string" office:string-value="https://osm.org/search?query=Galerie Bortier,bruxelles" calcext:value-type="string">
            <text:p>https://osm.org/search?query=Galerie Bort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Horta</text:p>
          </table:table-cell>
          <table:table-cell table:style-name="ce2" office:value-type="string" calcext:value-type="string">
            <text:p>Hortagalerij</text:p>
          </table:table-cell>
          <table:table-cell table:style-name="ce2" office:value-type="string" calcext:value-type="string">
            <text:p>Q497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89];&quot;,bruxelles&quot;))" office:value-type="string" office:string-value="https://osm.org/search?query=Galerie Horta,bruxelles" calcext:value-type="string">
            <text:p>https://osm.org/search?query=Galerie Hort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de la Reine</text:p>
          </table:table-cell>
          <table:table-cell table:style-name="ce2" office:value-type="string" calcext:value-type="string">
            <text:p>Koninginnegalerij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890];&quot;,bruxelles&quot;))" office:value-type="string" office:string-value="https://osm.org/search?query=Galerie de la Reine,bruxelles" calcext:value-type="string">
            <text:p>https://osm.org/search?query=Galerie de la Rei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des Princes</text:p>
          </table:table-cell>
          <table:table-cell table:style-name="ce2" office:value-type="string" calcext:value-type="string">
            <text:p>Prinsengalerij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91];&quot;,bruxelles&quot;))" office:value-type="string" office:string-value="https://osm.org/search?query=Galerie des Princes,bruxelles" calcext:value-type="string">
            <text:p>https://osm.org/search?query=Galerie des Princ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du Centre</text:p>
          </table:table-cell>
          <table:table-cell table:style-name="ce2" office:value-type="string" calcext:value-type="string">
            <text:p>Centrumgaler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92];&quot;,bruxelles&quot;))" office:value-type="string" office:string-value="https://osm.org/search?query=Galerie du Centre,bruxelles" calcext:value-type="string">
            <text:p>https://osm.org/search?query=Galerie du Cent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du Commerce</text:p>
          </table:table-cell>
          <table:table-cell table:style-name="ce2" office:value-type="string" calcext:value-type="string">
            <text:p>Handelsgaler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93];&quot;,bruxelles&quot;))" office:value-type="string" office:string-value="https://osm.org/search?query=Galerie du Commerce,bruxelles" calcext:value-type="string">
            <text:p>https://osm.org/search?query=Galerie du Commerc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du Roi</text:p>
          </table:table-cell>
          <table:table-cell table:style-name="ce2" office:value-type="string" calcext:value-type="string">
            <text:p>Koningsgalerij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894];&quot;,bruxelles&quot;))" office:value-type="string" office:string-value="https://osm.org/search?query=Galerie du Roi,bruxelles" calcext:value-type="string">
            <text:p>https://osm.org/search?query=Galerie du Ro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s Cadeaux</text:p>
          </table:table-cell>
          <table:table-cell table:style-name="ce2" office:value-type="string" calcext:value-type="string">
            <text:p>Geschenken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95];&quot;,bruxelles&quot;))" office:value-type="string" office:string-value="https://osm.org/search?query=Impasse des Cadeaux,bruxelles" calcext:value-type="string">
            <text:p>https://osm.org/search?query=Impasse des Cadea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u Coq</text:p>
          </table:table-cell>
          <table:table-cell table:style-name="ce2" office:value-type="string" calcext:value-type="string">
            <text:p>Hane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96];&quot;,bruxelles&quot;))" office:value-type="string" office:string-value="https://osm.org/search?query=Impasse du Coq,bruxelles" calcext:value-type="string">
            <text:p>https://osm.org/search?query=Impasse du Coq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number-columns-repeated="2" table:style-name="ce2" office:value-type="string" calcext:value-type="string">
            <text:p>Haren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m de famille générique</text:p>
          </table:table-cell>
          <table:table-cell table:style-name="ce18" table:formula="of:=HYPERLINK(CONCATENATE(&quot;https://osm.org/search?query=&quot;; [.C897];&quot;,bruxelles&quot;))" office:value-type="string" office:string-value="https://osm.org/search?query=Harenberg,bruxelles" calcext:value-type="string">
            <text:p>https://osm.org/search?query=Harenber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Poils</text:p>
          </table:table-cell>
          <table:table-cell table:style-name="ce2" office:value-type="string" calcext:value-type="string">
            <text:p>Poils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898];&quot;,bruxelles&quot;))" office:value-type="string" office:string-value="https://osm.org/search?query=Impasse Poils,bruxelles" calcext:value-type="string">
            <text:p>https://osm.org/search?query=Impasse Poil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Saint Sébastien</text:p>
          </table:table-cell>
          <table:table-cell table:style-name="ce2" office:value-type="string" calcext:value-type="string">
            <text:p>Sint-Sebastiaansgan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S%C3%A9bastien_(martyr)" xlink:type="simple">https://fr.wikipedia.org/wiki/S%C3%A9bastien_(martyr)</text:a></text:p>
          </table:table-cell>
          <table:table-cell/>
          <table:table-cell table:style-name="ce18" table:formula="of:=HYPERLINK(CONCATENATE(&quot;https://osm.org/search?query=&quot;; [.C899];&quot;,bruxelles&quot;))" office:value-type="string" office:string-value="https://osm.org/search?query=Impasse Saint Sébastien,bruxelles" calcext:value-type="string">
            <text:p>https://osm.org/search?query=Impasse Saint Sébasti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Saint-Jacques</text:p>
          </table:table-cell>
          <table:table-cell table:style-name="ce2" office:value-type="string" calcext:value-type="string">
            <text:p>Sint-Jakobsgan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00];&quot;,bruxelles&quot;))" office:value-type="string" office:string-value="https://osm.org/search?query=Impasse Saint-Jacques,bruxelles" calcext:value-type="string">
            <text:p>https://osm.org/search?query=Impasse Saint-Jacqu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Saint-Nicolas</text:p>
          </table:table-cell>
          <table:table-cell table:style-name="ce2" office:value-type="string" calcext:value-type="string">
            <text:p>Sint-Nikolaasgan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Saint-Nicolas_(f%C3%AAte)" xlink:type="simple">https://fr.wikipedia.org/wiki/Saint-Nicolas_(f%C3%AAte)</text:a></text:p>
          </table:table-cell>
          <table:table-cell/>
          <table:table-cell table:style-name="ce18" table:formula="of:=HYPERLINK(CONCATENATE(&quot;https://osm.org/search?query=&quot;; [.C901];&quot;,bruxelles&quot;))" office:value-type="string" office:string-value="https://osm.org/search?query=Impasse Saint-Nicolas,bruxelles" calcext:value-type="string">
            <text:p>https://osm.org/search?query=Impasse Saint-Nicola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Sainte-Pétronille</text:p>
          </table:table-cell>
          <table:table-cell table:style-name="ce2" office:value-type="string" calcext:value-type="string">
            <text:p>Sint-Petronillagang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902];&quot;,bruxelles&quot;))" office:value-type="string" office:string-value="https://osm.org/search?query=Impasse Sainte-Pétronille,bruxelles" calcext:value-type="string">
            <text:p>https://osm.org/search?query=Impasse Sainte-Pétroni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Schuddeveld</text:p>
          </table:table-cell>
          <table:table-cell table:style-name="ce2" office:value-type="string" calcext:value-type="string">
            <text:p>Schuddeveld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03];&quot;,bruxelles&quot;))" office:value-type="string" office:string-value="https://osm.org/search?query=Impasse Schuddeveld,bruxelles" calcext:value-type="string">
            <text:p>https://osm.org/search?query=Impasse Schuddevel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aux Huîtres</text:p>
          </table:table-cell>
          <table:table-cell table:style-name="ce2" office:value-type="string" calcext:value-type="string">
            <text:p>Oesters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04];&quot;,bruxelles&quot;))" office:value-type="string" office:string-value="https://osm.org/search?query=Impasse aux Huîtres,bruxelles" calcext:value-type="string">
            <text:p>https://osm.org/search?query=Impasse aux Huît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aux Souliers</text:p>
          </table:table-cell>
          <table:table-cell table:style-name="ce2" office:value-type="string" calcext:value-type="string">
            <text:p>Schoenen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05];&quot;,bruxelles&quot;))" office:value-type="string" office:string-value="https://osm.org/search?query=Impasse aux Souliers,bruxelles" calcext:value-type="string">
            <text:p>https://osm.org/search?query=Impasse aux Soul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Bouquetière</text:p>
          </table:table-cell>
          <table:table-cell table:style-name="ce2" office:value-type="string" calcext:value-type="string">
            <text:p>Bloemenmeisjesgang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Métier de femme "Celle qui fait et vend des bouquets de fleurs dans les lieux publics."</text:p>
          </table:table-cell>
          <table:table-cell table:style-name="ce18" table:formula="of:=HYPERLINK(CONCATENATE(&quot;https://osm.org/search?query=&quot;; [.C906];&quot;,bruxelles&quot;))" office:value-type="string" office:string-value="https://osm.org/search?query=Impasse de la Bouquetière,bruxelles" calcext:value-type="string">
            <text:p>https://osm.org/search?query=Impasse de la Bouqueti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Cuve</text:p>
          </table:table-cell>
          <table:table-cell table:style-name="ce2" office:value-type="string" calcext:value-type="string">
            <text:p>Kuip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07];&quot;,bruxelles&quot;))" office:value-type="string" office:string-value="https://osm.org/search?query=Impasse de la Cuve,bruxelles" calcext:value-type="string">
            <text:p>https://osm.org/search?query=Impasse de la Cuv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Faucille</text:p>
          </table:table-cell>
          <table:table-cell table:style-name="ce2" office:value-type="string" calcext:value-type="string">
            <text:p>Sikkel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08];&quot;,bruxelles&quot;))" office:value-type="string" office:string-value="https://osm.org/search?query=Impasse de la Faucille,bruxelles" calcext:value-type="string">
            <text:p>https://osm.org/search?query=Impasse de la Fauci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Pie</text:p>
          </table:table-cell>
          <table:table-cell table:style-name="ce2" office:value-type="string" calcext:value-type="string">
            <text:p>Ekster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09];&quot;,bruxelles&quot;))" office:value-type="string" office:string-value="https://osm.org/search?query=Impasse de la Pie,bruxelles" calcext:value-type="string">
            <text:p>https://osm.org/search?query=Impasse de la P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Poupée</text:p>
          </table:table-cell>
          <table:table-cell table:style-name="ce2" office:value-type="string" calcext:value-type="string">
            <text:p>Poppe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10];&quot;,bruxelles&quot;))" office:value-type="string" office:string-value="https://osm.org/search?query=Impasse de la Poupée,bruxelles" calcext:value-type="string">
            <text:p>https://osm.org/search?query=Impasse de la Poupé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Providence</text:p>
          </table:table-cell>
          <table:table-cell table:style-name="ce2" office:value-type="string" calcext:value-type="string">
            <text:p>Voorzienigheids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11];&quot;,bruxelles&quot;))" office:value-type="string" office:string-value="https://osm.org/search?query=Impasse de la Providence,bruxelles" calcext:value-type="string">
            <text:p>https://osm.org/search?query=Impasse de la Providenc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Serpette</text:p>
          </table:table-cell>
          <table:table-cell table:style-name="ce2" office:value-type="string" calcext:value-type="string">
            <text:p>Snoeimesjes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12];&quot;,bruxelles&quot;))" office:value-type="string" office:string-value="https://osm.org/search?query=Impasse de la Serpette,bruxelles" calcext:value-type="string">
            <text:p>https://osm.org/search?query=Impasse de la Serpet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Tête de Boeuf</text:p>
          </table:table-cell>
          <table:table-cell table:style-name="ce2" office:value-type="string" calcext:value-type="string">
            <text:p>Ossekop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13];&quot;,bruxelles&quot;))" office:value-type="string" office:string-value="https://osm.org/search?query=Impasse de la Tête de Boeuf,bruxelles" calcext:value-type="string">
            <text:p>https://osm.org/search?query=Impasse de la Tête de Boeuf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s Boeufs</text:p>
          </table:table-cell>
          <table:table-cell table:style-name="ce2" office:value-type="string" calcext:value-type="string">
            <text:p>Ossen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14];&quot;,bruxelles&quot;))" office:value-type="string" office:string-value="https://osm.org/search?query=Impasse des Boeufs,bruxelles" calcext:value-type="string">
            <text:p>https://osm.org/search?query=Impasse des Boeuf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s Cadeaux</text:p>
          </table:table-cell>
          <table:table-cell table:style-name="ce2" office:value-type="string" calcext:value-type="string">
            <text:p>Geschenken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15];&quot;,bruxelles&quot;))" office:value-type="string" office:string-value="https://osm.org/search?query=Impasse des Cadeaux,bruxelles" calcext:value-type="string">
            <text:p>https://osm.org/search?query=Impasse des Cadea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s Groseilles</text:p>
          </table:table-cell>
          <table:table-cell table:style-name="ce2" office:value-type="string" calcext:value-type="string">
            <text:p>Aalbessen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16];&quot;,bruxelles&quot;))" office:value-type="string" office:string-value="https://osm.org/search?query=Impasse des Groseilles,bruxelles" calcext:value-type="string">
            <text:p>https://osm.org/search?query=Impasse des Groseill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s Métiers</text:p>
          </table:table-cell>
          <table:table-cell table:style-name="ce2" office:value-type="string" calcext:value-type="string">
            <text:p>Ambachten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17];&quot;,bruxelles&quot;))" office:value-type="string" office:string-value="https://osm.org/search?query=Impasse des Métiers,bruxelles" calcext:value-type="string">
            <text:p>https://osm.org/search?query=Impasse des Mét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u Chapelet</text:p>
          </table:table-cell>
          <table:table-cell table:style-name="ce2" office:value-type="string" calcext:value-type="string">
            <text:p>Paternoster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18];&quot;,bruxelles&quot;))" office:value-type="string" office:string-value="https://osm.org/search?query=Impasse du Chapelet,bruxelles" calcext:value-type="string">
            <text:p>https://osm.org/search?query=Impasse du Chapele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eine Astrid</text:p>
          </table:table-cell>
          <table:table-cell table:style-name="ce2" office:value-type="string" calcext:value-type="string">
            <text:p>Koningin Astridlaan</text:p>
          </table:table-cell>
          <table:table-cell table:style-name="ce2" office:value-type="string" calcext:value-type="string">
            <text:p>Q23023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919];&quot;,bruxelles&quot;))" office:value-type="string" office:string-value="https://osm.org/search?query=Avenue Reine Astrid,bruxelles" calcext:value-type="string">
            <text:p>https://osm.org/search?query=Avenue Reine Astri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eine Elisabeth</text:p>
          </table:table-cell>
          <table:table-cell table:style-name="ce2" office:value-type="string" calcext:value-type="string">
            <text:p>Koningin Elisabeth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920];&quot;,bruxelles&quot;))" office:value-type="string" office:string-value="https://osm.org/search?query=Avenue Reine Elisabeth,bruxelles" calcext:value-type="string">
            <text:p>https://osm.org/search?query=Avenue Reine Elisabeth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La Plage</text:p>
          </table:table-cell>
          <table:table-cell table:style-name="ce2" office:value-type="string" calcext:value-type="string">
            <text:p>Het Stran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21];&quot;,bruxelles&quot;))" office:value-type="string" office:string-value="https://osm.org/search?query=La Plage,bruxelles" calcext:value-type="string">
            <text:p>https://osm.org/search?query=La Plag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s Chansons</text:p>
          </table:table-cell>
          <table:table-cell table:style-name="ce2" office:value-type="string" calcext:value-type="string">
            <text:p>Liedjes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22];&quot;,bruxelles&quot;))" office:value-type="string" office:string-value="https://osm.org/search?query=Impasse des Chansons,bruxelles" calcext:value-type="string">
            <text:p>https://osm.org/search?query=Impasse des Chanso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Madrille</text:p>
          </table:table-cell>
          <table:table-cell table:style-name="ce2" office:value-type="string" calcext:value-type="string">
            <text:p>Madrillegan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ncien proprietaire</text:p>
          </table:table-cell>
          <table:table-cell table:style-name="ce18" table:formula="of:=HYPERLINK(CONCATENATE(&quot;https://osm.org/search?query=&quot;; [.C923];&quot;,bruxelles&quot;))" office:value-type="string" office:string-value="https://osm.org/search?query=Impasse Madrille,bruxelles" calcext:value-type="string">
            <text:p>https://osm.org/search?query=Impasse Madrille,bruxelles</text:p>
          </table:table-cell>
          <table:table-cell table:number-columns-repeated="3"/>
          <table:table-cell table:style-name="ce10" office:value-type="string" calcext:value-type="string">
            <text:p><text:a xlink:href="http://www.ebru.be/Streets/bruxelles-1000-impasse-madrille.html" xlink:type="simple">http://www.ebru.be/Streets/bruxelles-1000-impasse-madrille.html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Marché au Bois</text:p>
          </table:table-cell>
          <table:table-cell table:style-name="ce2" office:value-type="string" calcext:value-type="string">
            <text:p>Hout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24];&quot;,bruxelles&quot;))" office:value-type="string" office:string-value="https://osm.org/search?query=Marché au Bois,bruxelles" calcext:value-type="string">
            <text:p>https://osm.org/search?query=Marché au Boi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u Neuvième de Ligne</text:p>
          </table:table-cell>
          <table:table-cell table:style-name="ce2" office:value-type="string" calcext:value-type="string">
            <text:p>Negende Lini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25];&quot;,bruxelles&quot;))" office:value-type="string" office:string-value="https://osm.org/search?query=Boulevard du Neuvième de Ligne,bruxelles" calcext:value-type="string">
            <text:p>https://osm.org/search?query=Boulevard du Neuvième de Lig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Ferraille</text:p>
          </table:table-cell>
          <table:table-cell table:style-name="ce2" office:value-type="string" calcext:value-type="string">
            <text:p>Oudijzer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26];&quot;,bruxelles&quot;))" office:value-type="string" office:string-value="https://osm.org/search?query=Impasse de la Ferraille,bruxelles" calcext:value-type="string">
            <text:p>https://osm.org/search?query=Impasse de la Ferrai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anorama</text:p>
          </table:table-cell>
          <table:table-cell table:style-name="ce2" office:value-type="string" calcext:value-type="string">
            <text:p>Panoram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27];&quot;,bruxelles&quot;))" office:value-type="string" office:string-value="https://osm.org/search?query=Rue du Panorama,bruxelles" calcext:value-type="string">
            <text:p>https://osm.org/search?query=Rue du Panoram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ssage Joe Van Holsbeeck</text:p>
          </table:table-cell>
          <table:table-cell table:style-name="ce2" office:value-type="string" calcext:value-type="string">
            <text:p>Joe Van Holsbeeckpassage</text:p>
          </table:table-cell>
          <table:table-cell table:style-name="ce2" office:value-type="string" calcext:value-type="string">
            <text:p>Q215049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28];&quot;,bruxelles&quot;))" office:value-type="string" office:string-value="https://osm.org/search?query=Passage Joe Van Holsbeeck,bruxelles" calcext:value-type="string">
            <text:p>https://osm.org/search?query=Passage Joe Van Holsbeeck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ssage Marguerite Yourcenar</text:p>
          </table:table-cell>
          <table:table-cell table:style-name="ce2" office:value-type="string" calcext:value-type="string">
            <text:p>Marguerite Yourcenar doorgang</text:p>
          </table:table-cell>
          <table:table-cell table:style-name="ce2" office:value-type="string" calcext:value-type="string">
            <text:p>Q16311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929];&quot;,bruxelles&quot;))" office:value-type="string" office:string-value="https://osm.org/search?query=Passage Marguerite Yourcenar,bruxelles" calcext:value-type="string">
            <text:p>https://osm.org/search?query=Passage Marguerite Yourcena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ssage des Citronniers</text:p>
          </table:table-cell>
          <table:table-cell table:style-name="ce2" office:value-type="string" calcext:value-type="string">
            <text:p>Citroenbomendoor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30];&quot;,bruxelles&quot;))" office:value-type="string" office:string-value="https://osm.org/search?query=Passage des Citronniers,bruxelles" calcext:value-type="string">
            <text:p>https://osm.org/search?query=Passage des Citronn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ssage du Nord</text:p>
          </table:table-cell>
          <table:table-cell table:style-name="ce2" office:value-type="string" calcext:value-type="string">
            <text:p>Noorddoor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31];&quot;,bruxelles&quot;))" office:value-type="string" office:string-value="https://osm.org/search?query=Passage du Nord,bruxelles" calcext:value-type="string">
            <text:p>https://osm.org/search?query=Passage du Nor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sserelle Fransman-Stevens</text:p>
          </table:table-cell>
          <table:table-cell table:style-name="ce2" office:value-type="string" calcext:value-type="string">
            <text:p>Voetgangersbrug Fransman-Stevens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onseillé communal</text:p>
          </table:table-cell>
          <table:table-cell table:style-name="ce18" table:formula="of:=HYPERLINK(CONCATENATE(&quot;https://osm.org/search?query=&quot;; [.C932];&quot;,bruxelles&quot;))" office:value-type="string" office:string-value="https://osm.org/search?query=Passerelle Fransman-Stevens,bruxelles" calcext:value-type="string">
            <text:p>https://osm.org/search?query=Passerelle Fransman-Stevens,bruxelles</text:p>
          </table:table-cell>
          <table:table-cell table:number-columns-repeated="3"/>
          <table:table-cell table:style-name="ce10" office:value-type="string" calcext:value-type="string">
            <text:p><text:a xlink:href="http://www.ebru.be/Streets/streets1020/bruxelles-1020-rue-fransman.html" xlink:type="simple">http://www.ebru.be/Streets/streets1020/bruxelles-1020-rue-fransman.html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Rue des Brigittines</text:p>
          </table:table-cell>
          <table:table-cell table:style-name="ce2" office:value-type="string" calcext:value-type="string">
            <text:p>Korte Brigitti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33];&quot;,bruxelles&quot;))" office:value-type="string" office:string-value="https://osm.org/search?query=Petite Rue des Brigittines,bruxelles" calcext:value-type="string">
            <text:p>https://osm.org/search?query=Petite Rue des Brigittin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avenue de la Métrologie</text:p>
          </table:table-cell>
          <table:table-cell table:style-name="ce2" office:value-type="string" calcext:value-type="string">
            <text:p>Korte Metrologi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34];&quot;,bruxelles&quot;))" office:value-type="string" office:string-value="https://osm.org/search?query=Petite avenue de la Métrologie,bruxelles" calcext:value-type="string">
            <text:p>https://osm.org/search?query=Petite avenue de la Métrolog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rue au Beurre</text:p>
          </table:table-cell>
          <table:table-cell table:style-name="ce2" office:value-type="string" calcext:value-type="string">
            <text:p>Korte Bo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35];&quot;,bruxelles&quot;))" office:value-type="string" office:string-value="https://osm.org/search?query=Petite rue au Beurre,bruxelles" calcext:value-type="string">
            <text:p>https://osm.org/search?query=Petite rue au Beur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rue de la Violette</text:p>
          </table:table-cell>
          <table:table-cell table:style-name="ce2" office:value-type="string" calcext:value-type="string">
            <text:p>Korte Viol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36];&quot;,bruxelles&quot;))" office:value-type="string" office:string-value="https://osm.org/search?query=Petite rue de la Violette,bruxelles" calcext:value-type="string">
            <text:p>https://osm.org/search?query=Petite rue de la Violet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rue des Bouchers</text:p>
          </table:table-cell>
          <table:table-cell table:style-name="ce2" office:value-type="string" calcext:value-type="string">
            <text:p>Korte Beenhouw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37];&quot;,bruxelles&quot;))" office:value-type="string" office:string-value="https://osm.org/search?query=Petite rue des Bouchers,bruxelles" calcext:value-type="string">
            <text:p>https://osm.org/search?query=Petite rue des Bouch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rue du Bassin Collecteur</text:p>
          </table:table-cell>
          <table:table-cell table:style-name="ce2" office:value-type="string" calcext:value-type="string">
            <text:p>Korte Spaarbek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38];&quot;,bruxelles&quot;))" office:value-type="string" office:string-value="https://osm.org/search?query=Petite rue du Bassin Collecteur,bruxelles" calcext:value-type="string">
            <text:p>https://osm.org/search?query=Petite rue du Bassin Collecte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rue du Marly</text:p>
          </table:table-cell>
          <table:table-cell table:style-name="ce2" office:value-type="string" calcext:value-type="string">
            <text:p>Marlystraatje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no data</text:p>
          </table:table-cell>
          <table:table-cell table:style-name="ce18" table:formula="of:=HYPERLINK(CONCATENATE(&quot;https://osm.org/search?query=&quot;; [.C939];&quot;,bruxelles&quot;))" office:value-type="string" office:string-value="https://osm.org/search?query=Petite rue du Marly,bruxelles" calcext:value-type="string">
            <text:p>https://osm.org/search?query=Petite rue du Marly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rue du Musée</text:p>
          </table:table-cell>
          <table:table-cell table:style-name="ce2" office:value-type="string" calcext:value-type="string">
            <text:p>Korte Museu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40];&quot;,bruxelles&quot;))" office:value-type="string" office:string-value="https://osm.org/search?query=Petite rue du Musée,bruxelles" calcext:value-type="string">
            <text:p>https://osm.org/search?query=Petite rue du Musé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Alexandre Pouchkine</text:p>
          </table:table-cell>
          <table:table-cell table:style-name="ce2" office:value-type="string" calcext:value-type="string">
            <text:p>Alexander Poesjkin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Alexandre_Pouchkine" xlink:type="simple">https://fr.wikipedia.org/wiki/Alexandre_Pouchkine</text:a></text:p>
          </table:table-cell>
          <table:table-cell/>
          <table:table-cell table:style-name="ce18" table:formula="of:=HYPERLINK(CONCATENATE(&quot;https://osm.org/search?query=&quot;; [.C941];&quot;,bruxelles&quot;))" office:value-type="string" office:string-value="https://osm.org/search?query=Place Alexandre Pouchkine,bruxelles" calcext:value-type="string">
            <text:p>https://osm.org/search?query=Place Alexandre Pouchki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Anneessens</text:p>
          </table:table-cell>
          <table:table-cell table:style-name="ce2" office:value-type="string" calcext:value-type="string">
            <text:p>Anneessensplein</text:p>
          </table:table-cell>
          <table:table-cell table:style-name="ce2" office:value-type="string" calcext:value-type="string">
            <text:p>Q30838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42];&quot;,bruxelles&quot;))" office:value-type="string" office:string-value="https://osm.org/search?query=Place Anneessens,bruxelles" calcext:value-type="string">
            <text:p>https://osm.org/search?query=Place Anneess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Charles Rogier</text:p>
          </table:table-cell>
          <table:table-cell table:style-name="ce2" office:value-type="string" calcext:value-type="string">
            <text:p>Karel Rogierplein</text:p>
          </table:table-cell>
          <table:table-cell table:style-name="ce2" office:value-type="string" calcext:value-type="string">
            <text:p>Q4681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43];&quot;,bruxelles&quot;))" office:value-type="string" office:string-value="https://osm.org/search?query=Place Charles Rogier,bruxelles" calcext:value-type="string">
            <text:p>https://osm.org/search?query=Place Charles Rog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Brouckère</text:p>
          </table:table-cell>
          <table:table-cell table:style-name="ce2" office:value-type="string" calcext:value-type="string">
            <text:p>De Brouckèreplein</text:p>
          </table:table-cell>
          <table:table-cell table:style-name="ce2" office:value-type="string" calcext:value-type="string">
            <text:p>Q10665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44];&quot;,bruxelles&quot;))" office:value-type="string" office:string-value="https://osm.org/search?query=Place De Brouckère,bruxelles" calcext:value-type="string">
            <text:p>https://osm.org/search?query=Place De Brouck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Fontainas</text:p>
          </table:table-cell>
          <table:table-cell table:style-name="ce2" office:value-type="string" calcext:value-type="string">
            <text:p>Fontainasplein</text:p>
          </table:table-cell>
          <table:table-cell table:style-name="ce2" office:value-type="string" calcext:value-type="string">
            <text:p>Q27447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45];&quot;,bruxelles&quot;))" office:value-type="string" office:string-value="https://osm.org/search?query=Place Fontainas,bruxelles" calcext:value-type="string">
            <text:p>https://osm.org/search?query=Place Fontaina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Hervé Brouhon</text:p>
          </table:table-cell>
          <table:table-cell table:style-name="ce2" office:value-type="string" calcext:value-type="string">
            <text:p>Hervé Brouhonplats</text:p>
          </table:table-cell>
          <table:table-cell table:style-name="ce2" office:value-type="string" calcext:value-type="string">
            <text:p>Q31344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46];&quot;,bruxelles&quot;))" office:value-type="string" office:string-value="https://osm.org/search?query=Place Hervé Brouhon,bruxelles" calcext:value-type="string">
            <text:p>https://osm.org/search?query=Place Hervé Brouh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Jean Rey</text:p>
          </table:table-cell>
          <table:table-cell table:style-name="ce2" office:value-type="string" calcext:value-type="string">
            <text:p>Jean Reyplein</text:p>
          </table:table-cell>
          <table:table-cell table:style-name="ce2" office:value-type="string" calcext:value-type="string">
            <text:p>Q3782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47];&quot;,bruxelles&quot;))" office:value-type="string" office:string-value="https://osm.org/search?query=Place Jean Rey,bruxelles" calcext:value-type="string">
            <text:p>https://osm.org/search?query=Place Jean Rey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Jo Cox</text:p>
          </table:table-cell>
          <table:table-cell table:style-name="ce2" office:value-type="string" calcext:value-type="string">
            <text:p>Jo Coxplein</text:p>
          </table:table-cell>
          <table:table-cell table:style-name="ce2" office:value-type="string" calcext:value-type="string">
            <text:p>Q19872361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948];&quot;,bruxelles&quot;))" office:value-type="string" office:string-value="https://osm.org/search?query=Place Jo Cox,bruxelles" calcext:value-type="string">
            <text:p>https://osm.org/search?query=Place Jo Co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Louis Steens</text:p>
          </table:table-cell>
          <table:table-cell table:style-name="ce2" office:value-type="string" calcext:value-type="string">
            <text:p>Louis Steensplein</text:p>
          </table:table-cell>
          <table:table-cell table:style-name="ce2" office:value-type="string" calcext:value-type="string">
            <text:p>Q326313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49];&quot;,bruxelles&quot;))" office:value-type="string" office:string-value="https://osm.org/search?query=Place Louis Steens,bruxelles" calcext:value-type="string">
            <text:p>https://osm.org/search?query=Place Louis Ste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Madou</text:p>
          </table:table-cell>
          <table:table-cell table:style-name="ce2" office:value-type="string" calcext:value-type="string">
            <text:p>Madouplein</text:p>
          </table:table-cell>
          <table:table-cell table:style-name="ce2" office:value-type="string" calcext:value-type="string">
            <text:p>Q13842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50];&quot;,bruxelles&quot;))" office:value-type="string" office:string-value="https://osm.org/search?query=Place Madou,bruxelles" calcext:value-type="string">
            <text:p>https://osm.org/search?query=Place Madou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Rouppe</text:p>
          </table:table-cell>
          <table:table-cell table:style-name="ce2" office:value-type="string" calcext:value-type="string">
            <text:p>Rouppeplein</text:p>
          </table:table-cell>
          <table:table-cell table:style-name="ce2" office:value-type="string" calcext:value-type="string">
            <text:p>Q20091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51];&quot;,bruxelles&quot;))" office:value-type="string" office:string-value="https://osm.org/search?query=Place Rouppe,bruxelles" calcext:value-type="string">
            <text:p>https://osm.org/search?query=Place Roupp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Royale</text:p>
          </table:table-cell>
          <table:table-cell table:style-name="ce2" office:value-type="string" calcext:value-type="string">
            <text:p>Koning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52];&quot;,bruxelles&quot;))" office:value-type="string" office:string-value="https://osm.org/search?query=Place Royale,bruxelles" calcext:value-type="string">
            <text:p>https://osm.org/search?query=Place Roya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Sainctelette</text:p>
          </table:table-cell>
          <table:table-cell table:style-name="ce2" office:value-type="string" calcext:value-type="string">
            <text:p>Saincteletteplaats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10" office:value-type="string" calcext:value-type="string">
            <text:p><text:a xlink:href="https://fr.wikipedia.org/wiki/Sainctelette" xlink:type="simple">https://fr.wikipedia.org/wiki/Sainctelette</text:a></text:p>
          </table:table-cell>
          <table:table-cell/>
          <table:table-cell table:style-name="ce18" table:formula="of:=HYPERLINK(CONCATENATE(&quot;https://osm.org/search?query=&quot;; [.C953];&quot;,bruxelles&quot;))" office:value-type="string" office:string-value="https://osm.org/search?query=Place Sainctelette,bruxelles" calcext:value-type="string">
            <text:p>https://osm.org/search?query=Place Sainctelet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Saint-Géry</text:p>
          </table:table-cell>
          <table:table-cell table:style-name="ce2" office:value-type="string" calcext:value-type="string">
            <text:p>Sint-Goriks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Halles_Saint-G%C3%A9ry" xlink:type="simple">https://fr.wikipedia.org/wiki/Halles_Saint-G%C3%A9ry</text:a></text:p>
          </table:table-cell>
          <table:table-cell/>
          <table:table-cell table:style-name="ce18" table:formula="of:=HYPERLINK(CONCATENATE(&quot;https://osm.org/search?query=&quot;; [.C954];&quot;,bruxelles&quot;))" office:value-type="string" office:string-value="https://osm.org/search?query=Place Saint-Géry,bruxelles" calcext:value-type="string">
            <text:p>https://osm.org/search?query=Place Saint-Géry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Sainte-Gudule</text:p>
          </table:table-cell>
          <table:table-cell table:style-name="ce2" office:value-type="string" calcext:value-type="string">
            <text:p>Sinter-Goedeleplei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10" office:value-type="string" calcext:value-type="string">
            <text:p><text:a xlink:href="https://fr.wikipedia.org/wiki/Gudule_de_Bruxelles" xlink:type="simple">https://fr.wikipedia.org/wiki/Gudule_de_Bruxelles</text:a></text:p>
          </table:table-cell>
          <table:table-cell/>
          <table:table-cell table:style-name="ce18" table:formula="of:=HYPERLINK(CONCATENATE(&quot;https://osm.org/search?query=&quot;; [.C955];&quot;,bruxelles&quot;))" office:value-type="string" office:string-value="https://osm.org/search?query=Place Sainte-Gudule,bruxelles" calcext:value-type="string">
            <text:p>https://osm.org/search?query=Place Sainte-Gudu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Stéphanie</text:p>
          </table:table-cell>
          <table:table-cell table:style-name="ce2" office:value-type="string" calcext:value-type="string">
            <text:p>Stefaniaplein</text:p>
          </table:table-cell>
          <table:table-cell table:style-name="ce2" office:value-type="string" calcext:value-type="string">
            <text:p>Q17019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956];&quot;,bruxelles&quot;))" office:value-type="string" office:string-value="https://osm.org/search?query=Place Stéphanie,bruxelles" calcext:value-type="string">
            <text:p>https://osm.org/search?query=Place Stéphan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Dinant</text:p>
          </table:table-cell>
          <table:table-cell table:style-name="ce2" office:value-type="string" calcext:value-type="string">
            <text:p>Dinantplein</text:p>
          </table:table-cell>
          <table:table-cell table:style-name="ce2" office:value-type="string" calcext:value-type="string">
            <text:p>Q108247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57];&quot;,bruxelles&quot;))" office:value-type="string" office:string-value="https://osm.org/search?query=Place de Dinant,bruxelles" calcext:value-type="string">
            <text:p>https://osm.org/search?query=Place de Dina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Louvain</text:p>
          </table:table-cell>
          <table:table-cell table:style-name="ce2" office:value-type="string" calcext:value-type="string">
            <text:p>Leuvenseplein</text:p>
          </table:table-cell>
          <table:table-cell table:style-name="ce2" office:value-type="string" calcext:value-type="string">
            <text:p>Q1189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58];&quot;,bruxelles&quot;))" office:value-type="string" office:string-value="https://osm.org/search?query=Place de Louvain,bruxelles" calcext:value-type="string">
            <text:p>https://osm.org/search?query=Place de Louvai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Ninove</text:p>
          </table:table-cell>
          <table:table-cell table:style-name="ce2" office:value-type="string" calcext:value-type="string">
            <text:p>Ninoofseplein</text:p>
          </table:table-cell>
          <table:table-cell table:style-name="ce2" office:value-type="string" calcext:value-type="string">
            <text:p>Q385026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59];&quot;,bruxelles&quot;))" office:value-type="string" office:string-value="https://osm.org/search?query=Place de Ninove,bruxelles" calcext:value-type="string">
            <text:p>https://osm.org/search?query=Place de Ninov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l'Albertine</text:p>
          </table:table-cell>
          <table:table-cell table:style-name="ce2" office:value-type="string" calcext:value-type="string">
            <text:p>Albertinaplein</text:p>
          </table:table-cell>
          <table:table-cell table:style-name="ce2" office:value-type="string" calcext:value-type="string">
            <text:p>Q550080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60];&quot;,bruxelles&quot;))" office:value-type="string" office:string-value="https://osm.org/search?query=Place de l'Albertine,bruxelles" calcext:value-type="string">
            <text:p>https://osm.org/search?query=Place de l'Alberti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la Bourse</text:p>
          </table:table-cell>
          <table:table-cell table:style-name="ce2" office:value-type="string" calcext:value-type="string">
            <text:p>Beur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61];&quot;,bruxelles&quot;))" office:value-type="string" office:string-value="https://osm.org/search?query=Place de la Bourse,bruxelles" calcext:value-type="string">
            <text:p>https://osm.org/search?query=Place de la Bours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la Constitution</text:p>
          </table:table-cell>
          <table:table-cell table:style-name="ce2" office:value-type="string" calcext:value-type="string">
            <text:p>Grondwet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62];&quot;,bruxelles&quot;))" office:value-type="string" office:string-value="https://osm.org/search?query=Place de la Constitution,bruxelles" calcext:value-type="string">
            <text:p>https://osm.org/search?query=Place de la Constituti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s Armateurs</text:p>
          </table:table-cell>
          <table:table-cell table:style-name="ce2" office:value-type="string" calcext:value-type="string">
            <text:p>Reders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Armateur" xlink:type="simple">https://fr.wikipedia.org/wiki/Armateur</text:a></text:p>
          </table:table-cell>
          <table:table-cell table:style-name="ce2" office:value-type="string" calcext:value-type="string">
            <text:p>pourrait être inclusif</text:p>
          </table:table-cell>
          <table:table-cell table:style-name="ce18" table:formula="of:=HYPERLINK(CONCATENATE(&quot;https://osm.org/search?query=&quot;; [.C963];&quot;,bruxelles&quot;))" office:value-type="string" office:string-value="https://osm.org/search?query=Place des Armateurs,bruxelles" calcext:value-type="string">
            <text:p>https://osm.org/search?query=Place des Armateu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s Castors</text:p>
          </table:table-cell>
          <table:table-cell table:style-name="ce2" office:value-type="string" calcext:value-type="string">
            <text:p>Castor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64];&quot;,bruxelles&quot;))" office:value-type="string" office:string-value="https://osm.org/search?query=Place des Castors,bruxelles" calcext:value-type="string">
            <text:p>https://osm.org/search?query=Place des Casto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s Gueux</text:p>
          </table:table-cell>
          <table:table-cell table:style-name="ce2" office:value-type="string" calcext:value-type="string">
            <text:p>Geuzen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Gueux" xlink:type="simple">https://fr.wikipedia.org/wiki/Gueux</text:a></text:p>
          </table:table-cell>
          <table:table-cell table:style-name="ce2" office:value-type="string" calcext:value-type="string">
            <text:p>pourrait être inclusif</text:p>
          </table:table-cell>
          <table:table-cell table:style-name="ce18" table:formula="of:=HYPERLINK(CONCATENATE(&quot;https://osm.org/search?query=&quot;; [.C965];&quot;,bruxelles&quot;))" office:value-type="string" office:string-value="https://osm.org/search?query=Place des Gueux,bruxelles" calcext:value-type="string">
            <text:p>https://osm.org/search?query=Place des Gue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s Martyrs</text:p>
          </table:table-cell>
          <table:table-cell table:style-name="ce2" office:value-type="string" calcext:value-type="string">
            <text:p>Martelaars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Martyr" xlink:type="simple">https://fr.wikipedia.org/wiki/Martyr</text:a></text:p>
          </table:table-cell>
          <table:table-cell table:style-name="ce2" office:value-type="string" calcext:value-type="string">
            <text:p>pourrait être inclusif</text:p>
          </table:table-cell>
          <table:table-cell table:style-name="ce18" table:formula="of:=HYPERLINK(CONCATENATE(&quot;https://osm.org/search?query=&quot;; [.C966];&quot;,bruxelles&quot;))" office:value-type="string" office:string-value="https://osm.org/search?query=Place des Martyrs,bruxelles" calcext:value-type="string">
            <text:p>https://osm.org/search?query=Place des Marty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s Quatre Livres</text:p>
          </table:table-cell>
          <table:table-cell table:style-name="ce2" office:value-type="string" calcext:value-type="string">
            <text:p>Vier Boek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67];&quot;,bruxelles&quot;))" office:value-type="string" office:string-value="https://osm.org/search?query=Place des Quatre Livres,bruxelles" calcext:value-type="string">
            <text:p>https://osm.org/search?query=Place des Quatre Liv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s Wallons</text:p>
          </table:table-cell>
          <table:table-cell table:style-name="ce2" office:value-type="string" calcext:value-type="string">
            <text:p>Walen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68];&quot;,bruxelles&quot;))" office:value-type="string" office:string-value="https://osm.org/search?query=Place des Wallons,bruxelles" calcext:value-type="string">
            <text:p>https://osm.org/search?query=Place des Wallo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Béguinage</text:p>
          </table:table-cell>
          <table:table-cell table:style-name="ce2" office:value-type="string" calcext:value-type="string">
            <text:p>Begijnho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69];&quot;,bruxelles&quot;))" office:value-type="string" office:string-value="https://osm.org/search?query=Place du Béguinage,bruxelles" calcext:value-type="string">
            <text:p>https://osm.org/search?query=Place du Béguinag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Champ de Mars</text:p>
          </table:table-cell>
          <table:table-cell table:style-name="ce2" office:value-type="string" calcext:value-type="string">
            <text:p>Marsveld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70];&quot;,bruxelles&quot;))" office:value-type="string" office:string-value="https://osm.org/search?query=Place du Champ de Mars,bruxelles" calcext:value-type="string">
            <text:p>https://osm.org/search?query=Place du Champ de Ma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Congrès</text:p>
          </table:table-cell>
          <table:table-cell table:style-name="ce2" office:value-type="string" calcext:value-type="string">
            <text:p>Congre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71];&quot;,bruxelles&quot;))" office:value-type="string" office:string-value="https://osm.org/search?query=Place du Congrès,bruxelles" calcext:value-type="string">
            <text:p>https://osm.org/search?query=Place du Congrè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Grand Sablon</text:p>
          </table:table-cell>
          <table:table-cell table:style-name="ce2" office:value-type="string" calcext:value-type="string">
            <text:p>Grote Zave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72];&quot;,bruxelles&quot;))" office:value-type="string" office:string-value="https://osm.org/search?query=Place du Grand Sablon,bruxelles" calcext:value-type="string">
            <text:p>https://osm.org/search?query=Place du Grand Sabl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Mont-de-Piété</text:p>
          </table:table-cell>
          <table:table-cell table:style-name="ce2" office:value-type="string" calcext:value-type="string">
            <text:p>Berg-van-Barmhartigheidspla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73];&quot;,bruxelles&quot;))" office:value-type="string" office:string-value="https://osm.org/search?query=Place du Mont-de-Piété,bruxelles" calcext:value-type="string">
            <text:p>https://osm.org/search?query=Place du Mont-de-Piété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Musée</text:p>
          </table:table-cell>
          <table:table-cell table:style-name="ce2" office:value-type="string" calcext:value-type="string">
            <text:p>Museum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74];&quot;,bruxelles&quot;))" office:value-type="string" office:string-value="https://osm.org/search?query=Place du Musée,bruxelles" calcext:value-type="string">
            <text:p>https://osm.org/search?query=Place du Musé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Samedi</text:p>
          </table:table-cell>
          <table:table-cell table:style-name="ce2" office:value-type="string" calcext:value-type="string">
            <text:p>Zaterdag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75];&quot;,bruxelles&quot;))" office:value-type="string" office:string-value="https://osm.org/search?query=Place du Samedi,bruxelles" calcext:value-type="string">
            <text:p>https://osm.org/search?query=Place du Samed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nt Suzan Daniel</text:p>
          </table:table-cell>
          <table:table-cell table:style-name="ce2" office:value-type="string" calcext:value-type="string">
            <text:p>Suzan Danielbrug</text:p>
          </table:table-cell>
          <table:table-cell table:style-name="ce2" office:value-type="string" calcext:value-type="string">
            <text:p>Q219815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976];&quot;,bruxelles&quot;))" office:value-type="string" office:string-value="https://osm.org/search?query=Pont Suzan Daniel,bruxelles" calcext:value-type="string">
            <text:p>https://osm.org/search?query=Pont Suzan Danie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nt Van Praet</text:p>
          </table:table-cell>
          <table:table-cell table:style-name="ce2" office:value-type="string" calcext:value-type="string">
            <text:p>Van Praetbrug</text:p>
          </table:table-cell>
          <table:table-cell table:style-name="ce2" office:value-type="string" calcext:value-type="string">
            <text:p>Q30705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ules Van Praet</text:p>
          </table:table-cell>
          <table:table-cell table:style-name="ce18" table:formula="of:=HYPERLINK(CONCATENATE(&quot;https://osm.org/search?query=&quot;; [.C977];&quot;,bruxelles&quot;))" office:value-type="string" office:string-value="https://osm.org/search?query=Pont Van Praet,bruxelles" calcext:value-type="string">
            <text:p>https://osm.org/search?query=Pont Van Prae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rte d'Anderlecht</text:p>
          </table:table-cell>
          <table:table-cell table:style-name="ce2" office:value-type="string" calcext:value-type="string">
            <text:p>Anderlechtsepoor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78];&quot;,bruxelles&quot;))" office:value-type="string" office:string-value="https://osm.org/search?query=Porte d'Anderlecht,bruxelles" calcext:value-type="string">
            <text:p>https://osm.org/search?query=Porte d'Anderlech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rte d'Anvers</text:p>
          </table:table-cell>
          <table:table-cell table:style-name="ce2" office:value-type="string" calcext:value-type="string">
            <text:p>Antwerpsepoor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79];&quot;,bruxelles&quot;))" office:value-type="string" office:string-value="https://osm.org/search?query=Porte d'Anvers,bruxelles" calcext:value-type="string">
            <text:p>https://osm.org/search?query=Porte d'Anv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rte de Namur</text:p>
          </table:table-cell>
          <table:table-cell table:style-name="ce2" office:value-type="string" calcext:value-type="string">
            <text:p>Naamsepoor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80];&quot;,bruxelles&quot;))" office:value-type="string" office:string-value="https://osm.org/search?query=Porte de Namur,bruxelles" calcext:value-type="string">
            <text:p>https://osm.org/search?query=Porte de Nam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utterie</text:p>
          </table:table-cell>
          <table:table-cell table:style-name="ce2" office:value-type="string" calcext:value-type="string">
            <text:p>Putter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81];&quot;,bruxelles&quot;))" office:value-type="string" office:string-value="https://osm.org/search?query=Putterie,bruxelles" calcext:value-type="string">
            <text:p>https://osm.org/search?query=Putter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Monnoyer</text:p>
          </table:table-cell>
          <table:table-cell table:style-name="ce2" office:value-type="string" calcext:value-type="string">
            <text:p>Monnoyerkaai</text:p>
          </table:table-cell>
          <table:table-cell table:style-name="ce2" office:value-type="string" calcext:value-type="string">
            <text:p>Q30879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3" office:value-type="string" calcext:value-type="string">
            <text:p>Jean-Baptiste Monnoyer</text:p>
          </table:table-cell>
          <table:table-cell table:style-name="ce18" table:formula="of:=HYPERLINK(CONCATENATE(&quot;https://osm.org/search?query=&quot;; [.C982];&quot;,bruxelles&quot;))" office:value-type="string" office:string-value="https://osm.org/search?query=Quai Monnoyer,bruxelles" calcext:value-type="string">
            <text:p>https://osm.org/search?query=Quai Monnoy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Reine Astrid</text:p>
          </table:table-cell>
          <table:table-cell table:style-name="ce2" office:value-type="string" calcext:value-type="string">
            <text:p>Kw Koningin Astrid</text:p>
          </table:table-cell>
          <table:table-cell table:style-name="ce2" office:value-type="string" calcext:value-type="string">
            <text:p>Q23023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983];&quot;,bruxelles&quot;))" office:value-type="string" office:string-value="https://osm.org/search?query=Quai Reine Astrid,bruxelles" calcext:value-type="string">
            <text:p>https://osm.org/search?query=Quai Reine Astri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au Bois de Construction</text:p>
          </table:table-cell>
          <table:table-cell table:style-name="ce2" office:value-type="string" calcext:value-type="string">
            <text:p>Timmerhout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84];&quot;,bruxelles&quot;))" office:value-type="string" office:string-value="https://osm.org/search?query=Quai au Bois de Construction,bruxelles" calcext:value-type="string">
            <text:p>https://osm.org/search?query=Quai au Bois de Constructi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au Bois à Brûler</text:p>
          </table:table-cell>
          <table:table-cell table:style-name="ce2" office:value-type="string" calcext:value-type="string">
            <text:p>Brandhout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85];&quot;,bruxelles&quot;))" office:value-type="string" office:string-value="https://osm.org/search?query=Quai au Bois à Brûler,bruxelles" calcext:value-type="string">
            <text:p>https://osm.org/search?query=Quai au Bois à Brûl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au Foin</text:p>
          </table:table-cell>
          <table:table-cell table:style-name="ce2" office:value-type="string" calcext:value-type="string">
            <text:p>Hooi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86];&quot;,bruxelles&quot;))" office:value-type="string" office:string-value="https://osm.org/search?query=Quai au Foin,bruxelles" calcext:value-type="string">
            <text:p>https://osm.org/search?query=Quai au Foi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aux Barques</text:p>
          </table:table-cell>
          <table:table-cell table:style-name="ce2" office:value-type="string" calcext:value-type="string">
            <text:p>Schuiten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87];&quot;,bruxelles&quot;))" office:value-type="string" office:string-value="https://osm.org/search?query=Quai aux Barques,bruxelles" calcext:value-type="string">
            <text:p>https://osm.org/search?query=Quai aux Barqu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aux Briques</text:p>
          </table:table-cell>
          <table:table-cell table:style-name="ce2" office:value-type="string" calcext:value-type="string">
            <text:p>Baksteen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88];&quot;,bruxelles&quot;))" office:value-type="string" office:string-value="https://osm.org/search?query=Quai aux Briques,bruxelles" calcext:value-type="string">
            <text:p>https://osm.org/search?query=Quai aux Briqu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aux Pierres de Taille</text:p>
          </table:table-cell>
          <table:table-cell table:style-name="ce2" office:value-type="string" calcext:value-type="string">
            <text:p>Arduin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89];&quot;,bruxelles&quot;))" office:value-type="string" office:string-value="https://osm.org/search?query=Quai aux Pierres de Taille,bruxelles" calcext:value-type="string">
            <text:p>https://osm.org/search?query=Quai aux Pierres de Tai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de la Voirie</text:p>
          </table:table-cell>
          <table:table-cell table:style-name="ce2" office:value-type="string" calcext:value-type="string">
            <text:p>Ruimings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90];&quot;,bruxelles&quot;))" office:value-type="string" office:string-value="https://osm.org/search?query=Quai de la Voirie,bruxelles" calcext:value-type="string">
            <text:p>https://osm.org/search?query=Quai de la Voir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des Armateurs</text:p>
          </table:table-cell>
          <table:table-cell table:style-name="ce2" office:value-type="string" calcext:value-type="string">
            <text:p>Rederskaai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991];&quot;,bruxelles&quot;))" office:value-type="string" office:string-value="https://osm.org/search?query=Quai des Armateurs,bruxelles" calcext:value-type="string">
            <text:p>https://osm.org/search?query=Quai des Armateu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du Chantier</text:p>
          </table:table-cell>
          <table:table-cell table:style-name="ce2" office:value-type="string" calcext:value-type="string">
            <text:p>Werf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92];&quot;,bruxelles&quot;))" office:value-type="string" office:string-value="https://osm.org/search?query=Quai du Chantier,bruxelles" calcext:value-type="string">
            <text:p>https://osm.org/search?query=Quai du Chant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du Commerce</text:p>
          </table:table-cell>
          <table:table-cell table:style-name="ce2" office:value-type="string" calcext:value-type="string">
            <text:p>Handels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93];&quot;,bruxelles&quot;))" office:value-type="string" office:string-value="https://osm.org/search?query=Quai du Commerce,bruxelles" calcext:value-type="string">
            <text:p>https://osm.org/search?query=Quai du Commerc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à la Chaux</text:p>
          </table:table-cell>
          <table:table-cell table:style-name="ce2" office:value-type="string" calcext:value-type="string">
            <text:p>Kalk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94];&quot;,bruxelles&quot;))" office:value-type="string" office:string-value="https://osm.org/search?query=Quai à la Chaux,bruxelles" calcext:value-type="string">
            <text:p>https://osm.org/search?query=Quai à la Cha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Quai à la Houille</text:p>
          </table:table-cell>
          <table:table-cell table:style-name="ce2" office:value-type="string" calcext:value-type="string">
            <text:p>Steenkool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95];&quot;,bruxelles&quot;))" office:value-type="string" office:string-value="https://osm.org/search?query=Quai à la Houille,bruxelles" calcext:value-type="string">
            <text:p>https://osm.org/search?query=Quai à la Houi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ampe Lambermont</text:p>
          </table:table-cell>
          <table:table-cell table:style-name="ce2" office:value-type="string" calcext:value-type="string">
            <text:p>Lambermontopri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96];&quot;,bruxelles&quot;))" office:value-type="string" office:string-value="https://osm.org/search?query=Rampe Lambermont,bruxelles" calcext:value-type="string">
            <text:p>https://osm.org/search?query=Rampe Lambermo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ampe des Citronniers</text:p>
          </table:table-cell>
          <table:table-cell table:style-name="ce2" office:value-type="string" calcext:value-type="string">
            <text:p>Citroenbomenopri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97];&quot;,bruxelles&quot;))" office:value-type="string" office:string-value="https://osm.org/search?query=Rampe des Citronniers,bruxelles" calcext:value-type="string">
            <text:p>https://osm.org/search?query=Rampe des Citronn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ampe des Hollandais</text:p>
          </table:table-cell>
          <table:table-cell table:style-name="ce2" office:value-type="string" calcext:value-type="string">
            <text:p>Hollandseopri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98];&quot;,bruxelles&quot;))" office:value-type="string" office:string-value="https://osm.org/search?query=Rampe des Hollandais,bruxelles" calcext:value-type="string">
            <text:p>https://osm.org/search?query=Rampe des Hollandai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ampe du Lion</text:p>
          </table:table-cell>
          <table:table-cell table:style-name="ce2" office:value-type="string" calcext:value-type="string">
            <text:p>Leeuwopri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999];&quot;,bruxelles&quot;))" office:value-type="string" office:string-value="https://osm.org/search?query=Rampe du Lion,bruxelles" calcext:value-type="string">
            <text:p>https://osm.org/search?query=Rampe du Li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Navets</text:p>
          </table:table-cell>
          <table:table-cell table:style-name="ce2" office:value-type="string" calcext:value-type="string">
            <text:p>Rap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00];&quot;,bruxelles&quot;))" office:value-type="string" office:string-value="https://osm.org/search?query=Rue des Navets,bruxelles" calcext:value-type="string">
            <text:p>https://osm.org/search?query=Rue des Nave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-Point Jean Offenberg</text:p>
          </table:table-cell>
          <table:table-cell table:style-name="ce2" office:value-type="string" calcext:value-type="string">
            <text:p>Jean Offenbergplein</text:p>
          </table:table-cell>
          <table:table-cell table:style-name="ce2" office:value-type="string" calcext:value-type="string">
            <text:p>Q31737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01];&quot;,bruxelles&quot;))" office:value-type="string" office:string-value="https://osm.org/search?query=Rond-Point Jean Offenberg,bruxelles" calcext:value-type="string">
            <text:p>https://osm.org/search?query=Rond-Point Jean Offenber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-point René Cliquet</text:p>
          </table:table-cell>
          <table:table-cell table:style-name="ce2" office:value-type="string" calcext:value-type="string">
            <text:p>René Cliquetplein</text:p>
          </table:table-cell>
          <table:table-cell table:style-name="ce2" office:value-type="string" calcext:value-type="string">
            <text:p>Q238891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02];&quot;,bruxelles&quot;))" office:value-type="string" office:string-value="https://osm.org/search?query=Rond-point René Cliquet,bruxelles" calcext:value-type="string">
            <text:p>https://osm.org/search?query=Rond-point René Clique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Ronsmans</text:p>
          </table:table-cell>
          <table:table-cell table:style-name="ce2" office:value-type="string" calcext:value-type="string">
            <text:p>Ronsmansgan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03];&quot;,bruxelles&quot;))" office:value-type="string" office:string-value="https://osm.org/search?query=Impasse Ronsmans,bruxelles" calcext:value-type="string">
            <text:p>https://osm.org/search?query=Impasse Ronsma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drée de Jongh</text:p>
          </table:table-cell>
          <table:table-cell table:style-name="ce2" office:value-type="string" calcext:value-type="string">
            <text:p>Andrée de Jonghstraat</text:p>
          </table:table-cell>
          <table:table-cell table:style-name="ce2" office:value-type="string" calcext:value-type="string">
            <text:p>Q46102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004];&quot;,bruxelles&quot;))" office:value-type="string" office:string-value="https://osm.org/search?query=Rue Andrée de Jongh,bruxelles" calcext:value-type="string">
            <text:p>https://osm.org/search?query=Rue Andrée de Jongh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neessens</text:p>
          </table:table-cell>
          <table:table-cell table:style-name="ce2" office:value-type="string" calcext:value-type="string">
            <text:p>Anneessensstraat</text:p>
          </table:table-cell>
          <table:table-cell table:style-name="ce2" office:value-type="string" calcext:value-type="string">
            <text:p>Q30838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05];&quot;,bruxelles&quot;))" office:value-type="string" office:string-value="https://osm.org/search?query=Rue Anneessens,bruxelles" calcext:value-type="string">
            <text:p>https://osm.org/search?query=Rue Anneess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toine Dansaert</text:p>
          </table:table-cell>
          <table:table-cell table:style-name="ce2" office:value-type="string" calcext:value-type="string">
            <text:p>Antoine Dansaertstraat</text:p>
          </table:table-cell>
          <table:table-cell table:style-name="ce2" office:value-type="string" calcext:value-type="string">
            <text:p>Q28538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06];&quot;,bruxelles&quot;))" office:value-type="string" office:string-value="https://osm.org/search?query=Rue Antoine Dansaert,bruxelles" calcext:value-type="string">
            <text:p>https://osm.org/search?query=Rue Antoine Dansaer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rchimède</text:p>
          </table:table-cell>
          <table:table-cell table:style-name="ce2" office:value-type="string" calcext:value-type="string">
            <text:p>Archimedesstraat</text:p>
          </table:table-cell>
          <table:table-cell table:style-name="ce2" office:value-type="string" calcext:value-type="string">
            <text:p>Q87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07];&quot;,bruxelles&quot;))" office:value-type="string" office:string-value="https://osm.org/search?query=Rue Archimède,bruxelles" calcext:value-type="string">
            <text:p>https://osm.org/search?query=Rue Archimèd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uguste Orts</text:p>
          </table:table-cell>
          <table:table-cell table:style-name="ce2" office:value-type="string" calcext:value-type="string">
            <text:p>Auguste Ortsstraat</text:p>
          </table:table-cell>
          <table:table-cell table:style-name="ce2" office:value-type="string" calcext:value-type="string">
            <text:p>Q28713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08];&quot;,bruxelles&quot;))" office:value-type="string" office:string-value="https://osm.org/search?query=Rue Auguste Orts,bruxelles" calcext:value-type="string">
            <text:p>https://osm.org/search?query=Rue Auguste Or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aron Horta</text:p>
          </table:table-cell>
          <table:table-cell table:style-name="ce2" office:value-type="string" calcext:value-type="string">
            <text:p>Baron Hortastraat</text:p>
          </table:table-cell>
          <table:table-cell table:style-name="ce2" office:value-type="string" calcext:value-type="string">
            <text:p>Q497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09];&quot;,bruxelles&quot;))" office:value-type="string" office:string-value="https://osm.org/search?query=Rue Baron Horta,bruxelles" calcext:value-type="string">
            <text:p>https://osm.org/search?query=Rue Baron Hort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laesenberg</text:p>
          </table:table-cell>
          <table:table-cell table:style-name="ce2" office:value-type="string" calcext:value-type="string">
            <text:p>Blaes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10];&quot;,bruxelles&quot;))" office:value-type="string" office:string-value="https://osm.org/search?query=Rue Blaesenberg,bruxelles" calcext:value-type="string">
            <text:p>https://osm.org/search?query=Rue Blaesenber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lanche</text:p>
          </table:table-cell>
          <table:table-cell table:style-name="ce2" office:value-type="string" calcext:value-type="string">
            <text:p>Blanch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11];&quot;,bruxelles&quot;))" office:value-type="string" office:string-value="https://osm.org/search?query=Rue Blanche,bruxelles" calcext:value-type="string">
            <text:p>https://osm.org/search?query=Rue Blanch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odeghem</text:p>
          </table:table-cell>
          <table:table-cell table:style-name="ce2" office:value-type="string" calcext:value-type="string">
            <text:p>Bodegemsestraat</text:p>
          </table:table-cell>
          <table:table-cell table:style-name="ce2" office:value-type="string" calcext:value-type="string">
            <text:p>Q326359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12];&quot;,bruxelles&quot;))" office:value-type="string" office:string-value="https://osm.org/search?query=Rue Bodeghem,bruxelles" calcext:value-type="string">
            <text:p>https://osm.org/search?query=Rue Bodeghe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odenbroek</text:p>
          </table:table-cell>
          <table:table-cell table:style-name="ce2" office:value-type="string" calcext:value-type="string">
            <text:p>Bodenbr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13];&quot;,bruxelles&quot;))" office:value-type="string" office:string-value="https://osm.org/search?query=Rue Bodenbroek,bruxelles" calcext:value-type="string">
            <text:p>https://osm.org/search?query=Rue Bodenbroek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oduognat</text:p>
          </table:table-cell>
          <table:table-cell table:style-name="ce2" office:value-type="string" calcext:value-type="string">
            <text:p>Boduognatusstraat</text:p>
          </table:table-cell>
          <table:table-cell table:style-name="ce2" office:value-type="string" calcext:value-type="string">
            <text:p>Q8900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14];&quot;,bruxelles&quot;))" office:value-type="string" office:string-value="https://osm.org/search?query=Rue Boduognat,bruxelles" calcext:value-type="string">
            <text:p>https://osm.org/search?query=Rue Boduogna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ordiau</text:p>
          </table:table-cell>
          <table:table-cell table:style-name="ce2" office:value-type="string" calcext:value-type="string">
            <text:p>Bordiaustraat</text:p>
          </table:table-cell>
          <table:table-cell table:style-name="ce2" office:value-type="string" calcext:value-type="string">
            <text:p>Q31228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15];&quot;,bruxelles&quot;))" office:value-type="string" office:string-value="https://osm.org/search?query=Rue Bordiau,bruxelles" calcext:value-type="string">
            <text:p>https://osm.org/search?query=Rue Bordiau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rederode</text:p>
          </table:table-cell>
          <table:table-cell table:style-name="ce2" office:value-type="string" calcext:value-type="string">
            <text:p>Brederodestraat</text:p>
          </table:table-cell>
          <table:table-cell table:style-name="ce2" office:value-type="string" calcext:value-type="string">
            <text:p>Q13495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16];&quot;,bruxelles&quot;))" office:value-type="string" office:string-value="https://osm.org/search?query=Rue Brederode,bruxelles" calcext:value-type="string">
            <text:p>https://osm.org/search?query=Rue Brederod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uchholtz</text:p>
          </table:table-cell>
          <table:table-cell table:style-name="ce2" office:value-type="string" calcext:value-type="string">
            <text:p>Buchholtz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17];&quot;,bruxelles&quot;))" office:value-type="string" office:string-value="https://osm.org/search?query=Rue Buchholtz,bruxelles" calcext:value-type="string">
            <text:p>https://osm.org/search?query=Rue Buchholtz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amusel</text:p>
          </table:table-cell>
          <table:table-cell table:style-name="ce2" office:value-type="string" calcext:value-type="string">
            <text:p>Camus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18];&quot;,bruxelles&quot;))" office:value-type="string" office:string-value="https://osm.org/search?query=Rue Camusel,bruxelles" calcext:value-type="string">
            <text:p>https://osm.org/search?query=Rue Camuse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apitaine Crespel</text:p>
          </table:table-cell>
          <table:table-cell table:style-name="ce2" office:value-type="string" calcext:value-type="string">
            <text:p>Kapitein Crespelstraat</text:p>
          </table:table-cell>
          <table:table-cell table:style-name="ce2" office:value-type="string" calcext:value-type="string">
            <text:p>Q6002105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19];&quot;,bruxelles&quot;))" office:value-type="string" office:string-value="https://osm.org/search?query=Rue Capitaine Crespel,bruxelles" calcext:value-type="string">
            <text:p>https://osm.org/search?query=Rue Capitaine Crespe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hair et Pain</text:p>
          </table:table-cell>
          <table:table-cell table:style-name="ce2" office:value-type="string" calcext:value-type="string">
            <text:p>Vlees-en-Broo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20];&quot;,bruxelles&quot;))" office:value-type="string" office:string-value="https://osm.org/search?query=Rue Chair et Pain,bruxelles" calcext:value-type="string">
            <text:p>https://osm.org/search?query=Rue Chair et Pai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uerens</text:p>
          </table:table-cell>
          <table:table-cell table:style-name="ce2" office:value-type="string" calcext:value-type="string">
            <text:p>Cuer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21];&quot;,bruxelles&quot;))" office:value-type="string" office:string-value="https://osm.org/search?query=Rue Cuerens,bruxelles" calcext:value-type="string">
            <text:p>https://osm.org/search?query=Rue Cuer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Crayer</text:p>
          </table:table-cell>
          <table:table-cell table:style-name="ce2" office:value-type="string" calcext:value-type="string">
            <text:p>De Crayerstraat</text:p>
          </table:table-cell>
          <table:table-cell table:style-name="ce2" office:value-type="string" calcext:value-type="string">
            <text:p>Q5701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22];&quot;,bruxelles&quot;))" office:value-type="string" office:string-value="https://osm.org/search?query=Rue De Crayer,bruxelles" calcext:value-type="string">
            <text:p>https://osm.org/search?query=Rue De Cray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ascale</text:p>
          </table:table-cell>
          <table:table-cell table:style-name="ce2" office:value-type="string" calcext:value-type="string">
            <text:p>De Pascalestraat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Pas de data, pas d'infos. http://www.reflexcity.net/bruxelles/communes/ville-de-bruxelles/quartier-europeen/rue-de-pascale ne sait pas non plus.</text:p>
          </table:table-cell>
          <table:table-cell table:style-name="ce18" table:formula="of:=HYPERLINK(CONCATENATE(&quot;https://osm.org/search?query=&quot;; [.C1023];&quot;,bruxelles&quot;))" office:value-type="string" office:string-value="https://osm.org/search?query=Rue De Pascale,bruxelles" calcext:value-type="string">
            <text:p>https://osm.org/search?query=Rue De Pasca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raetere</text:p>
          </table:table-cell>
          <table:table-cell table:style-name="ce2" office:value-type="string" calcext:value-type="string">
            <text:p>De Praeterestraat</text:p>
          </table:table-cell>
          <table:table-cell table:style-name="ce5" office:value-type="string" calcext:value-type="string">
            <text:p>Q25928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4" office:value-type="string" calcext:value-type="string">
            <text:p>Edmond de Praetere (Courtrai, 1826 – Ixelles, 1888), artiste</text:p>
          </table:table-cell>
          <table:table-cell table:style-name="ce18" table:formula="of:=HYPERLINK(CONCATENATE(&quot;https://osm.org/search?query=&quot;; [.C1024];&quot;,bruxelles&quot;))" office:value-type="string" office:string-value="https://osm.org/search?query=Rue De Praetere,bruxelles" calcext:value-type="string">
            <text:p>https://osm.org/search?query=Rue De Praete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joncker</text:p>
          </table:table-cell>
          <table:table-cell table:style-name="ce2" office:value-type="string" calcext:value-type="string">
            <text:p>Dejonck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25];&quot;,bruxelles&quot;))" office:value-type="string" office:string-value="https://osm.org/search?query=Rue Dejoncker,bruxelles" calcext:value-type="string">
            <text:p>https://osm.org/search?query=Rue Dejonck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liane Vogel-Polsky</text:p>
          </table:table-cell>
          <table:table-cell table:style-name="ce2" office:value-type="string" calcext:value-type="string">
            <text:p>Eliane Vogel-Polskystraat</text:p>
          </table:table-cell>
          <table:table-cell table:style-name="ce2" office:value-type="string" calcext:value-type="string">
            <text:p>Q5034843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026];&quot;,bruxelles&quot;))" office:value-type="string" office:string-value="https://osm.org/search?query=Rue Eliane Vogel-Polsky,bruxelles" calcext:value-type="string">
            <text:p>https://osm.org/search?query=Rue Eliane Vogel-Polsky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ineste</text:p>
          </table:table-cell>
          <table:table-cell table:style-name="ce2" office:value-type="string" calcext:value-type="string">
            <text:p>Ginest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4" office:value-type="string" calcext:value-type="string">
            <text:p>Pas de wiki. Pierre-François GINESTE, peintre décorateur, auteur de l'un des plans du Jardin botanique</text:p>
          </table:table-cell>
          <table:table-cell table:style-name="ce18" table:formula="of:=HYPERLINK(CONCATENATE(&quot;https://osm.org/search?query=&quot;; [.C1027];&quot;,bruxelles&quot;))" office:value-type="string" office:string-value="https://osm.org/search?query=Rue Gineste,bruxelles" calcext:value-type="string">
            <text:p>https://osm.org/search?query=Rue Gines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rétry</text:p>
          </table:table-cell>
          <table:table-cell table:style-name="ce2" office:value-type="string" calcext:value-type="string">
            <text:p>Grétrystraat</text:p>
          </table:table-cell>
          <table:table-cell table:style-name="ce2" office:value-type="string" calcext:value-type="string">
            <text:p>Q2109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28];&quot;,bruxelles&quot;))" office:value-type="string" office:string-value="https://osm.org/search?query=Rue Grétry,bruxelles" calcext:value-type="string">
            <text:p>https://osm.org/search?query=Rue Grétry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aute</text:p>
          </table:table-cell>
          <table:table-cell table:style-name="ce2" office:value-type="string" calcext:value-type="string">
            <text:p>Hoo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29];&quot;,bruxelles&quot;))" office:value-type="string" office:string-value="https://osm.org/search?query=Rue Haute,bruxelles" calcext:value-type="string">
            <text:p>https://osm.org/search?query=Rue Hau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 Maus</text:p>
          </table:table-cell>
          <table:table-cell table:style-name="ce2" office:value-type="string" calcext:value-type="string">
            <text:p>Henri Mausstraat</text:p>
          </table:table-cell>
          <table:table-cell table:style-name="ce2" office:value-type="string" calcext:value-type="string">
            <text:p>Q31316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30];&quot;,bruxelles&quot;))" office:value-type="string" office:string-value="https://osm.org/search?query=Rue Henri Maus,bruxelles" calcext:value-type="string">
            <text:p>https://osm.org/search?query=Rue Henri Mau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acques Jordaens</text:p>
          </table:table-cell>
          <table:table-cell table:style-name="ce2" office:value-type="string" calcext:value-type="string">
            <text:p>Jakob Jordaensstraat</text:p>
          </table:table-cell>
          <table:table-cell table:style-name="ce2" office:value-type="string" calcext:value-type="string">
            <text:p>Q2706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31];&quot;,bruxelles&quot;))" office:value-type="string" office:string-value="https://osm.org/search?query=Rue Jacques Jordaens,bruxelles" calcext:value-type="string">
            <text:p>https://osm.org/search?query=Rue Jacques Jorda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an Verbesselt</text:p>
          </table:table-cell>
          <table:table-cell table:style-name="ce2" office:value-type="string" calcext:value-type="string">
            <text:p>Jan Verbessel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32];&quot;,bruxelles&quot;))" office:value-type="string" office:string-value="https://osm.org/search?query=Rue Jan Verbesselt,bruxelles" calcext:value-type="string">
            <text:p>https://osm.org/search?query=Rue Jan Verbessel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 de Brouchoven de Bergeyck</text:p>
          </table:table-cell>
          <table:table-cell table:style-name="ce2" office:value-type="string" calcext:value-type="string">
            <text:p>Jean de Brouchoven de Bergeyckstraat</text:p>
          </table:table-cell>
          <table:table-cell table:style-name="ce2" office:value-type="string" calcext:value-type="string">
            <text:p>Q18146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33];&quot;,bruxelles&quot;))" office:value-type="string" office:string-value="https://osm.org/search?query=Rue Jean de Brouchoven de Bergeyck,bruxelles" calcext:value-type="string">
            <text:p>https://osm.org/search?query=Rue Jean de Brouchoven de Bergeyck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nneval</text:p>
          </table:table-cell>
          <table:table-cell table:style-name="ce2" office:value-type="string" calcext:value-type="string">
            <text:p>Jennevalstraat</text:p>
          </table:table-cell>
          <table:table-cell table:style-name="ce2" office:value-type="string" calcext:value-type="string">
            <text:p>Q13777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34];&quot;,bruxelles&quot;))" office:value-type="string" office:string-value="https://osm.org/search?query=Rue Jenneval,bruxelles" calcext:value-type="string">
            <text:p>https://osm.org/search?query=Rue Jenneva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Plateau</text:p>
          </table:table-cell>
          <table:table-cell table:style-name="ce2" office:value-type="string" calcext:value-type="string">
            <text:p>Josef Plateaustraat</text:p>
          </table:table-cell>
          <table:table-cell table:style-name="ce2" office:value-type="string" calcext:value-type="string">
            <text:p>Q37999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35];&quot;,bruxelles&quot;))" office:value-type="string" office:string-value="https://osm.org/search?query=Rue Joseph Plateau,bruxelles" calcext:value-type="string">
            <text:p>https://osm.org/search?query=Rue Joseph Plateau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Stevens</text:p>
          </table:table-cell>
          <table:table-cell table:style-name="ce2" office:value-type="string" calcext:value-type="string">
            <text:p>Joseph Stevensstraat</text:p>
          </table:table-cell>
          <table:table-cell table:style-name="ce2" office:value-type="string" calcext:value-type="string">
            <text:p>Q17080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36];&quot;,bruxelles&quot;))" office:value-type="string" office:string-value="https://osm.org/search?query=Rue Joseph Stevens,bruxelles" calcext:value-type="string">
            <text:p>https://osm.org/search?query=Rue Joseph Stev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ules Van Praet</text:p>
          </table:table-cell>
          <table:table-cell table:style-name="ce2" office:value-type="string" calcext:value-type="string">
            <text:p>Jules van Praetstraat</text:p>
          </table:table-cell>
          <table:table-cell table:style-name="ce2" office:value-type="string" calcext:value-type="string">
            <text:p>Q30705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37];&quot;,bruxelles&quot;))" office:value-type="string" office:string-value="https://osm.org/search?query=Rue Jules Van Praet,bruxelles" calcext:value-type="string">
            <text:p>https://osm.org/search?query=Rue Jules Van Prae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uste Lipse</text:p>
          </table:table-cell>
          <table:table-cell table:style-name="ce2" office:value-type="string" calcext:value-type="string">
            <text:p>Justus Lipsu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38];&quot;,bruxelles&quot;))" office:value-type="string" office:string-value="https://osm.org/search?query=Rue Juste Lipse,bruxelles" calcext:value-type="string">
            <text:p>https://osm.org/search?query=Rue Juste Lips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Kindermans</text:p>
          </table:table-cell>
          <table:table-cell table:style-name="ce2" office:value-type="string" calcext:value-type="string">
            <text:p>Kindermansstraat</text:p>
          </table:table-cell>
          <table:table-cell table:style-name="ce2" office:value-type="string" calcext:value-type="string">
            <text:p>Q31641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39];&quot;,bruxelles&quot;))" office:value-type="string" office:string-value="https://osm.org/search?query=Rue Kindermans,bruxelles" calcext:value-type="string">
            <text:p>https://osm.org/search?query=Rue Kinderma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ambermont</text:p>
          </table:table-cell>
          <table:table-cell table:style-name="ce2" office:value-type="string" calcext:value-type="string">
            <text:p>Lambermontstraat</text:p>
          </table:table-cell>
          <table:table-cell table:style-name="ce2" office:value-type="string" calcext:value-type="string">
            <text:p>Q2327076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40];&quot;,bruxelles&quot;))" office:value-type="string" office:string-value="https://osm.org/search?query=Rue Lambermont,bruxelles" calcext:value-type="string">
            <text:p>https://osm.org/search?query=Rue Lambermo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e Corrège</text:p>
          </table:table-cell>
          <table:table-cell table:style-name="ce2" office:value-type="string" calcext:value-type="string">
            <text:p>Correggiostraat</text:p>
          </table:table-cell>
          <table:table-cell table:style-name="ce2" office:value-type="string" calcext:value-type="string">
            <text:p>Q84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41];&quot;,bruxelles&quot;))" office:value-type="string" office:string-value="https://osm.org/search?query=Rue Le Corrège,bruxelles" calcext:value-type="string">
            <text:p>https://osm.org/search?query=Rue Le Corrèg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ebeau</text:p>
          </table:table-cell>
          <table:table-cell table:style-name="ce2" office:value-type="string" calcext:value-type="string">
            <text:p>Lebeaustraat</text:p>
          </table:table-cell>
          <table:table-cell table:style-name="ce2" office:value-type="string" calcext:value-type="string">
            <text:p>Q46810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42];&quot;,bruxelles&quot;))" office:value-type="string" office:string-value="https://osm.org/search?query=Rue Lebeau,bruxelles" calcext:value-type="string">
            <text:p>https://osm.org/search?query=Rue Lebeau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eys</text:p>
          </table:table-cell>
          <table:table-cell table:style-name="ce2" office:value-type="string" calcext:value-type="string">
            <text:p>Leysstraat</text:p>
          </table:table-cell>
          <table:table-cell table:style-name="ce2" office:value-type="string" calcext:value-type="string">
            <text:p>Q9595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43];&quot;,bruxelles&quot;))" office:value-type="string" office:string-value="https://osm.org/search?query=Rue Leys,bruxelles" calcext:value-type="string">
            <text:p>https://osm.org/search?query=Rue Ley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ocquenghien</text:p>
          </table:table-cell>
          <table:table-cell table:style-name="ce2" office:value-type="string" calcext:value-type="string">
            <text:p>Locquenghienstraat</text:p>
          </table:table-cell>
          <table:table-cell table:style-name="ce2" office:value-type="string" calcext:value-type="string">
            <text:p>Q31755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44];&quot;,bruxelles&quot;))" office:value-type="string" office:string-value="https://osm.org/search?query=Rue Locquenghien,bruxelles" calcext:value-type="string">
            <text:p>https://osm.org/search?query=Rue Locquenghi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éon Lepage</text:p>
          </table:table-cell>
          <table:table-cell table:style-name="ce2" office:value-type="string" calcext:value-type="string">
            <text:p>Léon Lepagestraat</text:p>
          </table:table-cell>
          <table:table-cell table:style-name="ce2" office:value-type="string" calcext:value-type="string">
            <text:p>Q1742864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45];&quot;,bruxelles&quot;))" office:value-type="string" office:string-value="https://osm.org/search?query=Rue Léon Lepage,bruxelles" calcext:value-type="string">
            <text:p>https://osm.org/search?query=Rue Léon Lepag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éonard de Vinci</text:p>
          </table:table-cell>
          <table:table-cell table:style-name="ce2" office:value-type="string" calcext:value-type="string">
            <text:p>Leonardo da Vincistraat</text:p>
          </table:table-cell>
          <table:table-cell table:style-name="ce2" office:value-type="string" calcext:value-type="string">
            <text:p>Q7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46];&quot;,bruxelles&quot;))" office:value-type="string" office:string-value="https://osm.org/search?query=Rue Léonard de Vinci,bruxelles" calcext:value-type="string">
            <text:p>https://osm.org/search?query=Rue Léonard de Vinc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rcq</text:p>
          </table:table-cell>
          <table:table-cell table:style-name="ce2" office:value-type="string" calcext:value-type="string">
            <text:p>Marcq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Wikidata, ni wikipedia</text:p>
          </table:table-cell>
          <table:table-cell table:style-name="ce18" table:formula="of:=HYPERLINK(CONCATENATE(&quot;https://osm.org/search?query=&quot;; [.C1047];&quot;,bruxelles&quot;))" office:value-type="string" office:string-value="https://osm.org/search?query=Rue Marcq,bruxelles" calcext:value-type="string">
            <text:p>https://osm.org/search?query=Rue Marcq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elsens</text:p>
          </table:table-cell>
          <table:table-cell table:style-name="ce2" office:value-type="string" calcext:value-type="string">
            <text:p>Melsensstraat</text:p>
          </table:table-cell>
          <table:table-cell table:style-name="ce2" office:value-type="string" calcext:value-type="string">
            <text:p>Q26917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48];&quot;,bruxelles&quot;))" office:value-type="string" office:string-value="https://osm.org/search?query=Rue Melsens,bruxelles" calcext:value-type="string">
            <text:p>https://osm.org/search?query=Rue Mels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eyers-Henneau</text:p>
          </table:table-cell>
          <table:table-cell table:style-name="ce2" office:value-type="string" calcext:value-type="string">
            <text:p>Meyers-Henneau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wikidata, ni wikipedia</text:p>
          </table:table-cell>
          <table:table-cell table:style-name="ce18" table:formula="of:=HYPERLINK(CONCATENATE(&quot;https://osm.org/search?query=&quot;; [.C1049];&quot;,bruxelles&quot;))" office:value-type="string" office:string-value="https://osm.org/search?query=Rue Meyers-Henneau,bruxelles" calcext:value-type="string">
            <text:p>https://osm.org/search?query=Rue Meyers-Henneau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ont Saint-Alban</text:p>
          </table:table-cell>
          <table:table-cell table:style-name="ce2" office:value-type="string" calcext:value-type="string">
            <text:p>Sint-Albaansbergstraat</text:p>
          </table:table-cell>
          <table:table-cell table:style-name="ce9" office:value-type="string" calcext:value-type="string">
            <text:p>Q55368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50];&quot;,bruxelles&quot;))" office:value-type="string" office:string-value="https://osm.org/search?query=Rue Mont Saint-Alban,bruxelles" calcext:value-type="string">
            <text:p>https://osm.org/search?query=Rue Mont Saint-Alba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ontagne aux Herbes Potagères</text:p>
          </table:table-cell>
          <table:table-cell table:style-name="ce2" office:value-type="string" calcext:value-type="string">
            <text:p>Warmoes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51];&quot;,bruxelles&quot;))" office:value-type="string" office:string-value="https://osm.org/search?query=Rue Montagne aux Herbes Potagères,bruxelles" calcext:value-type="string">
            <text:p>https://osm.org/search?query=Rue Montagne aux Herbes Potagè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ontagne de l'Oratoire</text:p>
          </table:table-cell>
          <table:table-cell table:style-name="ce2" office:value-type="string" calcext:value-type="string">
            <text:p>Oratoriën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52];&quot;,bruxelles&quot;))" office:value-type="string" office:string-value="https://osm.org/search?query=Rue Montagne de l'Oratoire,bruxelles" calcext:value-type="string">
            <text:p>https://osm.org/search?query=Rue Montagne de l'Oratoi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ontagne de la Cour</text:p>
          </table:table-cell>
          <table:table-cell table:style-name="ce2" office:value-type="string" calcext:value-type="string">
            <text:p>Hof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53];&quot;,bruxelles&quot;))" office:value-type="string" office:string-value="https://osm.org/search?query=Rue Montagne de la Cour,bruxelles" calcext:value-type="string">
            <text:p>https://osm.org/search?query=Rue Montagne de la Co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ontagne du Parc</text:p>
          </table:table-cell>
          <table:table-cell table:style-name="ce2" office:value-type="string" calcext:value-type="string">
            <text:p>Warande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54];&quot;,bruxelles&quot;))" office:value-type="string" office:string-value="https://osm.org/search?query=Rue Montagne du Parc,bruxelles" calcext:value-type="string">
            <text:p>https://osm.org/search?query=Rue Montagne du Parc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Notre-Dame du Sommeil</text:p>
          </table:table-cell>
          <table:table-cell table:style-name="ce2" office:value-type="string" calcext:value-type="string">
            <text:p>Onze-Lieve-Vrouw van Vaak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Ni wikidata, ni wikipedia</text:p>
          </table:table-cell>
          <table:table-cell table:style-name="ce18" table:formula="of:=HYPERLINK(CONCATENATE(&quot;https://osm.org/search?query=&quot;; [.C1055];&quot;,bruxelles&quot;))" office:value-type="string" office:string-value="https://osm.org/search?query=Rue Notre-Dame du Sommeil,bruxelles" calcext:value-type="string">
            <text:p>https://osm.org/search?query=Rue Notre-Dame du Sommei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Ortélius</text:p>
          </table:table-cell>
          <table:table-cell table:style-name="ce2" office:value-type="string" calcext:value-type="string">
            <text:p>Orteliusstraat</text:p>
          </table:table-cell>
          <table:table-cell table:style-name="ce2" office:value-type="string" calcext:value-type="string">
            <text:p>Q2329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56];&quot;,bruxelles&quot;))" office:value-type="string" office:string-value="https://osm.org/search?query=Rue Ortélius,bruxelles" calcext:value-type="string">
            <text:p>https://osm.org/search?query=Rue Ortéliu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aul Devaux</text:p>
          </table:table-cell>
          <table:table-cell table:style-name="ce2" office:value-type="string" calcext:value-type="string">
            <text:p>Paul Devauxstraat</text:p>
          </table:table-cell>
          <table:table-cell table:style-name="ce2" office:value-type="string" calcext:value-type="string">
            <text:p>Q18970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57];&quot;,bruxelles&quot;))" office:value-type="string" office:string-value="https://osm.org/search?query=Rue Paul Devaux,bruxelles" calcext:value-type="string">
            <text:p>https://osm.org/search?query=Rue Paul Deva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aul Lauters</text:p>
          </table:table-cell>
          <table:table-cell table:style-name="ce2" office:value-type="string" calcext:value-type="string">
            <text:p>Paul Laut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58];&quot;,bruxelles&quot;))" office:value-type="string" office:string-value="https://osm.org/search?query=Rue Paul Lauters,bruxelles" calcext:value-type="string">
            <text:p>https://osm.org/search?query=Rue Paul Laut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aul Émile Janson</text:p>
          </table:table-cell>
          <table:table-cell table:style-name="ce2" office:value-type="string" calcext:value-type="string">
            <text:p>Paul Émile Jans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59];&quot;,bruxelles&quot;))" office:value-type="string" office:string-value="https://osm.org/search?query=Rue Paul Émile Janson,bruxelles" calcext:value-type="string">
            <text:p>https://osm.org/search?query=Rue Paul Émile Jans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hilippe de Champagne</text:p>
          </table:table-cell>
          <table:table-cell table:style-name="ce2" office:value-type="string" calcext:value-type="string">
            <text:p>Philippe de Champagnestraat</text:p>
          </table:table-cell>
          <table:table-cell table:style-name="ce2" office:value-type="string" calcext:value-type="string">
            <text:p>Q3148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60];&quot;,bruxelles&quot;))" office:value-type="string" office:string-value="https://osm.org/search?query=Rue Philippe de Champagne,bruxelles" calcext:value-type="string">
            <text:p>https://osm.org/search?query=Rue Philippe de Champag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hilippe le Bon</text:p>
          </table:table-cell>
          <table:table-cell table:style-name="ce2" office:value-type="string" calcext:value-type="string">
            <text:p>Filips de Goedestraat</text:p>
          </table:table-cell>
          <table:table-cell table:style-name="ce2" office:value-type="string" calcext:value-type="string">
            <text:p>Q56260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61];&quot;,bruxelles&quot;))" office:value-type="string" office:string-value="https://osm.org/search?query=Rue Philippe le Bon,bruxelles" calcext:value-type="string">
            <text:p>https://osm.org/search?query=Rue Philippe le B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letinckx</text:p>
          </table:table-cell>
          <table:table-cell table:style-name="ce2" office:value-type="string" calcext:value-type="string">
            <text:p>Pletin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wikidata, ni wikipedia</text:p>
          </table:table-cell>
          <table:table-cell table:style-name="ce18" table:formula="of:=HYPERLINK(CONCATENATE(&quot;https://osm.org/search?query=&quot;; [.C1062];&quot;,bruxelles&quot;))" office:value-type="string" office:string-value="https://osm.org/search?query=Rue Pletinckx,bruxelles" calcext:value-type="string">
            <text:p>https://osm.org/search?query=Rue Pletinck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avenstein</text:p>
          </table:table-cell>
          <table:table-cell table:style-name="ce2" office:value-type="string" calcext:value-type="string">
            <text:p>Ravenste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63];&quot;,bruxelles&quot;))" office:value-type="string" office:string-value="https://osm.org/search?query=Rue Ravenstein,bruxelles" calcext:value-type="string">
            <text:p>https://osm.org/search?query=Rue Ravenstei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ger van der Weyden</text:p>
          </table:table-cell>
          <table:table-cell table:style-name="ce2" office:value-type="string" calcext:value-type="string">
            <text:p>Rogier van der Weydenstraat</text:p>
          </table:table-cell>
          <table:table-cell table:style-name="ce2" office:value-type="string" calcext:value-type="string">
            <text:p>Q686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64];&quot;,bruxelles&quot;))" office:value-type="string" office:string-value="https://osm.org/search?query=Rue Roger van der Weyden,bruxelles" calcext:value-type="string">
            <text:p>https://osm.org/search?query=Rue Roger van der Weyd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uppe</text:p>
          </table:table-cell>
          <table:table-cell table:style-name="ce2" office:value-type="string" calcext:value-type="string">
            <text:p>Rouppestraat</text:p>
          </table:table-cell>
          <table:table-cell table:style-name="ce2" office:value-type="string" calcext:value-type="string">
            <text:p>Q20091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65];&quot;,bruxelles&quot;))" office:value-type="string" office:string-value="https://osm.org/search?query=Rue Rouppe,bruxelles" calcext:value-type="string">
            <text:p>https://osm.org/search?query=Rue Roupp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André</text:p>
          </table:table-cell>
          <table:table-cell table:style-name="ce2" office:value-type="string" calcext:value-type="string">
            <text:p>Sint-Andrie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66];&quot;,bruxelles&quot;))" office:value-type="string" office:string-value="https://osm.org/search?query=Rue Saint-André,bruxelles" calcext:value-type="string">
            <text:p>https://osm.org/search?query=Rue Saint-André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Christophe</text:p>
          </table:table-cell>
          <table:table-cell table:style-name="ce2" office:value-type="string" calcext:value-type="string">
            <text:p>Sint-Kristoffel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67];&quot;,bruxelles&quot;))" office:value-type="string" office:string-value="https://osm.org/search?query=Rue Saint-Christophe,bruxelles" calcext:value-type="string">
            <text:p>https://osm.org/search?query=Rue Saint-Christoph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Géry</text:p>
          </table:table-cell>
          <table:table-cell table:style-name="ce2" office:value-type="string" calcext:value-type="string">
            <text:p>Sint-Gorik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68];&quot;,bruxelles&quot;))" office:value-type="string" office:string-value="https://osm.org/search?query=Rue Saint-Géry,bruxelles" calcext:value-type="string">
            <text:p>https://osm.org/search?query=Rue Saint-Géry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Jean</text:p>
          </table:table-cell>
          <table:table-cell table:style-name="ce2" office:value-type="string" calcext:value-type="string">
            <text:p>Sint-Ja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69];&quot;,bruxelles&quot;))" office:value-type="string" office:string-value="https://osm.org/search?query=Rue Saint-Jean,bruxelles" calcext:value-type="string">
            <text:p>https://osm.org/search?query=Rue Saint-Jea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Jean Népomucène</text:p>
          </table:table-cell>
          <table:table-cell table:style-name="ce2" office:value-type="string" calcext:value-type="string">
            <text:p>Sint-Jan Nepomucenu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70];&quot;,bruxelles&quot;))" office:value-type="string" office:string-value="https://osm.org/search?query=Rue Saint-Jean Népomucène,bruxelles" calcext:value-type="string">
            <text:p>https://osm.org/search?query=Rue Saint-Jean Népomucè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Laurent</text:p>
          </table:table-cell>
          <table:table-cell table:style-name="ce2" office:value-type="string" calcext:value-type="string">
            <text:p>Sint-Laur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71];&quot;,bruxelles&quot;))" office:value-type="string" office:string-value="https://osm.org/search?query=Rue Saint-Laurent,bruxelles" calcext:value-type="string">
            <text:p>https://osm.org/search?query=Rue Saint-Laure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Michel</text:p>
          </table:table-cell>
          <table:table-cell table:style-name="ce2" office:value-type="string" calcext:value-type="string">
            <text:p>Sint-Michiel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72];&quot;,bruxelles&quot;))" office:value-type="string" office:string-value="https://osm.org/search?query=Rue Saint-Michel,bruxelles" calcext:value-type="string">
            <text:p>https://osm.org/search?query=Rue Saint-Miche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Pierre</text:p>
          </table:table-cell>
          <table:table-cell table:style-name="ce2" office:value-type="string" calcext:value-type="string">
            <text:p>Sint-Piet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73];&quot;,bruxelles&quot;))" office:value-type="string" office:string-value="https://osm.org/search?query=Rue Saint-Pierre,bruxelles" calcext:value-type="string">
            <text:p>https://osm.org/search?query=Rue Saint-Pier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Roch</text:p>
          </table:table-cell>
          <table:table-cell table:style-name="ce2" office:value-type="string" calcext:value-type="string">
            <text:p>Sint-Rochu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74];&quot;,bruxelles&quot;))" office:value-type="string" office:string-value="https://osm.org/search?query=Rue Saint-Roch,bruxelles" calcext:value-type="string">
            <text:p>https://osm.org/search?query=Rue Saint-Roch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e-Anne</text:p>
          </table:table-cell>
          <table:table-cell table:style-name="ce2" office:value-type="string" calcext:value-type="string">
            <text:p>Sint-Anna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75];&quot;,bruxelles&quot;))" office:value-type="string" office:string-value="https://osm.org/search?query=Rue Sainte-Anne,bruxelles" calcext:value-type="string">
            <text:p>https://osm.org/search?query=Rue Sainte-An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e-Catherine</text:p>
          </table:table-cell>
          <table:table-cell table:style-name="ce2" office:value-type="string" calcext:value-type="string">
            <text:p>Sint-Katelijne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076];&quot;,bruxelles&quot;))" office:value-type="string" office:string-value="https://osm.org/search?query=Rue Sainte-Catherine,bruxelles" calcext:value-type="string">
            <text:p>https://osm.org/search?query=Rue Sainte-Catheri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s Pierre et Paul</text:p>
          </table:table-cell>
          <table:table-cell table:style-name="ce2" office:value-type="string" calcext:value-type="string">
            <text:p>Sint-Pieter-en-Pauw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77];&quot;,bruxelles&quot;))" office:value-type="string" office:string-value="https://osm.org/search?query=Rue Saints Pierre et Paul,bruxelles" calcext:value-type="string">
            <text:p>https://osm.org/search?query=Rue Saints Pierre et Pau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imons</text:p>
          </table:table-cell>
          <table:table-cell table:style-name="ce2" office:value-type="string" calcext:value-type="string">
            <text:p>Simonsstraat</text:p>
          </table:table-cell>
          <table:table-cell table:style-name="ce2" office:value-type="string" calcext:value-type="string">
            <text:p>Q166700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78];&quot;,bruxelles&quot;))" office:value-type="string" office:string-value="https://osm.org/search?query=Rue Simons,bruxelles" calcext:value-type="string">
            <text:p>https://osm.org/search?query=Rue Simo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'Kint</text:p>
          </table:table-cell>
          <table:table-cell table:style-name="ce2" office:value-type="string" calcext:value-type="string">
            <text:p>T'Kintstraat</text:p>
          </table:table-cell>
          <table:table-cell table:style-name="ce2" office:value-type="string" calcext:value-type="string">
            <text:p>Q31579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79];&quot;,bruxelles&quot;))" office:value-type="string" office:string-value="https://osm.org/search?query=Rue T'Kint,bruxelles" calcext:value-type="string">
            <text:p>https://osm.org/search?query=Rue T'Ki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abora</text:p>
          </table:table-cell>
          <table:table-cell table:style-name="ce2" office:value-type="string" calcext:value-type="string">
            <text:p>Tabor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80];&quot;,bruxelles&quot;))" office:value-type="string" office:string-value="https://osm.org/search?query=Rue Tabora,bruxelles" calcext:value-type="string">
            <text:p>https://osm.org/search?query=Rue Tabor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er Elst</text:p>
          </table:table-cell>
          <table:table-cell table:style-name="ce2" office:value-type="string" calcext:value-type="string">
            <text:p>Ter El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81];&quot;,bruxelles&quot;))" office:value-type="string" office:string-value="https://osm.org/search?query=Rue Ter Elst,bruxelles" calcext:value-type="string">
            <text:p>https://osm.org/search?query=Rue Ter Els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erarken</text:p>
          </table:table-cell>
          <table:table-cell table:style-name="ce2" office:value-type="string" calcext:value-type="string">
            <text:p>Terar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corruption de Arca Dei</text:p>
          </table:table-cell>
          <table:table-cell table:style-name="ce18" table:formula="of:=HYPERLINK(CONCATENATE(&quot;https://osm.org/search?query=&quot;; [.C1082];&quot;,bruxelles&quot;))" office:value-type="string" office:string-value="https://osm.org/search?query=Rue Terarken,bruxelles" calcext:value-type="string">
            <text:p>https://osm.org/search?query=Rue Terark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erre-Neuve</text:p>
          </table:table-cell>
          <table:table-cell table:style-name="ce2" office:value-type="string" calcext:value-type="string">
            <text:p>Nieuwlan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83];&quot;,bruxelles&quot;))" office:value-type="string" office:string-value="https://osm.org/search?query=Rue Terre-Neuve,bruxelles" calcext:value-type="string">
            <text:p>https://osm.org/search?query=Rue Terre-Neuv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ielemans</text:p>
          </table:table-cell>
          <table:table-cell table:style-name="ce2" office:value-type="string" calcext:value-type="string">
            <text:p>Tielemansstraat</text:p>
          </table:table-cell>
          <table:table-cell table:style-name="ce2" office:value-type="string" calcext:value-type="string">
            <text:p>Q3827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84];&quot;,bruxelles&quot;))" office:value-type="string" office:string-value="https://osm.org/search?query=Rue Tielemans,bruxelles" calcext:value-type="string">
            <text:p>https://osm.org/search?query=Rue Tielema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wyeninck</text:p>
          </table:table-cell>
          <table:table-cell table:style-name="ce2" office:value-type="string" calcext:value-type="string">
            <text:p>Twyeninckstraat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Pas de data, pas d'infos</text:p>
          </table:table-cell>
          <table:table-cell table:style-name="ce18" table:formula="of:=HYPERLINK(CONCATENATE(&quot;https://osm.org/search?query=&quot;; [.C1085];&quot;,bruxelles&quot;))" office:value-type="string" office:string-value="https://osm.org/search?query=Rue Twyeninck,bruxelles" calcext:value-type="string">
            <text:p>https://osm.org/search?query=Rue Twyeninck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 Artevelde</text:p>
          </table:table-cell>
          <table:table-cell table:style-name="ce2" office:value-type="string" calcext:value-type="string">
            <text:p>Arteveldestraat</text:p>
          </table:table-cell>
          <table:table-cell table:style-name="ce2" office:value-type="string" calcext:value-type="string">
            <text:p>Q3591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86];&quot;,bruxelles&quot;))" office:value-type="string" office:string-value="https://osm.org/search?query=Rue Van Artevelde,bruxelles" calcext:value-type="string">
            <text:p>https://osm.org/search?query=Rue Van Arteveld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 Eyck</text:p>
          </table:table-cell>
          <table:table-cell table:style-name="ce2" office:value-type="string" calcext:value-type="string">
            <text:p>Van Eyckstraat</text:p>
          </table:table-cell>
          <table:table-cell table:style-name="ce2" office:value-type="string" calcext:value-type="string">
            <text:p>Q1022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87];&quot;,bruxelles&quot;))" office:value-type="string" office:string-value="https://osm.org/search?query=Rue Van Eyck,bruxelles" calcext:value-type="string">
            <text:p>https://osm.org/search?query=Rue Van Eyck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 Gaver</text:p>
          </table:table-cell>
          <table:table-cell table:style-name="ce2" office:value-type="string" calcext:value-type="string">
            <text:p>Van Gav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88];&quot;,bruxelles&quot;))" office:value-type="string" office:string-value="https://osm.org/search?query=Rue Van Gaver,bruxelles" calcext:value-type="string">
            <text:p>https://osm.org/search?query=Rue Van Gav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 Helmont</text:p>
          </table:table-cell>
          <table:table-cell table:style-name="ce2" office:value-type="string" calcext:value-type="string">
            <text:p>Van Helmontstraat</text:p>
          </table:table-cell>
          <table:table-cell table:style-name="ce2" office:value-type="string" calcext:value-type="string">
            <text:p>Q2941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89];&quot;,bruxelles&quot;))" office:value-type="string" office:string-value="https://osm.org/search?query=Rue Van Helmont,bruxelles" calcext:value-type="string">
            <text:p>https://osm.org/search?query=Rue Van Helmo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 Maerlant</text:p>
          </table:table-cell>
          <table:table-cell table:style-name="ce2" office:value-type="string" calcext:value-type="string">
            <text:p>Van Maerlantstraat</text:p>
          </table:table-cell>
          <table:table-cell table:style-name="ce2" office:value-type="string" calcext:value-type="string">
            <text:p>Q13939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acob van Maerlant</text:p>
          </table:table-cell>
          <table:table-cell table:style-name="ce18" table:formula="of:=HYPERLINK(CONCATENATE(&quot;https://osm.org/search?query=&quot;; [.C1090];&quot;,bruxelles&quot;))" office:value-type="string" office:string-value="https://osm.org/search?query=Rue Van Maerlant,bruxelles" calcext:value-type="string">
            <text:p>https://osm.org/search?query=Rue Van Maerla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denbranden</text:p>
          </table:table-cell>
          <table:table-cell table:style-name="ce2" office:value-type="string" calcext:value-type="string">
            <text:p>Vandenbrandenstraat</text:p>
          </table:table-cell>
          <table:table-cell table:style-name="ce2" office:value-type="string" calcext:value-type="string">
            <text:p>Q375149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91];&quot;,bruxelles&quot;))" office:value-type="string" office:string-value="https://osm.org/search?query=Rue Vandenbranden,bruxelles" calcext:value-type="string">
            <text:p>https://osm.org/search?query=Rue Vandenbrand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der Elst</text:p>
          </table:table-cell>
          <table:table-cell table:style-name="ce2" office:value-type="string" calcext:value-type="string">
            <text:p>Vander El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wikidata, ni wikipedia</text:p>
          </table:table-cell>
          <table:table-cell table:style-name="ce18" table:formula="of:=HYPERLINK(CONCATENATE(&quot;https://osm.org/search?query=&quot;; [.C1092];&quot;,bruxelles&quot;))" office:value-type="string" office:string-value="https://osm.org/search?query=Rue Vander Elst,bruxelles" calcext:value-type="string">
            <text:p>https://osm.org/search?query=Rue Vander Els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dermeulen</text:p>
          </table:table-cell>
          <table:table-cell table:style-name="ce2" office:value-type="string" calcext:value-type="string">
            <text:p>Vandermeul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wikidata, ni wikipedia</text:p>
          </table:table-cell>
          <table:table-cell table:style-name="ce18" table:formula="of:=HYPERLINK(CONCATENATE(&quot;https://osm.org/search?query=&quot;; [.C1093];&quot;,bruxelles&quot;))" office:value-type="string" office:string-value="https://osm.org/search?query=Rue Vandermeulen,bruxelles" calcext:value-type="string">
            <text:p>https://osm.org/search?query=Rue Vandermeul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illa Hermosa</text:p>
          </table:table-cell>
          <table:table-cell table:style-name="ce2" office:value-type="string" calcext:value-type="string">
            <text:p>Villa Hermos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94];&quot;,bruxelles&quot;))" office:value-type="string" office:string-value="https://osm.org/search?query=Rue Villa Hermosa,bruxelles" calcext:value-type="string">
            <text:p>https://osm.org/search?query=Rue Villa Hermos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ésale</text:p>
          </table:table-cell>
          <table:table-cell table:style-name="ce2" office:value-type="string" calcext:value-type="string">
            <text:p>Vesaliusstraat</text:p>
          </table:table-cell>
          <table:table-cell table:style-name="ce2" office:value-type="string" calcext:value-type="string">
            <text:p>Q1702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95];&quot;,bruxelles&quot;))" office:value-type="string" office:string-value="https://osm.org/search?query=Rue Vésale,bruxelles" calcext:value-type="string">
            <text:p>https://osm.org/search?query=Rue Vésa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Washington</text:p>
          </table:table-cell>
          <table:table-cell table:style-name="ce2" office:value-type="string" calcext:value-type="string">
            <text:p>Washingt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96];&quot;,bruxelles&quot;))" office:value-type="string" office:string-value="https://osm.org/search?query=Rue Washington,bruxelles" calcext:value-type="string">
            <text:p>https://osm.org/search?query=Rue Washingt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Yvonne Nèvejean</text:p>
          </table:table-cell>
          <table:table-cell table:style-name="ce2" office:value-type="string" calcext:value-type="string">
            <text:p>Yvonne Nèvejeanstraat</text:p>
          </table:table-cell>
          <table:table-cell table:style-name="ce2" office:value-type="string" calcext:value-type="string">
            <text:p>Q2907465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097];&quot;,bruxelles&quot;))" office:value-type="string" office:string-value="https://osm.org/search?query=Rue Yvonne Nèvejean,bruxelles" calcext:value-type="string">
            <text:p>https://osm.org/search?query=Rue Yvonne Nèvejea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Zinner</text:p>
          </table:table-cell>
          <table:table-cell table:style-name="ce2" office:value-type="string" calcext:value-type="string">
            <text:p>Zinnerstraat</text:p>
          </table:table-cell>
          <table:table-cell table:style-name="ce2" office:value-type="string" calcext:value-type="string">
            <text:p>Q242884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098];&quot;,bruxelles&quot;))" office:value-type="string" office:string-value="https://osm.org/search?query=Rue Zinner,bruxelles" calcext:value-type="string">
            <text:p>https://osm.org/search?query=Rue Zinn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u Beurre</text:p>
          </table:table-cell>
          <table:table-cell table:style-name="ce2" office:value-type="string" calcext:value-type="string">
            <text:p>Bo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099];&quot;,bruxelles&quot;))" office:value-type="string" office:string-value="https://osm.org/search?query=Rue au Beurre,bruxelles" calcext:value-type="string">
            <text:p>https://osm.org/search?query=Rue au Beur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ux Choux</text:p>
          </table:table-cell>
          <table:table-cell table:style-name="ce2" office:value-type="string" calcext:value-type="string">
            <text:p>Koo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00];&quot;,bruxelles&quot;))" office:value-type="string" office:string-value="https://osm.org/search?query=Rue aux Choux,bruxelles" calcext:value-type="string">
            <text:p>https://osm.org/search?query=Rue aux Cho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ux Fleurs</text:p>
          </table:table-cell>
          <table:table-cell table:style-name="ce2" office:value-type="string" calcext:value-type="string">
            <text:p>Bloe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01];&quot;,bruxelles&quot;))" office:value-type="string" office:string-value="https://osm.org/search?query=Rue aux Fleurs,bruxelles" calcext:value-type="string">
            <text:p>https://osm.org/search?query=Rue aux Fleu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ux Laines</text:p>
          </table:table-cell>
          <table:table-cell table:style-name="ce2" office:value-type="string" calcext:value-type="string">
            <text:p>Wo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02];&quot;,bruxelles&quot;))" office:value-type="string" office:string-value="https://osm.org/search?query=Rue aux Laines,bruxelles" calcext:value-type="string">
            <text:p>https://osm.org/search?query=Rue aux Lain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ccolay</text:p>
          </table:table-cell>
          <table:table-cell table:style-name="ce2" office:value-type="string" calcext:value-type="string">
            <text:p>Accola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wikidata, ni wikipedia</text:p>
          </table:table-cell>
          <table:table-cell table:style-name="ce18" table:formula="of:=HYPERLINK(CONCATENATE(&quot;https://osm.org/search?query=&quot;; [.C1103];&quot;,bruxelles&quot;))" office:value-type="string" office:string-value="https://osm.org/search?query=Rue d'Accolay,bruxelles" calcext:value-type="string">
            <text:p>https://osm.org/search?query=Rue d'Accolay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lost</text:p>
          </table:table-cell>
          <table:table-cell table:style-name="ce2" office:value-type="string" calcext:value-type="string">
            <text:p>Aal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04];&quot;,bruxelles&quot;))" office:value-type="string" office:string-value="https://osm.org/search?query=Rue d'Alost,bruxelles" calcext:value-type="string">
            <text:p>https://osm.org/search?query=Rue d'Alos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nderlecht</text:p>
          </table:table-cell>
          <table:table-cell table:style-name="ce2" office:value-type="string" calcext:value-type="string">
            <text:p>Anderlechtsesteenweg</text:p>
          </table:table-cell>
          <table:table-cell table:style-name="ce2" office:value-type="string" calcext:value-type="string">
            <text:p>Q12886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05];&quot;,bruxelles&quot;))" office:value-type="string" office:string-value="https://osm.org/search?query=Rue d'Anderlecht,bruxelles" calcext:value-type="string">
            <text:p>https://osm.org/search?query=Rue d'Anderlech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nderlecht</text:p>
          </table:table-cell>
          <table:table-cell table:style-name="ce2" office:value-type="string" calcext:value-type="string">
            <text:p>Anderlechtsestraat</text:p>
          </table:table-cell>
          <table:table-cell table:style-name="ce2" office:value-type="string" calcext:value-type="string">
            <text:p>Q12886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06];&quot;,bruxelles&quot;))" office:value-type="string" office:string-value="https://osm.org/search?query=Rue d'Anderlecht,bruxelles" calcext:value-type="string">
            <text:p>https://osm.org/search?query=Rue d'Anderlech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renberg</text:p>
          </table:table-cell>
          <table:table-cell table:style-name="ce2" office:value-type="string" calcext:value-type="string">
            <text:p>Ar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07];&quot;,bruxelles&quot;))" office:value-type="string" office:string-value="https://osm.org/search?query=Rue d'Arenberg,bruxelles" calcext:value-type="string">
            <text:p>https://osm.org/search?query=Rue d'Arenber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rtois</text:p>
          </table:table-cell>
          <table:table-cell table:style-name="ce2" office:value-type="string" calcext:value-type="string">
            <text:p>Artes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08];&quot;,bruxelles&quot;))" office:value-type="string" office:string-value="https://osm.org/search?query=Rue d'Artois,bruxelles" calcext:value-type="string">
            <text:p>https://osm.org/search?query=Rue d'Artoi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ssaut</text:p>
          </table:table-cell>
          <table:table-cell table:style-name="ce2" office:value-type="string" calcext:value-type="string">
            <text:p>Storm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wikidata, ni wikipedia</text:p>
          </table:table-cell>
          <table:table-cell table:style-name="ce18" table:formula="of:=HYPERLINK(CONCATENATE(&quot;https://osm.org/search?query=&quot;; [.C1109];&quot;,bruxelles&quot;))" office:value-type="string" office:string-value="https://osm.org/search?query=Rue d'Assaut,bruxelles" calcext:value-type="string">
            <text:p>https://osm.org/search?query=Rue d'Assau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Ophem</text:p>
          </table:table-cell>
          <table:table-cell table:style-name="ce2" office:value-type="string" calcext:value-type="string">
            <text:p>Oppemstraat</text:p>
          </table:table-cell>
          <table:table-cell table:style-name="ce2" office:value-type="string" calcext:value-type="string">
            <text:p>Q25207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110];&quot;,bruxelles&quot;))" office:value-type="string" office:string-value="https://osm.org/search?query=Rue d'Ophem,bruxelles" calcext:value-type="string">
            <text:p>https://osm.org/search?query=Rue d'Ophe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Une Personne</text:p>
          </table:table-cell>
          <table:table-cell table:style-name="ce2" office:value-type="string" calcext:value-type="string">
            <text:p>Eenmansstraatj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11];&quot;,bruxelles&quot;))" office:value-type="string" office:string-value="https://osm.org/search?query=Rue d'Une Personne,bruxelles" calcext:value-type="string">
            <text:p>https://osm.org/search?query=Rue d'Une Person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archon</text:p>
          </table:table-cell>
          <table:table-cell table:style-name="ce2" office:value-type="string" calcext:value-type="string">
            <text:p>Barch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12];&quot;,bruxelles&quot;))" office:value-type="string" office:string-value="https://osm.org/search?query=Rue de Barchon,bruxelles" calcext:value-type="string">
            <text:p>https://osm.org/search?query=Rue de Barch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elle Vue</text:p>
          </table:table-cell>
          <table:table-cell table:style-name="ce2" office:value-type="string" calcext:value-type="string">
            <text:p>Belle Vu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13];&quot;,bruxelles&quot;))" office:value-type="string" office:string-value="https://osm.org/search?query=Rue de Belle Vue,bruxelles" calcext:value-type="string">
            <text:p>https://osm.org/search?query=Rue de Belle Vu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elle Vue</text:p>
          </table:table-cell>
          <table:table-cell table:style-name="ce2" office:value-type="string" calcext:value-type="string">
            <text:p>Bellevu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14];&quot;,bruxelles&quot;))" office:value-type="string" office:string-value="https://osm.org/search?query=Rue de Belle Vue,bruxelles" calcext:value-type="string">
            <text:p>https://osm.org/search?query=Rue de Belle Vu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on Secours</text:p>
          </table:table-cell>
          <table:table-cell table:style-name="ce2" office:value-type="string" calcext:value-type="string">
            <text:p>Bijstan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15];&quot;,bruxelles&quot;))" office:value-type="string" office:string-value="https://osm.org/search?query=Rue de Bon Secours,bruxelles" calcext:value-type="string">
            <text:p>https://osm.org/search?query=Rue de Bon Secou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Cureghem</text:p>
          </table:table-cell>
          <table:table-cell table:style-name="ce2" office:value-type="string" calcext:value-type="string">
            <text:p>Kuregem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16];&quot;,bruxelles&quot;))" office:value-type="string" office:string-value="https://osm.org/search?query=Rue de Cureghem,bruxelles" calcext:value-type="string">
            <text:p>https://osm.org/search?query=Rue de Cureghe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Dinant</text:p>
          </table:table-cell>
          <table:table-cell table:style-name="ce2" office:value-type="string" calcext:value-type="string">
            <text:p>Dinan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17];&quot;,bruxelles&quot;))" office:value-type="string" office:string-value="https://osm.org/search?query=Rue de Dinant,bruxelles" calcext:value-type="string">
            <text:p>https://osm.org/search?query=Rue de Dina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Drootbeek</text:p>
          </table:table-cell>
          <table:table-cell table:style-name="ce2" office:value-type="string" calcext:value-type="string">
            <text:p>Droot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18];&quot;,bruxelles&quot;))" office:value-type="string" office:string-value="https://osm.org/search?query=Rue de Drootbeek,bruxelles" calcext:value-type="string">
            <text:p>https://osm.org/search?query=Rue de Drootbeek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Flandre</text:p>
          </table:table-cell>
          <table:table-cell table:style-name="ce2" office:value-type="string" calcext:value-type="string">
            <text:p>Vlaam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19];&quot;,bruxelles&quot;))" office:value-type="string" office:string-value="https://osm.org/search?query=Rue de Flandre,bruxelles" calcext:value-type="string">
            <text:p>https://osm.org/search?query=Rue de Fland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Florence</text:p>
          </table:table-cell>
          <table:table-cell table:style-name="ce2" office:value-type="string" calcext:value-type="string">
            <text:p>Florenc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20];&quot;,bruxelles&quot;))" office:value-type="string" office:string-value="https://osm.org/search?query=Rue de Florence,bruxelles" calcext:value-type="string">
            <text:p>https://osm.org/search?query=Rue de Florenc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eken</text:p>
          </table:table-cell>
          <table:table-cell table:style-name="ce2" office:value-type="string" calcext:value-type="string">
            <text:p>Laken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21];&quot;,bruxelles&quot;))" office:value-type="string" office:string-value="https://osm.org/search?query=Rue de Laeken,bruxelles" calcext:value-type="string">
            <text:p>https://osm.org/search?query=Rue de Laek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igne</text:p>
          </table:table-cell>
          <table:table-cell table:style-name="ce2" office:value-type="string" calcext:value-type="string">
            <text:p>de Lignestraat</text:p>
          </table:table-cell>
          <table:table-cell table:style-name="ce2" office:value-type="string" calcext:value-type="string">
            <text:p>Q4626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122];&quot;,bruxelles&quot;))" office:value-type="string" office:string-value="https://osm.org/search?query=Rue de Ligne,bruxelles" calcext:value-type="string">
            <text:p>https://osm.org/search?query=Rue de Lig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ivourne</text:p>
          </table:table-cell>
          <table:table-cell table:style-name="ce2" office:value-type="string" calcext:value-type="string">
            <text:p>Livorn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23];&quot;,bruxelles&quot;))" office:value-type="string" office:string-value="https://osm.org/search?query=Rue de Livourne,bruxelles" calcext:value-type="string">
            <text:p>https://osm.org/search?query=Rue de Livour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oxum</text:p>
          </table:table-cell>
          <table:table-cell table:style-name="ce2" office:value-type="string" calcext:value-type="string">
            <text:p>Loxum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wikidata, ni wikipedia</text:p>
          </table:table-cell>
          <table:table-cell table:style-name="ce18" table:formula="of:=HYPERLINK(CONCATENATE(&quot;https://osm.org/search?query=&quot;; [.C1124];&quot;,bruxelles&quot;))" office:value-type="string" office:string-value="https://osm.org/search?query=Rue de Loxum,bruxelles" calcext:value-type="string">
            <text:p>https://osm.org/search?query=Rue de Loxu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Malines</text:p>
          </table:table-cell>
          <table:table-cell table:style-name="ce2" office:value-type="string" calcext:value-type="string">
            <text:p>Mechel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25];&quot;,bruxelles&quot;))" office:value-type="string" office:string-value="https://osm.org/search?query=Rue de Malines,bruxelles" calcext:value-type="string">
            <text:p>https://osm.org/search?query=Rue de Malin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Namur</text:p>
          </table:table-cell>
          <table:table-cell table:style-name="ce2" office:value-type="string" calcext:value-type="string">
            <text:p>Naamsestraat</text:p>
          </table:table-cell>
          <table:table-cell table:style-name="ce2" office:value-type="string" calcext:value-type="string">
            <text:p>Q134121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26];&quot;,bruxelles&quot;))" office:value-type="string" office:string-value="https://osm.org/search?query=Rue de Namur,bruxelles" calcext:value-type="string">
            <text:p>https://osm.org/search?query=Rue de Nam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asschendaele</text:p>
          </table:table-cell>
          <table:table-cell table:style-name="ce2" office:value-type="string" calcext:value-type="string">
            <text:p>Passenda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27];&quot;,bruxelles&quot;))" office:value-type="string" office:string-value="https://osm.org/search?query=Rue de Passchendaele,bruxelles" calcext:value-type="string">
            <text:p>https://osm.org/search?query=Rue de Passchendae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avie</text:p>
          </table:table-cell>
          <table:table-cell table:style-name="ce2" office:value-type="string" calcext:value-type="string">
            <text:p>Pavi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28];&quot;,bruxelles&quot;))" office:value-type="string" office:string-value="https://osm.org/search?query=Rue de Pavie,bruxelles" calcext:value-type="string">
            <text:p>https://osm.org/search?query=Rue de Pav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Ruysbroeck</text:p>
          </table:table-cell>
          <table:table-cell table:style-name="ce2" office:value-type="string" calcext:value-type="string">
            <text:p>Ruisbr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29];&quot;,bruxelles&quot;))" office:value-type="string" office:string-value="https://osm.org/search?query=Rue de Ruysbroeck,bruxelles" calcext:value-type="string">
            <text:p>https://osm.org/search?query=Rue de Ruysbroeck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Soignies</text:p>
          </table:table-cell>
          <table:table-cell table:style-name="ce2" office:value-type="string" calcext:value-type="string">
            <text:p>Zinni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30];&quot;,bruxelles&quot;))" office:value-type="string" office:string-value="https://osm.org/search?query=Rue de Soignies,bruxelles" calcext:value-type="string">
            <text:p>https://osm.org/search?query=Rue de Soigni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Tabora</text:p>
          </table:table-cell>
          <table:table-cell table:style-name="ce2" office:value-type="string" calcext:value-type="string">
            <text:p>Tabor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31];&quot;,bruxelles&quot;))" office:value-type="string" office:string-value="https://osm.org/search?query=Rue de Tabora,bruxelles" calcext:value-type="string">
            <text:p>https://osm.org/search?query=Rue de Tabor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Tenbosch</text:p>
          </table:table-cell>
          <table:table-cell table:style-name="ce2" office:value-type="string" calcext:value-type="string">
            <text:p>Ten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32];&quot;,bruxelles&quot;))" office:value-type="string" office:string-value="https://osm.org/search?query=Rue de Tenbosch,bruxelles" calcext:value-type="string">
            <text:p>https://osm.org/search?query=Rue de Tenbosch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Tournai</text:p>
          </table:table-cell>
          <table:table-cell table:style-name="ce2" office:value-type="string" calcext:value-type="string">
            <text:p>Doorni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33];&quot;,bruxelles&quot;))" office:value-type="string" office:string-value="https://osm.org/search?query=Rue de Tournai,bruxelles" calcext:value-type="string">
            <text:p>https://osm.org/search?query=Rue de Tourna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Villers</text:p>
          </table:table-cell>
          <table:table-cell table:style-name="ce2" office:value-type="string" calcext:value-type="string">
            <text:p>Vill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34];&quot;,bruxelles&quot;))" office:value-type="string" office:string-value="https://osm.org/search?query=Rue de Villers,bruxelles" calcext:value-type="string">
            <text:p>https://osm.org/search?query=Rue de Vill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Witte de Haelen</text:p>
          </table:table-cell>
          <table:table-cell table:style-name="ce2" office:value-type="string" calcext:value-type="string">
            <text:p>De Witte de Haelenstraat</text:p>
          </table:table-cell>
          <table:table-cell table:style-name="ce2" office:value-type="string" calcext:value-type="string">
            <text:p>Q32714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135];&quot;,bruxelles&quot;))" office:value-type="string" office:string-value="https://osm.org/search?query=Rue de Witte de Haelen,bruxelles" calcext:value-type="string">
            <text:p>https://osm.org/search?query=Rue de Witte de Hael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Woeringen</text:p>
          </table:table-cell>
          <table:table-cell table:style-name="ce2" office:value-type="string" calcext:value-type="string">
            <text:p>Woerin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36];&quot;,bruxelles&quot;))" office:value-type="string" office:string-value="https://osm.org/search?query=Rue de Woeringen,bruxelles" calcext:value-type="string">
            <text:p>https://osm.org/search?query=Rue de Woering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battoir</text:p>
          </table:table-cell>
          <table:table-cell table:style-name="ce2" office:value-type="string" calcext:value-type="string">
            <text:p>Slacht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37];&quot;,bruxelles&quot;))" office:value-type="string" office:string-value="https://osm.org/search?query=Rue de l'Abattoir,bruxelles" calcext:value-type="string">
            <text:p>https://osm.org/search?query=Rue de l'Abattoi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bbaye</text:p>
          </table:table-cell>
          <table:table-cell table:style-name="ce2" office:value-type="string" calcext:value-type="string">
            <text:p>Abd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38];&quot;,bruxelles&quot;))" office:value-type="string" office:string-value="https://osm.org/search?query=Rue de l'Abbaye,bruxelles" calcext:value-type="string">
            <text:p>https://osm.org/search?query=Rue de l'Abbay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urore</text:p>
          </table:table-cell>
          <table:table-cell table:style-name="ce2" office:value-type="string" calcext:value-type="string">
            <text:p>Dageraa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39];&quot;,bruxelles&quot;))" office:value-type="string" office:string-value="https://osm.org/search?query=Rue de l'Aurore,bruxelles" calcext:value-type="string">
            <text:p>https://osm.org/search?query=Rue de l'Auro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Esplanade</text:p>
          </table:table-cell>
          <table:table-cell table:style-name="ce2" office:value-type="string" calcext:value-type="string">
            <text:p>Esplana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40];&quot;,bruxelles&quot;))" office:value-type="string" office:string-value="https://osm.org/search?query=Rue de l'Esplanade,bruxelles" calcext:value-type="string">
            <text:p>https://osm.org/search?query=Rue de l'Esplanad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Infante Isabelle</text:p>
          </table:table-cell>
          <table:table-cell table:style-name="ce2" office:value-type="string" calcext:value-type="string">
            <text:p>Infante Isabella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141];&quot;,bruxelles&quot;))" office:value-type="string" office:string-value="https://osm.org/search?query=Rue de l'Infante Isabelle,bruxelles" calcext:value-type="string">
            <text:p>https://osm.org/search?query=Rue de l'Infante Isabe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Infirmerie</text:p>
          </table:table-cell>
          <table:table-cell table:style-name="ce2" office:value-type="string" calcext:value-type="string">
            <text:p>Ferm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42];&quot;,bruxelles&quot;))" office:value-type="string" office:string-value="https://osm.org/search?query=Rue de l'Infirmerie,bruxelles" calcext:value-type="string">
            <text:p>https://osm.org/search?query=Rue de l'Infirmer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Ommegang</text:p>
          </table:table-cell>
          <table:table-cell table:style-name="ce2" office:value-type="string" calcext:value-type="string">
            <text:p>Ommegangstraat</text:p>
          </table:table-cell>
          <table:table-cell table:style-name="ce2" office:value-type="string" calcext:value-type="string">
            <text:p>Q54882043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43];&quot;,bruxelles&quot;))" office:value-type="string" office:string-value="https://osm.org/search?query=Rue de l'Ommegang,bruxelles" calcext:value-type="string">
            <text:p>https://osm.org/search?query=Rue de l'Ommegan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Onyx</text:p>
          </table:table-cell>
          <table:table-cell table:style-name="ce2" office:value-type="string" calcext:value-type="string">
            <text:p>Onyxstraat</text:p>
          </table:table-cell>
          <table:table-cell table:style-name="ce2" office:value-type="string" calcext:value-type="string">
            <text:p>Q180884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Minéral</text:p>
          </table:table-cell>
          <table:table-cell table:style-name="ce18" table:formula="of:=HYPERLINK(CONCATENATE(&quot;https://osm.org/search?query=&quot;; [.C1144];&quot;,bruxelles&quot;))" office:value-type="string" office:string-value="https://osm.org/search?query=Rue de l'Onyx,bruxelles" calcext:value-type="string">
            <text:p>https://osm.org/search?query=Rue de l'Ony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cuyer</text:p>
          </table:table-cell>
          <table:table-cell table:style-name="ce2" office:value-type="string" calcext:value-type="string">
            <text:p>Schildknaap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%C3%89cuyer" xlink:type="simple">https://fr.wikipedia.org/wiki/%C3%89cuyer</text:a></text:p>
          </table:table-cell>
          <table:table-cell table:style-name="ce2" office:value-type="string" calcext:value-type="string">
            <text:p>pourrait etre inclusif</text:p>
          </table:table-cell>
          <table:table-cell table:style-name="ce18" table:formula="of:=HYPERLINK(CONCATENATE(&quot;https://osm.org/search?query=&quot;; [.C1145];&quot;,bruxelles&quot;))" office:value-type="string" office:string-value="https://osm.org/search?query=Rue de l'Écuyer,bruxelles" calcext:value-type="string">
            <text:p>https://osm.org/search?query=Rue de l'Écuy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pargne</text:p>
          </table:table-cell>
          <table:table-cell table:style-name="ce2" office:value-type="string" calcext:value-type="string">
            <text:p>Spaa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46];&quot;,bruxelles&quot;))" office:value-type="string" office:string-value="https://osm.org/search?query=Rue de l'Épargne,bruxelles" calcext:value-type="string">
            <text:p>https://osm.org/search?query=Rue de l'Éparg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tuve</text:p>
          </table:table-cell>
          <table:table-cell table:style-name="ce2" office:value-type="string" calcext:value-type="string">
            <text:p>Stoo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47];&quot;,bruxelles&quot;))" office:value-type="string" office:string-value="https://osm.org/search?query=Rue de l'Étuve,bruxelles" calcext:value-type="string">
            <text:p>https://osm.org/search?query=Rue de l'Étuv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vêque</text:p>
          </table:table-cell>
          <table:table-cell table:style-name="ce2" office:value-type="string" calcext:value-type="string">
            <text:p>Bisschop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%C3%89v%C3%AAque" xlink:type="simple">https://fr.wikipedia.org/wiki/%C3%89v%C3%AAque</text:a></text:p>
          </table:table-cell>
          <table:table-cell/>
          <table:table-cell table:style-name="ce18" table:formula="of:=HYPERLINK(CONCATENATE(&quot;https://osm.org/search?query=&quot;; [.C1148];&quot;,bruxelles&quot;))" office:value-type="string" office:string-value="https://osm.org/search?query=Rue de l'Évêque,bruxelles" calcext:value-type="string">
            <text:p>https://osm.org/search?query=Rue de l'Évêqu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Banque</text:p>
          </table:table-cell>
          <table:table-cell table:style-name="ce2" office:value-type="string" calcext:value-type="string">
            <text:p>Ban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49];&quot;,bruxelles&quot;))" office:value-type="string" office:string-value="https://osm.org/search?query=Rue de la Banque,bruxelles" calcext:value-type="string">
            <text:p>https://osm.org/search?query=Rue de la Banqu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Blanchisserie</text:p>
          </table:table-cell>
          <table:table-cell table:style-name="ce2" office:value-type="string" calcext:value-type="string">
            <text:p>Blek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0];&quot;,bruxelles&quot;))" office:value-type="string" office:string-value="https://osm.org/search?query=Rue de la Blanchisserie,bruxelles" calcext:value-type="string">
            <text:p>https://osm.org/search?query=Rue de la Blanchisser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Bonté</text:p>
          </table:table-cell>
          <table:table-cell table:style-name="ce2" office:value-type="string" calcext:value-type="string">
            <text:p>Goedhe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1];&quot;,bruxelles&quot;))" office:value-type="string" office:string-value="https://osm.org/search?query=Rue de la Bonté,bruxelles" calcext:value-type="string">
            <text:p>https://osm.org/search?query=Rue de la Bonté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Bourse</text:p>
          </table:table-cell>
          <table:table-cell table:style-name="ce2" office:value-type="string" calcext:value-type="string">
            <text:p>Beu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2];&quot;,bruxelles&quot;))" office:value-type="string" office:string-value="https://osm.org/search?query=Rue de la Bourse,bruxelles" calcext:value-type="string">
            <text:p>https://osm.org/search?query=Rue de la Bours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Braie</text:p>
          </table:table-cell>
          <table:table-cell table:style-name="ce2" office:value-type="string" calcext:value-type="string">
            <text:p>Mo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3];&quot;,bruxelles&quot;))" office:value-type="string" office:string-value="https://osm.org/search?query=Rue de la Braie,bruxelles" calcext:value-type="string">
            <text:p>https://osm.org/search?query=Rue de la Bra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Buanderie</text:p>
          </table:table-cell>
          <table:table-cell table:style-name="ce2" office:value-type="string" calcext:value-type="string">
            <text:p>Was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4];&quot;,bruxelles&quot;))" office:value-type="string" office:string-value="https://osm.org/search?query=Rue de la Buanderie,bruxelles" calcext:value-type="string">
            <text:p>https://osm.org/search?query=Rue de la Buander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aserne</text:p>
          </table:table-cell>
          <table:table-cell table:style-name="ce2" office:value-type="string" calcext:value-type="string">
            <text:p>Kazer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5];&quot;,bruxelles&quot;))" office:value-type="string" office:string-value="https://osm.org/search?query=Rue de la Caserne,bruxelles" calcext:value-type="string">
            <text:p>https://osm.org/search?query=Rue de la Caser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hancellerie</text:p>
          </table:table-cell>
          <table:table-cell table:style-name="ce2" office:value-type="string" calcext:value-type="string">
            <text:p>Kansela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6];&quot;,bruxelles&quot;))" office:value-type="string" office:string-value="https://osm.org/search?query=Rue de la Chancellerie,bruxelles" calcext:value-type="string">
            <text:p>https://osm.org/search?query=Rue de la Chanceller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haufferette</text:p>
          </table:table-cell>
          <table:table-cell table:style-name="ce2" office:value-type="string" calcext:value-type="string">
            <text:p>Lollepo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7];&quot;,bruxelles&quot;))" office:value-type="string" office:string-value="https://osm.org/search?query=Rue de la Chaufferette,bruxelles" calcext:value-type="string">
            <text:p>https://osm.org/search?query=Rue de la Chaufferet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igogne</text:p>
          </table:table-cell>
          <table:table-cell table:style-name="ce2" office:value-type="string" calcext:value-type="string">
            <text:p>Ooiev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8];&quot;,bruxelles&quot;))" office:value-type="string" office:string-value="https://osm.org/search?query=Rue de la Cigogne,bruxelles" calcext:value-type="string">
            <text:p>https://osm.org/search?query=Rue de la Cigog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lé</text:p>
          </table:table-cell>
          <table:table-cell table:style-name="ce2" office:value-type="string" calcext:value-type="string">
            <text:p>Sleut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59];&quot;,bruxelles&quot;))" office:value-type="string" office:string-value="https://osm.org/search?query=Rue de la Clé,bruxelles" calcext:value-type="string">
            <text:p>https://osm.org/search?query=Rue de la Clé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ollégiale</text:p>
          </table:table-cell>
          <table:table-cell table:style-name="ce2" office:value-type="string" calcext:value-type="string">
            <text:p>Collegia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60];&quot;,bruxelles&quot;))" office:value-type="string" office:string-value="https://osm.org/search?query=Rue de la Collégiale,bruxelles" calcext:value-type="string">
            <text:p>https://osm.org/search?query=Rue de la Collégia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Fiancée</text:p>
          </table:table-cell>
          <table:table-cell table:style-name="ce2" office:value-type="string" calcext:value-type="string">
            <text:p>Bruids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ourrait être inclusif</text:p>
          </table:table-cell>
          <table:table-cell table:style-name="ce18" table:formula="of:=HYPERLINK(CONCATENATE(&quot;https://osm.org/search?query=&quot;; [.C1161];&quot;,bruxelles&quot;))" office:value-type="string" office:string-value="https://osm.org/search?query=Rue de la Fiancée,bruxelles" calcext:value-type="string">
            <text:p>https://osm.org/search?query=Rue de la Fiancé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Fontaine</text:p>
          </table:table-cell>
          <table:table-cell table:style-name="ce2" office:value-type="string" calcext:value-type="string">
            <text:p>Fontei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62];&quot;,bruxelles&quot;))" office:value-type="string" office:string-value="https://osm.org/search?query=Rue de la Fontaine,bruxelles" calcext:value-type="string">
            <text:p>https://osm.org/search?query=Rue de la Fontai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Forêt d'Houthulst</text:p>
          </table:table-cell>
          <table:table-cell table:style-name="ce2" office:value-type="string" calcext:value-type="string">
            <text:p>Houthulst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10" office:value-type="string" calcext:value-type="string">
            <text:p><text:a xlink:href="https://fr.wikipedia.org/wiki/Houthulst" xlink:type="simple">https://fr.wikipedia.org/wiki/Houthulst</text:a></text:p>
          </table:table-cell>
          <table:table-cell/>
          <table:table-cell table:style-name="ce18" table:formula="of:=HYPERLINK(CONCATENATE(&quot;https://osm.org/search?query=&quot;; [.C1163];&quot;,bruxelles&quot;))" office:value-type="string" office:string-value="https://osm.org/search?query=Rue de la Forêt d'Houthulst,bruxelles" calcext:value-type="string">
            <text:p>https://osm.org/search?query=Rue de la Forêt d'Houthuls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Fourche</text:p>
          </table:table-cell>
          <table:table-cell table:style-name="ce2" office:value-type="string" calcext:value-type="string">
            <text:p>Gree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64];&quot;,bruxelles&quot;))" office:value-type="string" office:string-value="https://osm.org/search?query=Rue de la Fourche,bruxelles" calcext:value-type="string">
            <text:p>https://osm.org/search?query=Rue de la Fourch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Gare du Witloof</text:p>
          </table:table-cell>
          <table:table-cell table:style-name="ce2" office:value-type="string" calcext:value-type="string">
            <text:p>Witloofstati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65];&quot;,bruxelles&quot;))" office:value-type="string" office:string-value="https://osm.org/search?query=Rue de la Gare du Witloof,bruxelles" calcext:value-type="string">
            <text:p>https://osm.org/search?query=Rue de la Gare du Witloof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Gouttière</text:p>
          </table:table-cell>
          <table:table-cell table:style-name="ce2" office:value-type="string" calcext:value-type="string">
            <text:p>Goo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66];&quot;,bruxelles&quot;))" office:value-type="string" office:string-value="https://osm.org/search?query=Rue de la Gouttière,bruxelles" calcext:value-type="string">
            <text:p>https://osm.org/search?query=Rue de la Goutti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Grande Île</text:p>
          </table:table-cell>
          <table:table-cell table:style-name="ce2" office:value-type="string" calcext:value-type="string">
            <text:p>Groot Eilan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67];&quot;,bruxelles&quot;))" office:value-type="string" office:string-value="https://osm.org/search?query=Rue de la Grande Île,bruxelles" calcext:value-type="string">
            <text:p>https://osm.org/search?query=Rue de la Grande Î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Madeleine</text:p>
          </table:table-cell>
          <table:table-cell table:style-name="ce2" office:value-type="string" calcext:value-type="string">
            <text:p>Magdalenastraat</text:p>
          </table:table-cell>
          <table:table-cell table:style-name="ce2" office:value-type="string" calcext:value-type="string">
            <text:p>Q15839241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168];&quot;,bruxelles&quot;))" office:value-type="string" office:string-value="https://osm.org/search?query=Rue de la Madeleine,bruxelles" calcext:value-type="string">
            <text:p>https://osm.org/search?query=Rue de la Madeleine,bruxelles</text:p>
          </table:table-cell>
          <table:table-cell table:number-columns-repeated="3"/>
          <table:table-cell table:style-name="ce10" office:value-type="string" calcext:value-type="string">
            <text:p><text:a xlink:href="http://www.ebru.be/Streets/bruxelles-1000-rue-de-la-madeleine.html" xlink:type="simple">http://www.ebru.be/Streets/bruxelles-1000-rue-de-la-madeleine.html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Montagne</text:p>
          </table:table-cell>
          <table:table-cell table:style-name="ce2" office:value-type="string" calcext:value-type="string">
            <text:p>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69];&quot;,bruxelles&quot;))" office:value-type="string" office:string-value="https://osm.org/search?query=Rue de la Montagne,bruxelles" calcext:value-type="string">
            <text:p>https://osm.org/search?query=Rue de la Montag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Mâchoire</text:p>
          </table:table-cell>
          <table:table-cell table:style-name="ce2" office:value-type="string" calcext:value-type="string">
            <text:p>Kinneba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70];&quot;,bruxelles&quot;))" office:value-type="string" office:string-value="https://osm.org/search?query=Rue de la Mâchoire,bruxelles" calcext:value-type="string">
            <text:p>https://osm.org/search?query=Rue de la Mâchoi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Paille</text:p>
          </table:table-cell>
          <table:table-cell table:style-name="ce2" office:value-type="string" calcext:value-type="string">
            <text:p>Str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71];&quot;,bruxelles&quot;))" office:value-type="string" office:string-value="https://osm.org/search?query=Rue de la Paille,bruxelles" calcext:value-type="string">
            <text:p>https://osm.org/search?query=Rue de la Pai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Poudrière</text:p>
          </table:table-cell>
          <table:table-cell table:style-name="ce2" office:value-type="string" calcext:value-type="string">
            <text:p>Kruitmo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72];&quot;,bruxelles&quot;))" office:value-type="string" office:string-value="https://osm.org/search?query=Rue de la Poudrière,bruxelles" calcext:value-type="string">
            <text:p>https://osm.org/search?query=Rue de la Poudri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Reine</text:p>
          </table:table-cell>
          <table:table-cell table:style-name="ce2" office:value-type="string" calcext:value-type="string">
            <text:p>Koninginnestraat</text:p>
          </table:table-cell>
          <table:table-cell table:style-name="ce2" office:value-type="string" calcext:value-type="string">
            <text:p>Q23697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ourrait être inclusif</text:p>
          </table:table-cell>
          <table:table-cell table:style-name="ce18" table:formula="of:=HYPERLINK(CONCATENATE(&quot;https://osm.org/search?query=&quot;; [.C1173];&quot;,bruxelles&quot;))" office:value-type="string" office:string-value="https://osm.org/search?query=Rue de la Reine,bruxelles" calcext:value-type="string">
            <text:p>https://osm.org/search?query=Rue de la Rei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Roue</text:p>
          </table:table-cell>
          <table:table-cell table:style-name="ce2" office:value-type="string" calcext:value-type="string">
            <text:p>Ra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74];&quot;,bruxelles&quot;))" office:value-type="string" office:string-value="https://osm.org/search?query=Rue de la Roue,bruxelles" calcext:value-type="string">
            <text:p>https://osm.org/search?query=Rue de la Rou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Régence</text:p>
          </table:table-cell>
          <table:table-cell table:style-name="ce2" office:value-type="string" calcext:value-type="string">
            <text:p>Regentschap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75];&quot;,bruxelles&quot;))" office:value-type="string" office:string-value="https://osm.org/search?query=Rue de la Régence,bruxelles" calcext:value-type="string">
            <text:p>https://osm.org/search?query=Rue de la Régenc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Senne</text:p>
          </table:table-cell>
          <table:table-cell table:style-name="ce2" office:value-type="string" calcext:value-type="string">
            <text:p>Ze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76];&quot;,bruxelles&quot;))" office:value-type="string" office:string-value="https://osm.org/search?query=Rue de la Senne,bruxelles" calcext:value-type="string">
            <text:p>https://osm.org/search?query=Rue de la Sen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Serrure</text:p>
          </table:table-cell>
          <table:table-cell table:style-name="ce2" office:value-type="string" calcext:value-type="string">
            <text:p>Slo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77];&quot;,bruxelles&quot;))" office:value-type="string" office:string-value="https://osm.org/search?query=Rue de la Serrure,bruxelles" calcext:value-type="string">
            <text:p>https://osm.org/search?query=Rue de la Serru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Tête d'Or</text:p>
          </table:table-cell>
          <table:table-cell table:style-name="ce2" office:value-type="string" calcext:value-type="string">
            <text:p>Guldenhoof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78];&quot;,bruxelles&quot;))" office:value-type="string" office:string-value="https://osm.org/search?query=Rue de la Tête d'Or,bruxelles" calcext:value-type="string">
            <text:p>https://osm.org/search?query=Rue de la Tête d'O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Vanne</text:p>
          </table:table-cell>
          <table:table-cell table:style-name="ce2" office:value-type="string" calcext:value-type="string">
            <text:p>Verlaa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79];&quot;,bruxelles&quot;))" office:value-type="string" office:string-value="https://osm.org/search?query=Rue de la Vanne,bruxelles" calcext:value-type="string">
            <text:p>https://osm.org/search?query=Rue de la Van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Verdure</text:p>
          </table:table-cell>
          <table:table-cell table:style-name="ce2" office:value-type="string" calcext:value-type="string">
            <text:p>Loo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80];&quot;,bruxelles&quot;))" office:value-type="string" office:string-value="https://osm.org/search?query=Rue de la Verdure,bruxelles" calcext:value-type="string">
            <text:p>https://osm.org/search?query=Rue de la Verdu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Victoire</text:p>
          </table:table-cell>
          <table:table-cell table:style-name="ce2" office:value-type="string" calcext:value-type="string">
            <text:p>Overwinn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81];&quot;,bruxelles&quot;))" office:value-type="string" office:string-value="https://osm.org/search?query=Rue de la Victoire,bruxelles" calcext:value-type="string">
            <text:p>https://osm.org/search?query=Rue de la Victoi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Vierge Noire</text:p>
          </table:table-cell>
          <table:table-cell table:style-name="ce2" office:value-type="string" calcext:value-type="string">
            <text:p>Zwarte Lievevrouw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182];&quot;,bruxelles&quot;))" office:value-type="string" office:string-value="https://osm.org/search?query=Rue de la Vierge Noire,bruxelles" calcext:value-type="string">
            <text:p>https://osm.org/search?query=Rue de la Vierge Noi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’Égalité des Droits</text:p>
          </table:table-cell>
          <table:table-cell table:style-name="ce2" office:value-type="string" calcext:value-type="string">
            <text:p>Gelijke Rech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83];&quot;,bruxelles&quot;))" office:value-type="string" office:string-value="https://osm.org/search?query=Rue de l’Égalité des Droits,bruxelles" calcext:value-type="string">
            <text:p>https://osm.org/search?query=Rue de l’Égalité des Droi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’Émancipation</text:p>
          </table:table-cell>
          <table:table-cell table:style-name="ce2" office:value-type="string" calcext:value-type="string">
            <text:p>Emancipat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84];&quot;,bruxelles&quot;))" office:value-type="string" office:string-value="https://osm.org/search?query=Rue de l’Émancipation,bruxelles" calcext:value-type="string">
            <text:p>https://osm.org/search?query=Rue de l’Émancipati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Alexiens</text:p>
          </table:table-cell>
          <table:table-cell table:style-name="ce2" office:value-type="string" calcext:value-type="string">
            <text:p>Cellebroersstraat</text:p>
          </table:table-cell>
          <table:table-cell table:style-name="ce2" office:value-type="string" calcext:value-type="string">
            <text:p>Q6223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185];&quot;,bruxelles&quot;))" office:value-type="string" office:string-value="https://osm.org/search?query=Rue des Alexiens,bruxelles" calcext:value-type="string">
            <text:p>https://osm.org/search?query=Rue des Alexi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Augustins</text:p>
          </table:table-cell>
          <table:table-cell table:style-name="ce2" office:value-type="string" calcext:value-type="string">
            <text:p>Augustijn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186];&quot;,bruxelles&quot;))" office:value-type="string" office:string-value="https://osm.org/search?query=Rue des Augustins,bruxelles" calcext:value-type="string">
            <text:p>https://osm.org/search?query=Rue des Augusti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Bogards</text:p>
          </table:table-cell>
          <table:table-cell table:style-name="ce2" office:value-type="string" calcext:value-type="string">
            <text:p>Bogaard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Augustins" xlink:type="simple">https://fr.wikipedia.org/wiki/Augustins</text:a></text:p>
          </table:table-cell>
          <table:table-cell/>
          <table:table-cell table:style-name="ce18" table:formula="of:=HYPERLINK(CONCATENATE(&quot;https://osm.org/search?query=&quot;; [.C1187];&quot;,bruxelles&quot;))" office:value-type="string" office:string-value="https://osm.org/search?query=Rue des Bogards,bruxelles" calcext:value-type="string">
            <text:p>https://osm.org/search?query=Rue des Bogard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Boiteux</text:p>
          </table:table-cell>
          <table:table-cell table:style-name="ce2" office:value-type="string" calcext:value-type="string">
            <text:p>Kreupel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Boiteux" xlink:type="simple">https://fr.wikipedia.org/wiki/Boiteux</text:a></text:p>
          </table:table-cell>
          <table:table-cell/>
          <table:table-cell table:style-name="ce18" table:formula="of:=HYPERLINK(CONCATENATE(&quot;https://osm.org/search?query=&quot;; [.C1188];&quot;,bruxelles&quot;))" office:value-type="string" office:string-value="https://osm.org/search?query=Rue des Boiteux,bruxelles" calcext:value-type="string">
            <text:p>https://osm.org/search?query=Rue des Boite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Bouchers</text:p>
          </table:table-cell>
          <table:table-cell table:style-name="ce2" office:value-type="string" calcext:value-type="string">
            <text:p>Beenhouw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ourrait être inclusif</text:p>
          </table:table-cell>
          <table:table-cell table:style-name="ce18" table:formula="of:=HYPERLINK(CONCATENATE(&quot;https://osm.org/search?query=&quot;; [.C1189];&quot;,bruxelles&quot;))" office:value-type="string" office:string-value="https://osm.org/search?query=Rue des Bouchers,bruxelles" calcext:value-type="string">
            <text:p>https://osm.org/search?query=Rue des Bouch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endres</text:p>
          </table:table-cell>
          <table:table-cell table:style-name="ce2" office:value-type="string" calcext:value-type="string">
            <text:p>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90];&quot;,bruxelles&quot;))" office:value-type="string" office:string-value="https://osm.org/search?query=Rue des Cendres,bruxelles" calcext:value-type="string">
            <text:p>https://osm.org/search?query=Rue des Cend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harbonniers</text:p>
          </table:table-cell>
          <table:table-cell table:style-name="ce2" office:value-type="string" calcext:value-type="string">
            <text:p>Koolbrand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Charbonnier_(m%C3%A9tier)" xlink:type="simple">https://fr.wikipedia.org/wiki/Charbonnier_(m%C3%A9tier)</text:a></text:p>
          </table:table-cell>
          <table:table-cell table:style-name="ce2" office:value-type="string" calcext:value-type="string">
            <text:p>pourrait être inclusif</text:p>
          </table:table-cell>
          <table:table-cell table:style-name="ce18" table:formula="of:=HYPERLINK(CONCATENATE(&quot;https://osm.org/search?query=&quot;; [.C1191];&quot;,bruxelles&quot;))" office:value-type="string" office:string-value="https://osm.org/search?query=Rue des Charbonniers,bruxelles" calcext:value-type="string">
            <text:p>https://osm.org/search?query=Rue des Charbonn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hartreux</text:p>
          </table:table-cell>
          <table:table-cell table:style-name="ce2" office:value-type="string" calcext:value-type="string">
            <text:p>Kartuiz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Ordre_des_Chartreux" xlink:type="simple">https://fr.wikipedia.org/wiki/Ordre_des_Chartreux</text:a></text:p>
          </table:table-cell>
          <table:table-cell/>
          <table:table-cell table:style-name="ce18" table:formula="of:=HYPERLINK(CONCATENATE(&quot;https://osm.org/search?query=&quot;; [.C1192];&quot;,bruxelles&quot;))" office:value-type="string" office:string-value="https://osm.org/search?query=Rue des Chartreux,bruxelles" calcext:value-type="string">
            <text:p>https://osm.org/search?query=Rue des Chartre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olonies</text:p>
          </table:table-cell>
          <table:table-cell table:style-name="ce2" office:value-type="string" calcext:value-type="string">
            <text:p>Kolonië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93];&quot;,bruxelles&quot;))" office:value-type="string" office:string-value="https://osm.org/search?query=Rue des Colonies,bruxelles" calcext:value-type="string">
            <text:p>https://osm.org/search?query=Rue des Coloni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ommerçants</text:p>
          </table:table-cell>
          <table:table-cell table:style-name="ce2" office:value-type="string" calcext:value-type="string">
            <text:p>Kooplied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ourrait etre inclusif</text:p>
          </table:table-cell>
          <table:table-cell table:style-name="ce18" table:formula="of:=HYPERLINK(CONCATENATE(&quot;https://osm.org/search?query=&quot;; [.C1194];&quot;,bruxelles&quot;))" office:value-type="string" office:string-value="https://osm.org/search?query=Rue des Commerçants,bruxelles" calcext:value-type="string">
            <text:p>https://osm.org/search?query=Rue des Commerçan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omédiens</text:p>
          </table:table-cell>
          <table:table-cell table:style-name="ce2" office:value-type="string" calcext:value-type="string">
            <text:p>Komediant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ourrait etre inclusif</text:p>
          </table:table-cell>
          <table:table-cell table:style-name="ce18" table:formula="of:=HYPERLINK(CONCATENATE(&quot;https://osm.org/search?query=&quot;; [.C1195];&quot;,bruxelles&quot;))" office:value-type="string" office:string-value="https://osm.org/search?query=Rue des Comédiens,bruxelles" calcext:value-type="string">
            <text:p>https://osm.org/search?query=Rue des Comédi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Dominicains</text:p>
          </table:table-cell>
          <table:table-cell table:style-name="ce2" office:value-type="string" calcext:value-type="string">
            <text:p>Predikher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Ordre_des_Pr%C3%AAcheurs" xlink:type="simple">https://fr.wikipedia.org/wiki/Ordre_des_Pr%C3%AAcheurs</text:a></text:p>
          </table:table-cell>
          <table:table-cell/>
          <table:table-cell table:style-name="ce18" table:formula="of:=HYPERLINK(CONCATENATE(&quot;https://osm.org/search?query=&quot;; [.C1196];&quot;,bruxelles&quot;))" office:value-type="string" office:string-value="https://osm.org/search?query=Rue des Dominicains,bruxelles" calcext:value-type="string">
            <text:p>https://osm.org/search?query=Rue des Dominicai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Douze Apôtres</text:p>
          </table:table-cell>
          <table:table-cell table:style-name="ce2" office:value-type="string" calcext:value-type="string">
            <text:p>Twaalfapostel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s://fr.wikipedia.org/wiki/Ap%C3%B4tre" xlink:type="simple">https://fr.wikipedia.org/wiki/Ap%C3%B4tre</text:a></text:p>
          </table:table-cell>
          <table:table-cell/>
          <table:table-cell table:style-name="ce18" table:formula="of:=HYPERLINK(CONCATENATE(&quot;https://osm.org/search?query=&quot;; [.C1197];&quot;,bruxelles&quot;))" office:value-type="string" office:string-value="https://osm.org/search?query=Rue des Douze Apôtres,bruxelles" calcext:value-type="string">
            <text:p>https://osm.org/search?query=Rue des Douze Apôt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Entrepôts</text:p>
          </table:table-cell>
          <table:table-cell table:style-name="ce2" office:value-type="string" calcext:value-type="string">
            <text:p>Pakhuiz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98];&quot;,bruxelles&quot;))" office:value-type="string" office:string-value="https://osm.org/search?query=Rue des Entrepôts,bruxelles" calcext:value-type="string">
            <text:p>https://osm.org/search?query=Rue des Entrepô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Fabriques</text:p>
          </table:table-cell>
          <table:table-cell table:style-name="ce2" office:value-type="string" calcext:value-type="string">
            <text:p>Fabriek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199];&quot;,bruxelles&quot;))" office:value-type="string" office:string-value="https://osm.org/search?query=Rue des Fabriques,bruxelles" calcext:value-type="string">
            <text:p>https://osm.org/search?query=Rue des Fabriqu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Foulons</text:p>
          </table:table-cell>
          <table:table-cell table:style-name="ce2" office:value-type="string" calcext:value-type="string">
            <text:p>Vol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00];&quot;,bruxelles&quot;))" office:value-type="string" office:string-value="https://osm.org/search?query=Rue des Foulons,bruxelles" calcext:value-type="string">
            <text:p>https://osm.org/search?query=Rue des Foulo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Fripiers</text:p>
          </table:table-cell>
          <table:table-cell table:style-name="ce2" office:value-type="string" calcext:value-type="string">
            <text:p>Kleerkop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01];&quot;,bruxelles&quot;))" office:value-type="string" office:string-value="https://osm.org/search?query=Rue des Fripiers,bruxelles" calcext:value-type="string">
            <text:p>https://osm.org/search?query=Rue des Frip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Grands Carmes</text:p>
          </table:table-cell>
          <table:table-cell table:style-name="ce2" office:value-type="string" calcext:value-type="string">
            <text:p>Lievevrouwbro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02];&quot;,bruxelles&quot;))" office:value-type="string" office:string-value="https://osm.org/search?query=Rue des Grands Carmes,bruxelles" calcext:value-type="string">
            <text:p>https://osm.org/search?query=Rue des Grands Carm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Halles</text:p>
          </table:table-cell>
          <table:table-cell table:style-name="ce2" office:value-type="string" calcext:value-type="string">
            <text:p>Hal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03];&quot;,bruxelles&quot;))" office:value-type="string" office:string-value="https://osm.org/search?query=Rue des Halles,bruxelles" calcext:value-type="string">
            <text:p>https://osm.org/search?query=Rue des Hall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Hirondelles</text:p>
          </table:table-cell>
          <table:table-cell table:style-name="ce2" office:value-type="string" calcext:value-type="string">
            <text:p>Zwaluw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04];&quot;,bruxelles&quot;))" office:value-type="string" office:string-value="https://osm.org/search?query=Rue des Hirondelles,bruxelles" calcext:value-type="string">
            <text:p>https://osm.org/search?query=Rue des Hirondell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Jardins Potagers</text:p>
          </table:table-cell>
          <table:table-cell table:style-name="ce2" office:value-type="string" calcext:value-type="string">
            <text:p>Moestui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05];&quot;,bruxelles&quot;))" office:value-type="string" office:string-value="https://osm.org/search?query=Rue des Jardins Potagers,bruxelles" calcext:value-type="string">
            <text:p>https://osm.org/search?query=Rue des Jardins Potag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Minimes</text:p>
          </table:table-cell>
          <table:table-cell table:style-name="ce2" office:value-type="string" calcext:value-type="string">
            <text:p>Mini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06];&quot;,bruxelles&quot;))" office:value-type="string" office:string-value="https://osm.org/search?query=Rue des Minimes,bruxelles" calcext:value-type="string">
            <text:p>https://osm.org/search?query=Rue des Minim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Moineaux</text:p>
          </table:table-cell>
          <table:table-cell table:style-name="ce2" office:value-type="string" calcext:value-type="string">
            <text:p>Muss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07];&quot;,bruxelles&quot;))" office:value-type="string" office:string-value="https://osm.org/search?query=Rue des Moineaux,bruxelles" calcext:value-type="string">
            <text:p>https://osm.org/search?query=Rue des Moinea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Moucherons</text:p>
          </table:table-cell>
          <table:table-cell table:style-name="ce2" office:value-type="string" calcext:value-type="string">
            <text:p>Mug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08];&quot;,bruxelles&quot;))" office:value-type="string" office:string-value="https://osm.org/search?query=Rue des Moucherons,bruxelles" calcext:value-type="string">
            <text:p>https://osm.org/search?query=Rue des Mouchero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Mélisses</text:p>
          </table:table-cell>
          <table:table-cell table:style-name="ce2" office:value-type="string" calcext:value-type="string">
            <text:p>Citroenkru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09];&quot;,bruxelles&quot;))" office:value-type="string" office:string-value="https://osm.org/search?query=Rue des Mélisses,bruxelles" calcext:value-type="string">
            <text:p>https://osm.org/search?query=Rue des Méliss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Paroissiens</text:p>
          </table:table-cell>
          <table:table-cell table:style-name="ce2" office:value-type="string" calcext:value-type="string">
            <text:p>Parochiaa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10];&quot;,bruxelles&quot;))" office:value-type="string" office:string-value="https://osm.org/search?query=Rue des Paroissiens,bruxelles" calcext:value-type="string">
            <text:p>https://osm.org/search?query=Rue des Paroissie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Patriotes</text:p>
          </table:table-cell>
          <table:table-cell table:style-name="ce2" office:value-type="string" calcext:value-type="string">
            <text:p>Patriot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11];&quot;,bruxelles&quot;))" office:value-type="string" office:string-value="https://osm.org/search?query=Rue des Patriotes,bruxelles" calcext:value-type="string">
            <text:p>https://osm.org/search?query=Rue des Patriot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Pierres</text:p>
          </table:table-cell>
          <table:table-cell table:style-name="ce2" office:value-type="string" calcext:value-type="string">
            <text:p>Ste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12];&quot;,bruxelles&quot;))" office:value-type="string" office:string-value="https://osm.org/search?query=Rue des Pierres,bruxelles" calcext:value-type="string">
            <text:p>https://osm.org/search?query=Rue des Pier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Poissonniers</text:p>
          </table:table-cell>
          <table:table-cell table:style-name="ce2" office:value-type="string" calcext:value-type="string">
            <text:p>Visverkop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13];&quot;,bruxelles&quot;))" office:value-type="string" office:string-value="https://osm.org/search?query=Rue des Poissonniers,bruxelles" calcext:value-type="string">
            <text:p>https://osm.org/search?query=Rue des Poissonn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Potiers</text:p>
          </table:table-cell>
          <table:table-cell table:style-name="ce2" office:value-type="string" calcext:value-type="string">
            <text:p>Pottenbakk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14];&quot;,bruxelles&quot;))" office:value-type="string" office:string-value="https://osm.org/search?query=Rue des Potiers,bruxelles" calcext:value-type="string">
            <text:p>https://osm.org/search?query=Rue des Pot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Riches Claires</text:p>
          </table:table-cell>
          <table:table-cell table:style-name="ce2" office:value-type="string" calcext:value-type="string">
            <text:p>Rijkekla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15];&quot;,bruxelles&quot;))" office:value-type="string" office:string-value="https://osm.org/search?query=Rue des Riches Claires,bruxelles" calcext:value-type="string">
            <text:p>https://osm.org/search?query=Rue des Riches Clai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Roses</text:p>
          </table:table-cell>
          <table:table-cell table:style-name="ce2" office:value-type="string" calcext:value-type="string">
            <text:p>Roz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16];&quot;,bruxelles&quot;))" office:value-type="string" office:string-value="https://osm.org/search?query=Rue des Roses,bruxelles" calcext:value-type="string">
            <text:p>https://osm.org/search?query=Rue des Ros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Sables</text:p>
          </table:table-cell>
          <table:table-cell table:style-name="ce2" office:value-type="string" calcext:value-type="string">
            <text:p>Z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17];&quot;,bruxelles&quot;))" office:value-type="string" office:string-value="https://osm.org/search?query=Rue des Sables,bruxelles" calcext:value-type="string">
            <text:p>https://osm.org/search?query=Rue des Sabl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Six Jetons</text:p>
          </table:table-cell>
          <table:table-cell table:style-name="ce2" office:value-type="string" calcext:value-type="string">
            <text:p>Zespennin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18];&quot;,bruxelles&quot;))" office:value-type="string" office:string-value="https://osm.org/search?query=Rue des Six Jetons,bruxelles" calcext:value-type="string">
            <text:p>https://osm.org/search?query=Rue des Six Jeto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Teinturiers</text:p>
          </table:table-cell>
          <table:table-cell table:style-name="ce2" office:value-type="string" calcext:value-type="string">
            <text:p>Verv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19];&quot;,bruxelles&quot;))" office:value-type="string" office:string-value="https://osm.org/search?query=Rue des Teinturiers,bruxelles" calcext:value-type="string">
            <text:p>https://osm.org/search?query=Rue des Teintur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Vierges</text:p>
          </table:table-cell>
          <table:table-cell table:style-name="ce2" office:value-type="string" calcext:value-type="string">
            <text:p>Maag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0];&quot;,bruxelles&quot;))" office:value-type="string" office:string-value="https://osm.org/search?query=Rue des Vierges,bruxelles" calcext:value-type="string">
            <text:p>https://osm.org/search?query=Rue des Vierg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Échelles</text:p>
          </table:table-cell>
          <table:table-cell table:style-name="ce2" office:value-type="string" calcext:value-type="string">
            <text:p>Lad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1];&quot;,bruxelles&quot;))" office:value-type="string" office:string-value="https://osm.org/search?query=Rue des Échelles,bruxelles" calcext:value-type="string">
            <text:p>https://osm.org/search?query=Rue des Échell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Éperonniers</text:p>
          </table:table-cell>
          <table:table-cell table:style-name="ce2" office:value-type="string" calcext:value-type="string">
            <text:p>Spoormak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2];&quot;,bruxelles&quot;))" office:value-type="string" office:string-value="https://osm.org/search?query=Rue des Éperonniers,bruxelles" calcext:value-type="string">
            <text:p>https://osm.org/search?query=Rue des Éperonn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Œillets</text:p>
          </table:table-cell>
          <table:table-cell table:style-name="ce2" office:value-type="string" calcext:value-type="string">
            <text:p>Anjeli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3];&quot;,bruxelles&quot;))" office:value-type="string" office:string-value="https://osm.org/search?query=Rue des Œillets,bruxelles" calcext:value-type="string">
            <text:p>https://osm.org/search?query=Rue des Œille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Bailli</text:p>
          </table:table-cell>
          <table:table-cell table:style-name="ce2" office:value-type="string" calcext:value-type="string">
            <text:p>Balju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4];&quot;,bruxelles&quot;))" office:value-type="string" office:string-value="https://osm.org/search?query=Rue du Bailli,bruxelles" calcext:value-type="string">
            <text:p>https://osm.org/search?query=Rue du Baill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Beau Site</text:p>
          </table:table-cell>
          <table:table-cell table:style-name="ce2" office:value-type="string" calcext:value-type="string">
            <text:p>Welgele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5];&quot;,bruxelles&quot;))" office:value-type="string" office:string-value="https://osm.org/search?query=Rue du Beau Site,bruxelles" calcext:value-type="string">
            <text:p>https://osm.org/search?query=Rue du Beau Si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Bois Sauvage</text:p>
          </table:table-cell>
          <table:table-cell table:style-name="ce2" office:value-type="string" calcext:value-type="string">
            <text:p>Wildewou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6];&quot;,bruxelles&quot;))" office:value-type="string" office:string-value="https://osm.org/search?query=Rue du Bois Sauvage,bruxelles" calcext:value-type="string">
            <text:p>https://osm.org/search?query=Rue du Bois Sauvag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Boulet</text:p>
          </table:table-cell>
          <table:table-cell table:style-name="ce2" office:value-type="string" calcext:value-type="string">
            <text:p>Kog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7];&quot;,bruxelles&quot;))" office:value-type="string" office:string-value="https://osm.org/search?query=Rue du Boulet,bruxelles" calcext:value-type="string">
            <text:p>https://osm.org/search?query=Rue du Boule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Béguinage</text:p>
          </table:table-cell>
          <table:table-cell table:style-name="ce2" office:value-type="string" calcext:value-type="string">
            <text:p>Begijnho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8];&quot;,bruxelles&quot;))" office:value-type="string" office:string-value="https://osm.org/search?query=Rue du Béguinage,bruxelles" calcext:value-type="string">
            <text:p>https://osm.org/search?query=Rue du Béguinag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anal</text:p>
          </table:table-cell>
          <table:table-cell table:style-name="ce2" office:value-type="string" calcext:value-type="string">
            <text:p>Vaa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29];&quot;,bruxelles&quot;))" office:value-type="string" office:string-value="https://osm.org/search?query=Rue du Canal,bruxelles" calcext:value-type="string">
            <text:p>https://osm.org/search?query=Rue du Cana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anon</text:p>
          </table:table-cell>
          <table:table-cell table:style-name="ce2" office:value-type="string" calcext:value-type="string">
            <text:p>Kan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30];&quot;,bruxelles&quot;))" office:value-type="string" office:string-value="https://osm.org/search?query=Rue du Canon,bruxelles" calcext:value-type="string">
            <text:p>https://osm.org/search?query=Rue du Can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ardinal</text:p>
          </table:table-cell>
          <table:table-cell table:style-name="ce2" office:value-type="string" calcext:value-type="string">
            <text:p>Kardinaalsstraat</text:p>
          </table:table-cell>
          <table:table-cell table:style-name="ce2" office:value-type="string" calcext:value-type="string">
            <text:p>Q4511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31];&quot;,bruxelles&quot;))" office:value-type="string" office:string-value="https://osm.org/search?query=Rue du Cardinal,bruxelles" calcext:value-type="string">
            <text:p>https://osm.org/search?query=Rue du Cardina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ardinal Mercier</text:p>
          </table:table-cell>
          <table:table-cell table:style-name="ce2" office:value-type="string" calcext:value-type="string">
            <text:p>Kardinaal Mercierstraat</text:p>
          </table:table-cell>
          <table:table-cell table:style-name="ce2" office:value-type="string" calcext:value-type="string">
            <text:p>Q4680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32];&quot;,bruxelles&quot;))" office:value-type="string" office:string-value="https://osm.org/search?query=Rue du Cardinal Mercier,bruxelles" calcext:value-type="string">
            <text:p>https://osm.org/search?query=Rue du Cardinal Merc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hantier</text:p>
          </table:table-cell>
          <table:table-cell table:style-name="ce2" office:value-type="string" calcext:value-type="string">
            <text:p>Wer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33];&quot;,bruxelles&quot;))" office:value-type="string" office:string-value="https://osm.org/search?query=Rue du Chantier,bruxelles" calcext:value-type="string">
            <text:p>https://osm.org/search?query=Rue du Chant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har</text:p>
          </table:table-cell>
          <table:table-cell table:style-name="ce2" office:value-type="string" calcext:value-type="string">
            <text:p>Wa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34];&quot;,bruxelles&quot;))" office:value-type="string" office:string-value="https://osm.org/search?query=Rue du Char,bruxelles" calcext:value-type="string">
            <text:p>https://osm.org/search?query=Rue du Cha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hasseur</text:p>
          </table:table-cell>
          <table:table-cell table:style-name="ce2" office:value-type="string" calcext:value-type="string">
            <text:p>Jag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35];&quot;,bruxelles&quot;))" office:value-type="string" office:string-value="https://osm.org/search?query=Rue du Chasseur,bruxelles" calcext:value-type="string">
            <text:p>https://osm.org/search?query=Rue du Chasse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hien Marin</text:p>
          </table:table-cell>
          <table:table-cell table:style-name="ce2" office:value-type="string" calcext:value-type="string">
            <text:p>Zeeho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36];&quot;,bruxelles&quot;))" office:value-type="string" office:string-value="https://osm.org/search?query=Rue du Chien Marin,bruxelles" calcext:value-type="string">
            <text:p>https://osm.org/search?query=Rue du Chien Mari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hêne</text:p>
          </table:table-cell>
          <table:table-cell table:style-name="ce2" office:value-type="string" calcext:value-type="string">
            <text:p>Ei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37];&quot;,bruxelles&quot;))" office:value-type="string" office:string-value="https://osm.org/search?query=Rue du Chêne,bruxelles" calcext:value-type="string">
            <text:p>https://osm.org/search?query=Rue du Chêne,bruxelle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irque</text:p>
          </table:table-cell>
          <table:table-cell table:style-name="ce2" office:value-type="string" calcext:value-type="string">
            <text:p>Circu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39];&quot;,bruxelles&quot;))" office:value-type="string" office:string-value="https://osm.org/search?query=Rue du Cirque,bruxelles" calcext:value-type="string">
            <text:p>https://osm.org/search?query=Rue du Cirqu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olombier</text:p>
          </table:table-cell>
          <table:table-cell table:style-name="ce2" office:value-type="string" calcext:value-type="string">
            <text:p>Duivenko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40];&quot;,bruxelles&quot;))" office:value-type="string" office:string-value="https://osm.org/search?query=Rue du Colombier,bruxelles" calcext:value-type="string">
            <text:p>https://osm.org/search?query=Rue du Colomb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ornet</text:p>
          </table:table-cell>
          <table:table-cell table:style-name="ce2" office:value-type="string" calcext:value-type="string">
            <text:p>Hoor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41];&quot;,bruxelles&quot;))" office:value-type="string" office:string-value="https://osm.org/search?query=Rue du Cornet,bruxelles" calcext:value-type="string">
            <text:p>https://osm.org/search?query=Rue du Corne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yprès</text:p>
          </table:table-cell>
          <table:table-cell table:style-name="ce2" office:value-type="string" calcext:value-type="string">
            <text:p>Cipr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42];&quot;,bruxelles&quot;))" office:value-type="string" office:string-value="https://osm.org/search?query=Rue du Cyprès,bruxelles" calcext:value-type="string">
            <text:p>https://osm.org/search?query=Rue du Cyprè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Dam</text:p>
          </table:table-cell>
          <table:table-cell table:style-name="ce2" office:value-type="string" calcext:value-type="string">
            <text:p>Dam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43];&quot;,bruxelles&quot;))" office:value-type="string" office:string-value="https://osm.org/search?query=Rue du Dam,bruxelles" calcext:value-type="string">
            <text:p>https://osm.org/search?query=Rue du Da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Damier</text:p>
          </table:table-cell>
          <table:table-cell table:style-name="ce2" office:value-type="string" calcext:value-type="string">
            <text:p>Dambo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44];&quot;,bruxelles&quot;))" office:value-type="string" office:string-value="https://osm.org/search?query=Rue du Damier,bruxelles" calcext:value-type="string">
            <text:p>https://osm.org/search?query=Rue du Dam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Finistère</text:p>
          </table:table-cell>
          <table:table-cell table:style-name="ce2" office:value-type="string" calcext:value-type="string">
            <text:p>Finisterra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45];&quot;,bruxelles&quot;))" office:value-type="string" office:string-value="https://osm.org/search?query=Rue du Finistère,bruxelles" calcext:value-type="string">
            <text:p>https://osm.org/search?query=Rue du Finist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Gentilhomme</text:p>
          </table:table-cell>
          <table:table-cell table:style-name="ce2" office:value-type="string" calcext:value-type="string">
            <text:p>Jonk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46];&quot;,bruxelles&quot;))" office:value-type="string" office:string-value="https://osm.org/search?query=Rue du Gentilhomme,bruxelles" calcext:value-type="string">
            <text:p>https://osm.org/search?query=Rue du Gentilhomm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Grand Hospice</text:p>
          </table:table-cell>
          <table:table-cell table:style-name="ce2" office:value-type="string" calcext:value-type="string">
            <text:p>Grootgods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47];&quot;,bruxelles&quot;))" office:value-type="string" office:string-value="https://osm.org/search?query=Rue du Grand Hospice,bruxelles" calcext:value-type="string">
            <text:p>https://osm.org/search?query=Rue du Grand Hospic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Grand-Serment</text:p>
          </table:table-cell>
          <table:table-cell table:style-name="ce2" office:value-type="string" calcext:value-type="string">
            <text:p>Grootsermen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48];&quot;,bruxelles&quot;))" office:value-type="string" office:string-value="https://osm.org/search?query=Rue du Grand-Serment,bruxelles" calcext:value-type="string">
            <text:p>https://osm.org/search?query=Rue du Grand-Sermen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Hall Des Sports</text:p>
          </table:table-cell>
          <table:table-cell table:style-name="ce2" office:value-type="string" calcext:value-type="string">
            <text:p>Sporth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49];&quot;,bruxelles&quot;))" office:value-type="string" office:string-value="https://osm.org/search?query=Rue du Hall Des Sports,bruxelles" calcext:value-type="string">
            <text:p>https://osm.org/search?query=Rue du Hall Des Spor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Houblon</text:p>
          </table:table-cell>
          <table:table-cell table:style-name="ce2" office:value-type="string" calcext:value-type="string">
            <text:p>Ho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50];&quot;,bruxelles&quot;))" office:value-type="string" office:string-value="https://osm.org/search?query=Rue du Houblon,bruxelles" calcext:value-type="string">
            <text:p>https://osm.org/search?query=Rue du Houbl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Jardin des Olives</text:p>
          </table:table-cell>
          <table:table-cell table:style-name="ce2" office:value-type="string" calcext:value-type="string">
            <text:p>Olivetenho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51];&quot;,bruxelles&quot;))" office:value-type="string" office:string-value="https://osm.org/search?query=Rue du Jardin des Olives,bruxelles" calcext:value-type="string">
            <text:p>https://osm.org/search?query=Rue du Jardin des Oliv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Javelot</text:p>
          </table:table-cell>
          <table:table-cell table:style-name="ce2" office:value-type="string" calcext:value-type="string">
            <text:p>Spe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52];&quot;,bruxelles&quot;))" office:value-type="string" office:string-value="https://osm.org/search?query=Rue du Javelot,bruxelles" calcext:value-type="string">
            <text:p>https://osm.org/search?query=Rue du Javelo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Knijf</text:p>
          </table:table-cell>
          <table:table-cell table:style-name="ce2" office:value-type="string" calcext:value-type="string">
            <text:p>Knij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53];&quot;,bruxelles&quot;))" office:value-type="string" office:string-value="https://osm.org/search?query=Rue du Knijf,bruxelles" calcext:value-type="string">
            <text:p>https://osm.org/search?query=Rue du Knijf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Labrador</text:p>
          </table:table-cell>
          <table:table-cell table:style-name="ce2" office:value-type="string" calcext:value-type="string">
            <text:p>Labrado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54];&quot;,bruxelles&quot;))" office:value-type="string" office:string-value="https://osm.org/search?query=Rue du Labrador,bruxelles" calcext:value-type="string">
            <text:p>https://osm.org/search?query=Rue du Labrado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Lion</text:p>
          </table:table-cell>
          <table:table-cell table:style-name="ce2" office:value-type="string" calcext:value-type="string">
            <text:p>Leeu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55];&quot;,bruxelles&quot;))" office:value-type="string" office:string-value="https://osm.org/search?query=Rue du Lion,bruxelles" calcext:value-type="string">
            <text:p>https://osm.org/search?query=Rue du Li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Lombard</text:p>
          </table:table-cell>
          <table:table-cell table:style-name="ce2" office:value-type="string" calcext:value-type="string">
            <text:p>Lombard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56];&quot;,bruxelles&quot;))" office:value-type="string" office:string-value="https://osm.org/search?query=Rue du Lombard,bruxelles" calcext:value-type="string">
            <text:p>https://osm.org/search?query=Rue du Lombar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gasin</text:p>
          </table:table-cell>
          <table:table-cell table:style-name="ce2" office:value-type="string" calcext:value-type="string">
            <text:p>Pak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57];&quot;,bruxelles&quot;))" office:value-type="string" office:string-value="https://osm.org/search?query=Rue du Magasin,bruxelles" calcext:value-type="string">
            <text:p>https://osm.org/search?query=Rue du Magasi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gistrat</text:p>
          </table:table-cell>
          <table:table-cell table:style-name="ce2" office:value-type="string" calcext:value-type="string">
            <text:p>Wethou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58];&quot;,bruxelles&quot;))" office:value-type="string" office:string-value="https://osm.org/search?query=Rue du Magistrat,bruxelles" calcext:value-type="string">
            <text:p>https://osm.org/search?query=Rue du Magistra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rais</text:p>
          </table:table-cell>
          <table:table-cell table:style-name="ce2" office:value-type="string" calcext:value-type="string">
            <text:p>Br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59];&quot;,bruxelles&quot;))" office:value-type="string" office:string-value="https://osm.org/search?query=Rue du Marais,bruxelles" calcext:value-type="string">
            <text:p>https://osm.org/search?query=Rue du Marai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rché au Charbon</text:p>
          </table:table-cell>
          <table:table-cell table:style-name="ce2" office:value-type="string" calcext:value-type="string">
            <text:p>Kolen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60];&quot;,bruxelles&quot;))" office:value-type="string" office:string-value="https://osm.org/search?query=Rue du Marché au Charbon,bruxelles" calcext:value-type="string">
            <text:p>https://osm.org/search?query=Rue du Marché au Charb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rché aux Herbes</text:p>
          </table:table-cell>
          <table:table-cell table:style-name="ce2" office:value-type="string" calcext:value-type="string">
            <text:p>Gras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61];&quot;,bruxelles&quot;))" office:value-type="string" office:string-value="https://osm.org/search?query=Rue du Marché aux Herbes,bruxelles" calcext:value-type="string">
            <text:p>https://osm.org/search?query=Rue du Marché aux Herb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rché aux Peaux</text:p>
          </table:table-cell>
          <table:table-cell table:style-name="ce2" office:value-type="string" calcext:value-type="string">
            <text:p>Huiden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62];&quot;,bruxelles&quot;))" office:value-type="string" office:string-value="https://osm.org/search?query=Rue du Marché aux Peaux,bruxelles" calcext:value-type="string">
            <text:p>https://osm.org/search?query=Rue du Marché aux Peaux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rché aux Porcs</text:p>
          </table:table-cell>
          <table:table-cell table:style-name="ce2" office:value-type="string" calcext:value-type="string">
            <text:p>Varkens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63];&quot;,bruxelles&quot;))" office:value-type="string" office:string-value="https://osm.org/search?query=Rue du Marché aux Porcs,bruxelles" calcext:value-type="string">
            <text:p>https://osm.org/search?query=Rue du Marché aux Porc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rché aux Poulets</text:p>
          </table:table-cell>
          <table:table-cell table:style-name="ce2" office:value-type="string" calcext:value-type="string">
            <text:p>Kieken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64];&quot;,bruxelles&quot;))" office:value-type="string" office:string-value="https://osm.org/search?query=Rue du Marché aux Poulets,bruxelles" calcext:value-type="string">
            <text:p>https://osm.org/search?query=Rue du Marché aux Poulet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rquis</text:p>
          </table:table-cell>
          <table:table-cell table:style-name="ce2" office:value-type="string" calcext:value-type="string">
            <text:p>Markiesstraat</text:p>
          </table:table-cell>
          <table:table-cell table:style-name="ce2" office:value-type="string" calcext:value-type="string">
            <text:p>Q647335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65];&quot;,bruxelles&quot;))" office:value-type="string" office:string-value="https://osm.org/search?query=Rue du Marquis,bruxelles" calcext:value-type="string">
            <text:p>https://osm.org/search?query=Rue du Marqui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rronnier</text:p>
          </table:table-cell>
          <table:table-cell table:style-name="ce2" office:value-type="string" calcext:value-type="string">
            <text:p>Kastanje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66];&quot;,bruxelles&quot;))" office:value-type="string" office:string-value="https://osm.org/search?query=Rue du Marronnier,bruxelles" calcext:value-type="string">
            <text:p>https://osm.org/search?query=Rue du Marronn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eiboom</text:p>
          </table:table-cell>
          <table:table-cell table:style-name="ce2" office:value-type="string" calcext:value-type="string">
            <text:p>Mei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67];&quot;,bruxelles&quot;))" office:value-type="string" office:string-value="https://osm.org/search?query=Rue du Meiboom,bruxelles" calcext:value-type="string">
            <text:p>https://osm.org/search?query=Rue du Meiboo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idi</text:p>
          </table:table-cell>
          <table:table-cell table:style-name="ce2" office:value-type="string" calcext:value-type="string">
            <text:p>Zu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68];&quot;,bruxelles&quot;))" office:value-type="string" office:string-value="https://osm.org/search?query=Rue du Midi,bruxelles" calcext:value-type="string">
            <text:p>https://osm.org/search?query=Rue du Mid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illefeuille</text:p>
          </table:table-cell>
          <table:table-cell table:style-name="ce2" office:value-type="string" calcext:value-type="string">
            <text:p>Duizendbla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69];&quot;,bruxelles&quot;))" office:value-type="string" office:string-value="https://osm.org/search?query=Rue du Millefeuille,bruxelles" calcext:value-type="string">
            <text:p>https://osm.org/search?query=Rue du Millefeui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iroir</text:p>
          </table:table-cell>
          <table:table-cell table:style-name="ce2" office:value-type="string" calcext:value-type="string">
            <text:p>Spieg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0];&quot;,bruxelles&quot;))" office:value-type="string" office:string-value="https://osm.org/search?query=Rue du Miroir,bruxelles" calcext:value-type="string">
            <text:p>https://osm.org/search?query=Rue du Miroi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onastère</text:p>
          </table:table-cell>
          <table:table-cell table:style-name="ce2" office:value-type="string" calcext:value-type="string">
            <text:p>Mun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1];&quot;,bruxelles&quot;))" office:value-type="string" office:string-value="https://osm.org/search?query=Rue du Monastère,bruxelles" calcext:value-type="string">
            <text:p>https://osm.org/search?query=Rue du Monast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usée</text:p>
          </table:table-cell>
          <table:table-cell table:style-name="ce2" office:value-type="string" calcext:value-type="string">
            <text:p>Museu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2];&quot;,bruxelles&quot;))" office:value-type="string" office:string-value="https://osm.org/search?query=Rue du Musée,bruxelles" calcext:value-type="string">
            <text:p>https://osm.org/search?query=Rue du Musé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Nom de Jésus</text:p>
          </table:table-cell>
          <table:table-cell table:style-name="ce2" office:value-type="string" calcext:value-type="string">
            <text:p>Naam Jezu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3];&quot;,bruxelles&quot;))" office:value-type="string" office:string-value="https://osm.org/search?query=Rue du Nom de Jésus,bruxelles" calcext:value-type="string">
            <text:p>https://osm.org/search?query=Rue du Nom de Jésu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Noyer</text:p>
          </table:table-cell>
          <table:table-cell table:style-name="ce2" office:value-type="string" calcext:value-type="string">
            <text:p>Notelaa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4];&quot;,bruxelles&quot;))" office:value-type="string" office:string-value="https://osm.org/search?query=Rue du Noyer,bruxelles" calcext:value-type="string">
            <text:p>https://osm.org/search?query=Rue du Noy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ays de Liège</text:p>
          </table:table-cell>
          <table:table-cell table:style-name="ce2" office:value-type="string" calcext:value-type="string">
            <text:p>Land-van-Luikstraatj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5];&quot;,bruxelles&quot;))" office:value-type="string" office:string-value="https://osm.org/search?query=Rue du Pays de Liège,bruxelles" calcext:value-type="string">
            <text:p>https://osm.org/search?query=Rue du Pays de Lièg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ersil</text:p>
          </table:table-cell>
          <table:table-cell table:style-name="ce2" office:value-type="string" calcext:value-type="string">
            <text:p>Petersel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6];&quot;,bruxelles&quot;))" office:value-type="string" office:string-value="https://osm.org/search?query=Rue du Persil,bruxelles" calcext:value-type="string">
            <text:p>https://osm.org/search?query=Rue du Persi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etit Rempart</text:p>
          </table:table-cell>
          <table:table-cell table:style-name="ce2" office:value-type="string" calcext:value-type="string">
            <text:p>Vestj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7];&quot;,bruxelles&quot;))" office:value-type="string" office:string-value="https://osm.org/search?query=Rue du Petit Rempart,bruxelles" calcext:value-type="string">
            <text:p>https://osm.org/search?query=Rue du Petit Rempar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euple</text:p>
          </table:table-cell>
          <table:table-cell table:style-name="ce2" office:value-type="string" calcext:value-type="string">
            <text:p>Volk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8];&quot;,bruxelles&quot;))" office:value-type="string" office:string-value="https://osm.org/search?query=Rue du Peuple,bruxelles" calcext:value-type="string">
            <text:p>https://osm.org/search?query=Rue du Peup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euplier</text:p>
          </table:table-cell>
          <table:table-cell table:style-name="ce2" office:value-type="string" calcext:value-type="string">
            <text:p>Popul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79];&quot;,bruxelles&quot;))" office:value-type="string" office:string-value="https://osm.org/search?query=Rue du Peuplier,bruxelles" calcext:value-type="string">
            <text:p>https://osm.org/search?query=Rue du Peupl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oinçon</text:p>
          </table:table-cell>
          <table:table-cell table:style-name="ce2" office:value-type="string" calcext:value-type="string">
            <text:p>Pri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80];&quot;,bruxelles&quot;))" office:value-type="string" office:string-value="https://osm.org/search?query=Rue du Poinçon,bruxelles" calcext:value-type="string">
            <text:p>https://osm.org/search?query=Rue du Poinç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oivre</text:p>
          </table:table-cell>
          <table:table-cell table:style-name="ce2" office:value-type="string" calcext:value-type="string">
            <text:p>Pep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81];&quot;,bruxelles&quot;))" office:value-type="string" office:string-value="https://osm.org/search?query=Rue du Poivre,bruxelles" calcext:value-type="string">
            <text:p>https://osm.org/search?query=Rue du Poiv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ont de la Carpe</text:p>
          </table:table-cell>
          <table:table-cell table:style-name="ce2" office:value-type="string" calcext:value-type="string">
            <text:p>Karperbru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82];&quot;,bruxelles&quot;))" office:value-type="string" office:string-value="https://osm.org/search?query=Rue du Pont de la Carpe,bruxelles" calcext:value-type="string">
            <text:p>https://osm.org/search?query=Rue du Pont de la Carp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ène</text:p>
          </table:table-cell>
          <table:table-cell table:style-name="ce2" office:value-type="string" calcext:value-type="string">
            <text:p>Schoo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83];&quot;,bruxelles&quot;))" office:value-type="string" office:string-value="https://osm.org/search?query=Rue du Pène,bruxelles" calcext:value-type="string">
            <text:p>https://osm.org/search?query=Rue du Pèn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élican</text:p>
          </table:table-cell>
          <table:table-cell table:style-name="ce2" office:value-type="string" calcext:value-type="string">
            <text:p>Pelika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84];&quot;,bruxelles&quot;))" office:value-type="string" office:string-value="https://osm.org/search?query=Rue du Pélican,bruxelles" calcext:value-type="string">
            <text:p>https://osm.org/search?query=Rue du Pélica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Rempart des Moines</text:p>
          </table:table-cell>
          <table:table-cell table:style-name="ce2" office:value-type="string" calcext:value-type="string">
            <text:p>Papenves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85];&quot;,bruxelles&quot;))" office:value-type="string" office:string-value="https://osm.org/search?query=Rue du Rempart des Moines,bruxelles" calcext:value-type="string">
            <text:p>https://osm.org/search?query=Rue du Rempart des Moin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Rouleau</text:p>
          </table:table-cell>
          <table:table-cell table:style-name="ce2" office:value-type="string" calcext:value-type="string">
            <text:p>Ro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86];&quot;,bruxelles&quot;))" office:value-type="string" office:string-value="https://osm.org/search?query=Rue du Rouleau,bruxelles" calcext:value-type="string">
            <text:p>https://osm.org/search?query=Rue du Rouleau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Rupel</text:p>
          </table:table-cell>
          <table:table-cell table:style-name="ce2" office:value-type="string" calcext:value-type="string">
            <text:p>Rup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87];&quot;,bruxelles&quot;))" office:value-type="string" office:string-value="https://osm.org/search?query=Rue du Rupel,bruxelles" calcext:value-type="string">
            <text:p>https://osm.org/search?query=Rue du Rupe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Vautour</text:p>
          </table:table-cell>
          <table:table-cell table:style-name="ce2" office:value-type="string" calcext:value-type="string">
            <text:p>G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88];&quot;,bruxelles&quot;))" office:value-type="string" office:string-value="https://osm.org/search?query=Rue du Vautour,bruxelles" calcext:value-type="string">
            <text:p>https://osm.org/search?query=Rue du Vautou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Émile Claus</text:p>
          </table:table-cell>
          <table:table-cell table:style-name="ce2" office:value-type="string" calcext:value-type="string">
            <text:p>Émile Clausstraat</text:p>
          </table:table-cell>
          <table:table-cell table:style-name="ce2" office:value-type="string" calcext:value-type="string">
            <text:p>Q7330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289];&quot;,bruxelles&quot;))" office:value-type="string" office:string-value="https://osm.org/search?query=Rue Émile Claus,bruxelles" calcext:value-type="string">
            <text:p>https://osm.org/search?query=Rue Émile Clau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lle du Bouc Émissaire</text:p>
          </table:table-cell>
          <table:table-cell table:style-name="ce2" office:value-type="string" calcext:value-type="string">
            <text:p>Zondebokstraatj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0];&quot;,bruxelles&quot;))" office:value-type="string" office:string-value="https://osm.org/search?query=Ruelle du Bouc Émissaire,bruxelles" calcext:value-type="string">
            <text:p>https://osm.org/search?query=Ruelle du Bouc Émissai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Savoie</text:p>
          </table:table-cell>
          <table:table-cell table:style-name="ce2" office:value-type="string" calcext:value-type="string">
            <text:p>Savoie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1];&quot;,bruxelles&quot;))" office:value-type="string" office:string-value="https://osm.org/search?query=Impasse de Savoie,bruxelles" calcext:value-type="string">
            <text:p>https://osm.org/search?query=Impasse de Savo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'Améthyste</text:p>
          </table:table-cell>
          <table:table-cell table:style-name="ce2" office:value-type="string" calcext:value-type="string">
            <text:p>Amethist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2];&quot;,bruxelles&quot;))" office:value-type="string" office:string-value="https://osm.org/search?query=Sentier de l'Améthyste,bruxelles" calcext:value-type="string">
            <text:p>https://osm.org/search?query=Sentier de l'Améthyst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'Embarcadère</text:p>
          </table:table-cell>
          <table:table-cell table:style-name="ce2" office:value-type="string" calcext:value-type="string">
            <text:p>Steiger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3];&quot;,bruxelles&quot;))" office:value-type="string" office:string-value="https://osm.org/search?query=Sentier de l'Embarcadère,bruxelles" calcext:value-type="string">
            <text:p>https://osm.org/search?query=Sentier de l'Embarcad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a Ferme à Chicons</text:p>
          </table:table-cell>
          <table:table-cell table:style-name="ce2" office:value-type="string" calcext:value-type="string">
            <text:p>Witloofboerderij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4];&quot;,bruxelles&quot;))" office:value-type="string" office:string-value="https://osm.org/search?query=Sentier de la Ferme à Chicons,bruxelles" calcext:value-type="string">
            <text:p>https://osm.org/search?query=Sentier de la Ferme à Chico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a Glaisière</text:p>
          </table:table-cell>
          <table:table-cell table:style-name="ce2" office:value-type="string" calcext:value-type="string">
            <text:p>Kleemput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5];&quot;,bruxelles&quot;))" office:value-type="string" office:string-value="https://osm.org/search?query=Sentier de la Glaisière,bruxelles" calcext:value-type="string">
            <text:p>https://osm.org/search?query=Sentier de la Glaisiè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a Turquoise</text:p>
          </table:table-cell>
          <table:table-cell table:style-name="ce2" office:value-type="string" calcext:value-type="string">
            <text:p>Turkoois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6];&quot;,bruxelles&quot;))" office:value-type="string" office:string-value="https://osm.org/search?query=Sentier de la Turquoise,bruxelles" calcext:value-type="string">
            <text:p>https://osm.org/search?query=Sentier de la Turquois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Adonides</text:p>
          </table:table-cell>
          <table:table-cell table:style-name="ce2" office:value-type="string" calcext:value-type="string">
            <text:p>Adonissen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7];&quot;,bruxelles&quot;))" office:value-type="string" office:string-value="https://osm.org/search?query=Sentier des Adonides,bruxelles" calcext:value-type="string">
            <text:p>https://osm.org/search?query=Sentier des Adonid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Bergeronnettes</text:p>
          </table:table-cell>
          <table:table-cell table:style-name="ce2" office:value-type="string" calcext:value-type="string">
            <text:p>Kwikstaarten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8];&quot;,bruxelles&quot;))" office:value-type="string" office:string-value="https://osm.org/search?query=Sentier des Bergeronnettes,bruxelles" calcext:value-type="string">
            <text:p>https://osm.org/search?query=Sentier des Bergeronnett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Canotiers</text:p>
          </table:table-cell>
          <table:table-cell table:style-name="ce2" office:value-type="string" calcext:value-type="string">
            <text:p>Canoers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299];&quot;,bruxelles&quot;))" office:value-type="string" office:string-value="https://osm.org/search?query=Sentier des Canotiers,bruxelles" calcext:value-type="string">
            <text:p>https://osm.org/search?query=Sentier des Canotie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Cinéraires</text:p>
          </table:table-cell>
          <table:table-cell table:style-name="ce2" office:value-type="string" calcext:value-type="string">
            <text:p>Asplanten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00];&quot;,bruxelles&quot;))" office:value-type="string" office:string-value="https://osm.org/search?query=Sentier des Cinéraires,bruxelles" calcext:value-type="string">
            <text:p>https://osm.org/search?query=Sentier des Cinérair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Ecureuils</text:p>
          </table:table-cell>
          <table:table-cell table:style-name="ce2" office:value-type="string" calcext:value-type="string">
            <text:p>Eekhoorntjes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01];&quot;,bruxelles&quot;))" office:value-type="string" office:string-value="https://osm.org/search?query=Sentier des Ecureuils,bruxelles" calcext:value-type="string">
            <text:p>https://osm.org/search?query=Sentier des Ecureuil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Muscardins</text:p>
          </table:table-cell>
          <table:table-cell table:style-name="ce2" office:value-type="string" calcext:value-type="string">
            <text:p>Hazelmuizen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02];&quot;,bruxelles&quot;))" office:value-type="string" office:string-value="https://osm.org/search?query=Sentier des Muscardins,bruxelles" calcext:value-type="string">
            <text:p>https://osm.org/search?query=Sentier des Muscardi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Myosotis</text:p>
          </table:table-cell>
          <table:table-cell table:style-name="ce2" office:value-type="string" calcext:value-type="string">
            <text:p>Vergeet Mij Nietjes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03];&quot;,bruxelles&quot;))" office:value-type="string" office:string-value="https://osm.org/search?query=Sentier des Myosotis,bruxelles" calcext:value-type="string">
            <text:p>https://osm.org/search?query=Sentier des Myosoti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Mésanges</text:p>
          </table:table-cell>
          <table:table-cell table:style-name="ce2" office:value-type="string" calcext:value-type="string">
            <text:p>Mezen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04];&quot;,bruxelles&quot;))" office:value-type="string" office:string-value="https://osm.org/search?query=Sentier des Mésanges,bruxelles" calcext:value-type="string">
            <text:p>https://osm.org/search?query=Sentier des Mésange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Pinsons</text:p>
          </table:table-cell>
          <table:table-cell table:style-name="ce2" office:value-type="string" calcext:value-type="string">
            <text:p>Vinken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05];&quot;,bruxelles&quot;))" office:value-type="string" office:string-value="https://osm.org/search?query=Sentier des Pinsons,bruxelles" calcext:value-type="string">
            <text:p>https://osm.org/search?query=Sentier des Pinso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Rameurs</text:p>
          </table:table-cell>
          <table:table-cell table:style-name="ce2" office:value-type="string" calcext:value-type="string">
            <text:p>Roeiers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06];&quot;,bruxelles&quot;))" office:value-type="string" office:string-value="https://osm.org/search?query=Sentier des Rameurs,bruxelles" calcext:value-type="string">
            <text:p>https://osm.org/search?query=Sentier des Rameur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Basset</text:p>
          </table:table-cell>
          <table:table-cell table:style-name="ce2" office:value-type="string" calcext:value-type="string">
            <text:p>Dashond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07];&quot;,bruxelles&quot;))" office:value-type="string" office:string-value="https://osm.org/search?query=Sentier du Basset,bruxelles" calcext:value-type="string">
            <text:p>https://osm.org/search?query=Sentier du Basset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Boxer</text:p>
          </table:table-cell>
          <table:table-cell table:style-name="ce2" office:value-type="string" calcext:value-type="string">
            <text:p>Boxerwe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308];&quot;,bruxelles&quot;))" office:value-type="string" office:string-value="https://osm.org/search?query=Sentier du Boxer,bruxelles" calcext:value-type="string">
            <text:p>https://osm.org/search?query=Sentier du Box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Béryl</text:p>
          </table:table-cell>
          <table:table-cell table:style-name="ce2" office:value-type="string" calcext:value-type="string">
            <text:p>Beril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09];&quot;,bruxelles&quot;))" office:value-type="string" office:string-value="https://osm.org/search?query=Sentier du Béryl,bruxelles" calcext:value-type="string">
            <text:p>https://osm.org/search?query=Sentier du Béry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Castrum</text:p>
          </table:table-cell>
          <table:table-cell table:style-name="ce2" office:value-type="string" calcext:value-type="string">
            <text:p>Castrum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0];&quot;,bruxelles&quot;))" office:value-type="string" office:string-value="https://osm.org/search?query=Sentier du Castrum,bruxelles" calcext:value-type="string">
            <text:p>https://osm.org/search?query=Sentier du Castrum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Chien de Berger</text:p>
          </table:table-cell>
          <table:table-cell table:style-name="ce2" office:value-type="string" calcext:value-type="string">
            <text:p>Herdershond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1];&quot;,bruxelles&quot;))" office:value-type="string" office:string-value="https://osm.org/search?query=Sentier du Chien de Berger,bruxelles" calcext:value-type="string">
            <text:p>https://osm.org/search?query=Sentier du Chien de Berg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Cocker</text:p>
          </table:table-cell>
          <table:table-cell table:style-name="ce2" office:value-type="string" calcext:value-type="string">
            <text:p>Cocker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2];&quot;,bruxelles&quot;))" office:value-type="string" office:string-value="https://osm.org/search?query=Sentier du Cocker,bruxelles" calcext:value-type="string">
            <text:p>https://osm.org/search?query=Sentier du Cock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Cortenbach</text:p>
          </table:table-cell>
          <table:table-cell table:style-name="ce2" office:value-type="string" calcext:value-type="string">
            <text:p>Cortenbach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3];&quot;,bruxelles&quot;))" office:value-type="string" office:string-value="https://osm.org/search?query=Sentier du Cortenbach,bruxelles" calcext:value-type="string">
            <text:p>https://osm.org/search?query=Sentier du Cortenbach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number-columns-repeated="2"/>
          <table:table-cell table:style-name="ce2" office:value-type="string" calcext:value-type="string">
            <text:p>Hollebeek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4];&quot;,bruxelles&quot;))" office:value-type="string" office:string-value="https://osm.org/search?query=,bruxelles" calcext:value-type="string">
            <text:p>https://osm.org/search?query=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Jade</text:p>
          </table:table-cell>
          <table:table-cell table:style-name="ce2" office:value-type="string" calcext:value-type="string">
            <text:p>Jade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5];&quot;,bruxelles&quot;))" office:value-type="string" office:string-value="https://osm.org/search?query=Sentier du Jade,bruxelles" calcext:value-type="string">
            <text:p>https://osm.org/search?query=Sentier du Jad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Lévrier</text:p>
          </table:table-cell>
          <table:table-cell table:style-name="ce2" office:value-type="string" calcext:value-type="string">
            <text:p>Windhond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6];&quot;,bruxelles&quot;))" office:value-type="string" office:string-value="https://osm.org/search?query=Sentier du Lévrier,bruxelles" calcext:value-type="string">
            <text:p>https://osm.org/search?query=Sentier du Lévr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Setter</text:p>
          </table:table-cell>
          <table:table-cell table:style-name="ce2" office:value-type="string" calcext:value-type="string">
            <text:p>Setter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7];&quot;,bruxelles&quot;))" office:value-type="string" office:string-value="https://osm.org/search?query=Sentier du Setter,bruxelles" calcext:value-type="string">
            <text:p>https://osm.org/search?query=Sentier du Sett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Zircon</text:p>
          </table:table-cell>
          <table:table-cell table:style-name="ce2" office:value-type="string" calcext:value-type="string">
            <text:p>Zirkoon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8];&quot;,bruxelles&quot;))" office:value-type="string" office:string-value="https://osm.org/search?query=Sentier du Zircon,bruxelles" calcext:value-type="string">
            <text:p>https://osm.org/search?query=Sentier du Zirco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Faucille</text:p>
          </table:table-cell>
          <table:table-cell table:style-name="ce2" office:value-type="string" calcext:value-type="string">
            <text:p>Sikkel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19];&quot;,bruxelles&quot;))" office:value-type="string" office:string-value="https://osm.org/search?query=Impasse de la Faucille,bruxelles" calcext:value-type="string">
            <text:p>https://osm.org/search?query=Impasse de la Faucill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Saint-Nicolas</text:p>
          </table:table-cell>
          <table:table-cell table:style-name="ce2" office:value-type="string" calcext:value-type="string">
            <text:p>Sint-Nikolaasgang</text:p>
          </table:table-cell>
          <table:table-cell table:style-name="ce3" office:value-type="string" calcext:value-type="string">
            <text:p>Q442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320];&quot;,bruxelles&quot;))" office:value-type="string" office:string-value="https://osm.org/search?query=Impasse Saint-Nicolas,bruxelles" calcext:value-type="string">
            <text:p>https://osm.org/search?query=Impasse Saint-Nicola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Breughel l'Ancien</text:p>
          </table:table-cell>
          <table:table-cell table:style-name="ce2" office:value-type="string" calcext:value-type="string">
            <text:p>Breughel de Oudeplein</text:p>
          </table:table-cell>
          <table:table-cell table:style-name="ce2" office:value-type="string" calcext:value-type="string">
            <text:p>Q432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321];&quot;,bruxelles&quot;))" office:value-type="string" office:string-value="https://osm.org/search?query=Square Breughel l'Ancien,bruxelles" calcext:value-type="string">
            <text:p>https://osm.org/search?query=Square Breughel l'Ancie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Cardinal Cardijn</text:p>
          </table:table-cell>
          <table:table-cell table:style-name="ce2" office:value-type="string" calcext:value-type="string">
            <text:p>Kardinaal Cardijnplantsoen</text:p>
          </table:table-cell>
          <table:table-cell table:style-name="ce2" office:value-type="string" calcext:value-type="string">
            <text:p>Q46958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322];&quot;,bruxelles&quot;))" office:value-type="string" office:string-value="https://osm.org/search?query=Square Cardinal Cardijn,bruxelles" calcext:value-type="string">
            <text:p>https://osm.org/search?query=Square Cardinal Cardijn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Gutenberg</text:p>
          </table:table-cell>
          <table:table-cell table:style-name="ce2" office:value-type="string" calcext:value-type="string">
            <text:p>Gutenbergsquare</text:p>
          </table:table-cell>
          <table:table-cell table:style-name="ce2" office:value-type="string" calcext:value-type="string">
            <text:p>Q89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323];&quot;,bruxelles&quot;))" office:value-type="string" office:string-value="https://osm.org/search?query=Square Gutenberg,bruxelles" calcext:value-type="string">
            <text:p>https://osm.org/search?query=Square Gutenberg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Jules De Trooz</text:p>
          </table:table-cell>
          <table:table-cell table:style-name="ce2" office:value-type="string" calcext:value-type="string">
            <text:p>Jules De Troozsquare</text:p>
          </table:table-cell>
          <table:table-cell table:style-name="ce2" office:value-type="string" calcext:value-type="string">
            <text:p>Q7217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324];&quot;,bruxelles&quot;))" office:value-type="string" office:string-value="https://osm.org/search?query=Square Jules De Trooz,bruxelles" calcext:value-type="string">
            <text:p>https://osm.org/search?query=Square Jules De Trooz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Patrice Lumumba</text:p>
          </table:table-cell>
          <table:table-cell table:style-name="ce2" office:value-type="string" calcext:value-type="string">
            <text:p>Patrice Lumumbasquare</text:p>
          </table:table-cell>
          <table:table-cell table:style-name="ce2" office:value-type="string" calcext:value-type="string">
            <text:p>Q1616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325];&quot;,bruxelles&quot;))" office:value-type="string" office:string-value="https://osm.org/search?query=Square Patrice Lumumba,bruxelles" calcext:value-type="string">
            <text:p>https://osm.org/search?query=Square Patrice Lumumb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s Blindés</text:p>
          </table:table-cell>
          <table:table-cell table:style-name="ce2" office:value-type="string" calcext:value-type="string">
            <text:p>Pantsertroepen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26];&quot;,bruxelles&quot;))" office:value-type="string" office:string-value="https://osm.org/search?query=Square des Blindés,bruxelles" calcext:value-type="string">
            <text:p>https://osm.org/search?query=Square des Blindé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enbosch</text:p>
          </table:table-cell>
          <table:table-cell table:style-name="ce2" office:value-type="string" calcext:value-type="string">
            <text:p>Tenbos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27];&quot;,bruxelles&quot;))" office:value-type="string" office:string-value="https://osm.org/search?query=Tenbosch,bruxelles" calcext:value-type="string">
            <text:p>https://osm.org/search?query=Tenbosch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Belliard</text:p>
          </table:table-cell>
          <table:table-cell table:style-name="ce2" office:value-type="string" calcext:value-type="string">
            <text:p>Belliardtunnel</text:p>
          </table:table-cell>
          <table:table-cell table:style-name="ce2" office:value-type="string" calcext:value-type="string">
            <text:p>Q7675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328];&quot;,bruxelles&quot;))" office:value-type="string" office:string-value="https://osm.org/search?query=Tunnel Belliard,bruxelles" calcext:value-type="string">
            <text:p>https://osm.org/search?query=Tunnel Belliard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Cinquantenaire</text:p>
          </table:table-cell>
          <table:table-cell table:style-name="ce2" office:value-type="string" calcext:value-type="string">
            <text:p>Jubelparktunne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29];&quot;,bruxelles&quot;))" office:value-type="string" office:string-value="https://osm.org/search?query=Tunnel Cinquantenaire,bruxelles" calcext:value-type="string">
            <text:p>https://osm.org/search?query=Tunnel Cinquantenair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Cortenbergh</text:p>
          </table:table-cell>
          <table:table-cell table:style-name="ce2" office:value-type="string" calcext:value-type="string">
            <text:p>Kortenbergtunne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30];&quot;,bruxelles&quot;))" office:value-type="string" office:string-value="https://osm.org/search?query=Tunnel Cortenbergh,bruxelles" calcext:value-type="string">
            <text:p>https://osm.org/search?query=Tunnel Cortenbergh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Loi</text:p>
          </table:table-cell>
          <table:table-cell table:style-name="ce2" office:value-type="string" calcext:value-type="string">
            <text:p>Wettunne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31];&quot;,bruxelles&quot;))" office:value-type="string" office:string-value="https://osm.org/search?query=Tunnel Loi,bruxelles" calcext:value-type="string">
            <text:p>https://osm.org/search?query=Tunnel Lo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Louise</text:p>
          </table:table-cell>
          <table:table-cell table:style-name="ce2" office:value-type="string" calcext:value-type="string">
            <text:p>Louizatunnel</text:p>
          </table:table-cell>
          <table:table-cell table:style-name="ce2" office:value-type="string" calcext:value-type="string">
            <text:p>Q23731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332];&quot;,bruxelles&quot;))" office:value-type="string" office:string-value="https://osm.org/search?query=Tunnel Louise,bruxelles" calcext:value-type="string">
            <text:p>https://osm.org/search?query=Tunnel Louis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Léopold II</text:p>
          </table:table-cell>
          <table:table-cell table:style-name="ce2" office:value-type="string" calcext:value-type="string">
            <text:p>Leopold II-tunnel</text:p>
          </table:table-cell>
          <table:table-cell table:style-name="ce2" office:value-type="string" calcext:value-type="string">
            <text:p>Q129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8" table:formula="of:=HYPERLINK(CONCATENATE(&quot;https://osm.org/search?query=&quot;; [.C1333];&quot;,bruxelles&quot;))" office:value-type="string" office:string-value="https://osm.org/search?query=Tunnel Léopold II,bruxelles" calcext:value-type="string">
            <text:p>https://osm.org/search?query=Tunnel Léopold II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Stéphanie</text:p>
          </table:table-cell>
          <table:table-cell table:style-name="ce2" office:value-type="string" calcext:value-type="string">
            <text:p>Stefaniatunnel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334];&quot;,bruxelles&quot;))" office:value-type="string" office:string-value="https://osm.org/search?query=Tunnel Stéphanie,bruxelles" calcext:value-type="string">
            <text:p>https://osm.org/search?query=Tunnel Stéphani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Vieux Marché aux Grains</text:p>
          </table:table-cell>
          <table:table-cell table:style-name="ce2" office:value-type="string" calcext:value-type="string">
            <text:p>Oude Graanmark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35];&quot;,bruxelles&quot;))" office:value-type="string" office:string-value="https://osm.org/search?query=Vieux Marché aux Grains,bruxelles" calcext:value-type="string">
            <text:p>https://osm.org/search?query=Vieux Marché aux Grains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u Roulier</text:p>
          </table:table-cell>
          <table:table-cell table:style-name="ce2" office:value-type="string" calcext:value-type="string">
            <text:p>Voermans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36];&quot;,bruxelles&quot;))" office:value-type="string" office:string-value="https://osm.org/search?query=Impasse du Roulier,bruxelles" calcext:value-type="string">
            <text:p>https://osm.org/search?query=Impasse du Roulier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e la Giroflee</text:p>
          </table:table-cell>
          <table:table-cell table:style-name="ce2" office:value-type="string" calcext:value-type="string">
            <text:p>Voilier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37];&quot;,bruxelles&quot;))" office:value-type="string" office:string-value="https://osm.org/search?query=Impasse de la Giroflee,bruxelles" calcext:value-type="string">
            <text:p>https://osm.org/search?query=Impasse de la Giroflee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Eventail</text:p>
          </table:table-cell>
          <table:table-cell table:style-name="ce2" office:value-type="string" calcext:value-type="string">
            <text:p>Waa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38];&quot;,bruxelles&quot;))" office:value-type="string" office:string-value="https://osm.org/search?query=Rue de l'Eventail,bruxelles" calcext:value-type="string">
            <text:p>https://osm.org/search?query=Rue de l'Eventai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Impasse du Réveil</text:p>
          </table:table-cell>
          <table:table-cell table:style-name="ce2" office:value-type="string" calcext:value-type="string">
            <text:p>Wekker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8" table:formula="of:=HYPERLINK(CONCATENATE(&quot;https://osm.org/search?query=&quot;; [.C1339];&quot;,bruxelles&quot;))" office:value-type="string" office:string-value="https://osm.org/search?query=Impasse du Réveil,bruxelles" calcext:value-type="string">
            <text:p>https://osm.org/search?query=Impasse du Réveil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Yvonne Jospa</text:p>
          </table:table-cell>
          <table:table-cell table:style-name="ce2" office:value-type="string" calcext:value-type="string">
            <text:p>Yvonne Jospastraat</text:p>
          </table:table-cell>
          <table:table-cell table:style-name="ce2" office:value-type="string" calcext:value-type="string">
            <text:p>Q357420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8" table:formula="of:=HYPERLINK(CONCATENATE(&quot;https://osm.org/search?query=&quot;; [.C1340];&quot;,bruxelles&quot;))" office:value-type="string" office:string-value="https://osm.org/search?query=Rue Yvonne Jospa,bruxelles" calcext:value-type="string">
            <text:p>https://osm.org/search?query=Rue Yvonne Jospa,bru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a Renarde</text:p>
          </table:table-cell>
          <table:table-cell table:number-columns-repeated="2"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e page Wikidata ni Wikipedia</text:p>
          </table:table-cell>
          <table:table-cell table:style-name="ce18" table:formula="of:=HYPERLINK(CONCATENATE(&quot;https://osm.org/search?query=&quot;; [.C1341];&quot;,bruxelles&quot;))" office:value-type="string" office:string-value="https://osm.org/search?query=sentier de la Renarde,bruxelles" calcext:value-type="string">
            <text:p>https://osm.org/search?query=sentier de la Renarde,bruxelles</text:p>
          </table:table-cell>
          <table:table-cell table:number-columns-repeated="1015"/>
        </table:table-row>
        <table:table-row table:style-name="ro2" table:number-rows-repeated="2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2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9A244C16_0C02_4C1D_9D7E_376B53CDF1B2_.wvu.FilterData" table:base-cell-address="$bruxelles.$A$1" table:cell-range-address="$bruxelles.$A$1:.$I$1237"/>
          <table:named-range table:name="_xlnm._FilterDatabase" table:base-cell-address="$bruxelles.$A$1" table:cell-range-address="$bruxelles.$M$11"/>
        </table:named-expressions>
      </table:table>
      <table:named-expressions/>
      <table:database-ranges>
        <table:database-range table:name="__Anonymous_Sheet_DB__0" table:target-range-address="bruxelles.M11:bruxelles.M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ruxelles" style:display-name="PageStyle_bruxel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74" meta:object-count="0"/>
    <meta:generator>LibreOfficeDev/6.0.5.2$Linux_X86_64 LibreOffice_project/</meta:generator>
  </office:meta>
</office:document-meta>
</file>